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68.14pt" svg:y="13029.22pt">
            <loext:p draw:notify-on-update-of-ranges="Sheet1.B2:Sheet1.B2 Sheet1.E3:Sheet1.E1202 Sheet1.B3:Sheet1.B12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94.83pt" svg:y="2.83pt">
            <loext:p draw:notify-on-update-of-ranges="Sheet1.S27:Sheet1.S27 Sheet1.B3:Sheet1.B1202 Sheet1.E3:Sheet1.E1202 Sheet1.M2:Sheet1.M1201 Sheet1.Q2:Sheet1.Q12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2"/>
          <table:table-cell table:style-name="ce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ZMP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COM</text:p>
          </table:table-cell>
          <table:table-cell table:style-name="ce1" office:value-type="float" office:value="0.00000497567" calcext:value-type="float">
            <text:p>4.98E-06</text:p>
          </table:table-cell>
          <table:table-cell table:number-columns-repeated="3"/>
          <table:table-cell table:style-name="ce1" office:value-type="float" office:value="0.0000492455" calcext:value-type="float">
            <text:p>4.92E-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0995215" calcext:value-type="float">
            <text:p>9.95E-06</text:p>
          </table:table-cell>
          <table:table-cell table:number-columns-repeated="3"/>
          <table:table-cell table:style-name="ce1" office:value-type="float" office:value="0.0000984991" calcext:value-type="float">
            <text:p>9.85E-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149303" calcext:value-type="float">
            <text:p>1.49E-05</text:p>
          </table:table-cell>
          <table:table-cell table:number-columns-repeated="3"/>
          <table:table-cell office:value-type="float" office:value="0.000147769" calcext:value-type="float">
            <text:p>0.0001477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199108" calcext:value-type="float">
            <text:p>1.99E-05</text:p>
          </table:table-cell>
          <table:table-cell table:number-columns-repeated="3"/>
          <table:table-cell office:value-type="float" office:value="0.000197063" calcext:value-type="float">
            <text:p>0.0001970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248946" calcext:value-type="float">
            <text:p>2.49E-05</text:p>
          </table:table-cell>
          <table:table-cell table:number-columns-repeated="3"/>
          <table:table-cell office:value-type="float" office:value="0.000246389" calcext:value-type="float">
            <text:p>0.0002463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298825" calcext:value-type="float">
            <text:p>2.99E-05</text:p>
          </table:table-cell>
          <table:table-cell table:number-columns-repeated="3"/>
          <table:table-cell office:value-type="float" office:value="0.000295755" calcext:value-type="float">
            <text:p>0.0002957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348752" calcext:value-type="float">
            <text:p>3.49E-05</text:p>
          </table:table-cell>
          <table:table-cell table:number-columns-repeated="3"/>
          <table:table-cell office:value-type="float" office:value="0.000345169" calcext:value-type="float">
            <text:p>0.0003451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398737" calcext:value-type="float">
            <text:p>3.99E-05</text:p>
          </table:table-cell>
          <table:table-cell table:number-columns-repeated="3"/>
          <table:table-cell office:value-type="float" office:value="0.00039464" calcext:value-type="float">
            <text:p>0.000394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448786" calcext:value-type="float">
            <text:p>4.49E-05</text:p>
          </table:table-cell>
          <table:table-cell table:number-columns-repeated="3"/>
          <table:table-cell office:value-type="float" office:value="0.000444176" calcext:value-type="float">
            <text:p>0.0004441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498909" calcext:value-type="float">
            <text:p>4.99E-05</text:p>
          </table:table-cell>
          <table:table-cell table:number-columns-repeated="3"/>
          <table:table-cell office:value-type="float" office:value="0.000493784" calcext:value-type="float">
            <text:p>0.0004937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549113" calcext:value-type="float">
            <text:p>5.49E-05</text:p>
          </table:table-cell>
          <table:table-cell table:number-columns-repeated="3"/>
          <table:table-cell office:value-type="float" office:value="0.000543472" calcext:value-type="float">
            <text:p>0.0005434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599407" calcext:value-type="float">
            <text:p>5.99E-05</text:p>
          </table:table-cell>
          <table:table-cell table:number-columns-repeated="3"/>
          <table:table-cell office:value-type="float" office:value="0.000593249" calcext:value-type="float">
            <text:p>0.0005932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649799" calcext:value-type="float">
            <text:p>6.50E-05</text:p>
          </table:table-cell>
          <table:table-cell table:number-columns-repeated="3"/>
          <table:table-cell office:value-type="float" office:value="0.000643124" calcext:value-type="float">
            <text:p>0.00064312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700297" calcext:value-type="float">
            <text:p>7.00E-05</text:p>
          </table:table-cell>
          <table:table-cell table:number-columns-repeated="3"/>
          <table:table-cell office:value-type="float" office:value="0.000693103" calcext:value-type="float">
            <text:p>0.0006931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75091" calcext:value-type="float">
            <text:p>7.51E-05</text:p>
          </table:table-cell>
          <table:table-cell table:number-columns-repeated="3"/>
          <table:table-cell office:value-type="float" office:value="0.000743195" calcext:value-type="float">
            <text:p>0.0007431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801645" calcext:value-type="float">
            <text:p>8.02E-05</text:p>
          </table:table-cell>
          <table:table-cell table:number-columns-repeated="3"/>
          <table:table-cell office:value-type="float" office:value="0.000793409" calcext:value-type="float">
            <text:p>0.0007934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852511" calcext:value-type="float">
            <text:p>8.53E-05</text:p>
          </table:table-cell>
          <table:table-cell table:number-columns-repeated="3"/>
          <table:table-cell office:value-type="float" office:value="0.000843753" calcext:value-type="float">
            <text:p>0.0008437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903516" calcext:value-type="float">
            <text:p>9.04E-05</text:p>
          </table:table-cell>
          <table:table-cell table:number-columns-repeated="3"/>
          <table:table-cell office:value-type="float" office:value="0.000894234" calcext:value-type="float">
            <text:p>0.0008942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0.0000954669" calcext:value-type="float">
            <text:p>9.55E-05</text:p>
          </table:table-cell>
          <table:table-cell table:number-columns-repeated="3"/>
          <table:table-cell office:value-type="float" office:value="0.000944861" calcext:value-type="float">
            <text:p>0.0009448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00598" calcext:value-type="float">
            <text:p>0.000100598</text:p>
          </table:table-cell>
          <table:table-cell table:number-columns-repeated="3"/>
          <table:table-cell office:value-type="float" office:value="0.000995643" calcext:value-type="float">
            <text:p>0.00099564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05745" calcext:value-type="float">
            <text:p>0.000105745</text:p>
          </table:table-cell>
          <table:table-cell table:number-columns-repeated="3"/>
          <table:table-cell office:value-type="float" office:value="0.00104659" calcext:value-type="float">
            <text:p>0.0010465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1091" calcext:value-type="float">
            <text:p>0.00011091</text:p>
          </table:table-cell>
          <table:table-cell table:number-columns-repeated="3"/>
          <table:table-cell office:value-type="float" office:value="0.0010977" calcext:value-type="float">
            <text:p>0.00109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16092" calcext:value-type="float">
            <text:p>0.000116092</text:p>
          </table:table-cell>
          <table:table-cell table:number-columns-repeated="3"/>
          <table:table-cell office:value-type="float" office:value="0.001149" calcext:value-type="float">
            <text:p>0.0011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21294" calcext:value-type="float">
            <text:p>0.000121294</text:p>
          </table:table-cell>
          <table:table-cell table:number-columns-repeated="3"/>
          <table:table-cell office:value-type="float" office:value="0.00120048" calcext:value-type="float">
            <text:p>0.001200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26515" calcext:value-type="float">
            <text:p>0.000126515</text:p>
          </table:table-cell>
          <table:table-cell table:number-columns-repeated="3"/>
          <table:table-cell office:value-type="float" office:value="0.00125216" calcext:value-type="float">
            <text:p>0.001252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31758" calcext:value-type="float">
            <text:p>0.000131758</text:p>
          </table:table-cell>
          <table:table-cell table:number-columns-repeated="3"/>
          <table:table-cell office:value-type="float" office:value="0.00130404" calcext:value-type="float">
            <text:p>0.001304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37021" calcext:value-type="float">
            <text:p>0.000137021</text:p>
          </table:table-cell>
          <table:table-cell table:number-columns-repeated="3"/>
          <table:table-cell office:value-type="float" office:value="0.00135614" calcext:value-type="float">
            <text:p>0.001356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42307" calcext:value-type="float">
            <text:p>0.000142307</text:p>
          </table:table-cell>
          <table:table-cell table:number-columns-repeated="3"/>
          <table:table-cell office:value-type="float" office:value="0.00140845" calcext:value-type="float">
            <text:p>0.001408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47617" calcext:value-type="float">
            <text:p>0.000147617</text:p>
          </table:table-cell>
          <table:table-cell table:number-columns-repeated="3"/>
          <table:table-cell office:value-type="float" office:value="0.001461" calcext:value-type="float">
            <text:p>0.0014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5295" calcext:value-type="float">
            <text:p>0.00015295</text:p>
          </table:table-cell>
          <table:table-cell table:number-columns-repeated="3"/>
          <table:table-cell office:value-type="float" office:value="0.00151379" calcext:value-type="float">
            <text:p>0.001513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58308" calcext:value-type="float">
            <text:p>0.000158308</text:p>
          </table:table-cell>
          <table:table-cell table:number-columns-repeated="3"/>
          <table:table-cell office:value-type="float" office:value="0.00156682" calcext:value-type="float">
            <text:p>0.001566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63693" calcext:value-type="float">
            <text:p>0.000163693</text:p>
          </table:table-cell>
          <table:table-cell table:number-columns-repeated="3"/>
          <table:table-cell office:value-type="float" office:value="0.00162011" calcext:value-type="float">
            <text:p>0.001620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69104" calcext:value-type="float">
            <text:p>0.000169104</text:p>
          </table:table-cell>
          <table:table-cell table:number-columns-repeated="3"/>
          <table:table-cell office:value-type="float" office:value="0.00167366" calcext:value-type="float">
            <text:p>0.001673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74542" calcext:value-type="float">
            <text:p>0.000174542</text:p>
          </table:table-cell>
          <table:table-cell table:number-columns-repeated="3"/>
          <table:table-cell office:value-type="float" office:value="0.00172749" calcext:value-type="float">
            <text:p>0.001727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80009" calcext:value-type="float">
            <text:p>0.000180009</text:p>
          </table:table-cell>
          <table:table-cell table:number-columns-repeated="3"/>
          <table:table-cell office:value-type="float" office:value="0.0017816" calcext:value-type="float">
            <text:p>0.00178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85506" calcext:value-type="float">
            <text:p>0.000185506</text:p>
          </table:table-cell>
          <table:table-cell table:number-columns-repeated="3"/>
          <table:table-cell office:value-type="float" office:value="0.001836" calcext:value-type="float">
            <text:p>0.00183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91032" calcext:value-type="float">
            <text:p>0.000191032</text:p>
          </table:table-cell>
          <table:table-cell table:number-columns-repeated="3"/>
          <table:table-cell office:value-type="float" office:value="0.0018907" calcext:value-type="float">
            <text:p>0.00189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19659" calcext:value-type="float">
            <text:p>0.00019659</text:p>
          </table:table-cell>
          <table:table-cell table:number-columns-repeated="3"/>
          <table:table-cell office:value-type="float" office:value="0.00194571" calcext:value-type="float">
            <text:p>0.001945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02181" calcext:value-type="float">
            <text:p>0.000202181</text:p>
          </table:table-cell>
          <table:table-cell table:number-columns-repeated="3"/>
          <table:table-cell office:value-type="float" office:value="0.00200104" calcext:value-type="float">
            <text:p>0.002001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07804" calcext:value-type="float">
            <text:p>0.000207804</text:p>
          </table:table-cell>
          <table:table-cell table:number-columns-repeated="3"/>
          <table:table-cell office:value-type="float" office:value="0.00205669" calcext:value-type="float">
            <text:p>0.002056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13461" calcext:value-type="float">
            <text:p>0.000213461</text:p>
          </table:table-cell>
          <table:table-cell table:number-columns-repeated="3"/>
          <table:table-cell office:value-type="float" office:value="0.00211268" calcext:value-type="float">
            <text:p>0.002112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19153" calcext:value-type="float">
            <text:p>0.000219153</text:p>
          </table:table-cell>
          <table:table-cell table:number-columns-repeated="3"/>
          <table:table-cell office:value-type="float" office:value="0.00216901" calcext:value-type="float">
            <text:p>0.002169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2488" calcext:value-type="float">
            <text:p>0.00022488</text:p>
          </table:table-cell>
          <table:table-cell table:number-columns-repeated="3"/>
          <table:table-cell office:value-type="float" office:value="0.0022257" calcext:value-type="float">
            <text:p>0.002225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30645" calcext:value-type="float">
            <text:p>0.000230645</text:p>
          </table:table-cell>
          <table:table-cell table:number-columns-repeated="3"/>
          <table:table-cell office:value-type="float" office:value="0.00228275" calcext:value-type="float">
            <text:p>0.002282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36447" calcext:value-type="float">
            <text:p>0.000236447</text:p>
          </table:table-cell>
          <table:table-cell table:number-columns-repeated="3"/>
          <table:table-cell office:value-type="float" office:value="0.00234018" calcext:value-type="float">
            <text:p>0.002340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42288" calcext:value-type="float">
            <text:p>0.000242288</text:p>
          </table:table-cell>
          <table:table-cell table:number-columns-repeated="3"/>
          <table:table-cell office:value-type="float" office:value="0.00239799" calcext:value-type="float">
            <text:p>0.002397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48168" calcext:value-type="float">
            <text:p>0.000248168</text:p>
          </table:table-cell>
          <table:table-cell table:number-columns-repeated="3"/>
          <table:table-cell office:value-type="float" office:value="0.00245619" calcext:value-type="float">
            <text:p>0.002456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54089" calcext:value-type="float">
            <text:p>0.000254089</text:p>
          </table:table-cell>
          <table:table-cell table:number-columns-repeated="3"/>
          <table:table-cell office:value-type="float" office:value="0.00251479" calcext:value-type="float">
            <text:p>0.002514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60051" calcext:value-type="float">
            <text:p>0.000260051</text:p>
          </table:table-cell>
          <table:table-cell table:number-columns-repeated="3"/>
          <table:table-cell office:value-type="float" office:value="0.0025738" calcext:value-type="float">
            <text:p>0.00257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66056" calcext:value-type="float">
            <text:p>0.000266056</text:p>
          </table:table-cell>
          <table:table-cell table:number-columns-repeated="3"/>
          <table:table-cell office:value-type="float" office:value="0.00263323" calcext:value-type="float">
            <text:p>0.002633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72104" calcext:value-type="float">
            <text:p>0.000272104</text:p>
          </table:table-cell>
          <table:table-cell table:number-columns-repeated="3"/>
          <table:table-cell office:value-type="float" office:value="0.00269309" calcext:value-type="float">
            <text:p>0.002693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78197" calcext:value-type="float">
            <text:p>0.000278197</text:p>
          </table:table-cell>
          <table:table-cell table:number-columns-repeated="3"/>
          <table:table-cell office:value-type="float" office:value="0.00275339" calcext:value-type="float">
            <text:p>0.0027533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84335" calcext:value-type="float">
            <text:p>0.000284335</text:p>
          </table:table-cell>
          <table:table-cell table:number-columns-repeated="3"/>
          <table:table-cell office:value-type="float" office:value="0.00281414" calcext:value-type="float">
            <text:p>0.002814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9052" calcext:value-type="float">
            <text:p>0.00029052</text:p>
          </table:table-cell>
          <table:table-cell table:number-columns-repeated="3"/>
          <table:table-cell office:value-type="float" office:value="0.00287535" calcext:value-type="float">
            <text:p>0.002875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296752" calcext:value-type="float">
            <text:p>0.000296752</text:p>
          </table:table-cell>
          <table:table-cell table:number-columns-repeated="3"/>
          <table:table-cell office:value-type="float" office:value="0.00293703" calcext:value-type="float">
            <text:p>0.002937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303033" calcext:value-type="float">
            <text:p>0.000303033</text:p>
          </table:table-cell>
          <table:table-cell table:number-columns-repeated="3"/>
          <table:table-cell office:value-type="float" office:value="0.00299919" calcext:value-type="float">
            <text:p>0.002999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309363" calcext:value-type="float">
            <text:p>0.000309363</text:p>
          </table:table-cell>
          <table:table-cell table:number-columns-repeated="3"/>
          <table:table-cell office:value-type="float" office:value="0.00306184" calcext:value-type="float">
            <text:p>0.003061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315743" calcext:value-type="float">
            <text:p>0.000315743</text:p>
          </table:table-cell>
          <table:table-cell table:number-columns-repeated="3"/>
          <table:table-cell office:value-type="float" office:value="0.00312499" calcext:value-type="float">
            <text:p>0.003124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322175" calcext:value-type="float">
            <text:p>0.000322175</text:p>
          </table:table-cell>
          <table:table-cell table:number-columns-repeated="3"/>
          <table:table-cell office:value-type="float" office:value="0.00318866" calcext:value-type="float">
            <text:p>0.003188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32866" calcext:value-type="float">
            <text:p>0.00032866</text:p>
          </table:table-cell>
          <table:table-cell table:number-columns-repeated="3"/>
          <table:table-cell office:value-type="float" office:value="0.00325284" calcext:value-type="float">
            <text:p>0.003252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335198" calcext:value-type="float">
            <text:p>0.000335198</text:p>
          </table:table-cell>
          <table:table-cell table:number-columns-repeated="3"/>
          <table:table-cell office:value-type="float" office:value="0.00331755" calcext:value-type="float">
            <text:p>0.003317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341792" calcext:value-type="float">
            <text:p>0.000341792</text:p>
          </table:table-cell>
          <table:table-cell table:number-columns-repeated="3"/>
          <table:table-cell office:value-type="float" office:value="0.0033828" calcext:value-type="float">
            <text:p>0.00338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348441" calcext:value-type="float">
            <text:p>0.000348441</text:p>
          </table:table-cell>
          <table:table-cell table:number-columns-repeated="3"/>
          <table:table-cell office:value-type="float" office:value="0.00344861" calcext:value-type="float">
            <text:p>0.003448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355147" calcext:value-type="float">
            <text:p>0.000355147</text:p>
          </table:table-cell>
          <table:table-cell table:number-columns-repeated="3"/>
          <table:table-cell office:value-type="float" office:value="0.00351498" calcext:value-type="float">
            <text:p>0.003514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36191" calcext:value-type="float">
            <text:p>0.00036191</text:p>
          </table:table-cell>
          <table:table-cell table:number-columns-repeated="3"/>
          <table:table-cell office:value-type="float" office:value="0.00358193" calcext:value-type="float">
            <text:p>0.003581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368734" calcext:value-type="float">
            <text:p>0.000368734</text:p>
          </table:table-cell>
          <table:table-cell table:number-columns-repeated="3"/>
          <table:table-cell office:value-type="float" office:value="0.00364945" calcext:value-type="float">
            <text:p>0.003649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375617" calcext:value-type="float">
            <text:p>0.000375617</text:p>
          </table:table-cell>
          <table:table-cell table:number-columns-repeated="3"/>
          <table:table-cell office:value-type="float" office:value="0.00371758" calcext:value-type="float">
            <text:p>0.003717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382561" calcext:value-type="float">
            <text:p>0.000382561</text:p>
          </table:table-cell>
          <table:table-cell table:number-columns-repeated="3"/>
          <table:table-cell office:value-type="float" office:value="0.00378631" calcext:value-type="float">
            <text:p>0.003786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389569" calcext:value-type="float">
            <text:p>0.000389569</text:p>
          </table:table-cell>
          <table:table-cell table:number-columns-repeated="3"/>
          <table:table-cell office:value-type="float" office:value="0.00385566" calcext:value-type="float">
            <text:p>0.003855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396639" calcext:value-type="float">
            <text:p>0.000396639</text:p>
          </table:table-cell>
          <table:table-cell table:number-columns-repeated="3"/>
          <table:table-cell office:value-type="float" office:value="0.00392565" calcext:value-type="float">
            <text:p>0.0039256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403775" calcext:value-type="float">
            <text:p>0.000403775</text:p>
          </table:table-cell>
          <table:table-cell table:number-columns-repeated="3"/>
          <table:table-cell office:value-type="float" office:value="0.00399627" calcext:value-type="float">
            <text:p>0.003996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410976" calcext:value-type="float">
            <text:p>0.000410976</text:p>
          </table:table-cell>
          <table:table-cell table:number-columns-repeated="3"/>
          <table:table-cell office:value-type="float" office:value="0.00406754" calcext:value-type="float">
            <text:p>0.004067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418245" calcext:value-type="float">
            <text:p>0.000418245</text:p>
          </table:table-cell>
          <table:table-cell table:number-columns-repeated="3"/>
          <table:table-cell office:value-type="float" office:value="0.00413948" calcext:value-type="float">
            <text:p>0.004139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425582" calcext:value-type="float">
            <text:p>0.000425582</text:p>
          </table:table-cell>
          <table:table-cell table:number-columns-repeated="3"/>
          <table:table-cell office:value-type="float" office:value="0.0042121" calcext:value-type="float">
            <text:p>0.00421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432988" calcext:value-type="float">
            <text:p>0.000432988</text:p>
          </table:table-cell>
          <table:table-cell table:number-columns-repeated="3"/>
          <table:table-cell office:value-type="float" office:value="0.0042854" calcext:value-type="float">
            <text:p>0.00428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440465" calcext:value-type="float">
            <text:p>0.000440465</text:p>
          </table:table-cell>
          <table:table-cell table:number-columns-repeated="3"/>
          <table:table-cell office:value-type="float" office:value="0.0043594" calcext:value-type="float">
            <text:p>0.00435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448014" calcext:value-type="float">
            <text:p>0.000448014</text:p>
          </table:table-cell>
          <table:table-cell table:number-columns-repeated="3"/>
          <table:table-cell office:value-type="float" office:value="0.00443412" calcext:value-type="float">
            <text:p>0.004434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455637" calcext:value-type="float">
            <text:p>0.000455637</text:p>
          </table:table-cell>
          <table:table-cell table:number-columns-repeated="3"/>
          <table:table-cell office:value-type="float" office:value="0.00450956" calcext:value-type="float">
            <text:p>0.004509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463333" calcext:value-type="float">
            <text:p>0.000463333</text:p>
          </table:table-cell>
          <table:table-cell table:number-columns-repeated="3"/>
          <table:table-cell office:value-type="float" office:value="0.00458573" calcext:value-type="float">
            <text:p>0.0045857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471106" calcext:value-type="float">
            <text:p>0.000471106</text:p>
          </table:table-cell>
          <table:table-cell table:number-columns-repeated="3"/>
          <table:table-cell office:value-type="float" office:value="0.00466266" calcext:value-type="float">
            <text:p>0.004662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478955" calcext:value-type="float">
            <text:p>0.000478955</text:p>
          </table:table-cell>
          <table:table-cell table:number-columns-repeated="3"/>
          <table:table-cell office:value-type="float" office:value="0.00474035" calcext:value-type="float">
            <text:p>0.004740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486882" calcext:value-type="float">
            <text:p>0.000486882</text:p>
          </table:table-cell>
          <table:table-cell table:number-columns-repeated="3"/>
          <table:table-cell office:value-type="float" office:value="0.00481881" calcext:value-type="float">
            <text:p>0.004818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49489" calcext:value-type="float">
            <text:p>0.00049489</text:p>
          </table:table-cell>
          <table:table-cell table:number-columns-repeated="3"/>
          <table:table-cell office:value-type="float" office:value="0.00489805" calcext:value-type="float">
            <text:p>0.004898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502977" calcext:value-type="float">
            <text:p>0.000502977</text:p>
          </table:table-cell>
          <table:table-cell table:number-columns-repeated="3"/>
          <table:table-cell office:value-type="float" office:value="0.0049781" calcext:value-type="float">
            <text:p>0.00497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511147" calcext:value-type="float">
            <text:p>0.000511147</text:p>
          </table:table-cell>
          <table:table-cell table:number-columns-repeated="3"/>
          <table:table-cell office:value-type="float" office:value="0.00505896" calcext:value-type="float">
            <text:p>0.005058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519401" calcext:value-type="float">
            <text:p>0.000519401</text:p>
          </table:table-cell>
          <table:table-cell table:number-columns-repeated="3"/>
          <table:table-cell office:value-type="float" office:value="0.00514065" calcext:value-type="float">
            <text:p>0.0051406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527739" calcext:value-type="float">
            <text:p>0.000527739</text:p>
          </table:table-cell>
          <table:table-cell table:number-columns-repeated="3"/>
          <table:table-cell office:value-type="float" office:value="0.00522318" calcext:value-type="float">
            <text:p>0.005223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536164" calcext:value-type="float">
            <text:p>0.000536164</text:p>
          </table:table-cell>
          <table:table-cell table:number-columns-repeated="3"/>
          <table:table-cell office:value-type="float" office:value="0.00530656" calcext:value-type="float">
            <text:p>0.005306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544676" calcext:value-type="float">
            <text:p>0.000544676</text:p>
          </table:table-cell>
          <table:table-cell table:number-columns-repeated="3"/>
          <table:table-cell office:value-type="float" office:value="0.00539081" calcext:value-type="float">
            <text:p>0.005390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553277" calcext:value-type="float">
            <text:p>0.000553277</text:p>
          </table:table-cell>
          <table:table-cell table:number-columns-repeated="3"/>
          <table:table-cell office:value-type="float" office:value="0.00547593" calcext:value-type="float">
            <text:p>0.005475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561969" calcext:value-type="float">
            <text:p>0.000561969</text:p>
          </table:table-cell>
          <table:table-cell table:number-columns-repeated="3"/>
          <table:table-cell office:value-type="float" office:value="0.00556195" calcext:value-type="float">
            <text:p>0.005561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570752" calcext:value-type="float">
            <text:p>0.000570752</text:p>
          </table:table-cell>
          <table:table-cell table:number-columns-repeated="3"/>
          <table:table-cell office:value-type="float" office:value="0.00564888" calcext:value-type="float">
            <text:p>0.005648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579628" calcext:value-type="float">
            <text:p>0.000579628</text:p>
          </table:table-cell>
          <table:table-cell table:number-columns-repeated="3"/>
          <table:table-cell office:value-type="float" office:value="0.00573674" calcext:value-type="float">
            <text:p>0.005736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5886" calcext:value-type="float">
            <text:p>0.0005886</text:p>
          </table:table-cell>
          <table:table-cell table:number-columns-repeated="3"/>
          <table:table-cell office:value-type="float" office:value="0.00582553" calcext:value-type="float">
            <text:p>0.005825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597667" calcext:value-type="float">
            <text:p>0.000597667</text:p>
          </table:table-cell>
          <table:table-cell table:number-columns-repeated="3"/>
          <table:table-cell office:value-type="float" office:value="0.00591527" calcext:value-type="float">
            <text:p>0.005915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606832" calcext:value-type="float">
            <text:p>0.000606832</text:p>
          </table:table-cell>
          <table:table-cell table:number-columns-repeated="3"/>
          <table:table-cell office:value-type="float" office:value="0.00600598" calcext:value-type="float">
            <text:p>0.006005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616096" calcext:value-type="float">
            <text:p>0.000616096</text:p>
          </table:table-cell>
          <table:table-cell table:number-columns-repeated="3"/>
          <table:table-cell office:value-type="float" office:value="0.00609766" calcext:value-type="float">
            <text:p>0.006097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62546" calcext:value-type="float">
            <text:p>0.00062546</text:p>
          </table:table-cell>
          <table:table-cell table:number-columns-repeated="3"/>
          <table:table-cell office:value-type="float" office:value="0.00619035" calcext:value-type="float">
            <text:p>0.006190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634927" calcext:value-type="float">
            <text:p>0.000634927</text:p>
          </table:table-cell>
          <table:table-cell table:number-columns-repeated="3"/>
          <table:table-cell office:value-type="float" office:value="0.00628405" calcext:value-type="float">
            <text:p>0.006284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644498" calcext:value-type="float">
            <text:p>0.000644498</text:p>
          </table:table-cell>
          <table:table-cell table:number-columns-repeated="3"/>
          <table:table-cell office:value-type="float" office:value="0.00637877" calcext:value-type="float">
            <text:p>0.006378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654173" calcext:value-type="float">
            <text:p>0.000654173</text:p>
          </table:table-cell>
          <table:table-cell table:number-columns-repeated="3"/>
          <table:table-cell office:value-type="float" office:value="0.00647453" calcext:value-type="float">
            <text:p>0.006474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663956" calcext:value-type="float">
            <text:p>0.000663956</text:p>
          </table:table-cell>
          <table:table-cell table:number-columns-repeated="3"/>
          <table:table-cell office:value-type="float" office:value="0.00657135" calcext:value-type="float">
            <text:p>0.006571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673847" calcext:value-type="float">
            <text:p>0.000673847</text:p>
          </table:table-cell>
          <table:table-cell table:number-columns-repeated="3"/>
          <table:table-cell office:value-type="float" office:value="0.00666925" calcext:value-type="float">
            <text:p>0.006669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683848" calcext:value-type="float">
            <text:p>0.000683848</text:p>
          </table:table-cell>
          <table:table-cell table:number-columns-repeated="3"/>
          <table:table-cell office:value-type="float" office:value="0.00676823" calcext:value-type="float">
            <text:p>0.006768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693961" calcext:value-type="float">
            <text:p>0.000693961</text:p>
          </table:table-cell>
          <table:table-cell table:number-columns-repeated="3"/>
          <table:table-cell office:value-type="float" office:value="0.00686832" calcext:value-type="float">
            <text:p>0.006868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704187" calcext:value-type="float">
            <text:p>0.000704187</text:p>
          </table:table-cell>
          <table:table-cell table:number-columns-repeated="3"/>
          <table:table-cell office:value-type="float" office:value="0.00696953" calcext:value-type="float">
            <text:p>0.006969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714529" calcext:value-type="float">
            <text:p>0.000714529</text:p>
          </table:table-cell>
          <table:table-cell table:number-columns-repeated="3"/>
          <table:table-cell office:value-type="float" office:value="0.00707188" calcext:value-type="float">
            <text:p>0.007071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724986" calcext:value-type="float">
            <text:p>0.000724986</text:p>
          </table:table-cell>
          <table:table-cell table:number-columns-repeated="3"/>
          <table:table-cell office:value-type="float" office:value="0.00717539" calcext:value-type="float">
            <text:p>0.0071753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735563" calcext:value-type="float">
            <text:p>0.000735563</text:p>
          </table:table-cell>
          <table:table-cell table:number-columns-repeated="3"/>
          <table:table-cell office:value-type="float" office:value="0.00728006" calcext:value-type="float">
            <text:p>0.007280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746259" calcext:value-type="float">
            <text:p>0.000746259</text:p>
          </table:table-cell>
          <table:table-cell table:number-columns-repeated="3"/>
          <table:table-cell office:value-type="float" office:value="0.00738593" calcext:value-type="float">
            <text:p>0.007385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757078" calcext:value-type="float">
            <text:p>0.000757078</text:p>
          </table:table-cell>
          <table:table-cell table:number-columns-repeated="3"/>
          <table:table-cell office:value-type="float" office:value="0.007493" calcext:value-type="float">
            <text:p>0.0074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76802" calcext:value-type="float">
            <text:p>0.00076802</text:p>
          </table:table-cell>
          <table:table-cell table:number-columns-repeated="3"/>
          <table:table-cell office:value-type="float" office:value="0.0076013" calcext:value-type="float">
            <text:p>0.00760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779087" calcext:value-type="float">
            <text:p>0.000779087</text:p>
          </table:table-cell>
          <table:table-cell table:number-columns-repeated="3"/>
          <table:table-cell office:value-type="float" office:value="0.00771083" calcext:value-type="float">
            <text:p>0.007710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790282" calcext:value-type="float">
            <text:p>0.000790282</text:p>
          </table:table-cell>
          <table:table-cell table:number-columns-repeated="3"/>
          <table:table-cell office:value-type="float" office:value="0.00782163" calcext:value-type="float">
            <text:p>0.007821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801606" calcext:value-type="float">
            <text:p>0.000801606</text:p>
          </table:table-cell>
          <table:table-cell table:number-columns-repeated="3"/>
          <table:table-cell office:value-type="float" office:value="0.00793371" calcext:value-type="float">
            <text:p>0.007933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81306" calcext:value-type="float">
            <text:p>0.00081306</text:p>
          </table:table-cell>
          <table:table-cell table:number-columns-repeated="3"/>
          <table:table-cell office:value-type="float" office:value="0.00804708" calcext:value-type="float">
            <text:p>0.008047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824648" calcext:value-type="float">
            <text:p>0.000824648</text:p>
          </table:table-cell>
          <table:table-cell table:number-columns-repeated="3"/>
          <table:table-cell office:value-type="float" office:value="0.00816176" calcext:value-type="float">
            <text:p>0.008161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83637" calcext:value-type="float">
            <text:p>0.00083637</text:p>
          </table:table-cell>
          <table:table-cell table:number-columns-repeated="3"/>
          <table:table-cell office:value-type="float" office:value="0.00827778" calcext:value-type="float">
            <text:p>0.008277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848229" calcext:value-type="float">
            <text:p>0.000848229</text:p>
          </table:table-cell>
          <table:table-cell table:number-columns-repeated="3"/>
          <table:table-cell office:value-type="float" office:value="0.00839515" calcext:value-type="float">
            <text:p>0.008395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860226" calcext:value-type="float">
            <text:p>0.000860226</text:p>
          </table:table-cell>
          <table:table-cell table:number-columns-repeated="3"/>
          <table:table-cell office:value-type="float" office:value="0.00851389" calcext:value-type="float">
            <text:p>0.008513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872364" calcext:value-type="float">
            <text:p>0.000872364</text:p>
          </table:table-cell>
          <table:table-cell table:number-columns-repeated="3"/>
          <table:table-cell office:value-type="float" office:value="0.00863402" calcext:value-type="float">
            <text:p>0.008634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884644" calcext:value-type="float">
            <text:p>0.000884644</text:p>
          </table:table-cell>
          <table:table-cell table:number-columns-repeated="3"/>
          <table:table-cell office:value-type="float" office:value="0.00875556" calcext:value-type="float">
            <text:p>0.008755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897069" calcext:value-type="float">
            <text:p>0.000897069</text:p>
          </table:table-cell>
          <table:table-cell table:number-columns-repeated="3"/>
          <table:table-cell office:value-type="float" office:value="0.00887853" calcext:value-type="float">
            <text:p>0.008878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909641" calcext:value-type="float">
            <text:p>0.000909641</text:p>
          </table:table-cell>
          <table:table-cell table:number-columns-repeated="3"/>
          <table:table-cell office:value-type="float" office:value="0.00900296" calcext:value-type="float">
            <text:p>0.009002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92236" calcext:value-type="float">
            <text:p>0.00092236</text:p>
          </table:table-cell>
          <table:table-cell table:number-columns-repeated="3"/>
          <table:table-cell office:value-type="float" office:value="0.00912885" calcext:value-type="float">
            <text:p>0.009128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935231" calcext:value-type="float">
            <text:p>0.000935231</text:p>
          </table:table-cell>
          <table:table-cell table:number-columns-repeated="3"/>
          <table:table-cell office:value-type="float" office:value="0.00925623" calcext:value-type="float">
            <text:p>0.009256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948254" calcext:value-type="float">
            <text:p>0.000948254</text:p>
          </table:table-cell>
          <table:table-cell table:number-columns-repeated="3"/>
          <table:table-cell office:value-type="float" office:value="0.00938513" calcext:value-type="float">
            <text:p>0.009385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961433" calcext:value-type="float">
            <text:p>0.000961433</text:p>
          </table:table-cell>
          <table:table-cell table:number-columns-repeated="3"/>
          <table:table-cell office:value-type="float" office:value="0.00951556" calcext:value-type="float">
            <text:p>0.009515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974768" calcext:value-type="float">
            <text:p>0.000974768</text:p>
          </table:table-cell>
          <table:table-cell table:number-columns-repeated="3"/>
          <table:table-cell office:value-type="float" office:value="0.00964754" calcext:value-type="float">
            <text:p>0.009647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0988262" calcext:value-type="float">
            <text:p>0.000988262</text:p>
          </table:table-cell>
          <table:table-cell table:number-columns-repeated="3"/>
          <table:table-cell office:value-type="float" office:value="0.0097811" calcext:value-type="float">
            <text:p>0.00978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00192" calcext:value-type="float">
            <text:p>0.00100192</text:p>
          </table:table-cell>
          <table:table-cell table:number-columns-repeated="3"/>
          <table:table-cell office:value-type="float" office:value="0.00991625" calcext:value-type="float">
            <text:p>0.009916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01574" calcext:value-type="float">
            <text:p>0.00101574</text:p>
          </table:table-cell>
          <table:table-cell table:number-columns-repeated="3"/>
          <table:table-cell office:value-type="float" office:value="0.010053" calcext:value-type="float">
            <text:p>0.0100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02972" calcext:value-type="float">
            <text:p>0.00102972</text:p>
          </table:table-cell>
          <table:table-cell table:number-columns-repeated="3"/>
          <table:table-cell office:value-type="float" office:value="0.0101914" calcext:value-type="float">
            <text:p>0.01019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04388" calcext:value-type="float">
            <text:p>0.00104388</text:p>
          </table:table-cell>
          <table:table-cell table:number-columns-repeated="3"/>
          <table:table-cell office:value-type="float" office:value="0.0103315" calcext:value-type="float">
            <text:p>0.01033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0582" calcext:value-type="float">
            <text:p>0.0010582</text:p>
          </table:table-cell>
          <table:table-cell table:number-columns-repeated="3"/>
          <table:table-cell office:value-type="float" office:value="0.0104733" calcext:value-type="float">
            <text:p>0.01047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0727" calcext:value-type="float">
            <text:p>0.0010727</text:p>
          </table:table-cell>
          <table:table-cell table:number-columns-repeated="3"/>
          <table:table-cell office:value-type="float" office:value="0.0106168" calcext:value-type="float">
            <text:p>0.01061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08737" calcext:value-type="float">
            <text:p>0.00108737</text:p>
          </table:table-cell>
          <table:table-cell table:number-columns-repeated="3"/>
          <table:table-cell office:value-type="float" office:value="0.010762" calcext:value-type="float">
            <text:p>0.0107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10222" calcext:value-type="float">
            <text:p>0.00110222</text:p>
          </table:table-cell>
          <table:table-cell table:number-columns-repeated="3"/>
          <table:table-cell office:value-type="float" office:value="0.010909" calcext:value-type="float">
            <text:p>0.0109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11725" calcext:value-type="float">
            <text:p>0.00111725</text:p>
          </table:table-cell>
          <table:table-cell table:number-columns-repeated="3"/>
          <table:table-cell office:value-type="float" office:value="0.0110577" calcext:value-type="float">
            <text:p>0.01105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13246" calcext:value-type="float">
            <text:p>0.00113246</text:p>
          </table:table-cell>
          <table:table-cell table:number-columns-repeated="3"/>
          <table:table-cell office:value-type="float" office:value="0.0112083" calcext:value-type="float">
            <text:p>0.01120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14786" calcext:value-type="float">
            <text:p>0.00114786</text:p>
          </table:table-cell>
          <table:table-cell table:number-columns-repeated="3"/>
          <table:table-cell office:value-type="float" office:value="0.0113607" calcext:value-type="float">
            <text:p>0.01136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16344" calcext:value-type="float">
            <text:p>0.00116344</text:p>
          </table:table-cell>
          <table:table-cell table:number-columns-repeated="3"/>
          <table:table-cell office:value-type="float" office:value="0.0115149" calcext:value-type="float">
            <text:p>0.01151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17922" calcext:value-type="float">
            <text:p>0.00117922</text:p>
          </table:table-cell>
          <table:table-cell table:number-columns-repeated="3"/>
          <table:table-cell office:value-type="float" office:value="0.011671" calcext:value-type="float">
            <text:p>0.0116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19519" calcext:value-type="float">
            <text:p>0.00119519</text:p>
          </table:table-cell>
          <table:table-cell table:number-columns-repeated="3"/>
          <table:table-cell office:value-type="float" office:value="0.0118291" calcext:value-type="float">
            <text:p>0.01182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21135" calcext:value-type="float">
            <text:p>0.00121135</text:p>
          </table:table-cell>
          <table:table-cell table:number-columns-repeated="3"/>
          <table:table-cell office:value-type="float" office:value="0.011989" calcext:value-type="float">
            <text:p>0.0119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22771" calcext:value-type="float">
            <text:p>0.00122771</text:p>
          </table:table-cell>
          <table:table-cell table:number-columns-repeated="3"/>
          <table:table-cell office:value-type="float" office:value="0.012151" calcext:value-type="float">
            <text:p>0.0121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24427" calcext:value-type="float">
            <text:p>0.00124427</text:p>
          </table:table-cell>
          <table:table-cell table:number-columns-repeated="3"/>
          <table:table-cell office:value-type="float" office:value="0.0123149" calcext:value-type="float">
            <text:p>0.01231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26103" calcext:value-type="float">
            <text:p>0.00126103</text:p>
          </table:table-cell>
          <table:table-cell table:number-columns-repeated="3"/>
          <table:table-cell office:value-type="float" office:value="0.0124808" calcext:value-type="float">
            <text:p>0.01248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278" calcext:value-type="float">
            <text:p>0.001278</text:p>
          </table:table-cell>
          <table:table-cell table:number-columns-repeated="3"/>
          <table:table-cell office:value-type="float" office:value="0.0126488" calcext:value-type="float">
            <text:p>0.01264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29518" calcext:value-type="float">
            <text:p>0.00129518</text:p>
          </table:table-cell>
          <table:table-cell table:number-columns-repeated="3"/>
          <table:table-cell office:value-type="float" office:value="0.0128188" calcext:value-type="float">
            <text:p>0.01281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31257" calcext:value-type="float">
            <text:p>0.00131257</text:p>
          </table:table-cell>
          <table:table-cell table:number-columns-repeated="3"/>
          <table:table-cell office:value-type="float" office:value="0.0129909" calcext:value-type="float">
            <text:p>0.01299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33018" calcext:value-type="float">
            <text:p>0.00133018</text:p>
          </table:table-cell>
          <table:table-cell table:number-columns-repeated="3"/>
          <table:table-cell office:value-type="float" office:value="0.0131651" calcext:value-type="float">
            <text:p>0.01316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348" calcext:value-type="float">
            <text:p>0.001348</text:p>
          </table:table-cell>
          <table:table-cell table:number-columns-repeated="3"/>
          <table:table-cell office:value-type="float" office:value="0.0133415" calcext:value-type="float">
            <text:p>0.01334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36604" calcext:value-type="float">
            <text:p>0.00136604</text:p>
          </table:table-cell>
          <table:table-cell table:number-columns-repeated="3"/>
          <table:table-cell office:value-type="float" office:value="0.0135201" calcext:value-type="float">
            <text:p>0.01352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38431" calcext:value-type="float">
            <text:p>0.00138431</text:p>
          </table:table-cell>
          <table:table-cell table:number-columns-repeated="3"/>
          <table:table-cell office:value-type="float" office:value="0.0137009" calcext:value-type="float">
            <text:p>0.01370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4028" calcext:value-type="float">
            <text:p>0.0014028</text:p>
          </table:table-cell>
          <table:table-cell table:number-columns-repeated="3"/>
          <table:table-cell office:value-type="float" office:value="0.0138839" calcext:value-type="float">
            <text:p>0.013883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42152" calcext:value-type="float">
            <text:p>0.00142152</text:p>
          </table:table-cell>
          <table:table-cell table:number-columns-repeated="3"/>
          <table:table-cell office:value-type="float" office:value="0.0140692" calcext:value-type="float">
            <text:p>0.01406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44047" calcext:value-type="float">
            <text:p>0.00144047</text:p>
          </table:table-cell>
          <table:table-cell table:number-columns-repeated="3"/>
          <table:table-cell office:value-type="float" office:value="0.0142568" calcext:value-type="float">
            <text:p>0.01425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45966" calcext:value-type="float">
            <text:p>0.00145966</text:p>
          </table:table-cell>
          <table:table-cell table:number-columns-repeated="3"/>
          <table:table-cell office:value-type="float" office:value="0.0144467" calcext:value-type="float">
            <text:p>0.01444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47909" calcext:value-type="float">
            <text:p>0.00147909</text:p>
          </table:table-cell>
          <table:table-cell table:number-columns-repeated="3"/>
          <table:table-cell office:value-type="float" office:value="0.0146389" calcext:value-type="float">
            <text:p>0.01463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49876" calcext:value-type="float">
            <text:p>0.00149876</text:p>
          </table:table-cell>
          <table:table-cell table:number-columns-repeated="3"/>
          <table:table-cell office:value-type="float" office:value="0.0148336" calcext:value-type="float">
            <text:p>0.014833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51867" calcext:value-type="float">
            <text:p>0.00151867</text:p>
          </table:table-cell>
          <table:table-cell table:number-columns-repeated="3"/>
          <table:table-cell office:value-type="float" office:value="0.0150307" calcext:value-type="float">
            <text:p>0.01503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53883" calcext:value-type="float">
            <text:p>0.00153883</text:p>
          </table:table-cell>
          <table:table-cell table:number-columns-repeated="3"/>
          <table:table-cell office:value-type="float" office:value="0.0152302" calcext:value-type="float">
            <text:p>0.01523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55924" calcext:value-type="float">
            <text:p>0.00155924</text:p>
          </table:table-cell>
          <table:table-cell table:number-columns-repeated="3"/>
          <table:table-cell office:value-type="float" office:value="0.0154322" calcext:value-type="float">
            <text:p>0.01543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57991" calcext:value-type="float">
            <text:p>0.00157991</text:p>
          </table:table-cell>
          <table:table-cell table:number-columns-repeated="3"/>
          <table:table-cell office:value-type="float" office:value="0.0156368" calcext:value-type="float">
            <text:p>0.01563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60083" calcext:value-type="float">
            <text:p>0.00160083</text:p>
          </table:table-cell>
          <table:table-cell table:number-columns-repeated="3"/>
          <table:table-cell office:value-type="float" office:value="0.0158439" calcext:value-type="float">
            <text:p>0.015843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62202" calcext:value-type="float">
            <text:p>0.00162202</text:p>
          </table:table-cell>
          <table:table-cell table:number-columns-repeated="3"/>
          <table:table-cell office:value-type="float" office:value="0.0160536" calcext:value-type="float">
            <text:p>0.016053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64347" calcext:value-type="float">
            <text:p>0.00164347</text:p>
          </table:table-cell>
          <table:table-cell table:number-columns-repeated="3"/>
          <table:table-cell office:value-type="float" office:value="0.0162659" calcext:value-type="float">
            <text:p>0.016265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66519" calcext:value-type="float">
            <text:p>0.00166519</text:p>
          </table:table-cell>
          <table:table-cell table:number-columns-repeated="3"/>
          <table:table-cell office:value-type="float" office:value="0.0164808" calcext:value-type="float">
            <text:p>0.01648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68718" calcext:value-type="float">
            <text:p>0.00168718</text:p>
          </table:table-cell>
          <table:table-cell table:number-columns-repeated="3"/>
          <table:table-cell office:value-type="float" office:value="0.0166985" calcext:value-type="float">
            <text:p>0.01669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70945" calcext:value-type="float">
            <text:p>0.00170945</text:p>
          </table:table-cell>
          <table:table-cell table:number-columns-repeated="3"/>
          <table:table-cell office:value-type="float" office:value="0.0169189" calcext:value-type="float">
            <text:p>0.01691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732" calcext:value-type="float">
            <text:p>0.001732</text:p>
          </table:table-cell>
          <table:table-cell table:number-columns-repeated="3"/>
          <table:table-cell office:value-type="float" office:value="0.017142" calcext:value-type="float">
            <text:p>0.01714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75483" calcext:value-type="float">
            <text:p>0.00175483</text:p>
          </table:table-cell>
          <table:table-cell table:number-columns-repeated="3"/>
          <table:table-cell office:value-type="float" office:value="0.017368" calcext:value-type="float">
            <text:p>0.0173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77794" calcext:value-type="float">
            <text:p>0.00177794</text:p>
          </table:table-cell>
          <table:table-cell table:number-columns-repeated="3"/>
          <table:table-cell office:value-type="float" office:value="0.0175968" calcext:value-type="float">
            <text:p>0.01759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80135" calcext:value-type="float">
            <text:p>0.00180135</text:p>
          </table:table-cell>
          <table:table-cell table:number-columns-repeated="3"/>
          <table:table-cell office:value-type="float" office:value="0.0178284" calcext:value-type="float">
            <text:p>0.01782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82505" calcext:value-type="float">
            <text:p>0.00182505</text:p>
          </table:table-cell>
          <table:table-cell table:number-columns-repeated="3"/>
          <table:table-cell office:value-type="float" office:value="0.018063" calcext:value-type="float">
            <text:p>0.0180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84905" calcext:value-type="float">
            <text:p>0.00184905</text:p>
          </table:table-cell>
          <table:table-cell table:number-columns-repeated="3"/>
          <table:table-cell office:value-type="float" office:value="0.0183005" calcext:value-type="float">
            <text:p>0.01830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87335" calcext:value-type="float">
            <text:p>0.00187335</text:p>
          </table:table-cell>
          <table:table-cell table:number-columns-repeated="3"/>
          <table:table-cell office:value-type="float" office:value="0.018541" calcext:value-type="float">
            <text:p>0.0185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89796" calcext:value-type="float">
            <text:p>0.00189796</text:p>
          </table:table-cell>
          <table:table-cell table:number-columns-repeated="3"/>
          <table:table-cell office:value-type="float" office:value="0.0187846" calcext:value-type="float">
            <text:p>0.01878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92287" calcext:value-type="float">
            <text:p>0.00192287</text:p>
          </table:table-cell>
          <table:table-cell table:number-columns-repeated="3"/>
          <table:table-cell office:value-type="float" office:value="0.0190312" calcext:value-type="float">
            <text:p>0.01903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9481" calcext:value-type="float">
            <text:p>0.0019481</text:p>
          </table:table-cell>
          <table:table-cell table:number-columns-repeated="3"/>
          <table:table-cell office:value-type="float" office:value="0.0192809" calcext:value-type="float">
            <text:p>0.01928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97365" calcext:value-type="float">
            <text:p>0.00197365</text:p>
          </table:table-cell>
          <table:table-cell table:number-columns-repeated="3"/>
          <table:table-cell office:value-type="float" office:value="0.0195338" calcext:value-type="float">
            <text:p>0.01953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199952" calcext:value-type="float">
            <text:p>0.00199952</text:p>
          </table:table-cell>
          <table:table-cell table:number-columns-repeated="3"/>
          <table:table-cell office:value-type="float" office:value="0.0197898" calcext:value-type="float">
            <text:p>0.01978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02572" calcext:value-type="float">
            <text:p>0.00202572</text:p>
          </table:table-cell>
          <table:table-cell table:number-columns-repeated="3"/>
          <table:table-cell office:value-type="float" office:value="0.0200491" calcext:value-type="float">
            <text:p>0.02004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05225" calcext:value-type="float">
            <text:p>0.00205225</text:p>
          </table:table-cell>
          <table:table-cell table:number-columns-repeated="3"/>
          <table:table-cell office:value-type="float" office:value="0.0203117" calcext:value-type="float">
            <text:p>0.02031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07912" calcext:value-type="float">
            <text:p>0.00207912</text:p>
          </table:table-cell>
          <table:table-cell table:number-columns-repeated="3"/>
          <table:table-cell office:value-type="float" office:value="0.0205776" calcext:value-type="float">
            <text:p>0.02057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10632" calcext:value-type="float">
            <text:p>0.00210632</text:p>
          </table:table-cell>
          <table:table-cell table:number-columns-repeated="3"/>
          <table:table-cell office:value-type="float" office:value="0.0208468" calcext:value-type="float">
            <text:p>0.02084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13387" calcext:value-type="float">
            <text:p>0.00213387</text:p>
          </table:table-cell>
          <table:table-cell table:number-columns-repeated="3"/>
          <table:table-cell office:value-type="float" office:value="0.0211195" calcext:value-type="float">
            <text:p>0.02111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16176" calcext:value-type="float">
            <text:p>0.00216176</text:p>
          </table:table-cell>
          <table:table-cell table:number-columns-repeated="3"/>
          <table:table-cell office:value-type="float" office:value="0.0213956" calcext:value-type="float">
            <text:p>0.02139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19001" calcext:value-type="float">
            <text:p>0.00219001</text:p>
          </table:table-cell>
          <table:table-cell table:number-columns-repeated="3"/>
          <table:table-cell office:value-type="float" office:value="0.0216751" calcext:value-type="float">
            <text:p>0.02167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21862" calcext:value-type="float">
            <text:p>0.00221862</text:p>
          </table:table-cell>
          <table:table-cell table:number-columns-repeated="3"/>
          <table:table-cell office:value-type="float" office:value="0.0219583" calcext:value-type="float">
            <text:p>0.02195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24759" calcext:value-type="float">
            <text:p>0.00224759</text:p>
          </table:table-cell>
          <table:table-cell table:number-columns-repeated="3"/>
          <table:table-cell office:value-type="float" office:value="0.022245" calcext:value-type="float">
            <text:p>0.0222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27693" calcext:value-type="float">
            <text:p>0.00227693</text:p>
          </table:table-cell>
          <table:table-cell table:number-columns-repeated="3"/>
          <table:table-cell office:value-type="float" office:value="0.0225353" calcext:value-type="float">
            <text:p>0.02253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30663" calcext:value-type="float">
            <text:p>0.00230663</text:p>
          </table:table-cell>
          <table:table-cell table:number-columns-repeated="3"/>
          <table:table-cell office:value-type="float" office:value="0.0228294" calcext:value-type="float">
            <text:p>0.02282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33672" calcext:value-type="float">
            <text:p>0.00233672</text:p>
          </table:table-cell>
          <table:table-cell table:number-columns-repeated="3"/>
          <table:table-cell office:value-type="float" office:value="0.0231271" calcext:value-type="float">
            <text:p>0.02312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36719" calcext:value-type="float">
            <text:p>0.00236719</text:p>
          </table:table-cell>
          <table:table-cell table:number-columns-repeated="3"/>
          <table:table-cell office:value-type="float" office:value="0.0234287" calcext:value-type="float">
            <text:p>0.02342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39804" calcext:value-type="float">
            <text:p>0.00239804</text:p>
          </table:table-cell>
          <table:table-cell table:number-columns-repeated="3"/>
          <table:table-cell office:value-type="float" office:value="0.023734" calcext:value-type="float">
            <text:p>0.0237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42928" calcext:value-type="float">
            <text:p>0.00242928</text:p>
          </table:table-cell>
          <table:table-cell table:number-columns-repeated="3"/>
          <table:table-cell office:value-type="float" office:value="0.0240433" calcext:value-type="float">
            <text:p>0.02404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46093" calcext:value-type="float">
            <text:p>0.00246093</text:p>
          </table:table-cell>
          <table:table-cell table:number-columns-repeated="3"/>
          <table:table-cell office:value-type="float" office:value="0.0243565" calcext:value-type="float">
            <text:p>0.024356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49297" calcext:value-type="float">
            <text:p>0.00249297</text:p>
          </table:table-cell>
          <table:table-cell table:number-columns-repeated="3"/>
          <table:table-cell office:value-type="float" office:value="0.0246736" calcext:value-type="float">
            <text:p>0.024673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0252542" calcext:value-type="float">
            <text:p>0.00252542</text:p>
          </table:table-cell>
          <table:table-cell table:number-columns-repeated="3"/>
          <table:table-cell office:value-type="float" office:value="0.0249948" calcext:value-type="float">
            <text:p>0.02499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255829" calcext:value-type="float">
            <text:p>0.00255829</text:p>
          </table:table-cell>
          <table:table-cell table:number-columns-repeated="3"/>
          <table:table-cell office:value-type="float" office:value="0.0253111" calcext:value-type="float">
            <text:p>0.02531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259157" calcext:value-type="float">
            <text:p>0.00259157</text:p>
          </table:table-cell>
          <table:table-cell table:number-columns-repeated="3"/>
          <table:table-cell office:value-type="float" office:value="0.0256225" calcext:value-type="float">
            <text:p>0.02562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262527" calcext:value-type="float">
            <text:p>0.00262527</text:p>
          </table:table-cell>
          <table:table-cell table:number-columns-repeated="3"/>
          <table:table-cell office:value-type="float" office:value="0.0259291" calcext:value-type="float">
            <text:p>0.02592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26594" calcext:value-type="float">
            <text:p>0.0026594</text:p>
          </table:table-cell>
          <table:table-cell table:number-columns-repeated="3"/>
          <table:table-cell office:value-type="float" office:value="0.026231" calcext:value-type="float">
            <text:p>0.0262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269397" calcext:value-type="float">
            <text:p>0.00269397</text:p>
          </table:table-cell>
          <table:table-cell table:number-columns-repeated="3"/>
          <table:table-cell office:value-type="float" office:value="0.0265282" calcext:value-type="float">
            <text:p>0.02652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272898" calcext:value-type="float">
            <text:p>0.00272898</text:p>
          </table:table-cell>
          <table:table-cell table:number-columns-repeated="3"/>
          <table:table-cell office:value-type="float" office:value="0.0268207" calcext:value-type="float">
            <text:p>0.02682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276443" calcext:value-type="float">
            <text:p>0.00276443</text:p>
          </table:table-cell>
          <table:table-cell table:number-columns-repeated="3"/>
          <table:table-cell office:value-type="float" office:value="0.0271086" calcext:value-type="float">
            <text:p>0.02710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280034" calcext:value-type="float">
            <text:p>0.00280034</text:p>
          </table:table-cell>
          <table:table-cell table:number-columns-repeated="3"/>
          <table:table-cell office:value-type="float" office:value="0.027392" calcext:value-type="float">
            <text:p>0.0273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28367" calcext:value-type="float">
            <text:p>0.0028367</text:p>
          </table:table-cell>
          <table:table-cell table:number-columns-repeated="3"/>
          <table:table-cell office:value-type="float" office:value="0.0276709" calcext:value-type="float">
            <text:p>0.02767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287353" calcext:value-type="float">
            <text:p>0.00287353</text:p>
          </table:table-cell>
          <table:table-cell table:number-columns-repeated="3"/>
          <table:table-cell office:value-type="float" office:value="0.0279453" calcext:value-type="float">
            <text:p>0.02794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291082" calcext:value-type="float">
            <text:p>0.00291082</text:p>
          </table:table-cell>
          <table:table-cell table:number-columns-repeated="3"/>
          <table:table-cell office:value-type="float" office:value="0.0282152" calcext:value-type="float">
            <text:p>0.02821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294859" calcext:value-type="float">
            <text:p>0.00294859</text:p>
          </table:table-cell>
          <table:table-cell table:number-columns-repeated="3"/>
          <table:table-cell office:value-type="float" office:value="0.0284808" calcext:value-type="float">
            <text:p>0.02848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298685" calcext:value-type="float">
            <text:p>0.00298685</text:p>
          </table:table-cell>
          <table:table-cell table:number-columns-repeated="3"/>
          <table:table-cell office:value-type="float" office:value="0.0287421" calcext:value-type="float">
            <text:p>0.02874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02559" calcext:value-type="float">
            <text:p>0.00302559</text:p>
          </table:table-cell>
          <table:table-cell table:number-columns-repeated="3"/>
          <table:table-cell office:value-type="float" office:value="0.0289991" calcext:value-type="float">
            <text:p>0.02899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06482" calcext:value-type="float">
            <text:p>0.00306482</text:p>
          </table:table-cell>
          <table:table-cell table:number-columns-repeated="3"/>
          <table:table-cell office:value-type="float" office:value="0.0292518" calcext:value-type="float">
            <text:p>0.02925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10455" calcext:value-type="float">
            <text:p>0.00310455</text:p>
          </table:table-cell>
          <table:table-cell table:number-columns-repeated="3"/>
          <table:table-cell office:value-type="float" office:value="0.0295004" calcext:value-type="float">
            <text:p>0.02950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1448" calcext:value-type="float">
            <text:p>0.0031448</text:p>
          </table:table-cell>
          <table:table-cell table:number-columns-repeated="3"/>
          <table:table-cell office:value-type="float" office:value="0.0297447" calcext:value-type="float">
            <text:p>0.02974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18555" calcext:value-type="float">
            <text:p>0.00318555</text:p>
          </table:table-cell>
          <table:table-cell table:number-columns-repeated="3"/>
          <table:table-cell office:value-type="float" office:value="0.029985" calcext:value-type="float">
            <text:p>0.0299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22683" calcext:value-type="float">
            <text:p>0.00322683</text:p>
          </table:table-cell>
          <table:table-cell table:number-columns-repeated="3"/>
          <table:table-cell office:value-type="float" office:value="0.0302212" calcext:value-type="float">
            <text:p>0.03022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26863" calcext:value-type="float">
            <text:p>0.00326863</text:p>
          </table:table-cell>
          <table:table-cell table:number-columns-repeated="3"/>
          <table:table-cell office:value-type="float" office:value="0.0304533" calcext:value-type="float">
            <text:p>0.03045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31097" calcext:value-type="float">
            <text:p>0.00331097</text:p>
          </table:table-cell>
          <table:table-cell table:number-columns-repeated="3"/>
          <table:table-cell office:value-type="float" office:value="0.0306814" calcext:value-type="float">
            <text:p>0.03068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35385" calcext:value-type="float">
            <text:p>0.00335385</text:p>
          </table:table-cell>
          <table:table-cell table:number-columns-repeated="3"/>
          <table:table-cell office:value-type="float" office:value="0.0309055" calcext:value-type="float">
            <text:p>0.03090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39727" calcext:value-type="float">
            <text:p>0.00339727</text:p>
          </table:table-cell>
          <table:table-cell table:number-columns-repeated="3"/>
          <table:table-cell office:value-type="float" office:value="0.0311257" calcext:value-type="float">
            <text:p>0.031125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44125" calcext:value-type="float">
            <text:p>0.00344125</text:p>
          </table:table-cell>
          <table:table-cell table:number-columns-repeated="3"/>
          <table:table-cell office:value-type="float" office:value="0.031342" calcext:value-type="float">
            <text:p>0.03134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48579" calcext:value-type="float">
            <text:p>0.00348579</text:p>
          </table:table-cell>
          <table:table-cell table:number-columns-repeated="3"/>
          <table:table-cell office:value-type="float" office:value="0.0315544" calcext:value-type="float">
            <text:p>0.031554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53091" calcext:value-type="float">
            <text:p>0.00353091</text:p>
          </table:table-cell>
          <table:table-cell table:number-columns-repeated="3"/>
          <table:table-cell office:value-type="float" office:value="0.031763" calcext:value-type="float">
            <text:p>0.0317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57659" calcext:value-type="float">
            <text:p>0.00357659</text:p>
          </table:table-cell>
          <table:table-cell table:number-columns-repeated="3"/>
          <table:table-cell office:value-type="float" office:value="0.0319678" calcext:value-type="float">
            <text:p>0.03196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62287" calcext:value-type="float">
            <text:p>0.00362287</text:p>
          </table:table-cell>
          <table:table-cell table:number-columns-repeated="3"/>
          <table:table-cell office:value-type="float" office:value="0.0321689" calcext:value-type="float">
            <text:p>0.03216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66973" calcext:value-type="float">
            <text:p>0.00366973</text:p>
          </table:table-cell>
          <table:table-cell table:number-columns-repeated="3"/>
          <table:table-cell office:value-type="float" office:value="0.0323662" calcext:value-type="float">
            <text:p>0.03236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71719" calcext:value-type="float">
            <text:p>0.00371719</text:p>
          </table:table-cell>
          <table:table-cell table:number-columns-repeated="3"/>
          <table:table-cell office:value-type="float" office:value="0.0325598" calcext:value-type="float">
            <text:p>0.03255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76526" calcext:value-type="float">
            <text:p>0.00376526</text:p>
          </table:table-cell>
          <table:table-cell table:number-columns-repeated="3"/>
          <table:table-cell office:value-type="float" office:value="0.0327497" calcext:value-type="float">
            <text:p>0.03274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81395" calcext:value-type="float">
            <text:p>0.00381395</text:p>
          </table:table-cell>
          <table:table-cell table:number-columns-repeated="3"/>
          <table:table-cell office:value-type="float" office:value="0.0329361" calcext:value-type="float">
            <text:p>0.03293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86326" calcext:value-type="float">
            <text:p>0.00386326</text:p>
          </table:table-cell>
          <table:table-cell table:number-columns-repeated="3"/>
          <table:table-cell office:value-type="float" office:value="0.0331188" calcext:value-type="float">
            <text:p>0.03311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9132" calcext:value-type="float">
            <text:p>0.0039132</text:p>
          </table:table-cell>
          <table:table-cell table:number-columns-repeated="3"/>
          <table:table-cell office:value-type="float" office:value="0.0332979" calcext:value-type="float">
            <text:p>0.03329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396378" calcext:value-type="float">
            <text:p>0.00396378</text:p>
          </table:table-cell>
          <table:table-cell table:number-columns-repeated="3"/>
          <table:table-cell office:value-type="float" office:value="0.0334735" calcext:value-type="float">
            <text:p>0.03347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015" calcext:value-type="float">
            <text:p>0.004015</text:p>
          </table:table-cell>
          <table:table-cell table:number-columns-repeated="3"/>
          <table:table-cell office:value-type="float" office:value="0.0336456" calcext:value-type="float">
            <text:p>0.03364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06689" calcext:value-type="float">
            <text:p>0.00406689</text:p>
          </table:table-cell>
          <table:table-cell table:number-columns-repeated="3"/>
          <table:table-cell office:value-type="float" office:value="0.0338142" calcext:value-type="float">
            <text:p>0.033814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11943" calcext:value-type="float">
            <text:p>0.00411943</text:p>
          </table:table-cell>
          <table:table-cell table:number-columns-repeated="3"/>
          <table:table-cell office:value-type="float" office:value="0.0339793" calcext:value-type="float">
            <text:p>0.03397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17265" calcext:value-type="float">
            <text:p>0.00417265</text:p>
          </table:table-cell>
          <table:table-cell table:number-columns-repeated="3"/>
          <table:table-cell office:value-type="float" office:value="0.034141" calcext:value-type="float">
            <text:p>0.0341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22655" calcext:value-type="float">
            <text:p>0.00422655</text:p>
          </table:table-cell>
          <table:table-cell table:number-columns-repeated="3"/>
          <table:table-cell office:value-type="float" office:value="0.0342993" calcext:value-type="float">
            <text:p>0.03429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28114" calcext:value-type="float">
            <text:p>0.00428114</text:p>
          </table:table-cell>
          <table:table-cell table:number-columns-repeated="3"/>
          <table:table-cell office:value-type="float" office:value="0.0344542" calcext:value-type="float">
            <text:p>0.034454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33643" calcext:value-type="float">
            <text:p>0.00433643</text:p>
          </table:table-cell>
          <table:table-cell table:number-columns-repeated="3"/>
          <table:table-cell office:value-type="float" office:value="0.0346058" calcext:value-type="float">
            <text:p>0.03460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39243" calcext:value-type="float">
            <text:p>0.00439243</text:p>
          </table:table-cell>
          <table:table-cell table:number-columns-repeated="3"/>
          <table:table-cell office:value-type="float" office:value="0.034754" calcext:value-type="float">
            <text:p>0.0347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44915" calcext:value-type="float">
            <text:p>0.00444915</text:p>
          </table:table-cell>
          <table:table-cell table:number-columns-repeated="3"/>
          <table:table-cell office:value-type="float" office:value="0.0348989" calcext:value-type="float">
            <text:p>0.03489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50659" calcext:value-type="float">
            <text:p>0.00450659</text:p>
          </table:table-cell>
          <table:table-cell table:number-columns-repeated="3"/>
          <table:table-cell office:value-type="float" office:value="0.0350405" calcext:value-type="float">
            <text:p>0.03504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56477" calcext:value-type="float">
            <text:p>0.00456477</text:p>
          </table:table-cell>
          <table:table-cell table:number-columns-repeated="3"/>
          <table:table-cell office:value-type="float" office:value="0.0351789" calcext:value-type="float">
            <text:p>0.03517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6237" calcext:value-type="float">
            <text:p>0.0046237</text:p>
          </table:table-cell>
          <table:table-cell table:number-columns-repeated="3"/>
          <table:table-cell office:value-type="float" office:value="0.035314" calcext:value-type="float">
            <text:p>0.0353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68338" calcext:value-type="float">
            <text:p>0.00468338</text:p>
          </table:table-cell>
          <table:table-cell table:number-columns-repeated="3"/>
          <table:table-cell office:value-type="float" office:value="0.035446" calcext:value-type="float">
            <text:p>0.0354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74382" calcext:value-type="float">
            <text:p>0.00474382</text:p>
          </table:table-cell>
          <table:table-cell table:number-columns-repeated="3"/>
          <table:table-cell office:value-type="float" office:value="0.0355747" calcext:value-type="float">
            <text:p>0.03557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80504" calcext:value-type="float">
            <text:p>0.00480504</text:p>
          </table:table-cell>
          <table:table-cell table:number-columns-repeated="3"/>
          <table:table-cell office:value-type="float" office:value="0.0357002" calcext:value-type="float">
            <text:p>0.03570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86704" calcext:value-type="float">
            <text:p>0.00486704</text:p>
          </table:table-cell>
          <table:table-cell table:number-columns-repeated="3"/>
          <table:table-cell office:value-type="float" office:value="0.0358226" calcext:value-type="float">
            <text:p>0.03582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92984" calcext:value-type="float">
            <text:p>0.00492984</text:p>
          </table:table-cell>
          <table:table-cell table:number-columns-repeated="3"/>
          <table:table-cell office:value-type="float" office:value="0.0359419" calcext:value-type="float">
            <text:p>0.03594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499345" calcext:value-type="float">
            <text:p>0.00499345</text:p>
          </table:table-cell>
          <table:table-cell table:number-columns-repeated="3"/>
          <table:table-cell office:value-type="float" office:value="0.0360581" calcext:value-type="float">
            <text:p>0.03605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505787" calcext:value-type="float">
            <text:p>0.00505787</text:p>
          </table:table-cell>
          <table:table-cell table:number-columns-repeated="3"/>
          <table:table-cell office:value-type="float" office:value="0.0361711" calcext:value-type="float">
            <text:p>0.03617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512311" calcext:value-type="float">
            <text:p>0.00512311</text:p>
          </table:table-cell>
          <table:table-cell table:number-columns-repeated="3"/>
          <table:table-cell office:value-type="float" office:value="0.0362811" calcext:value-type="float">
            <text:p>0.03628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51892" calcext:value-type="float">
            <text:p>0.0051892</text:p>
          </table:table-cell>
          <table:table-cell table:number-columns-repeated="3"/>
          <table:table-cell office:value-type="float" office:value="0.036388" calcext:value-type="float">
            <text:p>0.0363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525613" calcext:value-type="float">
            <text:p>0.00525613</text:p>
          </table:table-cell>
          <table:table-cell table:number-columns-repeated="3"/>
          <table:table-cell office:value-type="float" office:value="0.0364919" calcext:value-type="float">
            <text:p>0.03649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532392" calcext:value-type="float">
            <text:p>0.00532392</text:p>
          </table:table-cell>
          <table:table-cell table:number-columns-repeated="3"/>
          <table:table-cell office:value-type="float" office:value="0.0365928" calcext:value-type="float">
            <text:p>0.03659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539257" calcext:value-type="float">
            <text:p>0.00539257</text:p>
          </table:table-cell>
          <table:table-cell table:number-columns-repeated="3"/>
          <table:table-cell office:value-type="float" office:value="0.0366907" calcext:value-type="float">
            <text:p>0.03669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546211" calcext:value-type="float">
            <text:p>0.00546211</text:p>
          </table:table-cell>
          <table:table-cell table:number-columns-repeated="3"/>
          <table:table-cell office:value-type="float" office:value="0.0367855" calcext:value-type="float">
            <text:p>0.03678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553254" calcext:value-type="float">
            <text:p>0.00553254</text:p>
          </table:table-cell>
          <table:table-cell table:number-columns-repeated="3"/>
          <table:table-cell office:value-type="float" office:value="0.0368774" calcext:value-type="float">
            <text:p>0.03687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560388" calcext:value-type="float">
            <text:p>0.00560388</text:p>
          </table:table-cell>
          <table:table-cell table:number-columns-repeated="3"/>
          <table:table-cell office:value-type="float" office:value="0.0369664" calcext:value-type="float">
            <text:p>0.03696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567613" calcext:value-type="float">
            <text:p>0.00567613</text:p>
          </table:table-cell>
          <table:table-cell table:number-columns-repeated="3"/>
          <table:table-cell office:value-type="float" office:value="0.0370523" calcext:value-type="float">
            <text:p>0.03705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574931" calcext:value-type="float">
            <text:p>0.00574931</text:p>
          </table:table-cell>
          <table:table-cell table:number-columns-repeated="3"/>
          <table:table-cell office:value-type="float" office:value="0.0371354" calcext:value-type="float">
            <text:p>0.03713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582342" calcext:value-type="float">
            <text:p>0.00582342</text:p>
          </table:table-cell>
          <table:table-cell table:number-columns-repeated="3"/>
          <table:table-cell office:value-type="float" office:value="0.0372155" calcext:value-type="float">
            <text:p>0.03721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589849" calcext:value-type="float">
            <text:p>0.00589849</text:p>
          </table:table-cell>
          <table:table-cell table:number-columns-repeated="3"/>
          <table:table-cell office:value-type="float" office:value="0.0372928" calcext:value-type="float">
            <text:p>0.03729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597452" calcext:value-type="float">
            <text:p>0.00597452</text:p>
          </table:table-cell>
          <table:table-cell table:number-columns-repeated="3"/>
          <table:table-cell office:value-type="float" office:value="0.0373671" calcext:value-type="float">
            <text:p>0.03736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605153" calcext:value-type="float">
            <text:p>0.00605153</text:p>
          </table:table-cell>
          <table:table-cell table:number-columns-repeated="3"/>
          <table:table-cell office:value-type="float" office:value="0.0374386" calcext:value-type="float">
            <text:p>0.03743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612953" calcext:value-type="float">
            <text:p>0.00612953</text:p>
          </table:table-cell>
          <table:table-cell table:number-columns-repeated="3"/>
          <table:table-cell office:value-type="float" office:value="0.0375072" calcext:value-type="float">
            <text:p>0.03750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620852" calcext:value-type="float">
            <text:p>0.00620852</text:p>
          </table:table-cell>
          <table:table-cell table:number-columns-repeated="3"/>
          <table:table-cell office:value-type="float" office:value="0.0375729" calcext:value-type="float">
            <text:p>0.03757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628853" calcext:value-type="float">
            <text:p>0.00628853</text:p>
          </table:table-cell>
          <table:table-cell table:number-columns-repeated="3"/>
          <table:table-cell office:value-type="float" office:value="0.0376358" calcext:value-type="float">
            <text:p>0.03763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636957" calcext:value-type="float">
            <text:p>0.00636957</text:p>
          </table:table-cell>
          <table:table-cell table:number-columns-repeated="3"/>
          <table:table-cell office:value-type="float" office:value="0.0376959" calcext:value-type="float">
            <text:p>0.037695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645165" calcext:value-type="float">
            <text:p>0.00645165</text:p>
          </table:table-cell>
          <table:table-cell table:number-columns-repeated="3"/>
          <table:table-cell office:value-type="float" office:value="0.0377531" calcext:value-type="float">
            <text:p>0.03775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653478" calcext:value-type="float">
            <text:p>0.00653478</text:p>
          </table:table-cell>
          <table:table-cell table:number-columns-repeated="3"/>
          <table:table-cell office:value-type="float" office:value="0.0378075" calcext:value-type="float">
            <text:p>0.03780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661898" calcext:value-type="float">
            <text:p>0.00661898</text:p>
          </table:table-cell>
          <table:table-cell table:number-columns-repeated="3"/>
          <table:table-cell office:value-type="float" office:value="0.0378591" calcext:value-type="float">
            <text:p>0.03785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670426" calcext:value-type="float">
            <text:p>0.00670426</text:p>
          </table:table-cell>
          <table:table-cell table:number-columns-repeated="3"/>
          <table:table-cell office:value-type="float" office:value="0.0379079" calcext:value-type="float">
            <text:p>0.03790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679064" calcext:value-type="float">
            <text:p>0.00679064</text:p>
          </table:table-cell>
          <table:table-cell table:number-columns-repeated="3"/>
          <table:table-cell office:value-type="float" office:value="0.0379539" calcext:value-type="float">
            <text:p>0.037953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687812" calcext:value-type="float">
            <text:p>0.00687812</text:p>
          </table:table-cell>
          <table:table-cell table:number-columns-repeated="3"/>
          <table:table-cell office:value-type="float" office:value="0.0379971" calcext:value-type="float">
            <text:p>0.0379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696673" calcext:value-type="float">
            <text:p>0.00696673</text:p>
          </table:table-cell>
          <table:table-cell table:number-columns-repeated="3"/>
          <table:table-cell office:value-type="float" office:value="0.0380376" calcext:value-type="float">
            <text:p>0.03803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705647" calcext:value-type="float">
            <text:p>0.00705647</text:p>
          </table:table-cell>
          <table:table-cell table:number-columns-repeated="3"/>
          <table:table-cell office:value-type="float" office:value="0.0380753" calcext:value-type="float">
            <text:p>0.03807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714737" calcext:value-type="float">
            <text:p>0.00714737</text:p>
          </table:table-cell>
          <table:table-cell table:number-columns-repeated="3"/>
          <table:table-cell office:value-type="float" office:value="0.0381102" calcext:value-type="float">
            <text:p>0.03811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723944" calcext:value-type="float">
            <text:p>0.00723944</text:p>
          </table:table-cell>
          <table:table-cell table:number-columns-repeated="3"/>
          <table:table-cell office:value-type="float" office:value="0.0381423" calcext:value-type="float">
            <text:p>0.03814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733269" calcext:value-type="float">
            <text:p>0.00733269</text:p>
          </table:table-cell>
          <table:table-cell table:number-columns-repeated="3"/>
          <table:table-cell office:value-type="float" office:value="0.0381717" calcext:value-type="float">
            <text:p>0.03817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742713" calcext:value-type="float">
            <text:p>0.00742713</text:p>
          </table:table-cell>
          <table:table-cell table:number-columns-repeated="3"/>
          <table:table-cell office:value-type="float" office:value="0.0381984" calcext:value-type="float">
            <text:p>0.03819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752279" calcext:value-type="float">
            <text:p>0.00752279</text:p>
          </table:table-cell>
          <table:table-cell table:number-columns-repeated="3"/>
          <table:table-cell office:value-type="float" office:value="0.0382223" calcext:value-type="float">
            <text:p>0.03822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761968" calcext:value-type="float">
            <text:p>0.00761968</text:p>
          </table:table-cell>
          <table:table-cell table:number-columns-repeated="3"/>
          <table:table-cell office:value-type="float" office:value="0.0382435" calcext:value-type="float">
            <text:p>0.03824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771781" calcext:value-type="float">
            <text:p>0.00771781</text:p>
          </table:table-cell>
          <table:table-cell table:number-columns-repeated="3"/>
          <table:table-cell office:value-type="float" office:value="0.0382619" calcext:value-type="float">
            <text:p>0.03826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78172" calcext:value-type="float">
            <text:p>0.0078172</text:p>
          </table:table-cell>
          <table:table-cell table:number-columns-repeated="3"/>
          <table:table-cell office:value-type="float" office:value="0.0382776" calcext:value-type="float">
            <text:p>0.03827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791787" calcext:value-type="float">
            <text:p>0.00791787</text:p>
          </table:table-cell>
          <table:table-cell table:number-columns-repeated="3"/>
          <table:table-cell office:value-type="float" office:value="0.0382906" calcext:value-type="float">
            <text:p>0.03829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801984" calcext:value-type="float">
            <text:p>0.00801984</text:p>
          </table:table-cell>
          <table:table-cell table:number-columns-repeated="3"/>
          <table:table-cell office:value-type="float" office:value="0.0383008" calcext:value-type="float">
            <text:p>0.03830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812311" calcext:value-type="float">
            <text:p>0.00812311</text:p>
          </table:table-cell>
          <table:table-cell table:number-columns-repeated="3"/>
          <table:table-cell office:value-type="float" office:value="0.0383083" calcext:value-type="float">
            <text:p>0.03830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822771" calcext:value-type="float">
            <text:p>0.00822771</text:p>
          </table:table-cell>
          <table:table-cell table:number-columns-repeated="3"/>
          <table:table-cell office:value-type="float" office:value="0.0383131" calcext:value-type="float">
            <text:p>0.03831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833365" calcext:value-type="float">
            <text:p>0.00833365</text:p>
          </table:table-cell>
          <table:table-cell table:number-columns-repeated="3"/>
          <table:table-cell office:value-type="float" office:value="0.0383152" calcext:value-type="float">
            <text:p>0.03831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844096" calcext:value-type="float">
            <text:p>0.00844096</text:p>
          </table:table-cell>
          <table:table-cell table:number-columns-repeated="3"/>
          <table:table-cell office:value-type="float" office:value="0.0383145" calcext:value-type="float">
            <text:p>0.03831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854964" calcext:value-type="float">
            <text:p>0.00854964</text:p>
          </table:table-cell>
          <table:table-cell table:number-columns-repeated="3"/>
          <table:table-cell office:value-type="float" office:value="0.0383111" calcext:value-type="float">
            <text:p>0.03831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865972" calcext:value-type="float">
            <text:p>0.00865972</text:p>
          </table:table-cell>
          <table:table-cell table:number-columns-repeated="3"/>
          <table:table-cell office:value-type="float" office:value="0.038305" calcext:value-type="float">
            <text:p>0.0383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877121" calcext:value-type="float">
            <text:p>0.00877121</text:p>
          </table:table-cell>
          <table:table-cell table:number-columns-repeated="3"/>
          <table:table-cell office:value-type="float" office:value="0.0382962" calcext:value-type="float">
            <text:p>0.03829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888414" calcext:value-type="float">
            <text:p>0.00888414</text:p>
          </table:table-cell>
          <table:table-cell table:number-columns-repeated="3"/>
          <table:table-cell office:value-type="float" office:value="0.0382846" calcext:value-type="float">
            <text:p>0.03828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899852" calcext:value-type="float">
            <text:p>0.00899852</text:p>
          </table:table-cell>
          <table:table-cell table:number-columns-repeated="3"/>
          <table:table-cell office:value-type="float" office:value="0.0382703" calcext:value-type="float">
            <text:p>0.03827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911437" calcext:value-type="float">
            <text:p>0.00911437</text:p>
          </table:table-cell>
          <table:table-cell table:number-columns-repeated="3"/>
          <table:table-cell office:value-type="float" office:value="0.0382532" calcext:value-type="float">
            <text:p>0.03825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92317" calcext:value-type="float">
            <text:p>0.0092317</text:p>
          </table:table-cell>
          <table:table-cell table:number-columns-repeated="3"/>
          <table:table-cell office:value-type="float" office:value="0.0382335" calcext:value-type="float">
            <text:p>0.03823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935055" calcext:value-type="float">
            <text:p>0.00935055</text:p>
          </table:table-cell>
          <table:table-cell table:number-columns-repeated="3"/>
          <table:table-cell office:value-type="float" office:value="0.038211" calcext:value-type="float">
            <text:p>0.0382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947092" calcext:value-type="float">
            <text:p>0.00947092</text:p>
          </table:table-cell>
          <table:table-cell table:number-columns-repeated="3"/>
          <table:table-cell office:value-type="float" office:value="0.0381857" calcext:value-type="float">
            <text:p>0.038185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959284" calcext:value-type="float">
            <text:p>0.00959284</text:p>
          </table:table-cell>
          <table:table-cell table:number-columns-repeated="3"/>
          <table:table-cell office:value-type="float" office:value="0.0381577" calcext:value-type="float">
            <text:p>0.03815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971632" calcext:value-type="float">
            <text:p>0.00971632</text:p>
          </table:table-cell>
          <table:table-cell table:number-columns-repeated="3"/>
          <table:table-cell office:value-type="float" office:value="0.038127" calcext:value-type="float">
            <text:p>0.0381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984139" calcext:value-type="float">
            <text:p>0.00984139</text:p>
          </table:table-cell>
          <table:table-cell table:number-columns-repeated="3"/>
          <table:table-cell office:value-type="float" office:value="0.0380935" calcext:value-type="float">
            <text:p>0.03809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0996807" calcext:value-type="float">
            <text:p>0.00996807</text:p>
          </table:table-cell>
          <table:table-cell table:number-columns-repeated="3"/>
          <table:table-cell office:value-type="float" office:value="0.0380572" calcext:value-type="float">
            <text:p>0.03805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00964" calcext:value-type="float">
            <text:p>0.0100964</text:p>
          </table:table-cell>
          <table:table-cell table:number-columns-repeated="3"/>
          <table:table-cell office:value-type="float" office:value="0.0380182" calcext:value-type="float">
            <text:p>0.03801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02263" calcext:value-type="float">
            <text:p>0.0102263</text:p>
          </table:table-cell>
          <table:table-cell table:number-columns-repeated="3"/>
          <table:table-cell office:value-type="float" office:value="0.0379764" calcext:value-type="float">
            <text:p>0.03797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0358" calcext:value-type="float">
            <text:p>0.010358</text:p>
          </table:table-cell>
          <table:table-cell table:number-columns-repeated="3"/>
          <table:table-cell office:value-type="float" office:value="0.0379318" calcext:value-type="float">
            <text:p>0.03793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04913" calcext:value-type="float">
            <text:p>0.0104913</text:p>
          </table:table-cell>
          <table:table-cell table:number-columns-repeated="3"/>
          <table:table-cell office:value-type="float" office:value="0.0378844" calcext:value-type="float">
            <text:p>0.037884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06263" calcext:value-type="float">
            <text:p>0.0106263</text:p>
          </table:table-cell>
          <table:table-cell table:number-columns-repeated="3"/>
          <table:table-cell office:value-type="float" office:value="0.0378342" calcext:value-type="float">
            <text:p>0.037834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07631" calcext:value-type="float">
            <text:p>0.0107631</text:p>
          </table:table-cell>
          <table:table-cell table:number-columns-repeated="3"/>
          <table:table-cell office:value-type="float" office:value="0.0377813" calcext:value-type="float">
            <text:p>0.03778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09016" calcext:value-type="float">
            <text:p>0.0109016</text:p>
          </table:table-cell>
          <table:table-cell table:number-columns-repeated="3"/>
          <table:table-cell office:value-type="float" office:value="0.0377255" calcext:value-type="float">
            <text:p>0.03772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10419" calcext:value-type="float">
            <text:p>0.0110419</text:p>
          </table:table-cell>
          <table:table-cell table:number-columns-repeated="3"/>
          <table:table-cell office:value-type="float" office:value="0.0376669" calcext:value-type="float">
            <text:p>0.03766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1184" calcext:value-type="float">
            <text:p>0.011184</text:p>
          </table:table-cell>
          <table:table-cell table:number-columns-repeated="3"/>
          <table:table-cell office:value-type="float" office:value="0.0376054" calcext:value-type="float">
            <text:p>0.03760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1328" calcext:value-type="float">
            <text:p>0.011328</text:p>
          </table:table-cell>
          <table:table-cell table:number-columns-repeated="3"/>
          <table:table-cell office:value-type="float" office:value="0.0375411" calcext:value-type="float">
            <text:p>0.03754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14738" calcext:value-type="float">
            <text:p>0.0114738</text:p>
          </table:table-cell>
          <table:table-cell table:number-columns-repeated="3"/>
          <table:table-cell office:value-type="float" office:value="0.037474" calcext:value-type="float">
            <text:p>0.0374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16214" calcext:value-type="float">
            <text:p>0.0116214</text:p>
          </table:table-cell>
          <table:table-cell table:number-columns-repeated="3"/>
          <table:table-cell office:value-type="float" office:value="0.037404" calcext:value-type="float">
            <text:p>0.0374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1771" calcext:value-type="float">
            <text:p>0.011771</text:p>
          </table:table-cell>
          <table:table-cell table:number-columns-repeated="3"/>
          <table:table-cell office:value-type="float" office:value="0.0373311" calcext:value-type="float">
            <text:p>0.03733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19225" calcext:value-type="float">
            <text:p>0.0119225</text:p>
          </table:table-cell>
          <table:table-cell table:number-columns-repeated="3"/>
          <table:table-cell office:value-type="float" office:value="0.0372554" calcext:value-type="float">
            <text:p>0.03725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20759" calcext:value-type="float">
            <text:p>0.0120759</text:p>
          </table:table-cell>
          <table:table-cell table:number-columns-repeated="3"/>
          <table:table-cell office:value-type="float" office:value="0.0371767" calcext:value-type="float">
            <text:p>0.03717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22313" calcext:value-type="float">
            <text:p>0.0122313</text:p>
          </table:table-cell>
          <table:table-cell table:number-columns-repeated="3"/>
          <table:table-cell office:value-type="float" office:value="0.0370952" calcext:value-type="float">
            <text:p>0.03709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23887" calcext:value-type="float">
            <text:p>0.0123887</text:p>
          </table:table-cell>
          <table:table-cell table:number-columns-repeated="3"/>
          <table:table-cell office:value-type="float" office:value="0.0370107" calcext:value-type="float">
            <text:p>0.03701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25481" calcext:value-type="float">
            <text:p>0.0125481</text:p>
          </table:table-cell>
          <table:table-cell table:number-columns-repeated="3"/>
          <table:table-cell office:value-type="float" office:value="0.0369233" calcext:value-type="float">
            <text:p>0.03692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27096" calcext:value-type="float">
            <text:p>0.0127096</text:p>
          </table:table-cell>
          <table:table-cell table:number-columns-repeated="3"/>
          <table:table-cell office:value-type="float" office:value="0.0368329" calcext:value-type="float">
            <text:p>0.03683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28731" calcext:value-type="float">
            <text:p>0.0128731</text:p>
          </table:table-cell>
          <table:table-cell table:number-columns-repeated="3"/>
          <table:table-cell office:value-type="float" office:value="0.0367395" calcext:value-type="float">
            <text:p>0.03673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30388" calcext:value-type="float">
            <text:p>0.0130388</text:p>
          </table:table-cell>
          <table:table-cell table:number-columns-repeated="3"/>
          <table:table-cell office:value-type="float" office:value="0.0366432" calcext:value-type="float">
            <text:p>0.03664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32066" calcext:value-type="float">
            <text:p>0.0132066</text:p>
          </table:table-cell>
          <table:table-cell table:number-columns-repeated="3"/>
          <table:table-cell office:value-type="float" office:value="0.0365439" calcext:value-type="float">
            <text:p>0.036543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33765" calcext:value-type="float">
            <text:p>0.0133765</text:p>
          </table:table-cell>
          <table:table-cell table:number-columns-repeated="3"/>
          <table:table-cell office:value-type="float" office:value="0.0364415" calcext:value-type="float">
            <text:p>0.03644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35486" calcext:value-type="float">
            <text:p>0.0135486</text:p>
          </table:table-cell>
          <table:table-cell table:number-columns-repeated="3"/>
          <table:table-cell office:value-type="float" office:value="0.0363362" calcext:value-type="float">
            <text:p>0.03633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3723" calcext:value-type="float">
            <text:p>0.013723</text:p>
          </table:table-cell>
          <table:table-cell table:number-columns-repeated="3"/>
          <table:table-cell office:value-type="float" office:value="0.0362277" calcext:value-type="float">
            <text:p>0.03622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38995" calcext:value-type="float">
            <text:p>0.0138995</text:p>
          </table:table-cell>
          <table:table-cell table:number-columns-repeated="3"/>
          <table:table-cell office:value-type="float" office:value="0.0361163" calcext:value-type="float">
            <text:p>0.03611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40784" calcext:value-type="float">
            <text:p>0.0140784</text:p>
          </table:table-cell>
          <table:table-cell table:number-columns-repeated="3"/>
          <table:table-cell office:value-type="float" office:value="0.0360017" calcext:value-type="float">
            <text:p>0.03600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42595" calcext:value-type="float">
            <text:p>0.0142595</text:p>
          </table:table-cell>
          <table:table-cell table:number-columns-repeated="3"/>
          <table:table-cell office:value-type="float" office:value="0.035884" calcext:value-type="float">
            <text:p>0.0358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4443" calcext:value-type="float">
            <text:p>0.014443</text:p>
          </table:table-cell>
          <table:table-cell table:number-columns-repeated="3"/>
          <table:table-cell office:value-type="float" office:value="0.0357632" calcext:value-type="float">
            <text:p>0.03576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46288" calcext:value-type="float">
            <text:p>0.0146288</text:p>
          </table:table-cell>
          <table:table-cell table:number-columns-repeated="3"/>
          <table:table-cell office:value-type="float" office:value="0.0356393" calcext:value-type="float">
            <text:p>0.03563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48171" calcext:value-type="float">
            <text:p>0.0148171</text:p>
          </table:table-cell>
          <table:table-cell table:number-columns-repeated="3"/>
          <table:table-cell office:value-type="float" office:value="0.0355122" calcext:value-type="float">
            <text:p>0.03551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50077" calcext:value-type="float">
            <text:p>0.0150077</text:p>
          </table:table-cell>
          <table:table-cell table:number-columns-repeated="3"/>
          <table:table-cell office:value-type="float" office:value="0.0353819" calcext:value-type="float">
            <text:p>0.03538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52008" calcext:value-type="float">
            <text:p>0.0152008</text:p>
          </table:table-cell>
          <table:table-cell table:number-columns-repeated="3"/>
          <table:table-cell office:value-type="float" office:value="0.0352484" calcext:value-type="float">
            <text:p>0.03524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53964" calcext:value-type="float">
            <text:p>0.0153964</text:p>
          </table:table-cell>
          <table:table-cell table:number-columns-repeated="3"/>
          <table:table-cell office:value-type="float" office:value="0.0351117" calcext:value-type="float">
            <text:p>0.03511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55945" calcext:value-type="float">
            <text:p>0.0155945</text:p>
          </table:table-cell>
          <table:table-cell table:number-columns-repeated="3"/>
          <table:table-cell office:value-type="float" office:value="0.0349717" calcext:value-type="float">
            <text:p>0.03497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57951" calcext:value-type="float">
            <text:p>0.0157951</text:p>
          </table:table-cell>
          <table:table-cell table:number-columns-repeated="3"/>
          <table:table-cell office:value-type="float" office:value="0.0348285" calcext:value-type="float">
            <text:p>0.03482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59983" calcext:value-type="float">
            <text:p>0.0159983</text:p>
          </table:table-cell>
          <table:table-cell table:number-columns-repeated="3"/>
          <table:table-cell office:value-type="float" office:value="0.034682" calcext:value-type="float">
            <text:p>0.0346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62042" calcext:value-type="float">
            <text:p>0.0162042</text:p>
          </table:table-cell>
          <table:table-cell table:number-columns-repeated="3"/>
          <table:table-cell office:value-type="float" office:value="0.0345321" calcext:value-type="float">
            <text:p>0.03453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64126" calcext:value-type="float">
            <text:p>0.0164126</text:p>
          </table:table-cell>
          <table:table-cell table:number-columns-repeated="3"/>
          <table:table-cell office:value-type="float" office:value="0.0343789" calcext:value-type="float">
            <text:p>0.03437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66238" calcext:value-type="float">
            <text:p>0.0166238</text:p>
          </table:table-cell>
          <table:table-cell table:number-columns-repeated="3"/>
          <table:table-cell office:value-type="float" office:value="0.0342224" calcext:value-type="float">
            <text:p>0.034222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68377" calcext:value-type="float">
            <text:p>0.0168377</text:p>
          </table:table-cell>
          <table:table-cell table:number-columns-repeated="3"/>
          <table:table-cell office:value-type="float" office:value="0.0340624" calcext:value-type="float">
            <text:p>0.034062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70543" calcext:value-type="float">
            <text:p>0.0170543</text:p>
          </table:table-cell>
          <table:table-cell table:number-columns-repeated="3"/>
          <table:table-cell office:value-type="float" office:value="0.033899" calcext:value-type="float">
            <text:p>0.0338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72737" calcext:value-type="float">
            <text:p>0.0172737</text:p>
          </table:table-cell>
          <table:table-cell table:number-columns-repeated="3"/>
          <table:table-cell office:value-type="float" office:value="0.0337322" calcext:value-type="float">
            <text:p>0.03373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74959" calcext:value-type="float">
            <text:p>0.0174959</text:p>
          </table:table-cell>
          <table:table-cell table:number-columns-repeated="3"/>
          <table:table-cell office:value-type="float" office:value="0.0335619" calcext:value-type="float">
            <text:p>0.03356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7721" calcext:value-type="float">
            <text:p>0.017721</text:p>
          </table:table-cell>
          <table:table-cell table:number-columns-repeated="3"/>
          <table:table-cell office:value-type="float" office:value="0.0333881" calcext:value-type="float">
            <text:p>0.03338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7949" calcext:value-type="float">
            <text:p>0.017949</text:p>
          </table:table-cell>
          <table:table-cell table:number-columns-repeated="3"/>
          <table:table-cell office:value-type="float" office:value="0.0332108" calcext:value-type="float">
            <text:p>0.03321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81799" calcext:value-type="float">
            <text:p>0.0181799</text:p>
          </table:table-cell>
          <table:table-cell table:number-columns-repeated="3"/>
          <table:table-cell office:value-type="float" office:value="0.0330299" calcext:value-type="float">
            <text:p>0.03302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84138" calcext:value-type="float">
            <text:p>0.0184138</text:p>
          </table:table-cell>
          <table:table-cell table:number-columns-repeated="3"/>
          <table:table-cell office:value-type="float" office:value="0.0328454" calcext:value-type="float">
            <text:p>0.03284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86507" calcext:value-type="float">
            <text:p>0.0186507</text:p>
          </table:table-cell>
          <table:table-cell table:number-columns-repeated="3"/>
          <table:table-cell office:value-type="float" office:value="0.0326574" calcext:value-type="float">
            <text:p>0.03265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88907" calcext:value-type="float">
            <text:p>0.0188907</text:p>
          </table:table-cell>
          <table:table-cell table:number-columns-repeated="3"/>
          <table:table-cell office:value-type="float" office:value="0.0324656" calcext:value-type="float">
            <text:p>0.03246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91337" calcext:value-type="float">
            <text:p>0.0191337</text:p>
          </table:table-cell>
          <table:table-cell table:number-columns-repeated="3"/>
          <table:table-cell office:value-type="float" office:value="0.0322702" calcext:value-type="float">
            <text:p>0.03227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93798" calcext:value-type="float">
            <text:p>0.0193798</text:p>
          </table:table-cell>
          <table:table-cell table:number-columns-repeated="3"/>
          <table:table-cell office:value-type="float" office:value="0.0320711" calcext:value-type="float">
            <text:p>0.03207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96291" calcext:value-type="float">
            <text:p>0.0196291</text:p>
          </table:table-cell>
          <table:table-cell table:number-columns-repeated="3"/>
          <table:table-cell office:value-type="float" office:value="0.0318682" calcext:value-type="float">
            <text:p>0.03186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198817" calcext:value-type="float">
            <text:p>0.0198817</text:p>
          </table:table-cell>
          <table:table-cell table:number-columns-repeated="3"/>
          <table:table-cell office:value-type="float" office:value="0.0316615" calcext:value-type="float">
            <text:p>0.03166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01374" calcext:value-type="float">
            <text:p>0.0201374</text:p>
          </table:table-cell>
          <table:table-cell table:number-columns-repeated="3"/>
          <table:table-cell office:value-type="float" office:value="0.0314511" calcext:value-type="float">
            <text:p>0.03145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03965" calcext:value-type="float">
            <text:p>0.0203965</text:p>
          </table:table-cell>
          <table:table-cell table:number-columns-repeated="3"/>
          <table:table-cell office:value-type="float" office:value="0.0312367" calcext:value-type="float">
            <text:p>0.03123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06589" calcext:value-type="float">
            <text:p>0.0206589</text:p>
          </table:table-cell>
          <table:table-cell table:number-columns-repeated="3"/>
          <table:table-cell office:value-type="float" office:value="0.0310186" calcext:value-type="float">
            <text:p>0.03101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09247" calcext:value-type="float">
            <text:p>0.0209247</text:p>
          </table:table-cell>
          <table:table-cell table:number-columns-repeated="3"/>
          <table:table-cell office:value-type="float" office:value="0.0307964" calcext:value-type="float">
            <text:p>0.03079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11938" calcext:value-type="float">
            <text:p>0.0211938</text:p>
          </table:table-cell>
          <table:table-cell table:number-columns-repeated="3"/>
          <table:table-cell office:value-type="float" office:value="0.0305704" calcext:value-type="float">
            <text:p>0.03057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14665" calcext:value-type="float">
            <text:p>0.0214665</text:p>
          </table:table-cell>
          <table:table-cell table:number-columns-repeated="3"/>
          <table:table-cell office:value-type="float" office:value="0.0303403" calcext:value-type="float">
            <text:p>0.03034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17426" calcext:value-type="float">
            <text:p>0.0217426</text:p>
          </table:table-cell>
          <table:table-cell table:number-columns-repeated="3"/>
          <table:table-cell office:value-type="float" office:value="0.0301062" calcext:value-type="float">
            <text:p>0.03010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20223" calcext:value-type="float">
            <text:p>0.0220223</text:p>
          </table:table-cell>
          <table:table-cell table:number-columns-repeated="3"/>
          <table:table-cell office:value-type="float" office:value="0.0298681" calcext:value-type="float">
            <text:p>0.02986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23056" calcext:value-type="float">
            <text:p>0.0223056</text:p>
          </table:table-cell>
          <table:table-cell table:number-columns-repeated="3"/>
          <table:table-cell office:value-type="float" office:value="0.0296258" calcext:value-type="float">
            <text:p>0.02962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25926" calcext:value-type="float">
            <text:p>0.0225926</text:p>
          </table:table-cell>
          <table:table-cell table:number-columns-repeated="3"/>
          <table:table-cell office:value-type="float" office:value="0.0293794" calcext:value-type="float">
            <text:p>0.02937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28832" calcext:value-type="float">
            <text:p>0.0228832</text:p>
          </table:table-cell>
          <table:table-cell table:number-columns-repeated="3"/>
          <table:table-cell office:value-type="float" office:value="0.0291288" calcext:value-type="float">
            <text:p>0.02912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31776" calcext:value-type="float">
            <text:p>0.0231776</text:p>
          </table:table-cell>
          <table:table-cell table:number-columns-repeated="3"/>
          <table:table-cell office:value-type="float" office:value="0.028874" calcext:value-type="float">
            <text:p>0.0288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34757" calcext:value-type="float">
            <text:p>0.0234757</text:p>
          </table:table-cell>
          <table:table-cell table:number-columns-repeated="3"/>
          <table:table-cell office:value-type="float" office:value="0.028615" calcext:value-type="float">
            <text:p>0.0286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37777" calcext:value-type="float">
            <text:p>0.0237777</text:p>
          </table:table-cell>
          <table:table-cell table:number-columns-repeated="3"/>
          <table:table-cell office:value-type="float" office:value="0.0283516" calcext:value-type="float">
            <text:p>0.02835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40836" calcext:value-type="float">
            <text:p>0.0240836</text:p>
          </table:table-cell>
          <table:table-cell table:number-columns-repeated="3"/>
          <table:table-cell office:value-type="float" office:value="0.0280838" calcext:value-type="float">
            <text:p>0.02808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43934" calcext:value-type="float">
            <text:p>0.0243934</text:p>
          </table:table-cell>
          <table:table-cell table:number-columns-repeated="3"/>
          <table:table-cell office:value-type="float" office:value="0.0278117" calcext:value-type="float">
            <text:p>0.02781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47072" calcext:value-type="float">
            <text:p>0.0247072</text:p>
          </table:table-cell>
          <table:table-cell table:number-columns-repeated="3"/>
          <table:table-cell office:value-type="float" office:value="0.0275351" calcext:value-type="float">
            <text:p>0.02753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5025" calcext:value-type="float">
            <text:p>0.025025</text:p>
          </table:table-cell>
          <table:table-cell table:number-columns-repeated="3"/>
          <table:table-cell office:value-type="float" office:value="0.0272541" calcext:value-type="float">
            <text:p>0.02725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53469" calcext:value-type="float">
            <text:p>0.0253469</text:p>
          </table:table-cell>
          <table:table-cell table:number-columns-repeated="3"/>
          <table:table-cell office:value-type="float" office:value="0.0269685" calcext:value-type="float">
            <text:p>0.02696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5673" calcext:value-type="float">
            <text:p>0.025673</text:p>
          </table:table-cell>
          <table:table-cell table:number-columns-repeated="3"/>
          <table:table-cell office:value-type="float" office:value="0.0266783" calcext:value-type="float">
            <text:p>0.02667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60032" calcext:value-type="float">
            <text:p>0.0260032</text:p>
          </table:table-cell>
          <table:table-cell table:number-columns-repeated="3"/>
          <table:table-cell office:value-type="float" office:value="0.0263835" calcext:value-type="float">
            <text:p>0.02638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63377" calcext:value-type="float">
            <text:p>0.0263377</text:p>
          </table:table-cell>
          <table:table-cell table:number-columns-repeated="3"/>
          <table:table-cell office:value-type="float" office:value="0.026084" calcext:value-type="float">
            <text:p>0.0260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66765" calcext:value-type="float">
            <text:p>0.0266765</text:p>
          </table:table-cell>
          <table:table-cell table:number-columns-repeated="3"/>
          <table:table-cell office:value-type="float" office:value="0.0257798" calcext:value-type="float">
            <text:p>0.02577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70197" calcext:value-type="float">
            <text:p>0.0270197</text:p>
          </table:table-cell>
          <table:table-cell table:number-columns-repeated="3"/>
          <table:table-cell office:value-type="float" office:value="0.0254709" calcext:value-type="float">
            <text:p>0.02547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73672" calcext:value-type="float">
            <text:p>0.0273672</text:p>
          </table:table-cell>
          <table:table-cell table:number-columns-repeated="3"/>
          <table:table-cell office:value-type="float" office:value="0.0251571" calcext:value-type="float">
            <text:p>0.02515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77193" calcext:value-type="float">
            <text:p>0.0277193</text:p>
          </table:table-cell>
          <table:table-cell table:number-columns-repeated="3"/>
          <table:table-cell office:value-type="float" office:value="0.0248384" calcext:value-type="float">
            <text:p>0.02483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80758" calcext:value-type="float">
            <text:p>0.0280758</text:p>
          </table:table-cell>
          <table:table-cell table:number-columns-repeated="3"/>
          <table:table-cell office:value-type="float" office:value="0.0245148" calcext:value-type="float">
            <text:p>0.02451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8437" calcext:value-type="float">
            <text:p>0.028437</text:p>
          </table:table-cell>
          <table:table-cell table:number-columns-repeated="3"/>
          <table:table-cell office:value-type="float" office:value="0.0241863" calcext:value-type="float">
            <text:p>0.02418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88028" calcext:value-type="float">
            <text:p>0.0288028</text:p>
          </table:table-cell>
          <table:table-cell table:number-columns-repeated="3"/>
          <table:table-cell office:value-type="float" office:value="0.0238526" calcext:value-type="float">
            <text:p>0.02385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91733" calcext:value-type="float">
            <text:p>0.0291733</text:p>
          </table:table-cell>
          <table:table-cell table:number-columns-repeated="3"/>
          <table:table-cell office:value-type="float" office:value="0.023514" calcext:value-type="float">
            <text:p>0.0235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95485" calcext:value-type="float">
            <text:p>0.0295485</text:p>
          </table:table-cell>
          <table:table-cell table:number-columns-repeated="3"/>
          <table:table-cell office:value-type="float" office:value="0.0231701" calcext:value-type="float">
            <text:p>0.02317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299286" calcext:value-type="float">
            <text:p>0.0299286</text:p>
          </table:table-cell>
          <table:table-cell table:number-columns-repeated="3"/>
          <table:table-cell office:value-type="float" office:value="0.0228211" calcext:value-type="float">
            <text:p>0.02282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303136" calcext:value-type="float">
            <text:p>0.0303136</text:p>
          </table:table-cell>
          <table:table-cell table:number-columns-repeated="3"/>
          <table:table-cell office:value-type="float" office:value="0.0224668" calcext:value-type="float">
            <text:p>0.02246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307035" calcext:value-type="float">
            <text:p>0.0307035</text:p>
          </table:table-cell>
          <table:table-cell table:number-columns-repeated="3"/>
          <table:table-cell office:value-type="float" office:value="0.0221072" calcext:value-type="float">
            <text:p>0.02210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310985" calcext:value-type="float">
            <text:p>0.0310985</text:p>
          </table:table-cell>
          <table:table-cell table:number-columns-repeated="3"/>
          <table:table-cell office:value-type="float" office:value="0.0217422" calcext:value-type="float">
            <text:p>0.02174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314985" calcext:value-type="float">
            <text:p>0.0314985</text:p>
          </table:table-cell>
          <table:table-cell table:number-columns-repeated="3"/>
          <table:table-cell office:value-type="float" office:value="0.0213718" calcext:value-type="float">
            <text:p>0.02137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319037" calcext:value-type="float">
            <text:p>0.0319037</text:p>
          </table:table-cell>
          <table:table-cell table:number-columns-repeated="3"/>
          <table:table-cell office:value-type="float" office:value="0.0209959" calcext:value-type="float">
            <text:p>0.020995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32314" calcext:value-type="float">
            <text:p>0.032314</text:p>
          </table:table-cell>
          <table:table-cell table:number-columns-repeated="3"/>
          <table:table-cell office:value-type="float" office:value="0.0206145" calcext:value-type="float">
            <text:p>0.02061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float" office:value="0.0327297" calcext:value-type="float">
            <text:p>0.0327297</text:p>
          </table:table-cell>
          <table:table-cell table:number-columns-repeated="3"/>
          <table:table-cell office:value-type="float" office:value="0.0202274" calcext:value-type="float">
            <text:p>0.020227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31409" calcext:value-type="float">
            <text:p>0.0331409</text:p>
          </table:table-cell>
          <table:table-cell table:number-columns-repeated="3"/>
          <table:table-cell office:value-type="float" office:value="0.0198477" calcext:value-type="float">
            <text:p>0.019847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35477" calcext:value-type="float">
            <text:p>0.0335477</text:p>
          </table:table-cell>
          <table:table-cell table:number-columns-repeated="3"/>
          <table:table-cell office:value-type="float" office:value="0.0194754" calcext:value-type="float">
            <text:p>0.019475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39502" calcext:value-type="float">
            <text:p>0.0339502</text:p>
          </table:table-cell>
          <table:table-cell table:number-columns-repeated="3"/>
          <table:table-cell office:value-type="float" office:value="0.0191103" calcext:value-type="float">
            <text:p>0.019110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43485" calcext:value-type="float">
            <text:p>0.0343485</text:p>
          </table:table-cell>
          <table:table-cell table:number-columns-repeated="3"/>
          <table:table-cell office:value-type="float" office:value="0.0187524" calcext:value-type="float">
            <text:p>0.018752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47425" calcext:value-type="float">
            <text:p>0.0347425</text:p>
          </table:table-cell>
          <table:table-cell table:number-columns-repeated="3"/>
          <table:table-cell office:value-type="float" office:value="0.0184016" calcext:value-type="float">
            <text:p>0.018401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51324" calcext:value-type="float">
            <text:p>0.0351324</text:p>
          </table:table-cell>
          <table:table-cell table:number-columns-repeated="3"/>
          <table:table-cell office:value-type="float" office:value="0.018058" calcext:value-type="float">
            <text:p>0.01805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55183" calcext:value-type="float">
            <text:p>0.0355183</text:p>
          </table:table-cell>
          <table:table-cell table:number-columns-repeated="3"/>
          <table:table-cell office:value-type="float" office:value="0.0177214" calcext:value-type="float">
            <text:p>0.017721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59002" calcext:value-type="float">
            <text:p>0.0359002</text:p>
          </table:table-cell>
          <table:table-cell table:number-columns-repeated="3"/>
          <table:table-cell office:value-type="float" office:value="0.0173917" calcext:value-type="float">
            <text:p>0.017391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62781" calcext:value-type="float">
            <text:p>0.0362781</text:p>
          </table:table-cell>
          <table:table-cell table:number-columns-repeated="3"/>
          <table:table-cell office:value-type="float" office:value="0.017069" calcext:value-type="float">
            <text:p>0.01706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66521" calcext:value-type="float">
            <text:p>0.0366521</text:p>
          </table:table-cell>
          <table:table-cell table:number-columns-repeated="3"/>
          <table:table-cell office:value-type="float" office:value="0.0167532" calcext:value-type="float">
            <text:p>0.016753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70224" calcext:value-type="float">
            <text:p>0.0370224</text:p>
          </table:table-cell>
          <table:table-cell table:number-columns-repeated="3"/>
          <table:table-cell office:value-type="float" office:value="0.0164441" calcext:value-type="float">
            <text:p>0.016444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73889" calcext:value-type="float">
            <text:p>0.0373889</text:p>
          </table:table-cell>
          <table:table-cell table:number-columns-repeated="3"/>
          <table:table-cell office:value-type="float" office:value="0.0161419" calcext:value-type="float">
            <text:p>0.016141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77517" calcext:value-type="float">
            <text:p>0.0377517</text:p>
          </table:table-cell>
          <table:table-cell table:number-columns-repeated="3"/>
          <table:table-cell office:value-type="float" office:value="0.0158463" calcext:value-type="float">
            <text:p>0.015846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81108" calcext:value-type="float">
            <text:p>0.0381108</text:p>
          </table:table-cell>
          <table:table-cell table:number-columns-repeated="3"/>
          <table:table-cell office:value-type="float" office:value="0.0155575" calcext:value-type="float">
            <text:p>0.015557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84664" calcext:value-type="float">
            <text:p>0.0384664</text:p>
          </table:table-cell>
          <table:table-cell table:number-columns-repeated="3"/>
          <table:table-cell office:value-type="float" office:value="0.0152752" calcext:value-type="float">
            <text:p>0.015275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88185" calcext:value-type="float">
            <text:p>0.0388185</text:p>
          </table:table-cell>
          <table:table-cell table:number-columns-repeated="3"/>
          <table:table-cell office:value-type="float" office:value="0.0149996" calcext:value-type="float">
            <text:p>0.014999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91671" calcext:value-type="float">
            <text:p>0.0391671</text:p>
          </table:table-cell>
          <table:table-cell table:number-columns-repeated="3"/>
          <table:table-cell office:value-type="float" office:value="0.0147304" calcext:value-type="float">
            <text:p>0.014730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95123" calcext:value-type="float">
            <text:p>0.0395123</text:p>
          </table:table-cell>
          <table:table-cell table:number-columns-repeated="3"/>
          <table:table-cell office:value-type="float" office:value="0.0144678" calcext:value-type="float">
            <text:p>0.014467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398542" calcext:value-type="float">
            <text:p>0.0398542</text:p>
          </table:table-cell>
          <table:table-cell table:number-columns-repeated="3"/>
          <table:table-cell office:value-type="float" office:value="0.0142116" calcext:value-type="float">
            <text:p>0.014211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01927" calcext:value-type="float">
            <text:p>0.0401927</text:p>
          </table:table-cell>
          <table:table-cell table:number-columns-repeated="3"/>
          <table:table-cell office:value-type="float" office:value="0.0139618" calcext:value-type="float">
            <text:p>0.013961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05281" calcext:value-type="float">
            <text:p>0.0405281</text:p>
          </table:table-cell>
          <table:table-cell table:number-columns-repeated="3"/>
          <table:table-cell office:value-type="float" office:value="0.0137184" calcext:value-type="float">
            <text:p>0.013718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08602" calcext:value-type="float">
            <text:p>0.0408602</text:p>
          </table:table-cell>
          <table:table-cell table:number-columns-repeated="3"/>
          <table:table-cell office:value-type="float" office:value="0.0134813" calcext:value-type="float">
            <text:p>0.013481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11892" calcext:value-type="float">
            <text:p>0.0411892</text:p>
          </table:table-cell>
          <table:table-cell table:number-columns-repeated="3"/>
          <table:table-cell office:value-type="float" office:value="0.0132504" calcext:value-type="float">
            <text:p>0.013250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15152" calcext:value-type="float">
            <text:p>0.0415152</text:p>
          </table:table-cell>
          <table:table-cell table:number-columns-repeated="3"/>
          <table:table-cell office:value-type="float" office:value="0.0130259" calcext:value-type="float">
            <text:p>0.013025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18381" calcext:value-type="float">
            <text:p>0.0418381</text:p>
          </table:table-cell>
          <table:table-cell table:number-columns-repeated="3"/>
          <table:table-cell office:value-type="float" office:value="0.0128075" calcext:value-type="float">
            <text:p>0.012807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21581" calcext:value-type="float">
            <text:p>0.0421581</text:p>
          </table:table-cell>
          <table:table-cell table:number-columns-repeated="3"/>
          <table:table-cell office:value-type="float" office:value="0.0125953" calcext:value-type="float">
            <text:p>0.012595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24752" calcext:value-type="float">
            <text:p>0.0424752</text:p>
          </table:table-cell>
          <table:table-cell table:number-columns-repeated="3"/>
          <table:table-cell office:value-type="float" office:value="0.0123893" calcext:value-type="float">
            <text:p>0.012389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27893" calcext:value-type="float">
            <text:p>0.0427893</text:p>
          </table:table-cell>
          <table:table-cell table:number-columns-repeated="3"/>
          <table:table-cell office:value-type="float" office:value="0.0121894" calcext:value-type="float">
            <text:p>0.01218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31007" calcext:value-type="float">
            <text:p>0.0431007</text:p>
          </table:table-cell>
          <table:table-cell table:number-columns-repeated="3"/>
          <table:table-cell office:value-type="float" office:value="0.0119955" calcext:value-type="float">
            <text:p>0.011995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34093" calcext:value-type="float">
            <text:p>0.0434093</text:p>
          </table:table-cell>
          <table:table-cell table:number-columns-repeated="3"/>
          <table:table-cell office:value-type="float" office:value="0.0118077" calcext:value-type="float">
            <text:p>0.011807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37153" calcext:value-type="float">
            <text:p>0.0437153</text:p>
          </table:table-cell>
          <table:table-cell table:number-columns-repeated="3"/>
          <table:table-cell office:value-type="float" office:value="0.0116259" calcext:value-type="float">
            <text:p>0.011625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40185" calcext:value-type="float">
            <text:p>0.0440185</text:p>
          </table:table-cell>
          <table:table-cell table:number-columns-repeated="3"/>
          <table:table-cell office:value-type="float" office:value="0.01145" calcext:value-type="float">
            <text:p>0.0114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43192" calcext:value-type="float">
            <text:p>0.0443192</text:p>
          </table:table-cell>
          <table:table-cell table:number-columns-repeated="3"/>
          <table:table-cell office:value-type="float" office:value="0.0112802" calcext:value-type="float">
            <text:p>0.011280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46172" calcext:value-type="float">
            <text:p>0.0446172</text:p>
          </table:table-cell>
          <table:table-cell table:number-columns-repeated="3"/>
          <table:table-cell office:value-type="float" office:value="0.0111162" calcext:value-type="float">
            <text:p>0.011116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49128" calcext:value-type="float">
            <text:p>0.0449128</text:p>
          </table:table-cell>
          <table:table-cell table:number-columns-repeated="3"/>
          <table:table-cell office:value-type="float" office:value="0.0109582" calcext:value-type="float">
            <text:p>0.010958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52059" calcext:value-type="float">
            <text:p>0.0452059</text:p>
          </table:table-cell>
          <table:table-cell table:number-columns-repeated="3"/>
          <table:table-cell office:value-type="float" office:value="0.010806" calcext:value-type="float">
            <text:p>0.01080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54966" calcext:value-type="float">
            <text:p>0.0454966</text:p>
          </table:table-cell>
          <table:table-cell table:number-columns-repeated="3"/>
          <table:table-cell office:value-type="float" office:value="0.0106597" calcext:value-type="float">
            <text:p>0.010659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57849" calcext:value-type="float">
            <text:p>0.0457849</text:p>
          </table:table-cell>
          <table:table-cell table:number-columns-repeated="3"/>
          <table:table-cell office:value-type="float" office:value="0.0105192" calcext:value-type="float">
            <text:p>0.010519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60709" calcext:value-type="float">
            <text:p>0.0460709</text:p>
          </table:table-cell>
          <table:table-cell table:number-columns-repeated="3"/>
          <table:table-cell office:value-type="float" office:value="0.0103845" calcext:value-type="float">
            <text:p>0.010384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63546" calcext:value-type="float">
            <text:p>0.0463546</text:p>
          </table:table-cell>
          <table:table-cell table:number-columns-repeated="3"/>
          <table:table-cell office:value-type="float" office:value="0.0102556" calcext:value-type="float">
            <text:p>0.010255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66361" calcext:value-type="float">
            <text:p>0.0466361</text:p>
          </table:table-cell>
          <table:table-cell table:number-columns-repeated="3"/>
          <table:table-cell office:value-type="float" office:value="0.0101324" calcext:value-type="float">
            <text:p>0.010132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69154" calcext:value-type="float">
            <text:p>0.0469154</text:p>
          </table:table-cell>
          <table:table-cell table:number-columns-repeated="3"/>
          <table:table-cell office:value-type="float" office:value="0.010015" calcext:value-type="float">
            <text:p>0.01001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71926" calcext:value-type="float">
            <text:p>0.0471926</text:p>
          </table:table-cell>
          <table:table-cell table:number-columns-repeated="3"/>
          <table:table-cell office:value-type="float" office:value="0.00990326" calcext:value-type="float">
            <text:p>0.0099032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74677" calcext:value-type="float">
            <text:p>0.0474677</text:p>
          </table:table-cell>
          <table:table-cell table:number-columns-repeated="3"/>
          <table:table-cell office:value-type="float" office:value="0.00979726" calcext:value-type="float">
            <text:p>0.0097972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77407" calcext:value-type="float">
            <text:p>0.0477407</text:p>
          </table:table-cell>
          <table:table-cell table:number-columns-repeated="3"/>
          <table:table-cell office:value-type="float" office:value="0.00969694" calcext:value-type="float">
            <text:p>0.009696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80117" calcext:value-type="float">
            <text:p>0.0480117</text:p>
          </table:table-cell>
          <table:table-cell table:number-columns-repeated="3"/>
          <table:table-cell office:value-type="float" office:value="0.00960228" calcext:value-type="float">
            <text:p>0.0096022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82808" calcext:value-type="float">
            <text:p>0.0482808</text:p>
          </table:table-cell>
          <table:table-cell table:number-columns-repeated="3"/>
          <table:table-cell office:value-type="float" office:value="0.00951328" calcext:value-type="float">
            <text:p>0.0095132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8548" calcext:value-type="float">
            <text:p>0.048548</text:p>
          </table:table-cell>
          <table:table-cell table:number-columns-repeated="3"/>
          <table:table-cell office:value-type="float" office:value="0.00942992" calcext:value-type="float">
            <text:p>0.0094299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88133" calcext:value-type="float">
            <text:p>0.0488133</text:p>
          </table:table-cell>
          <table:table-cell table:number-columns-repeated="3"/>
          <table:table-cell office:value-type="float" office:value="0.00935218" calcext:value-type="float">
            <text:p>0.0093521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90767" calcext:value-type="float">
            <text:p>0.0490767</text:p>
          </table:table-cell>
          <table:table-cell table:number-columns-repeated="3"/>
          <table:table-cell office:value-type="float" office:value="0.00928005" calcext:value-type="float">
            <text:p>0.0092800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93384" calcext:value-type="float">
            <text:p>0.0493384</text:p>
          </table:table-cell>
          <table:table-cell table:number-columns-repeated="3"/>
          <table:table-cell office:value-type="float" office:value="0.00921352" calcext:value-type="float">
            <text:p>0.0092135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95983" calcext:value-type="float">
            <text:p>0.0495983</text:p>
          </table:table-cell>
          <table:table-cell table:number-columns-repeated="3"/>
          <table:table-cell office:value-type="float" office:value="0.00915258" calcext:value-type="float">
            <text:p>0.0091525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498566" calcext:value-type="float">
            <text:p>0.0498566</text:p>
          </table:table-cell>
          <table:table-cell table:number-columns-repeated="3"/>
          <table:table-cell office:value-type="float" office:value="0.00909721" calcext:value-type="float">
            <text:p>0.0090972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01132" calcext:value-type="float">
            <text:p>0.0501132</text:p>
          </table:table-cell>
          <table:table-cell table:number-columns-repeated="3"/>
          <table:table-cell office:value-type="float" office:value="0.00904742" calcext:value-type="float">
            <text:p>0.0090474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03681" calcext:value-type="float">
            <text:p>0.0503681</text:p>
          </table:table-cell>
          <table:table-cell table:number-columns-repeated="3"/>
          <table:table-cell office:value-type="float" office:value="0.00900318" calcext:value-type="float">
            <text:p>0.0090031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06215" calcext:value-type="float">
            <text:p>0.0506215</text:p>
          </table:table-cell>
          <table:table-cell table:number-columns-repeated="3"/>
          <table:table-cell office:value-type="float" office:value="0.0089645" calcext:value-type="float">
            <text:p>0.008964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08734" calcext:value-type="float">
            <text:p>0.0508734</text:p>
          </table:table-cell>
          <table:table-cell table:number-columns-repeated="3"/>
          <table:table-cell office:value-type="float" office:value="0.00893137" calcext:value-type="float">
            <text:p>0.0089313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11238" calcext:value-type="float">
            <text:p>0.0511238</text:p>
          </table:table-cell>
          <table:table-cell table:number-columns-repeated="3"/>
          <table:table-cell office:value-type="float" office:value="0.00890378" calcext:value-type="float">
            <text:p>0.0089037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13727" calcext:value-type="float">
            <text:p>0.0513727</text:p>
          </table:table-cell>
          <table:table-cell table:number-columns-repeated="3"/>
          <table:table-cell office:value-type="float" office:value="0.00888173" calcext:value-type="float">
            <text:p>0.0088817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16202" calcext:value-type="float">
            <text:p>0.0516202</text:p>
          </table:table-cell>
          <table:table-cell table:number-columns-repeated="3"/>
          <table:table-cell office:value-type="float" office:value="0.00886521" calcext:value-type="float">
            <text:p>0.0088652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18663" calcext:value-type="float">
            <text:p>0.0518663</text:p>
          </table:table-cell>
          <table:table-cell table:number-columns-repeated="3"/>
          <table:table-cell office:value-type="float" office:value="0.00885422" calcext:value-type="float">
            <text:p>0.0088542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21111" calcext:value-type="float">
            <text:p>0.0521111</text:p>
          </table:table-cell>
          <table:table-cell table:number-columns-repeated="3"/>
          <table:table-cell office:value-type="float" office:value="0.00884876" calcext:value-type="float">
            <text:p>0.0088487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23547" calcext:value-type="float">
            <text:p>0.0523547</text:p>
          </table:table-cell>
          <table:table-cell table:number-columns-repeated="3"/>
          <table:table-cell office:value-type="float" office:value="0.00884883" calcext:value-type="float">
            <text:p>0.0088488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25969" calcext:value-type="float">
            <text:p>0.0525969</text:p>
          </table:table-cell>
          <table:table-cell table:number-columns-repeated="3"/>
          <table:table-cell office:value-type="float" office:value="0.00885443" calcext:value-type="float">
            <text:p>0.0088544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2838" calcext:value-type="float">
            <text:p>0.052838</text:p>
          </table:table-cell>
          <table:table-cell table:number-columns-repeated="3"/>
          <table:table-cell office:value-type="float" office:value="0.00886556" calcext:value-type="float">
            <text:p>0.0088655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30779" calcext:value-type="float">
            <text:p>0.0530779</text:p>
          </table:table-cell>
          <table:table-cell table:number-columns-repeated="3"/>
          <table:table-cell office:value-type="float" office:value="0.00888222" calcext:value-type="float">
            <text:p>0.0088822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33167" calcext:value-type="float">
            <text:p>0.0533167</text:p>
          </table:table-cell>
          <table:table-cell table:number-columns-repeated="3"/>
          <table:table-cell office:value-type="float" office:value="0.00890442" calcext:value-type="float">
            <text:p>0.0089044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35543" calcext:value-type="float">
            <text:p>0.0535543</text:p>
          </table:table-cell>
          <table:table-cell table:number-columns-repeated="3"/>
          <table:table-cell office:value-type="float" office:value="0.00893215" calcext:value-type="float">
            <text:p>0.0089321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3791" calcext:value-type="float">
            <text:p>0.053791</text:p>
          </table:table-cell>
          <table:table-cell table:number-columns-repeated="3"/>
          <table:table-cell office:value-type="float" office:value="0.00896542" calcext:value-type="float">
            <text:p>0.0089654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40266" calcext:value-type="float">
            <text:p>0.0540266</text:p>
          </table:table-cell>
          <table:table-cell table:number-columns-repeated="3"/>
          <table:table-cell office:value-type="float" office:value="0.00900424" calcext:value-type="float">
            <text:p>0.0090042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42612" calcext:value-type="float">
            <text:p>0.0542612</text:p>
          </table:table-cell>
          <table:table-cell table:number-columns-repeated="3"/>
          <table:table-cell office:value-type="float" office:value="0.00904862" calcext:value-type="float">
            <text:p>0.0090486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44949" calcext:value-type="float">
            <text:p>0.0544949</text:p>
          </table:table-cell>
          <table:table-cell table:number-columns-repeated="3"/>
          <table:table-cell office:value-type="float" office:value="0.00909856" calcext:value-type="float">
            <text:p>0.0090985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47277" calcext:value-type="float">
            <text:p>0.0547277</text:p>
          </table:table-cell>
          <table:table-cell table:number-columns-repeated="3"/>
          <table:table-cell office:value-type="float" office:value="0.00915406" calcext:value-type="float">
            <text:p>0.0091540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49596" calcext:value-type="float">
            <text:p>0.0549596</text:p>
          </table:table-cell>
          <table:table-cell table:number-columns-repeated="3"/>
          <table:table-cell office:value-type="float" office:value="0.00921515" calcext:value-type="float">
            <text:p>0.0092151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51907" calcext:value-type="float">
            <text:p>0.0551907</text:p>
          </table:table-cell>
          <table:table-cell table:number-columns-repeated="3"/>
          <table:table-cell office:value-type="float" office:value="0.00928182" calcext:value-type="float">
            <text:p>0.0092818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54211" calcext:value-type="float">
            <text:p>0.0554211</text:p>
          </table:table-cell>
          <table:table-cell table:number-columns-repeated="3"/>
          <table:table-cell office:value-type="float" office:value="0.0093541" calcext:value-type="float">
            <text:p>0.009354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56507" calcext:value-type="float">
            <text:p>0.0556507</text:p>
          </table:table-cell>
          <table:table-cell table:number-columns-repeated="3"/>
          <table:table-cell office:value-type="float" office:value="0.00943198" calcext:value-type="float">
            <text:p>0.0094319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58795" calcext:value-type="float">
            <text:p>0.0558795</text:p>
          </table:table-cell>
          <table:table-cell table:number-columns-repeated="3"/>
          <table:table-cell office:value-type="float" office:value="0.00951549" calcext:value-type="float">
            <text:p>0.0095154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61077" calcext:value-type="float">
            <text:p>0.0561077</text:p>
          </table:table-cell>
          <table:table-cell table:number-columns-repeated="3"/>
          <table:table-cell office:value-type="float" office:value="0.00960463" calcext:value-type="float">
            <text:p>0.0096046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63353" calcext:value-type="float">
            <text:p>0.0563353</text:p>
          </table:table-cell>
          <table:table-cell table:number-columns-repeated="3"/>
          <table:table-cell office:value-type="float" office:value="0.00969943" calcext:value-type="float">
            <text:p>0.0096994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65622" calcext:value-type="float">
            <text:p>0.0565622</text:p>
          </table:table-cell>
          <table:table-cell table:number-columns-repeated="3"/>
          <table:table-cell office:value-type="float" office:value="0.0097999" calcext:value-type="float">
            <text:p>0.009799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67886" calcext:value-type="float">
            <text:p>0.0567886</text:p>
          </table:table-cell>
          <table:table-cell table:number-columns-repeated="3"/>
          <table:table-cell office:value-type="float" office:value="0.00990605" calcext:value-type="float">
            <text:p>0.0099060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70145" calcext:value-type="float">
            <text:p>0.0570145</text:p>
          </table:table-cell>
          <table:table-cell table:number-columns-repeated="3"/>
          <table:table-cell office:value-type="float" office:value="0.0100179" calcext:value-type="float">
            <text:p>0.010017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72399" calcext:value-type="float">
            <text:p>0.0572399</text:p>
          </table:table-cell>
          <table:table-cell table:number-columns-repeated="3"/>
          <table:table-cell office:value-type="float" office:value="0.0101355" calcext:value-type="float">
            <text:p>0.010135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74648" calcext:value-type="float">
            <text:p>0.0574648</text:p>
          </table:table-cell>
          <table:table-cell table:number-columns-repeated="3"/>
          <table:table-cell office:value-type="float" office:value="0.0102588" calcext:value-type="float">
            <text:p>0.010258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76894" calcext:value-type="float">
            <text:p>0.0576894</text:p>
          </table:table-cell>
          <table:table-cell table:number-columns-repeated="3"/>
          <table:table-cell office:value-type="float" office:value="0.0103878" calcext:value-type="float">
            <text:p>0.010387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79135" calcext:value-type="float">
            <text:p>0.0579135</text:p>
          </table:table-cell>
          <table:table-cell table:number-columns-repeated="3"/>
          <table:table-cell office:value-type="float" office:value="0.0105227" calcext:value-type="float">
            <text:p>0.010522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81373" calcext:value-type="float">
            <text:p>0.0581373</text:p>
          </table:table-cell>
          <table:table-cell table:number-columns-repeated="3"/>
          <table:table-cell office:value-type="float" office:value="0.0106633" calcext:value-type="float">
            <text:p>0.010663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83608" calcext:value-type="float">
            <text:p>0.0583608</text:p>
          </table:table-cell>
          <table:table-cell table:number-columns-repeated="3"/>
          <table:table-cell office:value-type="float" office:value="0.0108098" calcext:value-type="float">
            <text:p>0.010809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8584" calcext:value-type="float">
            <text:p>0.058584</text:p>
          </table:table-cell>
          <table:table-cell table:number-columns-repeated="3"/>
          <table:table-cell office:value-type="float" office:value="0.0109621" calcext:value-type="float">
            <text:p>0.010962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8807" calcext:value-type="float">
            <text:p>0.058807</text:p>
          </table:table-cell>
          <table:table-cell table:number-columns-repeated="3"/>
          <table:table-cell office:value-type="float" office:value="0.0111203" calcext:value-type="float">
            <text:p>0.011120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90298" calcext:value-type="float">
            <text:p>0.0590298</text:p>
          </table:table-cell>
          <table:table-cell table:number-columns-repeated="3"/>
          <table:table-cell office:value-type="float" office:value="0.0112844" calcext:value-type="float">
            <text:p>0.011284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92525" calcext:value-type="float">
            <text:p>0.0592525</text:p>
          </table:table-cell>
          <table:table-cell table:number-columns-repeated="3"/>
          <table:table-cell office:value-type="float" office:value="0.0114545" calcext:value-type="float">
            <text:p>0.011454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9475" calcext:value-type="float">
            <text:p>0.059475</text:p>
          </table:table-cell>
          <table:table-cell table:number-columns-repeated="3"/>
          <table:table-cell office:value-type="float" office:value="0.0116304" calcext:value-type="float">
            <text:p>0.011630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96975" calcext:value-type="float">
            <text:p>0.0596975</text:p>
          </table:table-cell>
          <table:table-cell table:number-columns-repeated="3"/>
          <table:table-cell office:value-type="float" office:value="0.0118124" calcext:value-type="float">
            <text:p>0.011812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599198" calcext:value-type="float">
            <text:p>0.0599198</text:p>
          </table:table-cell>
          <table:table-cell table:number-columns-repeated="3"/>
          <table:table-cell office:value-type="float" office:value="0.0120004" calcext:value-type="float">
            <text:p>0.012000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01422" calcext:value-type="float">
            <text:p>0.0601422</text:p>
          </table:table-cell>
          <table:table-cell table:number-columns-repeated="3"/>
          <table:table-cell office:value-type="float" office:value="0.0121944" calcext:value-type="float">
            <text:p>0.012194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03646" calcext:value-type="float">
            <text:p>0.0603646</text:p>
          </table:table-cell>
          <table:table-cell table:number-columns-repeated="3"/>
          <table:table-cell office:value-type="float" office:value="0.0123945" calcext:value-type="float">
            <text:p>0.012394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05871" calcext:value-type="float">
            <text:p>0.0605871</text:p>
          </table:table-cell>
          <table:table-cell table:number-columns-repeated="3"/>
          <table:table-cell office:value-type="float" office:value="0.0126007" calcext:value-type="float">
            <text:p>0.012600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08096" calcext:value-type="float">
            <text:p>0.0608096</text:p>
          </table:table-cell>
          <table:table-cell table:number-columns-repeated="3"/>
          <table:table-cell office:value-type="float" office:value="0.012813" calcext:value-type="float">
            <text:p>0.01281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10323" calcext:value-type="float">
            <text:p>0.0610323</text:p>
          </table:table-cell>
          <table:table-cell table:number-columns-repeated="3"/>
          <table:table-cell office:value-type="float" office:value="0.0130315" calcext:value-type="float">
            <text:p>0.013031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12552" calcext:value-type="float">
            <text:p>0.0612552</text:p>
          </table:table-cell>
          <table:table-cell table:number-columns-repeated="3"/>
          <table:table-cell office:value-type="float" office:value="0.0132563" calcext:value-type="float">
            <text:p>0.013256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14782" calcext:value-type="float">
            <text:p>0.0614782</text:p>
          </table:table-cell>
          <table:table-cell table:number-columns-repeated="3"/>
          <table:table-cell office:value-type="float" office:value="0.0134872" calcext:value-type="float">
            <text:p>0.013487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17015" calcext:value-type="float">
            <text:p>0.0617015</text:p>
          </table:table-cell>
          <table:table-cell table:number-columns-repeated="3"/>
          <table:table-cell office:value-type="float" office:value="0.0137245" calcext:value-type="float">
            <text:p>0.013724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19251" calcext:value-type="float">
            <text:p>0.0619251</text:p>
          </table:table-cell>
          <table:table-cell table:number-columns-repeated="3"/>
          <table:table-cell office:value-type="float" office:value="0.0139681" calcext:value-type="float">
            <text:p>0.013968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2149" calcext:value-type="float">
            <text:p>0.062149</text:p>
          </table:table-cell>
          <table:table-cell table:number-columns-repeated="3"/>
          <table:table-cell office:value-type="float" office:value="0.0142181" calcext:value-type="float">
            <text:p>0.014218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23733" calcext:value-type="float">
            <text:p>0.0623733</text:p>
          </table:table-cell>
          <table:table-cell table:number-columns-repeated="3"/>
          <table:table-cell office:value-type="float" office:value="0.0144744" calcext:value-type="float">
            <text:p>0.014474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25979" calcext:value-type="float">
            <text:p>0.0625979</text:p>
          </table:table-cell>
          <table:table-cell table:number-columns-repeated="3"/>
          <table:table-cell office:value-type="float" office:value="0.0147372" calcext:value-type="float">
            <text:p>0.014737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2823" calcext:value-type="float">
            <text:p>0.062823</text:p>
          </table:table-cell>
          <table:table-cell table:number-columns-repeated="3"/>
          <table:table-cell office:value-type="float" office:value="0.0150065" calcext:value-type="float">
            <text:p>0.015006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30485" calcext:value-type="float">
            <text:p>0.0630485</text:p>
          </table:table-cell>
          <table:table-cell table:number-columns-repeated="3"/>
          <table:table-cell office:value-type="float" office:value="0.0152824" calcext:value-type="float">
            <text:p>0.015282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32745" calcext:value-type="float">
            <text:p>0.0632745</text:p>
          </table:table-cell>
          <table:table-cell table:number-columns-repeated="3"/>
          <table:table-cell office:value-type="float" office:value="0.0155648" calcext:value-type="float">
            <text:p>0.015564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35011" calcext:value-type="float">
            <text:p>0.0635011</text:p>
          </table:table-cell>
          <table:table-cell table:number-columns-repeated="3"/>
          <table:table-cell office:value-type="float" office:value="0.0158538" calcext:value-type="float">
            <text:p>0.015853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37282" calcext:value-type="float">
            <text:p>0.0637282</text:p>
          </table:table-cell>
          <table:table-cell table:number-columns-repeated="3"/>
          <table:table-cell office:value-type="float" office:value="0.0161495" calcext:value-type="float">
            <text:p>0.016149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39559" calcext:value-type="float">
            <text:p>0.0639559</text:p>
          </table:table-cell>
          <table:table-cell table:number-columns-repeated="3"/>
          <table:table-cell office:value-type="float" office:value="0.0164519" calcext:value-type="float">
            <text:p>0.016451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41843" calcext:value-type="float">
            <text:p>0.0641843</text:p>
          </table:table-cell>
          <table:table-cell table:number-columns-repeated="3"/>
          <table:table-cell office:value-type="float" office:value="0.0167611" calcext:value-type="float">
            <text:p>0.016761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44133" calcext:value-type="float">
            <text:p>0.0644133</text:p>
          </table:table-cell>
          <table:table-cell table:number-columns-repeated="3"/>
          <table:table-cell office:value-type="float" office:value="0.0170772" calcext:value-type="float">
            <text:p>0.017077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46431" calcext:value-type="float">
            <text:p>0.0646431</text:p>
          </table:table-cell>
          <table:table-cell table:number-columns-repeated="3"/>
          <table:table-cell office:value-type="float" office:value="0.0174001" calcext:value-type="float">
            <text:p>0.017400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48737" calcext:value-type="float">
            <text:p>0.0648737</text:p>
          </table:table-cell>
          <table:table-cell table:number-columns-repeated="3"/>
          <table:table-cell office:value-type="float" office:value="0.0177299" calcext:value-type="float">
            <text:p>0.017729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5105" calcext:value-type="float">
            <text:p>0.065105</text:p>
          </table:table-cell>
          <table:table-cell table:number-columns-repeated="3"/>
          <table:table-cell office:value-type="float" office:value="0.0180667" calcext:value-type="float">
            <text:p>0.018066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53372" calcext:value-type="float">
            <text:p>0.0653372</text:p>
          </table:table-cell>
          <table:table-cell table:number-columns-repeated="3"/>
          <table:table-cell office:value-type="float" office:value="0.0184105" calcext:value-type="float">
            <text:p>0.018410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55702" calcext:value-type="float">
            <text:p>0.0655702</text:p>
          </table:table-cell>
          <table:table-cell table:number-columns-repeated="3"/>
          <table:table-cell office:value-type="float" office:value="0.0187614" calcext:value-type="float">
            <text:p>0.018761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58042" calcext:value-type="float">
            <text:p>0.0658042</text:p>
          </table:table-cell>
          <table:table-cell table:number-columns-repeated="3"/>
          <table:table-cell office:value-type="float" office:value="0.0191195" calcext:value-type="float">
            <text:p>0.019119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60391" calcext:value-type="float">
            <text:p>0.0660391</text:p>
          </table:table-cell>
          <table:table-cell table:number-columns-repeated="3"/>
          <table:table-cell office:value-type="float" office:value="0.0194848" calcext:value-type="float">
            <text:p>0.019484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6275" calcext:value-type="float">
            <text:p>0.066275</text:p>
          </table:table-cell>
          <table:table-cell table:number-columns-repeated="3"/>
          <table:table-cell office:value-type="float" office:value="0.0198573" calcext:value-type="float">
            <text:p>0.019857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65119" calcext:value-type="float">
            <text:p>0.0665119</text:p>
          </table:table-cell>
          <table:table-cell table:number-columns-repeated="3"/>
          <table:table-cell office:value-type="float" office:value="0.0202372" calcext:value-type="float">
            <text:p>0.020237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67499" calcext:value-type="float">
            <text:p>0.0667499</text:p>
          </table:table-cell>
          <table:table-cell table:number-columns-repeated="3"/>
          <table:table-cell office:value-type="float" office:value="0.0206245" calcext:value-type="float">
            <text:p>0.020624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69889" calcext:value-type="float">
            <text:p>0.0669889</text:p>
          </table:table-cell>
          <table:table-cell table:number-columns-repeated="3"/>
          <table:table-cell office:value-type="float" office:value="0.0210192" calcext:value-type="float">
            <text:p>0.021019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72292" calcext:value-type="float">
            <text:p>0.0672292</text:p>
          </table:table-cell>
          <table:table-cell table:number-columns-repeated="3"/>
          <table:table-cell office:value-type="float" office:value="0.0214214" calcext:value-type="float">
            <text:p>0.021421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74706" calcext:value-type="float">
            <text:p>0.0674706</text:p>
          </table:table-cell>
          <table:table-cell table:number-columns-repeated="3"/>
          <table:table-cell office:value-type="float" office:value="0.0218312" calcext:value-type="float">
            <text:p>0.021831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77132" calcext:value-type="float">
            <text:p>0.0677132</text:p>
          </table:table-cell>
          <table:table-cell table:number-columns-repeated="3"/>
          <table:table-cell office:value-type="float" office:value="0.0222487" calcext:value-type="float">
            <text:p>0.022248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79571" calcext:value-type="float">
            <text:p>0.0679571</text:p>
          </table:table-cell>
          <table:table-cell table:number-columns-repeated="3"/>
          <table:table-cell office:value-type="float" office:value="0.0226738" calcext:value-type="float">
            <text:p>0.022673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82022" calcext:value-type="float">
            <text:p>0.0682022</text:p>
          </table:table-cell>
          <table:table-cell table:number-columns-repeated="3"/>
          <table:table-cell office:value-type="float" office:value="0.0231068" calcext:value-type="float">
            <text:p>0.023106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84488" calcext:value-type="float">
            <text:p>0.0684488</text:p>
          </table:table-cell>
          <table:table-cell table:number-columns-repeated="3"/>
          <table:table-cell office:value-type="float" office:value="0.0235476" calcext:value-type="float">
            <text:p>0.023547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86967" calcext:value-type="float">
            <text:p>0.0686967</text:p>
          </table:table-cell>
          <table:table-cell table:number-columns-repeated="3"/>
          <table:table-cell office:value-type="float" office:value="0.0239964" calcext:value-type="float">
            <text:p>0.023996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8946" calcext:value-type="float">
            <text:p>0.068946</text:p>
          </table:table-cell>
          <table:table-cell table:number-columns-repeated="3"/>
          <table:table-cell office:value-type="float" office:value="0.0244531" calcext:value-type="float">
            <text:p>0.024453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91968" calcext:value-type="float">
            <text:p>0.0691968</text:p>
          </table:table-cell>
          <table:table-cell table:number-columns-repeated="3"/>
          <table:table-cell office:value-type="float" office:value="0.024918" calcext:value-type="float">
            <text:p>0.02491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9449" calcext:value-type="float">
            <text:p>0.069449</text:p>
          </table:table-cell>
          <table:table-cell table:number-columns-repeated="3"/>
          <table:table-cell office:value-type="float" office:value="0.0253909" calcext:value-type="float">
            <text:p>0.025390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97029" calcext:value-type="float">
            <text:p>0.0697029</text:p>
          </table:table-cell>
          <table:table-cell table:number-columns-repeated="3"/>
          <table:table-cell office:value-type="float" office:value="0.0258722" calcext:value-type="float">
            <text:p>0.025872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699583" calcext:value-type="float">
            <text:p>0.0699583</text:p>
          </table:table-cell>
          <table:table-cell table:number-columns-repeated="3"/>
          <table:table-cell office:value-type="float" office:value="0.0263617" calcext:value-type="float">
            <text:p>0.026361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02153" calcext:value-type="float">
            <text:p>0.0702153</text:p>
          </table:table-cell>
          <table:table-cell table:number-columns-repeated="3"/>
          <table:table-cell office:value-type="float" office:value="0.0268596" calcext:value-type="float">
            <text:p>0.026859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0474" calcext:value-type="float">
            <text:p>0.070474</text:p>
          </table:table-cell>
          <table:table-cell table:number-columns-repeated="3"/>
          <table:table-cell office:value-type="float" office:value="0.027366" calcext:value-type="float">
            <text:p>0.02736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07344" calcext:value-type="float">
            <text:p>0.0707344</text:p>
          </table:table-cell>
          <table:table-cell table:number-columns-repeated="3"/>
          <table:table-cell office:value-type="float" office:value="0.0278809" calcext:value-type="float">
            <text:p>0.027880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09966" calcext:value-type="float">
            <text:p>0.0709966</text:p>
          </table:table-cell>
          <table:table-cell table:number-columns-repeated="3"/>
          <table:table-cell office:value-type="float" office:value="0.0284045" calcext:value-type="float">
            <text:p>0.028404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12606" calcext:value-type="float">
            <text:p>0.0712606</text:p>
          </table:table-cell>
          <table:table-cell table:number-columns-repeated="3"/>
          <table:table-cell office:value-type="float" office:value="0.0289368" calcext:value-type="float">
            <text:p>0.028936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15264" calcext:value-type="float">
            <text:p>0.0715264</text:p>
          </table:table-cell>
          <table:table-cell table:number-columns-repeated="3"/>
          <table:table-cell office:value-type="float" office:value="0.0294779" calcext:value-type="float">
            <text:p>0.029477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17941" calcext:value-type="float">
            <text:p>0.0717941</text:p>
          </table:table-cell>
          <table:table-cell table:number-columns-repeated="3"/>
          <table:table-cell office:value-type="float" office:value="0.0300279" calcext:value-type="float">
            <text:p>0.030027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20637" calcext:value-type="float">
            <text:p>0.0720637</text:p>
          </table:table-cell>
          <table:table-cell table:number-columns-repeated="3"/>
          <table:table-cell office:value-type="float" office:value="0.0305869" calcext:value-type="float">
            <text:p>0.030586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23353" calcext:value-type="float">
            <text:p>0.0723353</text:p>
          </table:table-cell>
          <table:table-cell table:number-columns-repeated="3"/>
          <table:table-cell office:value-type="float" office:value="0.0311549" calcext:value-type="float">
            <text:p>0.031154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26089" calcext:value-type="float">
            <text:p>0.0726089</text:p>
          </table:table-cell>
          <table:table-cell table:number-columns-repeated="3"/>
          <table:table-cell office:value-type="float" office:value="0.0317322" calcext:value-type="float">
            <text:p>0.031732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28845" calcext:value-type="float">
            <text:p>0.0728845</text:p>
          </table:table-cell>
          <table:table-cell table:number-columns-repeated="3"/>
          <table:table-cell office:value-type="float" office:value="0.0323187" calcext:value-type="float">
            <text:p>0.032318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31623" calcext:value-type="float">
            <text:p>0.0731623</text:p>
          </table:table-cell>
          <table:table-cell table:number-columns-repeated="3"/>
          <table:table-cell office:value-type="float" office:value="0.0329146" calcext:value-type="float">
            <text:p>0.032914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34422" calcext:value-type="float">
            <text:p>0.0734422</text:p>
          </table:table-cell>
          <table:table-cell table:number-columns-repeated="3"/>
          <table:table-cell office:value-type="float" office:value="0.0335199" calcext:value-type="float">
            <text:p>0.033519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37243" calcext:value-type="float">
            <text:p>0.0737243</text:p>
          </table:table-cell>
          <table:table-cell table:number-columns-repeated="3"/>
          <table:table-cell office:value-type="float" office:value="0.0341348" calcext:value-type="float">
            <text:p>0.034134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40087" calcext:value-type="float">
            <text:p>0.0740087</text:p>
          </table:table-cell>
          <table:table-cell table:number-columns-repeated="3"/>
          <table:table-cell office:value-type="float" office:value="0.0347593" calcext:value-type="float">
            <text:p>0.034759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42953" calcext:value-type="float">
            <text:p>0.0742953</text:p>
          </table:table-cell>
          <table:table-cell table:number-columns-repeated="3"/>
          <table:table-cell office:value-type="float" office:value="0.0353936" calcext:value-type="float">
            <text:p>0.035393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45843" calcext:value-type="float">
            <text:p>0.0745843</text:p>
          </table:table-cell>
          <table:table-cell table:number-columns-repeated="3"/>
          <table:table-cell office:value-type="float" office:value="0.0360378" calcext:value-type="float">
            <text:p>0.036037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48757" calcext:value-type="float">
            <text:p>0.0748757</text:p>
          </table:table-cell>
          <table:table-cell table:number-columns-repeated="3"/>
          <table:table-cell office:value-type="float" office:value="0.0366919" calcext:value-type="float">
            <text:p>0.036691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51694" calcext:value-type="float">
            <text:p>0.0751694</text:p>
          </table:table-cell>
          <table:table-cell table:number-columns-repeated="3"/>
          <table:table-cell office:value-type="float" office:value="0.0373562" calcext:value-type="float">
            <text:p>0.037356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54657" calcext:value-type="float">
            <text:p>0.0754657</text:p>
          </table:table-cell>
          <table:table-cell table:number-columns-repeated="3"/>
          <table:table-cell office:value-type="float" office:value="0.0380306" calcext:value-type="float">
            <text:p>0.038030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57645" calcext:value-type="float">
            <text:p>0.0757645</text:p>
          </table:table-cell>
          <table:table-cell table:number-columns-repeated="3"/>
          <table:table-cell office:value-type="float" office:value="0.0387153" calcext:value-type="float">
            <text:p>0.038715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60659" calcext:value-type="float">
            <text:p>0.0760659</text:p>
          </table:table-cell>
          <table:table-cell table:number-columns-repeated="3"/>
          <table:table-cell office:value-type="float" office:value="0.0394104" calcext:value-type="float">
            <text:p>0.039410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63699" calcext:value-type="float">
            <text:p>0.0763699</text:p>
          </table:table-cell>
          <table:table-cell table:number-columns-repeated="3"/>
          <table:table-cell office:value-type="float" office:value="0.040116" calcext:value-type="float">
            <text:p>0.04011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66765" calcext:value-type="float">
            <text:p>0.0766765</text:p>
          </table:table-cell>
          <table:table-cell table:number-columns-repeated="3"/>
          <table:table-cell office:value-type="float" office:value="0.0408323" calcext:value-type="float">
            <text:p>0.040832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69859" calcext:value-type="float">
            <text:p>0.0769859</text:p>
          </table:table-cell>
          <table:table-cell table:number-columns-repeated="3"/>
          <table:table-cell office:value-type="float" office:value="0.0415593" calcext:value-type="float">
            <text:p>0.041559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72981" calcext:value-type="float">
            <text:p>0.0772981</text:p>
          </table:table-cell>
          <table:table-cell table:number-columns-repeated="3"/>
          <table:table-cell office:value-type="float" office:value="0.0422972" calcext:value-type="float">
            <text:p>0.042297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7613" calcext:value-type="float">
            <text:p>0.077613</text:p>
          </table:table-cell>
          <table:table-cell table:number-columns-repeated="3"/>
          <table:table-cell office:value-type="float" office:value="0.043046" calcext:value-type="float">
            <text:p>0.04304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79309" calcext:value-type="float">
            <text:p>0.0779309</text:p>
          </table:table-cell>
          <table:table-cell table:number-columns-repeated="3"/>
          <table:table-cell office:value-type="float" office:value="0.043806" calcext:value-type="float">
            <text:p>0.04380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82517" calcext:value-type="float">
            <text:p>0.0782517</text:p>
          </table:table-cell>
          <table:table-cell table:number-columns-repeated="3"/>
          <table:table-cell office:value-type="float" office:value="0.0445772" calcext:value-type="float">
            <text:p>0.044577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85755" calcext:value-type="float">
            <text:p>0.0785755</text:p>
          </table:table-cell>
          <table:table-cell table:number-columns-repeated="3"/>
          <table:table-cell office:value-type="float" office:value="0.0453598" calcext:value-type="float">
            <text:p>0.045359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89023" calcext:value-type="float">
            <text:p>0.0789023</text:p>
          </table:table-cell>
          <table:table-cell table:number-columns-repeated="3"/>
          <table:table-cell office:value-type="float" office:value="0.0461539" calcext:value-type="float">
            <text:p>0.046153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92322" calcext:value-type="float">
            <text:p>0.0792322</text:p>
          </table:table-cell>
          <table:table-cell table:number-columns-repeated="3"/>
          <table:table-cell office:value-type="float" office:value="0.0469596" calcext:value-type="float">
            <text:p>0.046959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95652" calcext:value-type="float">
            <text:p>0.0795652</text:p>
          </table:table-cell>
          <table:table-cell table:number-columns-repeated="3"/>
          <table:table-cell office:value-type="float" office:value="0.0477771" calcext:value-type="float">
            <text:p>0.047777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799014" calcext:value-type="float">
            <text:p>0.0799014</text:p>
          </table:table-cell>
          <table:table-cell table:number-columns-repeated="3"/>
          <table:table-cell office:value-type="float" office:value="0.0486064" calcext:value-type="float">
            <text:p>0.048606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02409" calcext:value-type="float">
            <text:p>0.0802409</text:p>
          </table:table-cell>
          <table:table-cell table:number-columns-repeated="3"/>
          <table:table-cell office:value-type="float" office:value="0.0494478" calcext:value-type="float">
            <text:p>0.049447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05837" calcext:value-type="float">
            <text:p>0.0805837</text:p>
          </table:table-cell>
          <table:table-cell table:number-columns-repeated="3"/>
          <table:table-cell office:value-type="float" office:value="0.0503013" calcext:value-type="float">
            <text:p>0.050301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09299" calcext:value-type="float">
            <text:p>0.0809299</text:p>
          </table:table-cell>
          <table:table-cell table:number-columns-repeated="3"/>
          <table:table-cell office:value-type="float" office:value="0.0511672" calcext:value-type="float">
            <text:p>0.051167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12794" calcext:value-type="float">
            <text:p>0.0812794</text:p>
          </table:table-cell>
          <table:table-cell table:number-columns-repeated="3"/>
          <table:table-cell office:value-type="float" office:value="0.0520454" calcext:value-type="float">
            <text:p>0.052045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16325" calcext:value-type="float">
            <text:p>0.0816325</text:p>
          </table:table-cell>
          <table:table-cell table:number-columns-repeated="3"/>
          <table:table-cell office:value-type="float" office:value="0.0529363" calcext:value-type="float">
            <text:p>0.052936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19891" calcext:value-type="float">
            <text:p>0.0819891</text:p>
          </table:table-cell>
          <table:table-cell table:number-columns-repeated="3"/>
          <table:table-cell office:value-type="float" office:value="0.0538399" calcext:value-type="float">
            <text:p>0.053839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23492" calcext:value-type="float">
            <text:p>0.0823492</text:p>
          </table:table-cell>
          <table:table-cell table:number-columns-repeated="3"/>
          <table:table-cell office:value-type="float" office:value="0.0547563" calcext:value-type="float">
            <text:p>0.054756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2713" calcext:value-type="float">
            <text:p>0.082713</text:p>
          </table:table-cell>
          <table:table-cell table:number-columns-repeated="3"/>
          <table:table-cell office:value-type="float" office:value="0.0556858" calcext:value-type="float">
            <text:p>0.055685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30806" calcext:value-type="float">
            <text:p>0.0830806</text:p>
          </table:table-cell>
          <table:table-cell table:number-columns-repeated="3"/>
          <table:table-cell office:value-type="float" office:value="0.0566285" calcext:value-type="float">
            <text:p>0.056628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34519" calcext:value-type="float">
            <text:p>0.0834519</text:p>
          </table:table-cell>
          <table:table-cell table:number-columns-repeated="3"/>
          <table:table-cell office:value-type="float" office:value="0.0575845" calcext:value-type="float">
            <text:p>0.057584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3827" calcext:value-type="float">
            <text:p>0.083827</text:p>
          </table:table-cell>
          <table:table-cell table:number-columns-repeated="3"/>
          <table:table-cell office:value-type="float" office:value="0.058554" calcext:value-type="float">
            <text:p>0.05855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4206" calcext:value-type="float">
            <text:p>0.084206</text:p>
          </table:table-cell>
          <table:table-cell table:number-columns-repeated="3"/>
          <table:table-cell office:value-type="float" office:value="0.0595371" calcext:value-type="float">
            <text:p>0.059537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4589" calcext:value-type="float">
            <text:p>0.084589</text:p>
          </table:table-cell>
          <table:table-cell table:number-columns-repeated="3"/>
          <table:table-cell office:value-type="float" office:value="0.060534" calcext:value-type="float">
            <text:p>0.06053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4976" calcext:value-type="float">
            <text:p>0.084976</text:p>
          </table:table-cell>
          <table:table-cell table:number-columns-repeated="3"/>
          <table:table-cell office:value-type="float" office:value="0.061545" calcext:value-type="float">
            <text:p>0.06154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53671" calcext:value-type="float">
            <text:p>0.0853671</text:p>
          </table:table-cell>
          <table:table-cell table:number-columns-repeated="3"/>
          <table:table-cell office:value-type="float" office:value="0.06257" calcext:value-type="float">
            <text:p>0.0625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57623" calcext:value-type="float">
            <text:p>0.0857623</text:p>
          </table:table-cell>
          <table:table-cell table:number-columns-repeated="3"/>
          <table:table-cell office:value-type="float" office:value="0.0636094" calcext:value-type="float">
            <text:p>0.06360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61617" calcext:value-type="float">
            <text:p>0.0861617</text:p>
          </table:table-cell>
          <table:table-cell table:number-columns-repeated="3"/>
          <table:table-cell office:value-type="float" office:value="0.0646632" calcext:value-type="float">
            <text:p>0.064663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65654" calcext:value-type="float">
            <text:p>0.0865654</text:p>
          </table:table-cell>
          <table:table-cell table:number-columns-repeated="3"/>
          <table:table-cell office:value-type="float" office:value="0.0657316" calcext:value-type="float">
            <text:p>0.065731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69734" calcext:value-type="float">
            <text:p>0.0869734</text:p>
          </table:table-cell>
          <table:table-cell table:number-columns-repeated="3"/>
          <table:table-cell office:value-type="float" office:value="0.0668149" calcext:value-type="float">
            <text:p>0.066814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73859" calcext:value-type="float">
            <text:p>0.0873859</text:p>
          </table:table-cell>
          <table:table-cell table:number-columns-repeated="3"/>
          <table:table-cell office:value-type="float" office:value="0.0679132" calcext:value-type="float">
            <text:p>0.067913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78028" calcext:value-type="float">
            <text:p>0.0878028</text:p>
          </table:table-cell>
          <table:table-cell table:number-columns-repeated="3"/>
          <table:table-cell office:value-type="float" office:value="0.0690267" calcext:value-type="float">
            <text:p>0.069026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82242" calcext:value-type="float">
            <text:p>0.0882242</text:p>
          </table:table-cell>
          <table:table-cell table:number-columns-repeated="3"/>
          <table:table-cell office:value-type="float" office:value="0.0701555" calcext:value-type="float">
            <text:p>0.070155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86503" calcext:value-type="float">
            <text:p>0.0886503</text:p>
          </table:table-cell>
          <table:table-cell table:number-columns-repeated="3"/>
          <table:table-cell office:value-type="float" office:value="0.0712999" calcext:value-type="float">
            <text:p>0.071299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9081" calcext:value-type="float">
            <text:p>0.089081</text:p>
          </table:table-cell>
          <table:table-cell table:number-columns-repeated="3"/>
          <table:table-cell office:value-type="float" office:value="0.07246" calcext:value-type="float">
            <text:p>0.0724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95165" calcext:value-type="float">
            <text:p>0.0895165</text:p>
          </table:table-cell>
          <table:table-cell table:number-columns-repeated="3"/>
          <table:table-cell office:value-type="float" office:value="0.073636" calcext:value-type="float">
            <text:p>0.073636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899568" calcext:value-type="float">
            <text:p>0.0899568</text:p>
          </table:table-cell>
          <table:table-cell table:number-columns-repeated="3"/>
          <table:table-cell office:value-type="float" office:value="0.0748281" calcext:value-type="float">
            <text:p>0.074828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-0.025" calcext:value-type="float">
            <text:p>-0.025</text:p>
          </table:table-cell>
          <table:table-cell table:number-columns-repeated="7"/>
          <table:table-cell office:value-type="float" office:value="0.090402" calcext:value-type="float">
            <text:p>0.090402</text:p>
          </table:table-cell>
          <table:table-cell table:number-columns-repeated="3"/>
          <table:table-cell office:value-type="float" office:value="0.0760365" calcext:value-type="float">
            <text:p>0.076036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08424" calcext:value-type="float">
            <text:p>0.0908424</text:p>
          </table:table-cell>
          <table:table-cell table:number-columns-repeated="3"/>
          <table:table-cell office:value-type="float" office:value="0.0772288" calcext:value-type="float">
            <text:p>0.077228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1278" calcext:value-type="float">
            <text:p>0.091278</text:p>
          </table:table-cell>
          <table:table-cell table:number-columns-repeated="3"/>
          <table:table-cell office:value-type="float" office:value="0.0784051" calcext:value-type="float">
            <text:p>0.078405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17089" calcext:value-type="float">
            <text:p>0.0917089</text:p>
          </table:table-cell>
          <table:table-cell table:number-columns-repeated="3"/>
          <table:table-cell office:value-type="float" office:value="0.0795656" calcext:value-type="float">
            <text:p>0.079565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21352" calcext:value-type="float">
            <text:p>0.0921352</text:p>
          </table:table-cell>
          <table:table-cell table:number-columns-repeated="3"/>
          <table:table-cell office:value-type="float" office:value="0.0807105" calcext:value-type="float">
            <text:p>0.080710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2557" calcext:value-type="float">
            <text:p>0.092557</text:p>
          </table:table-cell>
          <table:table-cell table:number-columns-repeated="3"/>
          <table:table-cell office:value-type="float" office:value="0.08184" calcext:value-type="float">
            <text:p>0.0818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29743" calcext:value-type="float">
            <text:p>0.0929743</text:p>
          </table:table-cell>
          <table:table-cell table:number-columns-repeated="3"/>
          <table:table-cell office:value-type="float" office:value="0.0829543" calcext:value-type="float">
            <text:p>0.082954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33871" calcext:value-type="float">
            <text:p>0.0933871</text:p>
          </table:table-cell>
          <table:table-cell table:number-columns-repeated="3"/>
          <table:table-cell office:value-type="float" office:value="0.0840536" calcext:value-type="float">
            <text:p>0.084053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37956" calcext:value-type="float">
            <text:p>0.0937956</text:p>
          </table:table-cell>
          <table:table-cell table:number-columns-repeated="3"/>
          <table:table-cell office:value-type="float" office:value="0.085138" calcext:value-type="float">
            <text:p>0.08513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41998" calcext:value-type="float">
            <text:p>0.0941998</text:p>
          </table:table-cell>
          <table:table-cell table:number-columns-repeated="3"/>
          <table:table-cell office:value-type="float" office:value="0.0862078" calcext:value-type="float">
            <text:p>0.086207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45998" calcext:value-type="float">
            <text:p>0.0945998</text:p>
          </table:table-cell>
          <table:table-cell table:number-columns-repeated="3"/>
          <table:table-cell office:value-type="float" office:value="0.087263" calcext:value-type="float">
            <text:p>0.08726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49957" calcext:value-type="float">
            <text:p>0.0949957</text:p>
          </table:table-cell>
          <table:table-cell table:number-columns-repeated="3"/>
          <table:table-cell office:value-type="float" office:value="0.0883039" calcext:value-type="float">
            <text:p>0.0883039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53875" calcext:value-type="float">
            <text:p>0.0953875</text:p>
          </table:table-cell>
          <table:table-cell table:number-columns-repeated="3"/>
          <table:table-cell office:value-type="float" office:value="0.0893307" calcext:value-type="float">
            <text:p>0.089330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57752" calcext:value-type="float">
            <text:p>0.0957752</text:p>
          </table:table-cell>
          <table:table-cell table:number-columns-repeated="3"/>
          <table:table-cell office:value-type="float" office:value="0.0903434" calcext:value-type="float">
            <text:p>0.090343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6159" calcext:value-type="float">
            <text:p>0.096159</text:p>
          </table:table-cell>
          <table:table-cell table:number-columns-repeated="3"/>
          <table:table-cell office:value-type="float" office:value="0.0913423" calcext:value-type="float">
            <text:p>0.091342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65389" calcext:value-type="float">
            <text:p>0.0965389</text:p>
          </table:table-cell>
          <table:table-cell table:number-columns-repeated="3"/>
          <table:table-cell office:value-type="float" office:value="0.0923276" calcext:value-type="float">
            <text:p>0.092327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6915" calcext:value-type="float">
            <text:p>0.096915</text:p>
          </table:table-cell>
          <table:table-cell table:number-columns-repeated="3"/>
          <table:table-cell office:value-type="float" office:value="0.0932994" calcext:value-type="float">
            <text:p>0.093299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72873" calcext:value-type="float">
            <text:p>0.0972873</text:p>
          </table:table-cell>
          <table:table-cell table:number-columns-repeated="3"/>
          <table:table-cell office:value-type="float" office:value="0.0942578" calcext:value-type="float">
            <text:p>0.094257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76559" calcext:value-type="float">
            <text:p>0.0976559</text:p>
          </table:table-cell>
          <table:table-cell table:number-columns-repeated="3"/>
          <table:table-cell office:value-type="float" office:value="0.095203" calcext:value-type="float">
            <text:p>0.09520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80209" calcext:value-type="float">
            <text:p>0.0980209</text:p>
          </table:table-cell>
          <table:table-cell table:number-columns-repeated="3"/>
          <table:table-cell office:value-type="float" office:value="0.0961352" calcext:value-type="float">
            <text:p>0.096135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83822" calcext:value-type="float">
            <text:p>0.0983822</text:p>
          </table:table-cell>
          <table:table-cell table:number-columns-repeated="3"/>
          <table:table-cell office:value-type="float" office:value="0.0970545" calcext:value-type="float">
            <text:p>0.097054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874" calcext:value-type="float">
            <text:p>0.09874</text:p>
          </table:table-cell>
          <table:table-cell table:number-columns-repeated="3"/>
          <table:table-cell office:value-type="float" office:value="0.0979611" calcext:value-type="float">
            <text:p>0.097961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90944" calcext:value-type="float">
            <text:p>0.0990944</text:p>
          </table:table-cell>
          <table:table-cell table:number-columns-repeated="3"/>
          <table:table-cell office:value-type="float" office:value="0.0988551" calcext:value-type="float">
            <text:p>0.098855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94453" calcext:value-type="float">
            <text:p>0.0994453</text:p>
          </table:table-cell>
          <table:table-cell table:number-columns-repeated="3"/>
          <table:table-cell office:value-type="float" office:value="0.0997367" calcext:value-type="float">
            <text:p>0.099736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0997929" calcext:value-type="float">
            <text:p>0.0997929</text:p>
          </table:table-cell>
          <table:table-cell table:number-columns-repeated="3"/>
          <table:table-cell office:value-type="float" office:value="0.100606" calcext:value-type="float">
            <text:p>0.10060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0137" calcext:value-type="float">
            <text:p>0.100137</text:p>
          </table:table-cell>
          <table:table-cell table:number-columns-repeated="3"/>
          <table:table-cell office:value-type="float" office:value="0.101463" calcext:value-type="float">
            <text:p>0.10146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0478" calcext:value-type="float">
            <text:p>0.100478</text:p>
          </table:table-cell>
          <table:table-cell table:number-columns-repeated="3"/>
          <table:table-cell office:value-type="float" office:value="0.102308" calcext:value-type="float">
            <text:p>0.10230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0816" calcext:value-type="float">
            <text:p>0.100816</text:p>
          </table:table-cell>
          <table:table-cell table:number-columns-repeated="3"/>
          <table:table-cell office:value-type="float" office:value="0.103141" calcext:value-type="float">
            <text:p>0.10314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1151" calcext:value-type="float">
            <text:p>0.101151</text:p>
          </table:table-cell>
          <table:table-cell table:number-columns-repeated="3"/>
          <table:table-cell office:value-type="float" office:value="0.103963" calcext:value-type="float">
            <text:p>0.10396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1482" calcext:value-type="float">
            <text:p>0.101482</text:p>
          </table:table-cell>
          <table:table-cell table:number-columns-repeated="3"/>
          <table:table-cell office:value-type="float" office:value="0.104773" calcext:value-type="float">
            <text:p>0.10477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1811" calcext:value-type="float">
            <text:p>0.101811</text:p>
          </table:table-cell>
          <table:table-cell table:number-columns-repeated="3"/>
          <table:table-cell office:value-type="float" office:value="0.105571" calcext:value-type="float">
            <text:p>0.10557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2137" calcext:value-type="float">
            <text:p>0.102137</text:p>
          </table:table-cell>
          <table:table-cell table:number-columns-repeated="3"/>
          <table:table-cell office:value-type="float" office:value="0.106358" calcext:value-type="float">
            <text:p>0.10635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2459" calcext:value-type="float">
            <text:p>0.102459</text:p>
          </table:table-cell>
          <table:table-cell table:number-columns-repeated="3"/>
          <table:table-cell office:value-type="float" office:value="0.107134" calcext:value-type="float">
            <text:p>0.10713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2779" calcext:value-type="float">
            <text:p>0.102779</text:p>
          </table:table-cell>
          <table:table-cell table:number-columns-repeated="3"/>
          <table:table-cell office:value-type="float" office:value="0.107899" calcext:value-type="float">
            <text:p>0.107899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3096" calcext:value-type="float">
            <text:p>0.103096</text:p>
          </table:table-cell>
          <table:table-cell table:number-columns-repeated="3"/>
          <table:table-cell office:value-type="float" office:value="0.108653" calcext:value-type="float">
            <text:p>0.10865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3411" calcext:value-type="float">
            <text:p>0.103411</text:p>
          </table:table-cell>
          <table:table-cell table:number-columns-repeated="3"/>
          <table:table-cell office:value-type="float" office:value="0.109396" calcext:value-type="float">
            <text:p>0.10939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3722" calcext:value-type="float">
            <text:p>0.103722</text:p>
          </table:table-cell>
          <table:table-cell table:number-columns-repeated="3"/>
          <table:table-cell office:value-type="float" office:value="0.110128" calcext:value-type="float">
            <text:p>0.11012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4031" calcext:value-type="float">
            <text:p>0.104031</text:p>
          </table:table-cell>
          <table:table-cell table:number-columns-repeated="3"/>
          <table:table-cell office:value-type="float" office:value="0.11085" calcext:value-type="float">
            <text:p>0.1108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4337" calcext:value-type="float">
            <text:p>0.104337</text:p>
          </table:table-cell>
          <table:table-cell table:number-columns-repeated="3"/>
          <table:table-cell office:value-type="float" office:value="0.111561" calcext:value-type="float">
            <text:p>0.11156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4641" calcext:value-type="float">
            <text:p>0.104641</text:p>
          </table:table-cell>
          <table:table-cell table:number-columns-repeated="3"/>
          <table:table-cell office:value-type="float" office:value="0.112262" calcext:value-type="float">
            <text:p>0.11226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4942" calcext:value-type="float">
            <text:p>0.104942</text:p>
          </table:table-cell>
          <table:table-cell table:number-columns-repeated="3"/>
          <table:table-cell office:value-type="float" office:value="0.112952" calcext:value-type="float">
            <text:p>0.11295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5241" calcext:value-type="float">
            <text:p>0.105241</text:p>
          </table:table-cell>
          <table:table-cell table:number-columns-repeated="3"/>
          <table:table-cell office:value-type="float" office:value="0.113633" calcext:value-type="float">
            <text:p>0.11363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5537" calcext:value-type="float">
            <text:p>0.105537</text:p>
          </table:table-cell>
          <table:table-cell table:number-columns-repeated="3"/>
          <table:table-cell office:value-type="float" office:value="0.114303" calcext:value-type="float">
            <text:p>0.11430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5831" calcext:value-type="float">
            <text:p>0.105831</text:p>
          </table:table-cell>
          <table:table-cell table:number-columns-repeated="3"/>
          <table:table-cell office:value-type="float" office:value="0.114964" calcext:value-type="float">
            <text:p>0.11496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6123" calcext:value-type="float">
            <text:p>0.106123</text:p>
          </table:table-cell>
          <table:table-cell table:number-columns-repeated="3"/>
          <table:table-cell office:value-type="float" office:value="0.115615" calcext:value-type="float">
            <text:p>0.11561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6413" calcext:value-type="float">
            <text:p>0.106413</text:p>
          </table:table-cell>
          <table:table-cell table:number-columns-repeated="3"/>
          <table:table-cell office:value-type="float" office:value="0.116256" calcext:value-type="float">
            <text:p>0.11625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67" calcext:value-type="float">
            <text:p>0.1067</text:p>
          </table:table-cell>
          <table:table-cell table:number-columns-repeated="3"/>
          <table:table-cell office:value-type="float" office:value="0.116887" calcext:value-type="float">
            <text:p>0.11688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6985" calcext:value-type="float">
            <text:p>0.106985</text:p>
          </table:table-cell>
          <table:table-cell table:number-columns-repeated="3"/>
          <table:table-cell office:value-type="float" office:value="0.117509" calcext:value-type="float">
            <text:p>0.117509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7268" calcext:value-type="float">
            <text:p>0.107268</text:p>
          </table:table-cell>
          <table:table-cell table:number-columns-repeated="3"/>
          <table:table-cell office:value-type="float" office:value="0.118121" calcext:value-type="float">
            <text:p>0.11812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7549" calcext:value-type="float">
            <text:p>0.107549</text:p>
          </table:table-cell>
          <table:table-cell table:number-columns-repeated="3"/>
          <table:table-cell office:value-type="float" office:value="0.118725" calcext:value-type="float">
            <text:p>0.11872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7827" calcext:value-type="float">
            <text:p>0.107827</text:p>
          </table:table-cell>
          <table:table-cell table:number-columns-repeated="3"/>
          <table:table-cell office:value-type="float" office:value="0.119319" calcext:value-type="float">
            <text:p>0.119319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8104" calcext:value-type="float">
            <text:p>0.108104</text:p>
          </table:table-cell>
          <table:table-cell table:number-columns-repeated="3"/>
          <table:table-cell office:value-type="float" office:value="0.119904" calcext:value-type="float">
            <text:p>0.11990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8379" calcext:value-type="float">
            <text:p>0.108379</text:p>
          </table:table-cell>
          <table:table-cell table:number-columns-repeated="3"/>
          <table:table-cell office:value-type="float" office:value="0.12048" calcext:value-type="float">
            <text:p>0.1204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8652" calcext:value-type="float">
            <text:p>0.108652</text:p>
          </table:table-cell>
          <table:table-cell table:number-columns-repeated="3"/>
          <table:table-cell office:value-type="float" office:value="0.121047" calcext:value-type="float">
            <text:p>0.12104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8923" calcext:value-type="float">
            <text:p>0.108923</text:p>
          </table:table-cell>
          <table:table-cell table:number-columns-repeated="3"/>
          <table:table-cell office:value-type="float" office:value="0.121605" calcext:value-type="float">
            <text:p>0.12160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9192" calcext:value-type="float">
            <text:p>0.109192</text:p>
          </table:table-cell>
          <table:table-cell table:number-columns-repeated="3"/>
          <table:table-cell office:value-type="float" office:value="0.122155" calcext:value-type="float">
            <text:p>0.12215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946" calcext:value-type="float">
            <text:p>0.10946</text:p>
          </table:table-cell>
          <table:table-cell table:number-columns-repeated="3"/>
          <table:table-cell office:value-type="float" office:value="0.122695" calcext:value-type="float">
            <text:p>0.12269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9726" calcext:value-type="float">
            <text:p>0.109726</text:p>
          </table:table-cell>
          <table:table-cell table:number-columns-repeated="3"/>
          <table:table-cell office:value-type="float" office:value="0.123228" calcext:value-type="float">
            <text:p>0.12322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0999" calcext:value-type="float">
            <text:p>0.10999</text:p>
          </table:table-cell>
          <table:table-cell table:number-columns-repeated="3"/>
          <table:table-cell office:value-type="float" office:value="0.123752" calcext:value-type="float">
            <text:p>0.12375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0252" calcext:value-type="float">
            <text:p>0.110252</text:p>
          </table:table-cell>
          <table:table-cell table:number-columns-repeated="3"/>
          <table:table-cell office:value-type="float" office:value="0.124267" calcext:value-type="float">
            <text:p>0.12426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0513" calcext:value-type="float">
            <text:p>0.110513</text:p>
          </table:table-cell>
          <table:table-cell table:number-columns-repeated="3"/>
          <table:table-cell office:value-type="float" office:value="0.124774" calcext:value-type="float">
            <text:p>0.12477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0773" calcext:value-type="float">
            <text:p>0.110773</text:p>
          </table:table-cell>
          <table:table-cell table:number-columns-repeated="3"/>
          <table:table-cell office:value-type="float" office:value="0.125273" calcext:value-type="float">
            <text:p>0.12527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1031" calcext:value-type="float">
            <text:p>0.111031</text:p>
          </table:table-cell>
          <table:table-cell table:number-columns-repeated="3"/>
          <table:table-cell office:value-type="float" office:value="0.125764" calcext:value-type="float">
            <text:p>0.12576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1287" calcext:value-type="float">
            <text:p>0.111287</text:p>
          </table:table-cell>
          <table:table-cell table:number-columns-repeated="3"/>
          <table:table-cell office:value-type="float" office:value="0.126247" calcext:value-type="float">
            <text:p>0.12624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1542" calcext:value-type="float">
            <text:p>0.111542</text:p>
          </table:table-cell>
          <table:table-cell table:number-columns-repeated="3"/>
          <table:table-cell office:value-type="float" office:value="0.126722" calcext:value-type="float">
            <text:p>0.12672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1795" calcext:value-type="float">
            <text:p>0.111795</text:p>
          </table:table-cell>
          <table:table-cell table:number-columns-repeated="3"/>
          <table:table-cell office:value-type="float" office:value="0.127189" calcext:value-type="float">
            <text:p>0.127189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2048" calcext:value-type="float">
            <text:p>0.112048</text:p>
          </table:table-cell>
          <table:table-cell table:number-columns-repeated="3"/>
          <table:table-cell office:value-type="float" office:value="0.127648" calcext:value-type="float">
            <text:p>0.12764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2299" calcext:value-type="float">
            <text:p>0.112299</text:p>
          </table:table-cell>
          <table:table-cell table:number-columns-repeated="3"/>
          <table:table-cell office:value-type="float" office:value="0.1281" calcext:value-type="float">
            <text:p>0.128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2548" calcext:value-type="float">
            <text:p>0.112548</text:p>
          </table:table-cell>
          <table:table-cell table:number-columns-repeated="3"/>
          <table:table-cell office:value-type="float" office:value="0.128544" calcext:value-type="float">
            <text:p>0.12854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2797" calcext:value-type="float">
            <text:p>0.112797</text:p>
          </table:table-cell>
          <table:table-cell table:number-columns-repeated="3"/>
          <table:table-cell office:value-type="float" office:value="0.12898" calcext:value-type="float">
            <text:p>0.1289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3044" calcext:value-type="float">
            <text:p>0.113044</text:p>
          </table:table-cell>
          <table:table-cell table:number-columns-repeated="3"/>
          <table:table-cell office:value-type="float" office:value="0.129409" calcext:value-type="float">
            <text:p>0.129409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329" calcext:value-type="float">
            <text:p>0.11329</text:p>
          </table:table-cell>
          <table:table-cell table:number-columns-repeated="3"/>
          <table:table-cell office:value-type="float" office:value="0.12983" calcext:value-type="float">
            <text:p>0.1298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3535" calcext:value-type="float">
            <text:p>0.113535</text:p>
          </table:table-cell>
          <table:table-cell table:number-columns-repeated="3"/>
          <table:table-cell office:value-type="float" office:value="0.130244" calcext:value-type="float">
            <text:p>0.13024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3779" calcext:value-type="float">
            <text:p>0.113779</text:p>
          </table:table-cell>
          <table:table-cell table:number-columns-repeated="3"/>
          <table:table-cell office:value-type="float" office:value="0.13065" calcext:value-type="float">
            <text:p>0.1306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4022" calcext:value-type="float">
            <text:p>0.114022</text:p>
          </table:table-cell>
          <table:table-cell table:number-columns-repeated="3"/>
          <table:table-cell office:value-type="float" office:value="0.13105" calcext:value-type="float">
            <text:p>0.1310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4264" calcext:value-type="float">
            <text:p>0.114264</text:p>
          </table:table-cell>
          <table:table-cell table:number-columns-repeated="3"/>
          <table:table-cell office:value-type="float" office:value="0.131442" calcext:value-type="float">
            <text:p>0.13144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4505" calcext:value-type="float">
            <text:p>0.114505</text:p>
          </table:table-cell>
          <table:table-cell table:number-columns-repeated="3"/>
          <table:table-cell office:value-type="float" office:value="0.131827" calcext:value-type="float">
            <text:p>0.13182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4746" calcext:value-type="float">
            <text:p>0.114746</text:p>
          </table:table-cell>
          <table:table-cell table:number-columns-repeated="3"/>
          <table:table-cell office:value-type="float" office:value="0.132205" calcext:value-type="float">
            <text:p>0.13220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4985" calcext:value-type="float">
            <text:p>0.114985</text:p>
          </table:table-cell>
          <table:table-cell table:number-columns-repeated="3"/>
          <table:table-cell office:value-type="float" office:value="0.132576" calcext:value-type="float">
            <text:p>0.13257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5223" calcext:value-type="float">
            <text:p>0.115223</text:p>
          </table:table-cell>
          <table:table-cell table:number-columns-repeated="3"/>
          <table:table-cell office:value-type="float" office:value="0.13294" calcext:value-type="float">
            <text:p>0.1329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5461" calcext:value-type="float">
            <text:p>0.115461</text:p>
          </table:table-cell>
          <table:table-cell table:number-columns-repeated="3"/>
          <table:table-cell office:value-type="float" office:value="0.133297" calcext:value-type="float">
            <text:p>0.13329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5698" calcext:value-type="float">
            <text:p>0.115698</text:p>
          </table:table-cell>
          <table:table-cell table:number-columns-repeated="3"/>
          <table:table-cell office:value-type="float" office:value="0.133648" calcext:value-type="float">
            <text:p>0.13364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5934" calcext:value-type="float">
            <text:p>0.115934</text:p>
          </table:table-cell>
          <table:table-cell table:number-columns-repeated="3"/>
          <table:table-cell office:value-type="float" office:value="0.133991" calcext:value-type="float">
            <text:p>0.13399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617" calcext:value-type="float">
            <text:p>0.11617</text:p>
          </table:table-cell>
          <table:table-cell table:number-columns-repeated="3"/>
          <table:table-cell office:value-type="float" office:value="0.134328" calcext:value-type="float">
            <text:p>0.13432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6405" calcext:value-type="float">
            <text:p>0.116405</text:p>
          </table:table-cell>
          <table:table-cell table:number-columns-repeated="3"/>
          <table:table-cell office:value-type="float" office:value="0.134659" calcext:value-type="float">
            <text:p>0.134659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6639" calcext:value-type="float">
            <text:p>0.116639</text:p>
          </table:table-cell>
          <table:table-cell table:number-columns-repeated="3"/>
          <table:table-cell office:value-type="float" office:value="0.134982" calcext:value-type="float">
            <text:p>0.13498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6873" calcext:value-type="float">
            <text:p>0.116873</text:p>
          </table:table-cell>
          <table:table-cell table:number-columns-repeated="3"/>
          <table:table-cell office:value-type="float" office:value="0.135299" calcext:value-type="float">
            <text:p>0.135299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7107" calcext:value-type="float">
            <text:p>0.117107</text:p>
          </table:table-cell>
          <table:table-cell table:number-columns-repeated="3"/>
          <table:table-cell office:value-type="float" office:value="0.13561" calcext:value-type="float">
            <text:p>0.1356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7339" calcext:value-type="float">
            <text:p>0.117339</text:p>
          </table:table-cell>
          <table:table-cell table:number-columns-repeated="3"/>
          <table:table-cell office:value-type="float" office:value="0.135914" calcext:value-type="float">
            <text:p>0.13591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7572" calcext:value-type="float">
            <text:p>0.117572</text:p>
          </table:table-cell>
          <table:table-cell table:number-columns-repeated="3"/>
          <table:table-cell office:value-type="float" office:value="0.136212" calcext:value-type="float">
            <text:p>0.13621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7804" calcext:value-type="float">
            <text:p>0.117804</text:p>
          </table:table-cell>
          <table:table-cell table:number-columns-repeated="3"/>
          <table:table-cell office:value-type="float" office:value="0.136504" calcext:value-type="float">
            <text:p>0.13650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8036" calcext:value-type="float">
            <text:p>0.118036</text:p>
          </table:table-cell>
          <table:table-cell table:number-columns-repeated="3"/>
          <table:table-cell office:value-type="float" office:value="0.136789" calcext:value-type="float">
            <text:p>0.136789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8267" calcext:value-type="float">
            <text:p>0.118267</text:p>
          </table:table-cell>
          <table:table-cell table:number-columns-repeated="3"/>
          <table:table-cell office:value-type="float" office:value="0.137068" calcext:value-type="float">
            <text:p>0.13706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8498" calcext:value-type="float">
            <text:p>0.118498</text:p>
          </table:table-cell>
          <table:table-cell table:number-columns-repeated="3"/>
          <table:table-cell office:value-type="float" office:value="0.137341" calcext:value-type="float">
            <text:p>0.13734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8729" calcext:value-type="float">
            <text:p>0.118729</text:p>
          </table:table-cell>
          <table:table-cell table:number-columns-repeated="3"/>
          <table:table-cell office:value-type="float" office:value="0.137607" calcext:value-type="float">
            <text:p>0.13760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8959" calcext:value-type="float">
            <text:p>0.118959</text:p>
          </table:table-cell>
          <table:table-cell table:number-columns-repeated="3"/>
          <table:table-cell office:value-type="float" office:value="0.137868" calcext:value-type="float">
            <text:p>0.13786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919" calcext:value-type="float">
            <text:p>0.11919</text:p>
          </table:table-cell>
          <table:table-cell table:number-columns-repeated="3"/>
          <table:table-cell office:value-type="float" office:value="0.138122" calcext:value-type="float">
            <text:p>0.13812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942" calcext:value-type="float">
            <text:p>0.11942</text:p>
          </table:table-cell>
          <table:table-cell table:number-columns-repeated="3"/>
          <table:table-cell office:value-type="float" office:value="0.138371" calcext:value-type="float">
            <text:p>0.13837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965" calcext:value-type="float">
            <text:p>0.11965</text:p>
          </table:table-cell>
          <table:table-cell table:number-columns-repeated="3"/>
          <table:table-cell office:value-type="float" office:value="0.138613" calcext:value-type="float">
            <text:p>0.13861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19881" calcext:value-type="float">
            <text:p>0.119881</text:p>
          </table:table-cell>
          <table:table-cell table:number-columns-repeated="3"/>
          <table:table-cell office:value-type="float" office:value="0.13885" calcext:value-type="float">
            <text:p>0.1388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0111" calcext:value-type="float">
            <text:p>0.120111</text:p>
          </table:table-cell>
          <table:table-cell table:number-columns-repeated="3"/>
          <table:table-cell office:value-type="float" office:value="0.139081" calcext:value-type="float">
            <text:p>0.13908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0341" calcext:value-type="float">
            <text:p>0.120341</text:p>
          </table:table-cell>
          <table:table-cell table:number-columns-repeated="3"/>
          <table:table-cell office:value-type="float" office:value="0.139305" calcext:value-type="float">
            <text:p>0.13930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0571" calcext:value-type="float">
            <text:p>0.120571</text:p>
          </table:table-cell>
          <table:table-cell table:number-columns-repeated="3"/>
          <table:table-cell office:value-type="float" office:value="0.139524" calcext:value-type="float">
            <text:p>0.13952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0802" calcext:value-type="float">
            <text:p>0.120802</text:p>
          </table:table-cell>
          <table:table-cell table:number-columns-repeated="3"/>
          <table:table-cell office:value-type="float" office:value="0.139737" calcext:value-type="float">
            <text:p>0.13973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1032" calcext:value-type="float">
            <text:p>0.121032</text:p>
          </table:table-cell>
          <table:table-cell table:number-columns-repeated="3"/>
          <table:table-cell office:value-type="float" office:value="0.139945" calcext:value-type="float">
            <text:p>0.13994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1263" calcext:value-type="float">
            <text:p>0.121263</text:p>
          </table:table-cell>
          <table:table-cell table:number-columns-repeated="3"/>
          <table:table-cell office:value-type="float" office:value="0.140146" calcext:value-type="float">
            <text:p>0.14014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1493" calcext:value-type="float">
            <text:p>0.121493</text:p>
          </table:table-cell>
          <table:table-cell table:number-columns-repeated="3"/>
          <table:table-cell office:value-type="float" office:value="0.140342" calcext:value-type="float">
            <text:p>0.14034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1724" calcext:value-type="float">
            <text:p>0.121724</text:p>
          </table:table-cell>
          <table:table-cell table:number-columns-repeated="3"/>
          <table:table-cell office:value-type="float" office:value="0.140533" calcext:value-type="float">
            <text:p>0.14053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1956" calcext:value-type="float">
            <text:p>0.121956</text:p>
          </table:table-cell>
          <table:table-cell table:number-columns-repeated="3"/>
          <table:table-cell office:value-type="float" office:value="0.140717" calcext:value-type="float">
            <text:p>0.14071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2187" calcext:value-type="float">
            <text:p>0.122187</text:p>
          </table:table-cell>
          <table:table-cell table:number-columns-repeated="3"/>
          <table:table-cell office:value-type="float" office:value="0.140896" calcext:value-type="float">
            <text:p>0.14089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242" calcext:value-type="float">
            <text:p>0.12242</text:p>
          </table:table-cell>
          <table:table-cell table:number-columns-repeated="3"/>
          <table:table-cell office:value-type="float" office:value="0.14107" calcext:value-type="float">
            <text:p>0.1410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2652" calcext:value-type="float">
            <text:p>0.122652</text:p>
          </table:table-cell>
          <table:table-cell table:number-columns-repeated="3"/>
          <table:table-cell office:value-type="float" office:value="0.141238" calcext:value-type="float">
            <text:p>0.14123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2885" calcext:value-type="float">
            <text:p>0.122885</text:p>
          </table:table-cell>
          <table:table-cell table:number-columns-repeated="3"/>
          <table:table-cell office:value-type="float" office:value="0.1414" calcext:value-type="float">
            <text:p>0.141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3118" calcext:value-type="float">
            <text:p>0.123118</text:p>
          </table:table-cell>
          <table:table-cell table:number-columns-repeated="3"/>
          <table:table-cell office:value-type="float" office:value="0.141557" calcext:value-type="float">
            <text:p>0.14155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3352" calcext:value-type="float">
            <text:p>0.123352</text:p>
          </table:table-cell>
          <table:table-cell table:number-columns-repeated="3"/>
          <table:table-cell office:value-type="float" office:value="0.141709" calcext:value-type="float">
            <text:p>0.141709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3586" calcext:value-type="float">
            <text:p>0.123586</text:p>
          </table:table-cell>
          <table:table-cell table:number-columns-repeated="3"/>
          <table:table-cell office:value-type="float" office:value="0.141855" calcext:value-type="float">
            <text:p>0.14185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3821" calcext:value-type="float">
            <text:p>0.123821</text:p>
          </table:table-cell>
          <table:table-cell table:number-columns-repeated="3"/>
          <table:table-cell office:value-type="float" office:value="0.141996" calcext:value-type="float">
            <text:p>0.14199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4057" calcext:value-type="float">
            <text:p>0.124057</text:p>
          </table:table-cell>
          <table:table-cell table:number-columns-repeated="3"/>
          <table:table-cell office:value-type="float" office:value="0.142131" calcext:value-type="float">
            <text:p>0.14213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4293" calcext:value-type="float">
            <text:p>0.124293</text:p>
          </table:table-cell>
          <table:table-cell table:number-columns-repeated="3"/>
          <table:table-cell office:value-type="float" office:value="0.142261" calcext:value-type="float">
            <text:p>0.14226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453" calcext:value-type="float">
            <text:p>0.12453</text:p>
          </table:table-cell>
          <table:table-cell table:number-columns-repeated="3"/>
          <table:table-cell office:value-type="float" office:value="0.142385" calcext:value-type="float">
            <text:p>0.14238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4768" calcext:value-type="float">
            <text:p>0.124768</text:p>
          </table:table-cell>
          <table:table-cell table:number-columns-repeated="3"/>
          <table:table-cell office:value-type="float" office:value="0.142504" calcext:value-type="float">
            <text:p>0.14250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5006" calcext:value-type="float">
            <text:p>0.125006</text:p>
          </table:table-cell>
          <table:table-cell table:number-columns-repeated="3"/>
          <table:table-cell office:value-type="float" office:value="0.142618" calcext:value-type="float">
            <text:p>0.14261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5246" calcext:value-type="float">
            <text:p>0.125246</text:p>
          </table:table-cell>
          <table:table-cell table:number-columns-repeated="3"/>
          <table:table-cell office:value-type="float" office:value="0.142727" calcext:value-type="float">
            <text:p>0.14272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5486" calcext:value-type="float">
            <text:p>0.125486</text:p>
          </table:table-cell>
          <table:table-cell table:number-columns-repeated="3"/>
          <table:table-cell office:value-type="float" office:value="0.14283" calcext:value-type="float">
            <text:p>0.1428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5727" calcext:value-type="float">
            <text:p>0.125727</text:p>
          </table:table-cell>
          <table:table-cell table:number-columns-repeated="3"/>
          <table:table-cell office:value-type="float" office:value="0.142928" calcext:value-type="float">
            <text:p>0.14292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5969" calcext:value-type="float">
            <text:p>0.125969</text:p>
          </table:table-cell>
          <table:table-cell table:number-columns-repeated="3"/>
          <table:table-cell office:value-type="float" office:value="0.143021" calcext:value-type="float">
            <text:p>0.14302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6212" calcext:value-type="float">
            <text:p>0.126212</text:p>
          </table:table-cell>
          <table:table-cell table:number-columns-repeated="3"/>
          <table:table-cell office:value-type="float" office:value="0.143109" calcext:value-type="float">
            <text:p>0.143109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6456" calcext:value-type="float">
            <text:p>0.126456</text:p>
          </table:table-cell>
          <table:table-cell table:number-columns-repeated="3"/>
          <table:table-cell office:value-type="float" office:value="0.143191" calcext:value-type="float">
            <text:p>0.14319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6701" calcext:value-type="float">
            <text:p>0.126701</text:p>
          </table:table-cell>
          <table:table-cell table:number-columns-repeated="3"/>
          <table:table-cell office:value-type="float" office:value="0.143269" calcext:value-type="float">
            <text:p>0.143269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6947" calcext:value-type="float">
            <text:p>0.126947</text:p>
          </table:table-cell>
          <table:table-cell table:number-columns-repeated="3"/>
          <table:table-cell office:value-type="float" office:value="0.143341" calcext:value-type="float">
            <text:p>0.14334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7194" calcext:value-type="float">
            <text:p>0.127194</text:p>
          </table:table-cell>
          <table:table-cell table:number-columns-repeated="3"/>
          <table:table-cell office:value-type="float" office:value="0.143407" calcext:value-type="float">
            <text:p>0.14340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7442" calcext:value-type="float">
            <text:p>0.127442</text:p>
          </table:table-cell>
          <table:table-cell table:number-columns-repeated="3"/>
          <table:table-cell office:value-type="float" office:value="0.143469" calcext:value-type="float">
            <text:p>0.143469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7692" calcext:value-type="float">
            <text:p>0.127692</text:p>
          </table:table-cell>
          <table:table-cell table:number-columns-repeated="3"/>
          <table:table-cell office:value-type="float" office:value="0.143526" calcext:value-type="float">
            <text:p>0.14352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7943" calcext:value-type="float">
            <text:p>0.127943</text:p>
          </table:table-cell>
          <table:table-cell table:number-columns-repeated="3"/>
          <table:table-cell office:value-type="float" office:value="0.143577" calcext:value-type="float">
            <text:p>0.14357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8195" calcext:value-type="float">
            <text:p>0.128195</text:p>
          </table:table-cell>
          <table:table-cell table:number-columns-repeated="3"/>
          <table:table-cell office:value-type="float" office:value="0.143623" calcext:value-type="float">
            <text:p>0.14362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8449" calcext:value-type="float">
            <text:p>0.128449</text:p>
          </table:table-cell>
          <table:table-cell table:number-columns-repeated="3"/>
          <table:table-cell office:value-type="float" office:value="0.143665" calcext:value-type="float">
            <text:p>0.14366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8704" calcext:value-type="float">
            <text:p>0.128704</text:p>
          </table:table-cell>
          <table:table-cell table:number-columns-repeated="3"/>
          <table:table-cell office:value-type="float" office:value="0.143701" calcext:value-type="float">
            <text:p>0.14370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896" calcext:value-type="float">
            <text:p>0.12896</text:p>
          </table:table-cell>
          <table:table-cell table:number-columns-repeated="3"/>
          <table:table-cell office:value-type="float" office:value="0.143732" calcext:value-type="float">
            <text:p>0.14373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9218" calcext:value-type="float">
            <text:p>0.129218</text:p>
          </table:table-cell>
          <table:table-cell table:number-columns-repeated="3"/>
          <table:table-cell office:value-type="float" office:value="0.143757" calcext:value-type="float">
            <text:p>0.14375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9477" calcext:value-type="float">
            <text:p>0.129477</text:p>
          </table:table-cell>
          <table:table-cell table:number-columns-repeated="3"/>
          <table:table-cell office:value-type="float" office:value="0.143778" calcext:value-type="float">
            <text:p>0.14377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29738" calcext:value-type="float">
            <text:p>0.129738</text:p>
          </table:table-cell>
          <table:table-cell table:number-columns-repeated="3"/>
          <table:table-cell office:value-type="float" office:value="0.143794" calcext:value-type="float">
            <text:p>0.14379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0.143804" calcext:value-type="float">
            <text:p>0.14380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0264" calcext:value-type="float">
            <text:p>0.130264</text:p>
          </table:table-cell>
          <table:table-cell table:number-columns-repeated="3"/>
          <table:table-cell office:value-type="float" office:value="0.14381" calcext:value-type="float">
            <text:p>0.1438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053" calcext:value-type="float">
            <text:p>0.13053</text:p>
          </table:table-cell>
          <table:table-cell table:number-columns-repeated="3"/>
          <table:table-cell office:value-type="float" office:value="0.14381" calcext:value-type="float">
            <text:p>0.1438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0798" calcext:value-type="float">
            <text:p>0.130798</text:p>
          </table:table-cell>
          <table:table-cell table:number-columns-repeated="3"/>
          <table:table-cell office:value-type="float" office:value="0.143805" calcext:value-type="float">
            <text:p>0.14380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1067" calcext:value-type="float">
            <text:p>0.131067</text:p>
          </table:table-cell>
          <table:table-cell table:number-columns-repeated="3"/>
          <table:table-cell office:value-type="float" office:value="0.143795" calcext:value-type="float">
            <text:p>0.14379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1338" calcext:value-type="float">
            <text:p>0.131338</text:p>
          </table:table-cell>
          <table:table-cell table:number-columns-repeated="3"/>
          <table:table-cell office:value-type="float" office:value="0.14378" calcext:value-type="float">
            <text:p>0.1437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1611" calcext:value-type="float">
            <text:p>0.131611</text:p>
          </table:table-cell>
          <table:table-cell table:number-columns-repeated="3"/>
          <table:table-cell office:value-type="float" office:value="0.14376" calcext:value-type="float">
            <text:p>0.1437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1886" calcext:value-type="float">
            <text:p>0.131886</text:p>
          </table:table-cell>
          <table:table-cell table:number-columns-repeated="3"/>
          <table:table-cell office:value-type="float" office:value="0.143735" calcext:value-type="float">
            <text:p>0.14373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2162" calcext:value-type="float">
            <text:p>0.132162</text:p>
          </table:table-cell>
          <table:table-cell table:number-columns-repeated="3"/>
          <table:table-cell office:value-type="float" office:value="0.143705" calcext:value-type="float">
            <text:p>0.14370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2441" calcext:value-type="float">
            <text:p>0.132441</text:p>
          </table:table-cell>
          <table:table-cell table:number-columns-repeated="3"/>
          <table:table-cell office:value-type="float" office:value="0.14367" calcext:value-type="float">
            <text:p>0.1436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2722" calcext:value-type="float">
            <text:p>0.132722</text:p>
          </table:table-cell>
          <table:table-cell table:number-columns-repeated="3"/>
          <table:table-cell office:value-type="float" office:value="0.143629" calcext:value-type="float">
            <text:p>0.143629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3005" calcext:value-type="float">
            <text:p>0.133005</text:p>
          </table:table-cell>
          <table:table-cell table:number-columns-repeated="3"/>
          <table:table-cell office:value-type="float" office:value="0.143584" calcext:value-type="float">
            <text:p>0.14358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329" calcext:value-type="float">
            <text:p>0.13329</text:p>
          </table:table-cell>
          <table:table-cell table:number-columns-repeated="3"/>
          <table:table-cell office:value-type="float" office:value="0.143533" calcext:value-type="float">
            <text:p>0.14353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3577" calcext:value-type="float">
            <text:p>0.133577</text:p>
          </table:table-cell>
          <table:table-cell table:number-columns-repeated="3"/>
          <table:table-cell office:value-type="float" office:value="0.143477" calcext:value-type="float">
            <text:p>0.14347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3866" calcext:value-type="float">
            <text:p>0.133866</text:p>
          </table:table-cell>
          <table:table-cell table:number-columns-repeated="3"/>
          <table:table-cell office:value-type="float" office:value="0.143416" calcext:value-type="float">
            <text:p>0.14341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4158" calcext:value-type="float">
            <text:p>0.134158</text:p>
          </table:table-cell>
          <table:table-cell table:number-columns-repeated="3"/>
          <table:table-cell office:value-type="float" office:value="0.14335" calcext:value-type="float">
            <text:p>0.1433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4452" calcext:value-type="float">
            <text:p>0.134452</text:p>
          </table:table-cell>
          <table:table-cell table:number-columns-repeated="3"/>
          <table:table-cell office:value-type="float" office:value="0.143278" calcext:value-type="float">
            <text:p>0.14327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4748" calcext:value-type="float">
            <text:p>0.134748</text:p>
          </table:table-cell>
          <table:table-cell table:number-columns-repeated="3"/>
          <table:table-cell office:value-type="float" office:value="0.143202" calcext:value-type="float">
            <text:p>0.14320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5047" calcext:value-type="float">
            <text:p>0.135047</text:p>
          </table:table-cell>
          <table:table-cell table:number-columns-repeated="3"/>
          <table:table-cell office:value-type="float" office:value="0.14312" calcext:value-type="float">
            <text:p>0.1431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5348" calcext:value-type="float">
            <text:p>0.135348</text:p>
          </table:table-cell>
          <table:table-cell table:number-columns-repeated="3"/>
          <table:table-cell office:value-type="float" office:value="0.143033" calcext:value-type="float">
            <text:p>0.14303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5651" calcext:value-type="float">
            <text:p>0.135651</text:p>
          </table:table-cell>
          <table:table-cell table:number-columns-repeated="3"/>
          <table:table-cell office:value-type="float" office:value="0.142941" calcext:value-type="float">
            <text:p>0.14294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5958" calcext:value-type="float">
            <text:p>0.135958</text:p>
          </table:table-cell>
          <table:table-cell table:number-columns-repeated="3"/>
          <table:table-cell office:value-type="float" office:value="0.142844" calcext:value-type="float">
            <text:p>0.14284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6266" calcext:value-type="float">
            <text:p>0.136266</text:p>
          </table:table-cell>
          <table:table-cell table:number-columns-repeated="3"/>
          <table:table-cell office:value-type="float" office:value="0.142741" calcext:value-type="float">
            <text:p>0.14274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6578" calcext:value-type="float">
            <text:p>0.136578</text:p>
          </table:table-cell>
          <table:table-cell table:number-columns-repeated="3"/>
          <table:table-cell office:value-type="float" office:value="0.142633" calcext:value-type="float">
            <text:p>0.14263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6892" calcext:value-type="float">
            <text:p>0.136892</text:p>
          </table:table-cell>
          <table:table-cell table:number-columns-repeated="3"/>
          <table:table-cell office:value-type="float" office:value="0.14252" calcext:value-type="float">
            <text:p>0.1425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7209" calcext:value-type="float">
            <text:p>0.137209</text:p>
          </table:table-cell>
          <table:table-cell table:number-columns-repeated="3"/>
          <table:table-cell office:value-type="float" office:value="0.142401" calcext:value-type="float">
            <text:p>0.14240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7529" calcext:value-type="float">
            <text:p>0.137529</text:p>
          </table:table-cell>
          <table:table-cell table:number-columns-repeated="3"/>
          <table:table-cell office:value-type="float" office:value="0.142277" calcext:value-type="float">
            <text:p>0.14227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7851" calcext:value-type="float">
            <text:p>0.137851</text:p>
          </table:table-cell>
          <table:table-cell table:number-columns-repeated="3"/>
          <table:table-cell office:value-type="float" office:value="0.142148" calcext:value-type="float">
            <text:p>0.14214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8177" calcext:value-type="float">
            <text:p>0.138177</text:p>
          </table:table-cell>
          <table:table-cell table:number-columns-repeated="3"/>
          <table:table-cell office:value-type="float" office:value="0.142014" calcext:value-type="float">
            <text:p>0.14201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8505" calcext:value-type="float">
            <text:p>0.138505</text:p>
          </table:table-cell>
          <table:table-cell table:number-columns-repeated="3"/>
          <table:table-cell office:value-type="float" office:value="0.141874" calcext:value-type="float">
            <text:p>0.14187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8837" calcext:value-type="float">
            <text:p>0.138837</text:p>
          </table:table-cell>
          <table:table-cell table:number-columns-repeated="3"/>
          <table:table-cell office:value-type="float" office:value="0.141728" calcext:value-type="float">
            <text:p>0.14172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9171" calcext:value-type="float">
            <text:p>0.139171</text:p>
          </table:table-cell>
          <table:table-cell table:number-columns-repeated="3"/>
          <table:table-cell office:value-type="float" office:value="0.141578" calcext:value-type="float">
            <text:p>0.14157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9509" calcext:value-type="float">
            <text:p>0.139509</text:p>
          </table:table-cell>
          <table:table-cell table:number-columns-repeated="3"/>
          <table:table-cell office:value-type="float" office:value="0.141421" calcext:value-type="float">
            <text:p>0.14142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3985" calcext:value-type="float">
            <text:p>0.13985</text:p>
          </table:table-cell>
          <table:table-cell table:number-columns-repeated="3"/>
          <table:table-cell office:value-type="float" office:value="0.14126" calcext:value-type="float">
            <text:p>0.1412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0194" calcext:value-type="float">
            <text:p>0.140194</text:p>
          </table:table-cell>
          <table:table-cell table:number-columns-repeated="3"/>
          <table:table-cell office:value-type="float" office:value="0.141092" calcext:value-type="float">
            <text:p>0.14109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0542" calcext:value-type="float">
            <text:p>0.140542</text:p>
          </table:table-cell>
          <table:table-cell table:number-columns-repeated="3"/>
          <table:table-cell office:value-type="float" office:value="0.14092" calcext:value-type="float">
            <text:p>0.1409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0893" calcext:value-type="float">
            <text:p>0.140893</text:p>
          </table:table-cell>
          <table:table-cell table:number-columns-repeated="3"/>
          <table:table-cell office:value-type="float" office:value="0.140741" calcext:value-type="float">
            <text:p>0.14074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1247" calcext:value-type="float">
            <text:p>0.141247</text:p>
          </table:table-cell>
          <table:table-cell table:number-columns-repeated="3"/>
          <table:table-cell office:value-type="float" office:value="0.140557" calcext:value-type="float">
            <text:p>0.140557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1604" calcext:value-type="float">
            <text:p>0.141604</text:p>
          </table:table-cell>
          <table:table-cell table:number-columns-repeated="3"/>
          <table:table-cell office:value-type="float" office:value="0.140368" calcext:value-type="float">
            <text:p>0.14036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1966" calcext:value-type="float">
            <text:p>0.141966</text:p>
          </table:table-cell>
          <table:table-cell table:number-columns-repeated="3"/>
          <table:table-cell office:value-type="float" office:value="0.140173" calcext:value-type="float">
            <text:p>0.14017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2331" calcext:value-type="float">
            <text:p>0.142331</text:p>
          </table:table-cell>
          <table:table-cell table:number-columns-repeated="3"/>
          <table:table-cell office:value-type="float" office:value="0.139972" calcext:value-type="float">
            <text:p>0.13997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2699" calcext:value-type="float">
            <text:p>0.142699</text:p>
          </table:table-cell>
          <table:table-cell table:number-columns-repeated="3"/>
          <table:table-cell office:value-type="float" office:value="0.139765" calcext:value-type="float">
            <text:p>0.13976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3071" calcext:value-type="float">
            <text:p>0.143071</text:p>
          </table:table-cell>
          <table:table-cell table:number-columns-repeated="3"/>
          <table:table-cell office:value-type="float" office:value="0.139553" calcext:value-type="float">
            <text:p>0.13955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3447" calcext:value-type="float">
            <text:p>0.143447</text:p>
          </table:table-cell>
          <table:table-cell table:number-columns-repeated="3"/>
          <table:table-cell office:value-type="float" office:value="0.139334" calcext:value-type="float">
            <text:p>0.13933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3827" calcext:value-type="float">
            <text:p>0.143827</text:p>
          </table:table-cell>
          <table:table-cell table:number-columns-repeated="3"/>
          <table:table-cell office:value-type="float" office:value="0.13911" calcext:value-type="float">
            <text:p>0.1391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421" calcext:value-type="float">
            <text:p>0.14421</text:p>
          </table:table-cell>
          <table:table-cell table:number-columns-repeated="3"/>
          <table:table-cell office:value-type="float" office:value="0.138881" calcext:value-type="float">
            <text:p>0.13888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4598" calcext:value-type="float">
            <text:p>0.144598</text:p>
          </table:table-cell>
          <table:table-cell table:number-columns-repeated="3"/>
          <table:table-cell office:value-type="float" office:value="0.138645" calcext:value-type="float">
            <text:p>0.13864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499" calcext:value-type="float">
            <text:p>0.14499</text:p>
          </table:table-cell>
          <table:table-cell table:number-columns-repeated="3"/>
          <table:table-cell office:value-type="float" office:value="0.138403" calcext:value-type="float">
            <text:p>0.138403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5385" calcext:value-type="float">
            <text:p>0.145385</text:p>
          </table:table-cell>
          <table:table-cell table:number-columns-repeated="3"/>
          <table:table-cell office:value-type="float" office:value="0.138156" calcext:value-type="float">
            <text:p>0.13815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5785" calcext:value-type="float">
            <text:p>0.145785</text:p>
          </table:table-cell>
          <table:table-cell table:number-columns-repeated="3"/>
          <table:table-cell office:value-type="float" office:value="0.137902" calcext:value-type="float">
            <text:p>0.13790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6189" calcext:value-type="float">
            <text:p>0.146189</text:p>
          </table:table-cell>
          <table:table-cell table:number-columns-repeated="3"/>
          <table:table-cell office:value-type="float" office:value="0.137642" calcext:value-type="float">
            <text:p>0.13764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6598" calcext:value-type="float">
            <text:p>0.146598</text:p>
          </table:table-cell>
          <table:table-cell table:number-columns-repeated="3"/>
          <table:table-cell office:value-type="float" office:value="0.137376" calcext:value-type="float">
            <text:p>0.13737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701" calcext:value-type="float">
            <text:p>0.14701</text:p>
          </table:table-cell>
          <table:table-cell table:number-columns-repeated="3"/>
          <table:table-cell office:value-type="float" office:value="0.137104" calcext:value-type="float">
            <text:p>0.13710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7427" calcext:value-type="float">
            <text:p>0.147427</text:p>
          </table:table-cell>
          <table:table-cell table:number-columns-repeated="3"/>
          <table:table-cell office:value-type="float" office:value="0.136826" calcext:value-type="float">
            <text:p>0.13682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7849" calcext:value-type="float">
            <text:p>0.147849</text:p>
          </table:table-cell>
          <table:table-cell table:number-columns-repeated="3"/>
          <table:table-cell office:value-type="float" office:value="0.136542" calcext:value-type="float">
            <text:p>0.13654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8275" calcext:value-type="float">
            <text:p>0.148275</text:p>
          </table:table-cell>
          <table:table-cell table:number-columns-repeated="3"/>
          <table:table-cell office:value-type="float" office:value="0.136251" calcext:value-type="float">
            <text:p>0.13625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8706" calcext:value-type="float">
            <text:p>0.148706</text:p>
          </table:table-cell>
          <table:table-cell table:number-columns-repeated="3"/>
          <table:table-cell office:value-type="float" office:value="0.135954" calcext:value-type="float">
            <text:p>0.13595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9141" calcext:value-type="float">
            <text:p>0.149141</text:p>
          </table:table-cell>
          <table:table-cell table:number-columns-repeated="3"/>
          <table:table-cell office:value-type="float" office:value="0.13565" calcext:value-type="float">
            <text:p>0.1356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49582" calcext:value-type="float">
            <text:p>0.149582</text:p>
          </table:table-cell>
          <table:table-cell table:number-columns-repeated="3"/>
          <table:table-cell office:value-type="float" office:value="0.135341" calcext:value-type="float">
            <text:p>0.13534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7"/>
          <table:table-cell office:value-type="float" office:value="0.150027" calcext:value-type="float">
            <text:p>0.150027</text:p>
          </table:table-cell>
          <table:table-cell table:number-columns-repeated="3"/>
          <table:table-cell office:value-type="float" office:value="0.135024" calcext:value-type="float">
            <text:p>0.13502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0467" calcext:value-type="float">
            <text:p>0.150467</text:p>
          </table:table-cell>
          <table:table-cell table:number-columns-repeated="3"/>
          <table:table-cell office:value-type="float" office:value="0.134715" calcext:value-type="float">
            <text:p>0.13471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0902" calcext:value-type="float">
            <text:p>0.150902</text:p>
          </table:table-cell>
          <table:table-cell table:number-columns-repeated="3"/>
          <table:table-cell office:value-type="float" office:value="0.134411" calcext:value-type="float">
            <text:p>0.13441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1333" calcext:value-type="float">
            <text:p>0.151333</text:p>
          </table:table-cell>
          <table:table-cell table:number-columns-repeated="3"/>
          <table:table-cell office:value-type="float" office:value="0.134114" calcext:value-type="float">
            <text:p>0.13411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1758" calcext:value-type="float">
            <text:p>0.151758</text:p>
          </table:table-cell>
          <table:table-cell table:number-columns-repeated="3"/>
          <table:table-cell office:value-type="float" office:value="0.133824" calcext:value-type="float">
            <text:p>0.13382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218" calcext:value-type="float">
            <text:p>0.15218</text:p>
          </table:table-cell>
          <table:table-cell table:number-columns-repeated="3"/>
          <table:table-cell office:value-type="float" office:value="0.13354" calcext:value-type="float">
            <text:p>0.1335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2596" calcext:value-type="float">
            <text:p>0.152596</text:p>
          </table:table-cell>
          <table:table-cell table:number-columns-repeated="3"/>
          <table:table-cell office:value-type="float" office:value="0.133262" calcext:value-type="float">
            <text:p>0.13326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3009" calcext:value-type="float">
            <text:p>0.153009</text:p>
          </table:table-cell>
          <table:table-cell table:number-columns-repeated="3"/>
          <table:table-cell office:value-type="float" office:value="0.13299" calcext:value-type="float">
            <text:p>0.1329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3416" calcext:value-type="float">
            <text:p>0.153416</text:p>
          </table:table-cell>
          <table:table-cell table:number-columns-repeated="3"/>
          <table:table-cell office:value-type="float" office:value="0.132725" calcext:value-type="float">
            <text:p>0.13272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382" calcext:value-type="float">
            <text:p>0.15382</text:p>
          </table:table-cell>
          <table:table-cell table:number-columns-repeated="3"/>
          <table:table-cell office:value-type="float" office:value="0.132466" calcext:value-type="float">
            <text:p>0.13246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4219" calcext:value-type="float">
            <text:p>0.154219</text:p>
          </table:table-cell>
          <table:table-cell table:number-columns-repeated="3"/>
          <table:table-cell office:value-type="float" office:value="0.132213" calcext:value-type="float">
            <text:p>0.13221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4614" calcext:value-type="float">
            <text:p>0.154614</text:p>
          </table:table-cell>
          <table:table-cell table:number-columns-repeated="3"/>
          <table:table-cell office:value-type="float" office:value="0.131966" calcext:value-type="float">
            <text:p>0.13196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5005" calcext:value-type="float">
            <text:p>0.155005</text:p>
          </table:table-cell>
          <table:table-cell table:number-columns-repeated="3"/>
          <table:table-cell office:value-type="float" office:value="0.131725" calcext:value-type="float">
            <text:p>0.13172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5392" calcext:value-type="float">
            <text:p>0.155392</text:p>
          </table:table-cell>
          <table:table-cell table:number-columns-repeated="3"/>
          <table:table-cell office:value-type="float" office:value="0.13149" calcext:value-type="float">
            <text:p>0.1314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5775" calcext:value-type="float">
            <text:p>0.155775</text:p>
          </table:table-cell>
          <table:table-cell table:number-columns-repeated="3"/>
          <table:table-cell office:value-type="float" office:value="0.131261" calcext:value-type="float">
            <text:p>0.13126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6153" calcext:value-type="float">
            <text:p>0.156153</text:p>
          </table:table-cell>
          <table:table-cell table:number-columns-repeated="3"/>
          <table:table-cell office:value-type="float" office:value="0.131038" calcext:value-type="float">
            <text:p>0.13103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6528" calcext:value-type="float">
            <text:p>0.156528</text:p>
          </table:table-cell>
          <table:table-cell table:number-columns-repeated="3"/>
          <table:table-cell office:value-type="float" office:value="0.13082" calcext:value-type="float">
            <text:p>0.1308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6899" calcext:value-type="float">
            <text:p>0.156899</text:p>
          </table:table-cell>
          <table:table-cell table:number-columns-repeated="3"/>
          <table:table-cell office:value-type="float" office:value="0.130609" calcext:value-type="float">
            <text:p>0.13060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7267" calcext:value-type="float">
            <text:p>0.157267</text:p>
          </table:table-cell>
          <table:table-cell table:number-columns-repeated="3"/>
          <table:table-cell office:value-type="float" office:value="0.130403" calcext:value-type="float">
            <text:p>0.13040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763" calcext:value-type="float">
            <text:p>0.15763</text:p>
          </table:table-cell>
          <table:table-cell table:number-columns-repeated="3"/>
          <table:table-cell office:value-type="float" office:value="0.130204" calcext:value-type="float">
            <text:p>0.13020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799" calcext:value-type="float">
            <text:p>0.15799</text:p>
          </table:table-cell>
          <table:table-cell table:number-columns-repeated="3"/>
          <table:table-cell office:value-type="float" office:value="0.13001" calcext:value-type="float">
            <text:p>0.1300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8346" calcext:value-type="float">
            <text:p>0.158346</text:p>
          </table:table-cell>
          <table:table-cell table:number-columns-repeated="3"/>
          <table:table-cell office:value-type="float" office:value="0.129821" calcext:value-type="float">
            <text:p>0.12982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8699" calcext:value-type="float">
            <text:p>0.158699</text:p>
          </table:table-cell>
          <table:table-cell table:number-columns-repeated="3"/>
          <table:table-cell office:value-type="float" office:value="0.129639" calcext:value-type="float">
            <text:p>0.12963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9049" calcext:value-type="float">
            <text:p>0.159049</text:p>
          </table:table-cell>
          <table:table-cell table:number-columns-repeated="3"/>
          <table:table-cell office:value-type="float" office:value="0.129462" calcext:value-type="float">
            <text:p>0.12946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9394" calcext:value-type="float">
            <text:p>0.159394</text:p>
          </table:table-cell>
          <table:table-cell table:number-columns-repeated="3"/>
          <table:table-cell office:value-type="float" office:value="0.129291" calcext:value-type="float">
            <text:p>0.12929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59737" calcext:value-type="float">
            <text:p>0.159737</text:p>
          </table:table-cell>
          <table:table-cell table:number-columns-repeated="3"/>
          <table:table-cell office:value-type="float" office:value="0.129125" calcext:value-type="float">
            <text:p>0.12912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0076" calcext:value-type="float">
            <text:p>0.160076</text:p>
          </table:table-cell>
          <table:table-cell table:number-columns-repeated="3"/>
          <table:table-cell office:value-type="float" office:value="0.128965" calcext:value-type="float">
            <text:p>0.12896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0412" calcext:value-type="float">
            <text:p>0.160412</text:p>
          </table:table-cell>
          <table:table-cell table:number-columns-repeated="3"/>
          <table:table-cell office:value-type="float" office:value="0.12881" calcext:value-type="float">
            <text:p>0.1288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0745" calcext:value-type="float">
            <text:p>0.160745</text:p>
          </table:table-cell>
          <table:table-cell table:number-columns-repeated="3"/>
          <table:table-cell office:value-type="float" office:value="0.128661" calcext:value-type="float">
            <text:p>0.12866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1075" calcext:value-type="float">
            <text:p>0.161075</text:p>
          </table:table-cell>
          <table:table-cell table:number-columns-repeated="3"/>
          <table:table-cell office:value-type="float" office:value="0.128517" calcext:value-type="float">
            <text:p>0.12851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1401" calcext:value-type="float">
            <text:p>0.161401</text:p>
          </table:table-cell>
          <table:table-cell table:number-columns-repeated="3"/>
          <table:table-cell office:value-type="float" office:value="0.128379" calcext:value-type="float">
            <text:p>0.12837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1725" calcext:value-type="float">
            <text:p>0.161725</text:p>
          </table:table-cell>
          <table:table-cell table:number-columns-repeated="3"/>
          <table:table-cell office:value-type="float" office:value="0.128247" calcext:value-type="float">
            <text:p>0.12824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2045" calcext:value-type="float">
            <text:p>0.162045</text:p>
          </table:table-cell>
          <table:table-cell table:number-columns-repeated="3"/>
          <table:table-cell office:value-type="float" office:value="0.128119" calcext:value-type="float">
            <text:p>0.12811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2363" calcext:value-type="float">
            <text:p>0.162363</text:p>
          </table:table-cell>
          <table:table-cell table:number-columns-repeated="3"/>
          <table:table-cell office:value-type="float" office:value="0.127998" calcext:value-type="float">
            <text:p>0.12799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2677" calcext:value-type="float">
            <text:p>0.162677</text:p>
          </table:table-cell>
          <table:table-cell table:number-columns-repeated="3"/>
          <table:table-cell office:value-type="float" office:value="0.127881" calcext:value-type="float">
            <text:p>0.12788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2989" calcext:value-type="float">
            <text:p>0.162989</text:p>
          </table:table-cell>
          <table:table-cell table:number-columns-repeated="3"/>
          <table:table-cell office:value-type="float" office:value="0.12777" calcext:value-type="float">
            <text:p>0.1277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3298" calcext:value-type="float">
            <text:p>0.163298</text:p>
          </table:table-cell>
          <table:table-cell table:number-columns-repeated="3"/>
          <table:table-cell office:value-type="float" office:value="0.127664" calcext:value-type="float">
            <text:p>0.12766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3605" calcext:value-type="float">
            <text:p>0.163605</text:p>
          </table:table-cell>
          <table:table-cell table:number-columns-repeated="3"/>
          <table:table-cell office:value-type="float" office:value="0.127564" calcext:value-type="float">
            <text:p>0.12756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3908" calcext:value-type="float">
            <text:p>0.163908</text:p>
          </table:table-cell>
          <table:table-cell table:number-columns-repeated="3"/>
          <table:table-cell office:value-type="float" office:value="0.127469" calcext:value-type="float">
            <text:p>0.12746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4209" calcext:value-type="float">
            <text:p>0.164209</text:p>
          </table:table-cell>
          <table:table-cell table:number-columns-repeated="3"/>
          <table:table-cell office:value-type="float" office:value="0.127379" calcext:value-type="float">
            <text:p>0.12737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4508" calcext:value-type="float">
            <text:p>0.164508</text:p>
          </table:table-cell>
          <table:table-cell table:number-columns-repeated="3"/>
          <table:table-cell office:value-type="float" office:value="0.127295" calcext:value-type="float">
            <text:p>0.12729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4804" calcext:value-type="float">
            <text:p>0.164804</text:p>
          </table:table-cell>
          <table:table-cell table:number-columns-repeated="3"/>
          <table:table-cell office:value-type="float" office:value="0.127216" calcext:value-type="float">
            <text:p>0.12721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5097" calcext:value-type="float">
            <text:p>0.165097</text:p>
          </table:table-cell>
          <table:table-cell table:number-columns-repeated="3"/>
          <table:table-cell office:value-type="float" office:value="0.127142" calcext:value-type="float">
            <text:p>0.12714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5388" calcext:value-type="float">
            <text:p>0.165388</text:p>
          </table:table-cell>
          <table:table-cell table:number-columns-repeated="3"/>
          <table:table-cell office:value-type="float" office:value="0.127073" calcext:value-type="float">
            <text:p>0.12707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5677" calcext:value-type="float">
            <text:p>0.165677</text:p>
          </table:table-cell>
          <table:table-cell table:number-columns-repeated="3"/>
          <table:table-cell office:value-type="float" office:value="0.12701" calcext:value-type="float">
            <text:p>0.1270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5963" calcext:value-type="float">
            <text:p>0.165963</text:p>
          </table:table-cell>
          <table:table-cell table:number-columns-repeated="3"/>
          <table:table-cell office:value-type="float" office:value="0.126951" calcext:value-type="float">
            <text:p>0.12695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6247" calcext:value-type="float">
            <text:p>0.166247</text:p>
          </table:table-cell>
          <table:table-cell table:number-columns-repeated="3"/>
          <table:table-cell office:value-type="float" office:value="0.126898" calcext:value-type="float">
            <text:p>0.12689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6529" calcext:value-type="float">
            <text:p>0.166529</text:p>
          </table:table-cell>
          <table:table-cell table:number-columns-repeated="3"/>
          <table:table-cell office:value-type="float" office:value="0.126851" calcext:value-type="float">
            <text:p>0.12685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6809" calcext:value-type="float">
            <text:p>0.166809</text:p>
          </table:table-cell>
          <table:table-cell table:number-columns-repeated="3"/>
          <table:table-cell office:value-type="float" office:value="0.126808" calcext:value-type="float">
            <text:p>0.12680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7086" calcext:value-type="float">
            <text:p>0.167086</text:p>
          </table:table-cell>
          <table:table-cell table:number-columns-repeated="3"/>
          <table:table-cell office:value-type="float" office:value="0.126771" calcext:value-type="float">
            <text:p>0.12677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7361" calcext:value-type="float">
            <text:p>0.167361</text:p>
          </table:table-cell>
          <table:table-cell table:number-columns-repeated="3"/>
          <table:table-cell office:value-type="float" office:value="0.126739" calcext:value-type="float">
            <text:p>0.12673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7635" calcext:value-type="float">
            <text:p>0.167635</text:p>
          </table:table-cell>
          <table:table-cell table:number-columns-repeated="3"/>
          <table:table-cell office:value-type="float" office:value="0.126712" calcext:value-type="float">
            <text:p>0.12671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7906" calcext:value-type="float">
            <text:p>0.167906</text:p>
          </table:table-cell>
          <table:table-cell table:number-columns-repeated="3"/>
          <table:table-cell office:value-type="float" office:value="0.12669" calcext:value-type="float">
            <text:p>0.1266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8175" calcext:value-type="float">
            <text:p>0.168175</text:p>
          </table:table-cell>
          <table:table-cell table:number-columns-repeated="3"/>
          <table:table-cell office:value-type="float" office:value="0.126673" calcext:value-type="float">
            <text:p>0.12667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8442" calcext:value-type="float">
            <text:p>0.168442</text:p>
          </table:table-cell>
          <table:table-cell table:number-columns-repeated="3"/>
          <table:table-cell office:value-type="float" office:value="0.126662" calcext:value-type="float">
            <text:p>0.12666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8708" calcext:value-type="float">
            <text:p>0.168708</text:p>
          </table:table-cell>
          <table:table-cell table:number-columns-repeated="3"/>
          <table:table-cell office:value-type="float" office:value="0.126655" calcext:value-type="float">
            <text:p>0.12665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8971" calcext:value-type="float">
            <text:p>0.168971</text:p>
          </table:table-cell>
          <table:table-cell table:number-columns-repeated="3"/>
          <table:table-cell office:value-type="float" office:value="0.126654" calcext:value-type="float">
            <text:p>0.12665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9233" calcext:value-type="float">
            <text:p>0.169233</text:p>
          </table:table-cell>
          <table:table-cell table:number-columns-repeated="3"/>
          <table:table-cell office:value-type="float" office:value="0.126658" calcext:value-type="float">
            <text:p>0.12665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9493" calcext:value-type="float">
            <text:p>0.169493</text:p>
          </table:table-cell>
          <table:table-cell table:number-columns-repeated="3"/>
          <table:table-cell office:value-type="float" office:value="0.126667" calcext:value-type="float">
            <text:p>0.12666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69751" calcext:value-type="float">
            <text:p>0.169751</text:p>
          </table:table-cell>
          <table:table-cell table:number-columns-repeated="3"/>
          <table:table-cell office:value-type="float" office:value="0.126682" calcext:value-type="float">
            <text:p>0.12668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0008" calcext:value-type="float">
            <text:p>0.170008</text:p>
          </table:table-cell>
          <table:table-cell table:number-columns-repeated="3"/>
          <table:table-cell office:value-type="float" office:value="0.126701" calcext:value-type="float">
            <text:p>0.12670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0263" calcext:value-type="float">
            <text:p>0.170263</text:p>
          </table:table-cell>
          <table:table-cell table:number-columns-repeated="3"/>
          <table:table-cell office:value-type="float" office:value="0.126726" calcext:value-type="float">
            <text:p>0.12672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0516" calcext:value-type="float">
            <text:p>0.170516</text:p>
          </table:table-cell>
          <table:table-cell table:number-columns-repeated="3"/>
          <table:table-cell office:value-type="float" office:value="0.126756" calcext:value-type="float">
            <text:p>0.12675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0768" calcext:value-type="float">
            <text:p>0.170768</text:p>
          </table:table-cell>
          <table:table-cell table:number-columns-repeated="3"/>
          <table:table-cell office:value-type="float" office:value="0.126791" calcext:value-type="float">
            <text:p>0.12679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1019" calcext:value-type="float">
            <text:p>0.171019</text:p>
          </table:table-cell>
          <table:table-cell table:number-columns-repeated="3"/>
          <table:table-cell office:value-type="float" office:value="0.126831" calcext:value-type="float">
            <text:p>0.12683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1267" calcext:value-type="float">
            <text:p>0.171267</text:p>
          </table:table-cell>
          <table:table-cell table:number-columns-repeated="3"/>
          <table:table-cell office:value-type="float" office:value="0.126877" calcext:value-type="float">
            <text:p>0.12687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1515" calcext:value-type="float">
            <text:p>0.171515</text:p>
          </table:table-cell>
          <table:table-cell table:number-columns-repeated="3"/>
          <table:table-cell office:value-type="float" office:value="0.126928" calcext:value-type="float">
            <text:p>0.12692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1761" calcext:value-type="float">
            <text:p>0.171761</text:p>
          </table:table-cell>
          <table:table-cell table:number-columns-repeated="3"/>
          <table:table-cell office:value-type="float" office:value="0.126984" calcext:value-type="float">
            <text:p>0.12698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2006" calcext:value-type="float">
            <text:p>0.172006</text:p>
          </table:table-cell>
          <table:table-cell table:number-columns-repeated="3"/>
          <table:table-cell office:value-type="float" office:value="0.127045" calcext:value-type="float">
            <text:p>0.12704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2249" calcext:value-type="float">
            <text:p>0.172249</text:p>
          </table:table-cell>
          <table:table-cell table:number-columns-repeated="3"/>
          <table:table-cell office:value-type="float" office:value="0.127111" calcext:value-type="float">
            <text:p>0.12711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2491" calcext:value-type="float">
            <text:p>0.172491</text:p>
          </table:table-cell>
          <table:table-cell table:number-columns-repeated="3"/>
          <table:table-cell office:value-type="float" office:value="0.127183" calcext:value-type="float">
            <text:p>0.12718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2732" calcext:value-type="float">
            <text:p>0.172732</text:p>
          </table:table-cell>
          <table:table-cell table:number-columns-repeated="3"/>
          <table:table-cell office:value-type="float" office:value="0.12726" calcext:value-type="float">
            <text:p>0.1272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2972" calcext:value-type="float">
            <text:p>0.172972</text:p>
          </table:table-cell>
          <table:table-cell table:number-columns-repeated="3"/>
          <table:table-cell office:value-type="float" office:value="0.127342" calcext:value-type="float">
            <text:p>0.12734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3211" calcext:value-type="float">
            <text:p>0.173211</text:p>
          </table:table-cell>
          <table:table-cell table:number-columns-repeated="3"/>
          <table:table-cell office:value-type="float" office:value="0.127429" calcext:value-type="float">
            <text:p>0.12742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3448" calcext:value-type="float">
            <text:p>0.173448</text:p>
          </table:table-cell>
          <table:table-cell table:number-columns-repeated="3"/>
          <table:table-cell office:value-type="float" office:value="0.127522" calcext:value-type="float">
            <text:p>0.12752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3684" calcext:value-type="float">
            <text:p>0.173684</text:p>
          </table:table-cell>
          <table:table-cell table:number-columns-repeated="3"/>
          <table:table-cell office:value-type="float" office:value="0.12762" calcext:value-type="float">
            <text:p>0.1276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392" calcext:value-type="float">
            <text:p>0.17392</text:p>
          </table:table-cell>
          <table:table-cell table:number-columns-repeated="3"/>
          <table:table-cell office:value-type="float" office:value="0.127723" calcext:value-type="float">
            <text:p>0.12772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4154" calcext:value-type="float">
            <text:p>0.174154</text:p>
          </table:table-cell>
          <table:table-cell table:number-columns-repeated="3"/>
          <table:table-cell office:value-type="float" office:value="0.127832" calcext:value-type="float">
            <text:p>0.12783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4388" calcext:value-type="float">
            <text:p>0.174388</text:p>
          </table:table-cell>
          <table:table-cell table:number-columns-repeated="3"/>
          <table:table-cell office:value-type="float" office:value="0.127946" calcext:value-type="float">
            <text:p>0.12794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462" calcext:value-type="float">
            <text:p>0.17462</text:p>
          </table:table-cell>
          <table:table-cell table:number-columns-repeated="3"/>
          <table:table-cell office:value-type="float" office:value="0.128066" calcext:value-type="float">
            <text:p>0.12806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4852" calcext:value-type="float">
            <text:p>0.174852</text:p>
          </table:table-cell>
          <table:table-cell table:number-columns-repeated="3"/>
          <table:table-cell office:value-type="float" office:value="0.12819" calcext:value-type="float">
            <text:p>0.1281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5083" calcext:value-type="float">
            <text:p>0.175083</text:p>
          </table:table-cell>
          <table:table-cell table:number-columns-repeated="3"/>
          <table:table-cell office:value-type="float" office:value="0.128321" calcext:value-type="float">
            <text:p>0.12832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5313" calcext:value-type="float">
            <text:p>0.175313</text:p>
          </table:table-cell>
          <table:table-cell table:number-columns-repeated="3"/>
          <table:table-cell office:value-type="float" office:value="0.128456" calcext:value-type="float">
            <text:p>0.12845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5542" calcext:value-type="float">
            <text:p>0.175542</text:p>
          </table:table-cell>
          <table:table-cell table:number-columns-repeated="3"/>
          <table:table-cell office:value-type="float" office:value="0.128598" calcext:value-type="float">
            <text:p>0.12859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577" calcext:value-type="float">
            <text:p>0.17577</text:p>
          </table:table-cell>
          <table:table-cell table:number-columns-repeated="3"/>
          <table:table-cell office:value-type="float" office:value="0.128744" calcext:value-type="float">
            <text:p>0.12874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5998" calcext:value-type="float">
            <text:p>0.175998</text:p>
          </table:table-cell>
          <table:table-cell table:number-columns-repeated="3"/>
          <table:table-cell office:value-type="float" office:value="0.128896" calcext:value-type="float">
            <text:p>0.12889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6225" calcext:value-type="float">
            <text:p>0.176225</text:p>
          </table:table-cell>
          <table:table-cell table:number-columns-repeated="3"/>
          <table:table-cell office:value-type="float" office:value="0.129054" calcext:value-type="float">
            <text:p>0.12905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6452" calcext:value-type="float">
            <text:p>0.176452</text:p>
          </table:table-cell>
          <table:table-cell table:number-columns-repeated="3"/>
          <table:table-cell office:value-type="float" office:value="0.129217" calcext:value-type="float">
            <text:p>0.12921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6678" calcext:value-type="float">
            <text:p>0.176678</text:p>
          </table:table-cell>
          <table:table-cell table:number-columns-repeated="3"/>
          <table:table-cell office:value-type="float" office:value="0.129386" calcext:value-type="float">
            <text:p>0.12938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6903" calcext:value-type="float">
            <text:p>0.176903</text:p>
          </table:table-cell>
          <table:table-cell table:number-columns-repeated="3"/>
          <table:table-cell office:value-type="float" office:value="0.129561" calcext:value-type="float">
            <text:p>0.12956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7128" calcext:value-type="float">
            <text:p>0.177128</text:p>
          </table:table-cell>
          <table:table-cell table:number-columns-repeated="3"/>
          <table:table-cell office:value-type="float" office:value="0.129741" calcext:value-type="float">
            <text:p>0.12974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7352" calcext:value-type="float">
            <text:p>0.177352</text:p>
          </table:table-cell>
          <table:table-cell table:number-columns-repeated="3"/>
          <table:table-cell office:value-type="float" office:value="0.129927" calcext:value-type="float">
            <text:p>0.12992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7576" calcext:value-type="float">
            <text:p>0.177576</text:p>
          </table:table-cell>
          <table:table-cell table:number-columns-repeated="3"/>
          <table:table-cell office:value-type="float" office:value="0.130118" calcext:value-type="float">
            <text:p>0.13011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78" calcext:value-type="float">
            <text:p>0.1778</text:p>
          </table:table-cell>
          <table:table-cell table:number-columns-repeated="3"/>
          <table:table-cell office:value-type="float" office:value="0.130315" calcext:value-type="float">
            <text:p>0.13031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8023" calcext:value-type="float">
            <text:p>0.178023</text:p>
          </table:table-cell>
          <table:table-cell table:number-columns-repeated="3"/>
          <table:table-cell office:value-type="float" office:value="0.130518" calcext:value-type="float">
            <text:p>0.13051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8246" calcext:value-type="float">
            <text:p>0.178246</text:p>
          </table:table-cell>
          <table:table-cell table:number-columns-repeated="3"/>
          <table:table-cell office:value-type="float" office:value="0.130727" calcext:value-type="float">
            <text:p>0.13072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8469" calcext:value-type="float">
            <text:p>0.178469</text:p>
          </table:table-cell>
          <table:table-cell table:number-columns-repeated="3"/>
          <table:table-cell office:value-type="float" office:value="0.130942" calcext:value-type="float">
            <text:p>0.13094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8691" calcext:value-type="float">
            <text:p>0.178691</text:p>
          </table:table-cell>
          <table:table-cell table:number-columns-repeated="3"/>
          <table:table-cell office:value-type="float" office:value="0.131162" calcext:value-type="float">
            <text:p>0.13116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8913" calcext:value-type="float">
            <text:p>0.178913</text:p>
          </table:table-cell>
          <table:table-cell table:number-columns-repeated="3"/>
          <table:table-cell office:value-type="float" office:value="0.131389" calcext:value-type="float">
            <text:p>0.13138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9135" calcext:value-type="float">
            <text:p>0.179135</text:p>
          </table:table-cell>
          <table:table-cell table:number-columns-repeated="3"/>
          <table:table-cell office:value-type="float" office:value="0.131621" calcext:value-type="float">
            <text:p>0.13162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9357" calcext:value-type="float">
            <text:p>0.179357</text:p>
          </table:table-cell>
          <table:table-cell table:number-columns-repeated="3"/>
          <table:table-cell office:value-type="float" office:value="0.13186" calcext:value-type="float">
            <text:p>0.1318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9579" calcext:value-type="float">
            <text:p>0.179579</text:p>
          </table:table-cell>
          <table:table-cell table:number-columns-repeated="3"/>
          <table:table-cell office:value-type="float" office:value="0.132104" calcext:value-type="float">
            <text:p>0.13210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79801" calcext:value-type="float">
            <text:p>0.179801</text:p>
          </table:table-cell>
          <table:table-cell table:number-columns-repeated="3"/>
          <table:table-cell office:value-type="float" office:value="0.132354" calcext:value-type="float">
            <text:p>0.13235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0022" calcext:value-type="float">
            <text:p>0.180022</text:p>
          </table:table-cell>
          <table:table-cell table:number-columns-repeated="3"/>
          <table:table-cell office:value-type="float" office:value="0.132611" calcext:value-type="float">
            <text:p>0.13261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0244" calcext:value-type="float">
            <text:p>0.180244</text:p>
          </table:table-cell>
          <table:table-cell table:number-columns-repeated="3"/>
          <table:table-cell office:value-type="float" office:value="0.132874" calcext:value-type="float">
            <text:p>0.13287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0466" calcext:value-type="float">
            <text:p>0.180466</text:p>
          </table:table-cell>
          <table:table-cell table:number-columns-repeated="3"/>
          <table:table-cell office:value-type="float" office:value="0.133143" calcext:value-type="float">
            <text:p>0.13314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0688" calcext:value-type="float">
            <text:p>0.180688</text:p>
          </table:table-cell>
          <table:table-cell table:number-columns-repeated="3"/>
          <table:table-cell office:value-type="float" office:value="0.133418" calcext:value-type="float">
            <text:p>0.13341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0909" calcext:value-type="float">
            <text:p>0.180909</text:p>
          </table:table-cell>
          <table:table-cell table:number-columns-repeated="3"/>
          <table:table-cell office:value-type="float" office:value="0.133699" calcext:value-type="float">
            <text:p>0.13369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1131" calcext:value-type="float">
            <text:p>0.181131</text:p>
          </table:table-cell>
          <table:table-cell table:number-columns-repeated="3"/>
          <table:table-cell office:value-type="float" office:value="0.133987" calcext:value-type="float">
            <text:p>0.13398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1354" calcext:value-type="float">
            <text:p>0.181354</text:p>
          </table:table-cell>
          <table:table-cell table:number-columns-repeated="3"/>
          <table:table-cell office:value-type="float" office:value="0.134281" calcext:value-type="float">
            <text:p>0.13428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1576" calcext:value-type="float">
            <text:p>0.181576</text:p>
          </table:table-cell>
          <table:table-cell table:number-columns-repeated="3"/>
          <table:table-cell office:value-type="float" office:value="0.134581" calcext:value-type="float">
            <text:p>0.13458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1799" calcext:value-type="float">
            <text:p>0.181799</text:p>
          </table:table-cell>
          <table:table-cell table:number-columns-repeated="3"/>
          <table:table-cell office:value-type="float" office:value="0.134888" calcext:value-type="float">
            <text:p>0.13488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2022" calcext:value-type="float">
            <text:p>0.182022</text:p>
          </table:table-cell>
          <table:table-cell table:number-columns-repeated="3"/>
          <table:table-cell office:value-type="float" office:value="0.135202" calcext:value-type="float">
            <text:p>0.13520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2245" calcext:value-type="float">
            <text:p>0.182245</text:p>
          </table:table-cell>
          <table:table-cell table:number-columns-repeated="3"/>
          <table:table-cell office:value-type="float" office:value="0.135522" calcext:value-type="float">
            <text:p>0.13552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2469" calcext:value-type="float">
            <text:p>0.182469</text:p>
          </table:table-cell>
          <table:table-cell table:number-columns-repeated="3"/>
          <table:table-cell office:value-type="float" office:value="0.135848" calcext:value-type="float">
            <text:p>0.13584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2693" calcext:value-type="float">
            <text:p>0.182693</text:p>
          </table:table-cell>
          <table:table-cell table:number-columns-repeated="3"/>
          <table:table-cell office:value-type="float" office:value="0.136182" calcext:value-type="float">
            <text:p>0.13618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2917" calcext:value-type="float">
            <text:p>0.182917</text:p>
          </table:table-cell>
          <table:table-cell table:number-columns-repeated="3"/>
          <table:table-cell office:value-type="float" office:value="0.136522" calcext:value-type="float">
            <text:p>0.13652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3142" calcext:value-type="float">
            <text:p>0.183142</text:p>
          </table:table-cell>
          <table:table-cell table:number-columns-repeated="3"/>
          <table:table-cell office:value-type="float" office:value="0.136868" calcext:value-type="float">
            <text:p>0.13686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3368" calcext:value-type="float">
            <text:p>0.183368</text:p>
          </table:table-cell>
          <table:table-cell table:number-columns-repeated="3"/>
          <table:table-cell office:value-type="float" office:value="0.137222" calcext:value-type="float">
            <text:p>0.13722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3594" calcext:value-type="float">
            <text:p>0.183594</text:p>
          </table:table-cell>
          <table:table-cell table:number-columns-repeated="3"/>
          <table:table-cell office:value-type="float" office:value="0.137583" calcext:value-type="float">
            <text:p>0.13758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3821" calcext:value-type="float">
            <text:p>0.183821</text:p>
          </table:table-cell>
          <table:table-cell table:number-columns-repeated="3"/>
          <table:table-cell office:value-type="float" office:value="0.13795" calcext:value-type="float">
            <text:p>0.1379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4048" calcext:value-type="float">
            <text:p>0.184048</text:p>
          </table:table-cell>
          <table:table-cell table:number-columns-repeated="3"/>
          <table:table-cell office:value-type="float" office:value="0.138325" calcext:value-type="float">
            <text:p>0.13832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4276" calcext:value-type="float">
            <text:p>0.184276</text:p>
          </table:table-cell>
          <table:table-cell table:number-columns-repeated="3"/>
          <table:table-cell office:value-type="float" office:value="0.138706" calcext:value-type="float">
            <text:p>0.13870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4505" calcext:value-type="float">
            <text:p>0.184505</text:p>
          </table:table-cell>
          <table:table-cell table:number-columns-repeated="3"/>
          <table:table-cell office:value-type="float" office:value="0.139095" calcext:value-type="float">
            <text:p>0.13909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4734" calcext:value-type="float">
            <text:p>0.184734</text:p>
          </table:table-cell>
          <table:table-cell table:number-columns-repeated="3"/>
          <table:table-cell office:value-type="float" office:value="0.139491" calcext:value-type="float">
            <text:p>0.13949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4964" calcext:value-type="float">
            <text:p>0.184964</text:p>
          </table:table-cell>
          <table:table-cell table:number-columns-repeated="3"/>
          <table:table-cell office:value-type="float" office:value="0.139894" calcext:value-type="float">
            <text:p>0.13989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5195" calcext:value-type="float">
            <text:p>0.185195</text:p>
          </table:table-cell>
          <table:table-cell table:number-columns-repeated="3"/>
          <table:table-cell office:value-type="float" office:value="0.140305" calcext:value-type="float">
            <text:p>0.14030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5427" calcext:value-type="float">
            <text:p>0.185427</text:p>
          </table:table-cell>
          <table:table-cell table:number-columns-repeated="3"/>
          <table:table-cell office:value-type="float" office:value="0.140723" calcext:value-type="float">
            <text:p>0.14072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566" calcext:value-type="float">
            <text:p>0.18566</text:p>
          </table:table-cell>
          <table:table-cell table:number-columns-repeated="3"/>
          <table:table-cell office:value-type="float" office:value="0.141148" calcext:value-type="float">
            <text:p>0.14114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5893" calcext:value-type="float">
            <text:p>0.185893</text:p>
          </table:table-cell>
          <table:table-cell table:number-columns-repeated="3"/>
          <table:table-cell office:value-type="float" office:value="0.141581" calcext:value-type="float">
            <text:p>0.14158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6128" calcext:value-type="float">
            <text:p>0.186128</text:p>
          </table:table-cell>
          <table:table-cell table:number-columns-repeated="3"/>
          <table:table-cell office:value-type="float" office:value="0.142022" calcext:value-type="float">
            <text:p>0.14202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6363" calcext:value-type="float">
            <text:p>0.186363</text:p>
          </table:table-cell>
          <table:table-cell table:number-columns-repeated="3"/>
          <table:table-cell office:value-type="float" office:value="0.14247" calcext:value-type="float">
            <text:p>0.1424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66" calcext:value-type="float">
            <text:p>0.1866</text:p>
          </table:table-cell>
          <table:table-cell table:number-columns-repeated="3"/>
          <table:table-cell office:value-type="float" office:value="0.142926" calcext:value-type="float">
            <text:p>0.14292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6838" calcext:value-type="float">
            <text:p>0.186838</text:p>
          </table:table-cell>
          <table:table-cell table:number-columns-repeated="3"/>
          <table:table-cell office:value-type="float" office:value="0.14339" calcext:value-type="float">
            <text:p>0.1433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7076" calcext:value-type="float">
            <text:p>0.187076</text:p>
          </table:table-cell>
          <table:table-cell table:number-columns-repeated="3"/>
          <table:table-cell office:value-type="float" office:value="0.143861" calcext:value-type="float">
            <text:p>0.14386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7316" calcext:value-type="float">
            <text:p>0.187316</text:p>
          </table:table-cell>
          <table:table-cell table:number-columns-repeated="3"/>
          <table:table-cell office:value-type="float" office:value="0.144341" calcext:value-type="float">
            <text:p>0.14434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7558" calcext:value-type="float">
            <text:p>0.187558</text:p>
          </table:table-cell>
          <table:table-cell table:number-columns-repeated="3"/>
          <table:table-cell office:value-type="float" office:value="0.144829" calcext:value-type="float">
            <text:p>0.14482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78" calcext:value-type="float">
            <text:p>0.1878</text:p>
          </table:table-cell>
          <table:table-cell table:number-columns-repeated="3"/>
          <table:table-cell office:value-type="float" office:value="0.145325" calcext:value-type="float">
            <text:p>0.14532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8044" calcext:value-type="float">
            <text:p>0.188044</text:p>
          </table:table-cell>
          <table:table-cell table:number-columns-repeated="3"/>
          <table:table-cell office:value-type="float" office:value="0.145829" calcext:value-type="float">
            <text:p>0.14582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8289" calcext:value-type="float">
            <text:p>0.188289</text:p>
          </table:table-cell>
          <table:table-cell table:number-columns-repeated="3"/>
          <table:table-cell office:value-type="float" office:value="0.146341" calcext:value-type="float">
            <text:p>0.14634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8535" calcext:value-type="float">
            <text:p>0.188535</text:p>
          </table:table-cell>
          <table:table-cell table:number-columns-repeated="3"/>
          <table:table-cell office:value-type="float" office:value="0.146862" calcext:value-type="float">
            <text:p>0.14686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8783" calcext:value-type="float">
            <text:p>0.188783</text:p>
          </table:table-cell>
          <table:table-cell table:number-columns-repeated="3"/>
          <table:table-cell office:value-type="float" office:value="0.147391" calcext:value-type="float">
            <text:p>0.14739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9032" calcext:value-type="float">
            <text:p>0.189032</text:p>
          </table:table-cell>
          <table:table-cell table:number-columns-repeated="3"/>
          <table:table-cell office:value-type="float" office:value="0.147929" calcext:value-type="float">
            <text:p>0.14792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9283" calcext:value-type="float">
            <text:p>0.189283</text:p>
          </table:table-cell>
          <table:table-cell table:number-columns-repeated="3"/>
          <table:table-cell office:value-type="float" office:value="0.148476" calcext:value-type="float">
            <text:p>0.14847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9535" calcext:value-type="float">
            <text:p>0.189535</text:p>
          </table:table-cell>
          <table:table-cell table:number-columns-repeated="3"/>
          <table:table-cell office:value-type="float" office:value="0.149031" calcext:value-type="float">
            <text:p>0.14903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89788" calcext:value-type="float">
            <text:p>0.189788</text:p>
          </table:table-cell>
          <table:table-cell table:number-columns-repeated="3"/>
          <table:table-cell office:value-type="float" office:value="0.149595" calcext:value-type="float">
            <text:p>0.14959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0044" calcext:value-type="float">
            <text:p>0.190044</text:p>
          </table:table-cell>
          <table:table-cell table:number-columns-repeated="3"/>
          <table:table-cell office:value-type="float" office:value="0.150168" calcext:value-type="float">
            <text:p>0.15016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0301" calcext:value-type="float">
            <text:p>0.190301</text:p>
          </table:table-cell>
          <table:table-cell table:number-columns-repeated="3"/>
          <table:table-cell office:value-type="float" office:value="0.15075" calcext:value-type="float">
            <text:p>0.1507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0559" calcext:value-type="float">
            <text:p>0.190559</text:p>
          </table:table-cell>
          <table:table-cell table:number-columns-repeated="3"/>
          <table:table-cell office:value-type="float" office:value="0.151341" calcext:value-type="float">
            <text:p>0.15134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082" calcext:value-type="float">
            <text:p>0.19082</text:p>
          </table:table-cell>
          <table:table-cell table:number-columns-repeated="3"/>
          <table:table-cell office:value-type="float" office:value="0.151941" calcext:value-type="float">
            <text:p>0.15194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1082" calcext:value-type="float">
            <text:p>0.191082</text:p>
          </table:table-cell>
          <table:table-cell table:number-columns-repeated="3"/>
          <table:table-cell office:value-type="float" office:value="0.152551" calcext:value-type="float">
            <text:p>0.15255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1346" calcext:value-type="float">
            <text:p>0.191346</text:p>
          </table:table-cell>
          <table:table-cell table:number-columns-repeated="3"/>
          <table:table-cell office:value-type="float" office:value="0.15317" calcext:value-type="float">
            <text:p>0.1531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1612" calcext:value-type="float">
            <text:p>0.191612</text:p>
          </table:table-cell>
          <table:table-cell table:number-columns-repeated="3"/>
          <table:table-cell office:value-type="float" office:value="0.153798" calcext:value-type="float">
            <text:p>0.15379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1879" calcext:value-type="float">
            <text:p>0.191879</text:p>
          </table:table-cell>
          <table:table-cell table:number-columns-repeated="3"/>
          <table:table-cell office:value-type="float" office:value="0.154436" calcext:value-type="float">
            <text:p>0.15443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2149" calcext:value-type="float">
            <text:p>0.192149</text:p>
          </table:table-cell>
          <table:table-cell table:number-columns-repeated="3"/>
          <table:table-cell office:value-type="float" office:value="0.155084" calcext:value-type="float">
            <text:p>0.15508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2421" calcext:value-type="float">
            <text:p>0.192421</text:p>
          </table:table-cell>
          <table:table-cell table:number-columns-repeated="3"/>
          <table:table-cell office:value-type="float" office:value="0.155742" calcext:value-type="float">
            <text:p>0.15574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2694" calcext:value-type="float">
            <text:p>0.192694</text:p>
          </table:table-cell>
          <table:table-cell table:number-columns-repeated="3"/>
          <table:table-cell office:value-type="float" office:value="0.156409" calcext:value-type="float">
            <text:p>0.15640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297" calcext:value-type="float">
            <text:p>0.19297</text:p>
          </table:table-cell>
          <table:table-cell table:number-columns-repeated="3"/>
          <table:table-cell office:value-type="float" office:value="0.157087" calcext:value-type="float">
            <text:p>0.15708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3248" calcext:value-type="float">
            <text:p>0.193248</text:p>
          </table:table-cell>
          <table:table-cell table:number-columns-repeated="3"/>
          <table:table-cell office:value-type="float" office:value="0.157774" calcext:value-type="float">
            <text:p>0.15777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3528" calcext:value-type="float">
            <text:p>0.193528</text:p>
          </table:table-cell>
          <table:table-cell table:number-columns-repeated="3"/>
          <table:table-cell office:value-type="float" office:value="0.158472" calcext:value-type="float">
            <text:p>0.15847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381" calcext:value-type="float">
            <text:p>0.19381</text:p>
          </table:table-cell>
          <table:table-cell table:number-columns-repeated="3"/>
          <table:table-cell office:value-type="float" office:value="0.159181" calcext:value-type="float">
            <text:p>0.15918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4094" calcext:value-type="float">
            <text:p>0.194094</text:p>
          </table:table-cell>
          <table:table-cell table:number-columns-repeated="3"/>
          <table:table-cell office:value-type="float" office:value="0.159899" calcext:value-type="float">
            <text:p>0.15989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4381" calcext:value-type="float">
            <text:p>0.194381</text:p>
          </table:table-cell>
          <table:table-cell table:number-columns-repeated="3"/>
          <table:table-cell office:value-type="float" office:value="0.160629" calcext:value-type="float">
            <text:p>0.16062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467" calcext:value-type="float">
            <text:p>0.19467</text:p>
          </table:table-cell>
          <table:table-cell table:number-columns-repeated="3"/>
          <table:table-cell office:value-type="float" office:value="0.161369" calcext:value-type="float">
            <text:p>0.16136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4962" calcext:value-type="float">
            <text:p>0.194962</text:p>
          </table:table-cell>
          <table:table-cell table:number-columns-repeated="3"/>
          <table:table-cell office:value-type="float" office:value="0.16212" calcext:value-type="float">
            <text:p>0.1621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5256" calcext:value-type="float">
            <text:p>0.195256</text:p>
          </table:table-cell>
          <table:table-cell table:number-columns-repeated="3"/>
          <table:table-cell office:value-type="float" office:value="0.162882" calcext:value-type="float">
            <text:p>0.16288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5552" calcext:value-type="float">
            <text:p>0.195552</text:p>
          </table:table-cell>
          <table:table-cell table:number-columns-repeated="3"/>
          <table:table-cell office:value-type="float" office:value="0.163655" calcext:value-type="float">
            <text:p>0.16365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5851" calcext:value-type="float">
            <text:p>0.195851</text:p>
          </table:table-cell>
          <table:table-cell table:number-columns-repeated="3"/>
          <table:table-cell office:value-type="float" office:value="0.164439" calcext:value-type="float">
            <text:p>0.16443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6153" calcext:value-type="float">
            <text:p>0.196153</text:p>
          </table:table-cell>
          <table:table-cell table:number-columns-repeated="3"/>
          <table:table-cell office:value-type="float" office:value="0.165235" calcext:value-type="float">
            <text:p>0.16523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6457" calcext:value-type="float">
            <text:p>0.196457</text:p>
          </table:table-cell>
          <table:table-cell table:number-columns-repeated="3"/>
          <table:table-cell office:value-type="float" office:value="0.166042" calcext:value-type="float">
            <text:p>0.16604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6764" calcext:value-type="float">
            <text:p>0.196764</text:p>
          </table:table-cell>
          <table:table-cell table:number-columns-repeated="3"/>
          <table:table-cell office:value-type="float" office:value="0.16686" calcext:value-type="float">
            <text:p>0.1668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7074" calcext:value-type="float">
            <text:p>0.197074</text:p>
          </table:table-cell>
          <table:table-cell table:number-columns-repeated="3"/>
          <table:table-cell office:value-type="float" office:value="0.167691" calcext:value-type="float">
            <text:p>0.16769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7386" calcext:value-type="float">
            <text:p>0.197386</text:p>
          </table:table-cell>
          <table:table-cell table:number-columns-repeated="3"/>
          <table:table-cell office:value-type="float" office:value="0.168533" calcext:value-type="float">
            <text:p>0.16853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7701" calcext:value-type="float">
            <text:p>0.197701</text:p>
          </table:table-cell>
          <table:table-cell table:number-columns-repeated="3"/>
          <table:table-cell office:value-type="float" office:value="0.169387" calcext:value-type="float">
            <text:p>0.16938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8019" calcext:value-type="float">
            <text:p>0.198019</text:p>
          </table:table-cell>
          <table:table-cell table:number-columns-repeated="3"/>
          <table:table-cell office:value-type="float" office:value="0.170253" calcext:value-type="float">
            <text:p>0.17025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8341" calcext:value-type="float">
            <text:p>0.198341</text:p>
          </table:table-cell>
          <table:table-cell table:number-columns-repeated="3"/>
          <table:table-cell office:value-type="float" office:value="0.171132" calcext:value-type="float">
            <text:p>0.17113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8665" calcext:value-type="float">
            <text:p>0.198665</text:p>
          </table:table-cell>
          <table:table-cell table:number-columns-repeated="3"/>
          <table:table-cell office:value-type="float" office:value="0.172023" calcext:value-type="float">
            <text:p>0.17202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8992" calcext:value-type="float">
            <text:p>0.198992</text:p>
          </table:table-cell>
          <table:table-cell table:number-columns-repeated="3"/>
          <table:table-cell office:value-type="float" office:value="0.172927" calcext:value-type="float">
            <text:p>0.17292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9322" calcext:value-type="float">
            <text:p>0.199322</text:p>
          </table:table-cell>
          <table:table-cell table:number-columns-repeated="3"/>
          <table:table-cell office:value-type="float" office:value="0.173843" calcext:value-type="float">
            <text:p>0.17384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9656" calcext:value-type="float">
            <text:p>0.199656</text:p>
          </table:table-cell>
          <table:table-cell table:number-columns-repeated="3"/>
          <table:table-cell office:value-type="float" office:value="0.174773" calcext:value-type="float">
            <text:p>0.17477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199992" calcext:value-type="float">
            <text:p>0.199992</text:p>
          </table:table-cell>
          <table:table-cell table:number-columns-repeated="3"/>
          <table:table-cell office:value-type="float" office:value="0.175715" calcext:value-type="float">
            <text:p>0.17571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0332" calcext:value-type="float">
            <text:p>0.200332</text:p>
          </table:table-cell>
          <table:table-cell table:number-columns-repeated="3"/>
          <table:table-cell office:value-type="float" office:value="0.176671" calcext:value-type="float">
            <text:p>0.17667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0675" calcext:value-type="float">
            <text:p>0.200675</text:p>
          </table:table-cell>
          <table:table-cell table:number-columns-repeated="3"/>
          <table:table-cell office:value-type="float" office:value="0.17764" calcext:value-type="float">
            <text:p>0.1776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1022" calcext:value-type="float">
            <text:p>0.201022</text:p>
          </table:table-cell>
          <table:table-cell table:number-columns-repeated="3"/>
          <table:table-cell office:value-type="float" office:value="0.178622" calcext:value-type="float">
            <text:p>0.17862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1372" calcext:value-type="float">
            <text:p>0.201372</text:p>
          </table:table-cell>
          <table:table-cell table:number-columns-repeated="3"/>
          <table:table-cell office:value-type="float" office:value="0.179618" calcext:value-type="float">
            <text:p>0.17961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1725" calcext:value-type="float">
            <text:p>0.201725</text:p>
          </table:table-cell>
          <table:table-cell table:number-columns-repeated="3"/>
          <table:table-cell office:value-type="float" office:value="0.180628" calcext:value-type="float">
            <text:p>0.18062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2082" calcext:value-type="float">
            <text:p>0.202082</text:p>
          </table:table-cell>
          <table:table-cell table:number-columns-repeated="3"/>
          <table:table-cell office:value-type="float" office:value="0.181652" calcext:value-type="float">
            <text:p>0.18165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2443" calcext:value-type="float">
            <text:p>0.202443</text:p>
          </table:table-cell>
          <table:table-cell table:number-columns-repeated="3"/>
          <table:table-cell office:value-type="float" office:value="0.18269" calcext:value-type="float">
            <text:p>0.1826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2807" calcext:value-type="float">
            <text:p>0.202807</text:p>
          </table:table-cell>
          <table:table-cell table:number-columns-repeated="3"/>
          <table:table-cell office:value-type="float" office:value="0.183742" calcext:value-type="float">
            <text:p>0.18374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3175" calcext:value-type="float">
            <text:p>0.203175</text:p>
          </table:table-cell>
          <table:table-cell table:number-columns-repeated="3"/>
          <table:table-cell office:value-type="float" office:value="0.184809" calcext:value-type="float">
            <text:p>0.18480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3547" calcext:value-type="float">
            <text:p>0.203547</text:p>
          </table:table-cell>
          <table:table-cell table:number-columns-repeated="3"/>
          <table:table-cell office:value-type="float" office:value="0.18589" calcext:value-type="float">
            <text:p>0.1858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3923" calcext:value-type="float">
            <text:p>0.203923</text:p>
          </table:table-cell>
          <table:table-cell table:number-columns-repeated="3"/>
          <table:table-cell office:value-type="float" office:value="0.186987" calcext:value-type="float">
            <text:p>0.18698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4303" calcext:value-type="float">
            <text:p>0.204303</text:p>
          </table:table-cell>
          <table:table-cell table:number-columns-repeated="3"/>
          <table:table-cell office:value-type="float" office:value="0.188098" calcext:value-type="float">
            <text:p>0.18809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4686" calcext:value-type="float">
            <text:p>0.204686</text:p>
          </table:table-cell>
          <table:table-cell table:number-columns-repeated="3"/>
          <table:table-cell office:value-type="float" office:value="0.189224" calcext:value-type="float">
            <text:p>0.18922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5074" calcext:value-type="float">
            <text:p>0.205074</text:p>
          </table:table-cell>
          <table:table-cell table:number-columns-repeated="3"/>
          <table:table-cell office:value-type="float" office:value="0.190366" calcext:value-type="float">
            <text:p>0.19036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5465" calcext:value-type="float">
            <text:p>0.205465</text:p>
          </table:table-cell>
          <table:table-cell table:number-columns-repeated="3"/>
          <table:table-cell office:value-type="float" office:value="0.191524" calcext:value-type="float">
            <text:p>0.191524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5861" calcext:value-type="float">
            <text:p>0.205861</text:p>
          </table:table-cell>
          <table:table-cell table:number-columns-repeated="3"/>
          <table:table-cell office:value-type="float" office:value="0.192697" calcext:value-type="float">
            <text:p>0.192697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6261" calcext:value-type="float">
            <text:p>0.206261</text:p>
          </table:table-cell>
          <table:table-cell table:number-columns-repeated="3"/>
          <table:table-cell office:value-type="float" office:value="0.193886" calcext:value-type="float">
            <text:p>0.193886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6666" calcext:value-type="float">
            <text:p>0.206666</text:p>
          </table:table-cell>
          <table:table-cell table:number-columns-repeated="3"/>
          <table:table-cell office:value-type="float" office:value="0.195092" calcext:value-type="float">
            <text:p>0.19509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7074" calcext:value-type="float">
            <text:p>0.207074</text:p>
          </table:table-cell>
          <table:table-cell table:number-columns-repeated="3"/>
          <table:table-cell office:value-type="float" office:value="0.196313" calcext:value-type="float">
            <text:p>0.19631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7"/>
          <table:table-cell office:value-type="float" office:value="0.207488" calcext:value-type="float">
            <text:p>0.207488</text:p>
          </table:table-cell>
          <table:table-cell table:number-columns-repeated="3"/>
          <table:table-cell office:value-type="float" office:value="0.197552" calcext:value-type="float">
            <text:p>0.19755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07895" calcext:value-type="float">
            <text:p>0.207895</text:p>
          </table:table-cell>
          <table:table-cell table:number-columns-repeated="3"/>
          <table:table-cell office:value-type="float" office:value="0.198774" calcext:value-type="float">
            <text:p>0.19877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08298" calcext:value-type="float">
            <text:p>0.208298</text:p>
          </table:table-cell>
          <table:table-cell table:number-columns-repeated="3"/>
          <table:table-cell office:value-type="float" office:value="0.199981" calcext:value-type="float">
            <text:p>0.19998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08695" calcext:value-type="float">
            <text:p>0.208695</text:p>
          </table:table-cell>
          <table:table-cell table:number-columns-repeated="3"/>
          <table:table-cell office:value-type="float" office:value="0.201172" calcext:value-type="float">
            <text:p>0.20117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09088" calcext:value-type="float">
            <text:p>0.209088</text:p>
          </table:table-cell>
          <table:table-cell table:number-columns-repeated="3"/>
          <table:table-cell office:value-type="float" office:value="0.202348" calcext:value-type="float">
            <text:p>0.20234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09475" calcext:value-type="float">
            <text:p>0.209475</text:p>
          </table:table-cell>
          <table:table-cell table:number-columns-repeated="3"/>
          <table:table-cell office:value-type="float" office:value="0.203508" calcext:value-type="float">
            <text:p>0.20350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09857" calcext:value-type="float">
            <text:p>0.209857</text:p>
          </table:table-cell>
          <table:table-cell table:number-columns-repeated="3"/>
          <table:table-cell office:value-type="float" office:value="0.204654" calcext:value-type="float">
            <text:p>0.20465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0234" calcext:value-type="float">
            <text:p>0.210234</text:p>
          </table:table-cell>
          <table:table-cell table:number-columns-repeated="3"/>
          <table:table-cell office:value-type="float" office:value="0.205785" calcext:value-type="float">
            <text:p>0.20578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0607" calcext:value-type="float">
            <text:p>0.210607</text:p>
          </table:table-cell>
          <table:table-cell table:number-columns-repeated="3"/>
          <table:table-cell office:value-type="float" office:value="0.206902" calcext:value-type="float">
            <text:p>0.20690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0975" calcext:value-type="float">
            <text:p>0.210975</text:p>
          </table:table-cell>
          <table:table-cell table:number-columns-repeated="3"/>
          <table:table-cell office:value-type="float" office:value="0.208004" calcext:value-type="float">
            <text:p>0.20800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1338" calcext:value-type="float">
            <text:p>0.211338</text:p>
          </table:table-cell>
          <table:table-cell table:number-columns-repeated="3"/>
          <table:table-cell office:value-type="float" office:value="0.209091" calcext:value-type="float">
            <text:p>0.20909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1696" calcext:value-type="float">
            <text:p>0.211696</text:p>
          </table:table-cell>
          <table:table-cell table:number-columns-repeated="3"/>
          <table:table-cell office:value-type="float" office:value="0.210165" calcext:value-type="float">
            <text:p>0.21016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2049" calcext:value-type="float">
            <text:p>0.212049</text:p>
          </table:table-cell>
          <table:table-cell table:number-columns-repeated="3"/>
          <table:table-cell office:value-type="float" office:value="0.211225" calcext:value-type="float">
            <text:p>0.21122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2399" calcext:value-type="float">
            <text:p>0.212399</text:p>
          </table:table-cell>
          <table:table-cell table:number-columns-repeated="3"/>
          <table:table-cell office:value-type="float" office:value="0.212271" calcext:value-type="float">
            <text:p>0.21227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2743" calcext:value-type="float">
            <text:p>0.212743</text:p>
          </table:table-cell>
          <table:table-cell table:number-columns-repeated="3"/>
          <table:table-cell office:value-type="float" office:value="0.213304" calcext:value-type="float">
            <text:p>0.21330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3083" calcext:value-type="float">
            <text:p>0.213083</text:p>
          </table:table-cell>
          <table:table-cell table:number-columns-repeated="3"/>
          <table:table-cell office:value-type="float" office:value="0.214323" calcext:value-type="float">
            <text:p>0.21432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3419" calcext:value-type="float">
            <text:p>0.213419</text:p>
          </table:table-cell>
          <table:table-cell table:number-columns-repeated="3"/>
          <table:table-cell office:value-type="float" office:value="0.21533" calcext:value-type="float">
            <text:p>0.2153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375" calcext:value-type="float">
            <text:p>0.21375</text:p>
          </table:table-cell>
          <table:table-cell table:number-columns-repeated="3"/>
          <table:table-cell office:value-type="float" office:value="0.216323" calcext:value-type="float">
            <text:p>0.21632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4077" calcext:value-type="float">
            <text:p>0.214077</text:p>
          </table:table-cell>
          <table:table-cell table:number-columns-repeated="3"/>
          <table:table-cell office:value-type="float" office:value="0.217303" calcext:value-type="float">
            <text:p>0.21730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44" calcext:value-type="float">
            <text:p>0.2144</text:p>
          </table:table-cell>
          <table:table-cell table:number-columns-repeated="3"/>
          <table:table-cell office:value-type="float" office:value="0.218271" calcext:value-type="float">
            <text:p>0.21827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4719" calcext:value-type="float">
            <text:p>0.214719</text:p>
          </table:table-cell>
          <table:table-cell table:number-columns-repeated="3"/>
          <table:table-cell office:value-type="float" office:value="0.219226" calcext:value-type="float">
            <text:p>0.21922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5033" calcext:value-type="float">
            <text:p>0.215033</text:p>
          </table:table-cell>
          <table:table-cell table:number-columns-repeated="3"/>
          <table:table-cell office:value-type="float" office:value="0.220169" calcext:value-type="float">
            <text:p>0.22016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5344" calcext:value-type="float">
            <text:p>0.215344</text:p>
          </table:table-cell>
          <table:table-cell table:number-columns-repeated="3"/>
          <table:table-cell office:value-type="float" office:value="0.221099" calcext:value-type="float">
            <text:p>0.22109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565" calcext:value-type="float">
            <text:p>0.21565</text:p>
          </table:table-cell>
          <table:table-cell table:number-columns-repeated="3"/>
          <table:table-cell office:value-type="float" office:value="0.222018" calcext:value-type="float">
            <text:p>0.22201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5953" calcext:value-type="float">
            <text:p>0.215953</text:p>
          </table:table-cell>
          <table:table-cell table:number-columns-repeated="3"/>
          <table:table-cell office:value-type="float" office:value="0.222924" calcext:value-type="float">
            <text:p>0.22292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6251" calcext:value-type="float">
            <text:p>0.216251</text:p>
          </table:table-cell>
          <table:table-cell table:number-columns-repeated="3"/>
          <table:table-cell office:value-type="float" office:value="0.223819" calcext:value-type="float">
            <text:p>0.22381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6546" calcext:value-type="float">
            <text:p>0.216546</text:p>
          </table:table-cell>
          <table:table-cell table:number-columns-repeated="3"/>
          <table:table-cell office:value-type="float" office:value="0.224702" calcext:value-type="float">
            <text:p>0.22470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6837" calcext:value-type="float">
            <text:p>0.216837</text:p>
          </table:table-cell>
          <table:table-cell table:number-columns-repeated="3"/>
          <table:table-cell office:value-type="float" office:value="0.225574" calcext:value-type="float">
            <text:p>0.22557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7124" calcext:value-type="float">
            <text:p>0.217124</text:p>
          </table:table-cell>
          <table:table-cell table:number-columns-repeated="3"/>
          <table:table-cell office:value-type="float" office:value="0.226434" calcext:value-type="float">
            <text:p>0.22643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7407" calcext:value-type="float">
            <text:p>0.217407</text:p>
          </table:table-cell>
          <table:table-cell table:number-columns-repeated="3"/>
          <table:table-cell office:value-type="float" office:value="0.227283" calcext:value-type="float">
            <text:p>0.22728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7687" calcext:value-type="float">
            <text:p>0.217687</text:p>
          </table:table-cell>
          <table:table-cell table:number-columns-repeated="3"/>
          <table:table-cell office:value-type="float" office:value="0.228121" calcext:value-type="float">
            <text:p>0.22812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7963" calcext:value-type="float">
            <text:p>0.217963</text:p>
          </table:table-cell>
          <table:table-cell table:number-columns-repeated="3"/>
          <table:table-cell office:value-type="float" office:value="0.228948" calcext:value-type="float">
            <text:p>0.22894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8235" calcext:value-type="float">
            <text:p>0.218235</text:p>
          </table:table-cell>
          <table:table-cell table:number-columns-repeated="3"/>
          <table:table-cell office:value-type="float" office:value="0.229764" calcext:value-type="float">
            <text:p>0.22976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8504" calcext:value-type="float">
            <text:p>0.218504</text:p>
          </table:table-cell>
          <table:table-cell table:number-columns-repeated="3"/>
          <table:table-cell office:value-type="float" office:value="0.23057" calcext:value-type="float">
            <text:p>0.2305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8769" calcext:value-type="float">
            <text:p>0.218769</text:p>
          </table:table-cell>
          <table:table-cell table:number-columns-repeated="3"/>
          <table:table-cell office:value-type="float" office:value="0.231365" calcext:value-type="float">
            <text:p>0.23136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9031" calcext:value-type="float">
            <text:p>0.219031</text:p>
          </table:table-cell>
          <table:table-cell table:number-columns-repeated="3"/>
          <table:table-cell office:value-type="float" office:value="0.23215" calcext:value-type="float">
            <text:p>0.2321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9289" calcext:value-type="float">
            <text:p>0.219289</text:p>
          </table:table-cell>
          <table:table-cell table:number-columns-repeated="3"/>
          <table:table-cell office:value-type="float" office:value="0.232925" calcext:value-type="float">
            <text:p>0.23292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9544" calcext:value-type="float">
            <text:p>0.219544</text:p>
          </table:table-cell>
          <table:table-cell table:number-columns-repeated="3"/>
          <table:table-cell office:value-type="float" office:value="0.233689" calcext:value-type="float">
            <text:p>0.23368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19796" calcext:value-type="float">
            <text:p>0.219796</text:p>
          </table:table-cell>
          <table:table-cell table:number-columns-repeated="3"/>
          <table:table-cell office:value-type="float" office:value="0.234443" calcext:value-type="float">
            <text:p>0.23444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0044" calcext:value-type="float">
            <text:p>0.220044</text:p>
          </table:table-cell>
          <table:table-cell table:number-columns-repeated="3"/>
          <table:table-cell office:value-type="float" office:value="0.235188" calcext:value-type="float">
            <text:p>0.23518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0289" calcext:value-type="float">
            <text:p>0.220289</text:p>
          </table:table-cell>
          <table:table-cell table:number-columns-repeated="3"/>
          <table:table-cell office:value-type="float" office:value="0.235922" calcext:value-type="float">
            <text:p>0.23592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0531" calcext:value-type="float">
            <text:p>0.220531</text:p>
          </table:table-cell>
          <table:table-cell table:number-columns-repeated="3"/>
          <table:table-cell office:value-type="float" office:value="0.236647" calcext:value-type="float">
            <text:p>0.23664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077" calcext:value-type="float">
            <text:p>0.22077</text:p>
          </table:table-cell>
          <table:table-cell table:number-columns-repeated="3"/>
          <table:table-cell office:value-type="float" office:value="0.237363" calcext:value-type="float">
            <text:p>0.23736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1006" calcext:value-type="float">
            <text:p>0.221006</text:p>
          </table:table-cell>
          <table:table-cell table:number-columns-repeated="3"/>
          <table:table-cell office:value-type="float" office:value="0.238069" calcext:value-type="float">
            <text:p>0.23806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1238" calcext:value-type="float">
            <text:p>0.221238</text:p>
          </table:table-cell>
          <table:table-cell table:number-columns-repeated="3"/>
          <table:table-cell office:value-type="float" office:value="0.238766" calcext:value-type="float">
            <text:p>0.23876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1468" calcext:value-type="float">
            <text:p>0.221468</text:p>
          </table:table-cell>
          <table:table-cell table:number-columns-repeated="3"/>
          <table:table-cell office:value-type="float" office:value="0.239453" calcext:value-type="float">
            <text:p>0.23945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1694" calcext:value-type="float">
            <text:p>0.221694</text:p>
          </table:table-cell>
          <table:table-cell table:number-columns-repeated="3"/>
          <table:table-cell office:value-type="float" office:value="0.240132" calcext:value-type="float">
            <text:p>0.24013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1917" calcext:value-type="float">
            <text:p>0.221917</text:p>
          </table:table-cell>
          <table:table-cell table:number-columns-repeated="3"/>
          <table:table-cell office:value-type="float" office:value="0.240801" calcext:value-type="float">
            <text:p>0.24080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2138" calcext:value-type="float">
            <text:p>0.222138</text:p>
          </table:table-cell>
          <table:table-cell table:number-columns-repeated="3"/>
          <table:table-cell office:value-type="float" office:value="0.241462" calcext:value-type="float">
            <text:p>0.24146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2355" calcext:value-type="float">
            <text:p>0.222355</text:p>
          </table:table-cell>
          <table:table-cell table:number-columns-repeated="3"/>
          <table:table-cell office:value-type="float" office:value="0.242114" calcext:value-type="float">
            <text:p>0.24211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257" calcext:value-type="float">
            <text:p>0.22257</text:p>
          </table:table-cell>
          <table:table-cell table:number-columns-repeated="3"/>
          <table:table-cell office:value-type="float" office:value="0.242757" calcext:value-type="float">
            <text:p>0.24275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2782" calcext:value-type="float">
            <text:p>0.222782</text:p>
          </table:table-cell>
          <table:table-cell table:number-columns-repeated="3"/>
          <table:table-cell office:value-type="float" office:value="0.243392" calcext:value-type="float">
            <text:p>0.24339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2991" calcext:value-type="float">
            <text:p>0.222991</text:p>
          </table:table-cell>
          <table:table-cell table:number-columns-repeated="3"/>
          <table:table-cell office:value-type="float" office:value="0.244019" calcext:value-type="float">
            <text:p>0.24401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3197" calcext:value-type="float">
            <text:p>0.223197</text:p>
          </table:table-cell>
          <table:table-cell table:number-columns-repeated="3"/>
          <table:table-cell office:value-type="float" office:value="0.244637" calcext:value-type="float">
            <text:p>0.24463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34" calcext:value-type="float">
            <text:p>0.2234</text:p>
          </table:table-cell>
          <table:table-cell table:number-columns-repeated="3"/>
          <table:table-cell office:value-type="float" office:value="0.245246" calcext:value-type="float">
            <text:p>0.24524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3601" calcext:value-type="float">
            <text:p>0.223601</text:p>
          </table:table-cell>
          <table:table-cell table:number-columns-repeated="3"/>
          <table:table-cell office:value-type="float" office:value="0.245848" calcext:value-type="float">
            <text:p>0.24584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3799" calcext:value-type="float">
            <text:p>0.223799</text:p>
          </table:table-cell>
          <table:table-cell table:number-columns-repeated="3"/>
          <table:table-cell office:value-type="float" office:value="0.246442" calcext:value-type="float">
            <text:p>0.24644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3995" calcext:value-type="float">
            <text:p>0.223995</text:p>
          </table:table-cell>
          <table:table-cell table:number-columns-repeated="3"/>
          <table:table-cell office:value-type="float" office:value="0.247028" calcext:value-type="float">
            <text:p>0.24702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4187" calcext:value-type="float">
            <text:p>0.224187</text:p>
          </table:table-cell>
          <table:table-cell table:number-columns-repeated="3"/>
          <table:table-cell office:value-type="float" office:value="0.247605" calcext:value-type="float">
            <text:p>0.24760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4378" calcext:value-type="float">
            <text:p>0.224378</text:p>
          </table:table-cell>
          <table:table-cell table:number-columns-repeated="3"/>
          <table:table-cell office:value-type="float" office:value="0.248176" calcext:value-type="float">
            <text:p>0.24817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4565" calcext:value-type="float">
            <text:p>0.224565</text:p>
          </table:table-cell>
          <table:table-cell table:number-columns-repeated="3"/>
          <table:table-cell office:value-type="float" office:value="0.248738" calcext:value-type="float">
            <text:p>0.24873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475" calcext:value-type="float">
            <text:p>0.22475</text:p>
          </table:table-cell>
          <table:table-cell table:number-columns-repeated="3"/>
          <table:table-cell office:value-type="float" office:value="0.249293" calcext:value-type="float">
            <text:p>0.24929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4933" calcext:value-type="float">
            <text:p>0.224933</text:p>
          </table:table-cell>
          <table:table-cell table:number-columns-repeated="3"/>
          <table:table-cell office:value-type="float" office:value="0.249841" calcext:value-type="float">
            <text:p>0.24984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5113" calcext:value-type="float">
            <text:p>0.225113</text:p>
          </table:table-cell>
          <table:table-cell table:number-columns-repeated="3"/>
          <table:table-cell office:value-type="float" office:value="0.250381" calcext:value-type="float">
            <text:p>0.25038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5291" calcext:value-type="float">
            <text:p>0.225291</text:p>
          </table:table-cell>
          <table:table-cell table:number-columns-repeated="3"/>
          <table:table-cell office:value-type="float" office:value="0.250913" calcext:value-type="float">
            <text:p>0.25091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5466" calcext:value-type="float">
            <text:p>0.225466</text:p>
          </table:table-cell>
          <table:table-cell table:number-columns-repeated="3"/>
          <table:table-cell office:value-type="float" office:value="0.251439" calcext:value-type="float">
            <text:p>0.25143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5639" calcext:value-type="float">
            <text:p>0.225639</text:p>
          </table:table-cell>
          <table:table-cell table:number-columns-repeated="3"/>
          <table:table-cell office:value-type="float" office:value="0.251958" calcext:value-type="float">
            <text:p>0.25195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581" calcext:value-type="float">
            <text:p>0.22581</text:p>
          </table:table-cell>
          <table:table-cell table:number-columns-repeated="3"/>
          <table:table-cell office:value-type="float" office:value="0.252469" calcext:value-type="float">
            <text:p>0.25246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5978" calcext:value-type="float">
            <text:p>0.225978</text:p>
          </table:table-cell>
          <table:table-cell table:number-columns-repeated="3"/>
          <table:table-cell office:value-type="float" office:value="0.252974" calcext:value-type="float">
            <text:p>0.25297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6144" calcext:value-type="float">
            <text:p>0.226144</text:p>
          </table:table-cell>
          <table:table-cell table:number-columns-repeated="3"/>
          <table:table-cell office:value-type="float" office:value="0.253471" calcext:value-type="float">
            <text:p>0.25347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6308" calcext:value-type="float">
            <text:p>0.226308</text:p>
          </table:table-cell>
          <table:table-cell table:number-columns-repeated="3"/>
          <table:table-cell office:value-type="float" office:value="0.253962" calcext:value-type="float">
            <text:p>0.25396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647" calcext:value-type="float">
            <text:p>0.22647</text:p>
          </table:table-cell>
          <table:table-cell table:number-columns-repeated="3"/>
          <table:table-cell office:value-type="float" office:value="0.254446" calcext:value-type="float">
            <text:p>0.25444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6629" calcext:value-type="float">
            <text:p>0.226629</text:p>
          </table:table-cell>
          <table:table-cell table:number-columns-repeated="3"/>
          <table:table-cell office:value-type="float" office:value="0.254924" calcext:value-type="float">
            <text:p>0.25492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6786" calcext:value-type="float">
            <text:p>0.226786</text:p>
          </table:table-cell>
          <table:table-cell table:number-columns-repeated="3"/>
          <table:table-cell office:value-type="float" office:value="0.255395" calcext:value-type="float">
            <text:p>0.25539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6941" calcext:value-type="float">
            <text:p>0.226941</text:p>
          </table:table-cell>
          <table:table-cell table:number-columns-repeated="3"/>
          <table:table-cell office:value-type="float" office:value="0.255859" calcext:value-type="float">
            <text:p>0.25585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7094" calcext:value-type="float">
            <text:p>0.227094</text:p>
          </table:table-cell>
          <table:table-cell table:number-columns-repeated="3"/>
          <table:table-cell office:value-type="float" office:value="0.256318" calcext:value-type="float">
            <text:p>0.25631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7245" calcext:value-type="float">
            <text:p>0.227245</text:p>
          </table:table-cell>
          <table:table-cell table:number-columns-repeated="3"/>
          <table:table-cell office:value-type="float" office:value="0.256769" calcext:value-type="float">
            <text:p>0.25676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7393" calcext:value-type="float">
            <text:p>0.227393</text:p>
          </table:table-cell>
          <table:table-cell table:number-columns-repeated="3"/>
          <table:table-cell office:value-type="float" office:value="0.257215" calcext:value-type="float">
            <text:p>0.25721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754" calcext:value-type="float">
            <text:p>0.22754</text:p>
          </table:table-cell>
          <table:table-cell table:number-columns-repeated="3"/>
          <table:table-cell office:value-type="float" office:value="0.257654" calcext:value-type="float">
            <text:p>0.25765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7685" calcext:value-type="float">
            <text:p>0.227685</text:p>
          </table:table-cell>
          <table:table-cell table:number-columns-repeated="3"/>
          <table:table-cell office:value-type="float" office:value="0.258088" calcext:value-type="float">
            <text:p>0.25808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7827" calcext:value-type="float">
            <text:p>0.227827</text:p>
          </table:table-cell>
          <table:table-cell table:number-columns-repeated="3"/>
          <table:table-cell office:value-type="float" office:value="0.258515" calcext:value-type="float">
            <text:p>0.25851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7968" calcext:value-type="float">
            <text:p>0.227968</text:p>
          </table:table-cell>
          <table:table-cell table:number-columns-repeated="3"/>
          <table:table-cell office:value-type="float" office:value="0.258936" calcext:value-type="float">
            <text:p>0.25893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8106" calcext:value-type="float">
            <text:p>0.228106</text:p>
          </table:table-cell>
          <table:table-cell table:number-columns-repeated="3"/>
          <table:table-cell office:value-type="float" office:value="0.259352" calcext:value-type="float">
            <text:p>0.25935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8243" calcext:value-type="float">
            <text:p>0.228243</text:p>
          </table:table-cell>
          <table:table-cell table:number-columns-repeated="3"/>
          <table:table-cell office:value-type="float" office:value="0.259761" calcext:value-type="float">
            <text:p>0.25976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8378" calcext:value-type="float">
            <text:p>0.228378</text:p>
          </table:table-cell>
          <table:table-cell table:number-columns-repeated="3"/>
          <table:table-cell office:value-type="float" office:value="0.260165" calcext:value-type="float">
            <text:p>0.26016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8511" calcext:value-type="float">
            <text:p>0.228511</text:p>
          </table:table-cell>
          <table:table-cell table:number-columns-repeated="3"/>
          <table:table-cell office:value-type="float" office:value="0.260563" calcext:value-type="float">
            <text:p>0.26056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8642" calcext:value-type="float">
            <text:p>0.228642</text:p>
          </table:table-cell>
          <table:table-cell table:number-columns-repeated="3"/>
          <table:table-cell office:value-type="float" office:value="0.260956" calcext:value-type="float">
            <text:p>0.26095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8771" calcext:value-type="float">
            <text:p>0.228771</text:p>
          </table:table-cell>
          <table:table-cell table:number-columns-repeated="3"/>
          <table:table-cell office:value-type="float" office:value="0.261343" calcext:value-type="float">
            <text:p>0.26134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8898" calcext:value-type="float">
            <text:p>0.228898</text:p>
          </table:table-cell>
          <table:table-cell table:number-columns-repeated="3"/>
          <table:table-cell office:value-type="float" office:value="0.261724" calcext:value-type="float">
            <text:p>0.26172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9023" calcext:value-type="float">
            <text:p>0.229023</text:p>
          </table:table-cell>
          <table:table-cell table:number-columns-repeated="3"/>
          <table:table-cell office:value-type="float" office:value="0.2621" calcext:value-type="float">
            <text:p>0.262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9147" calcext:value-type="float">
            <text:p>0.229147</text:p>
          </table:table-cell>
          <table:table-cell table:number-columns-repeated="3"/>
          <table:table-cell office:value-type="float" office:value="0.262471" calcext:value-type="float">
            <text:p>0.26247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9269" calcext:value-type="float">
            <text:p>0.229269</text:p>
          </table:table-cell>
          <table:table-cell table:number-columns-repeated="3"/>
          <table:table-cell office:value-type="float" office:value="0.262836" calcext:value-type="float">
            <text:p>0.26283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9389" calcext:value-type="float">
            <text:p>0.229389</text:p>
          </table:table-cell>
          <table:table-cell table:number-columns-repeated="3"/>
          <table:table-cell office:value-type="float" office:value="0.263197" calcext:value-type="float">
            <text:p>0.26319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9508" calcext:value-type="float">
            <text:p>0.229508</text:p>
          </table:table-cell>
          <table:table-cell table:number-columns-repeated="3"/>
          <table:table-cell office:value-type="float" office:value="0.263552" calcext:value-type="float">
            <text:p>0.26355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9624" calcext:value-type="float">
            <text:p>0.229624</text:p>
          </table:table-cell>
          <table:table-cell table:number-columns-repeated="3"/>
          <table:table-cell office:value-type="float" office:value="0.263901" calcext:value-type="float">
            <text:p>0.26390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9739" calcext:value-type="float">
            <text:p>0.229739</text:p>
          </table:table-cell>
          <table:table-cell table:number-columns-repeated="3"/>
          <table:table-cell office:value-type="float" office:value="0.264246" calcext:value-type="float">
            <text:p>0.26424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9853" calcext:value-type="float">
            <text:p>0.229853</text:p>
          </table:table-cell>
          <table:table-cell table:number-columns-repeated="3"/>
          <table:table-cell office:value-type="float" office:value="0.264586" calcext:value-type="float">
            <text:p>0.26458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29964" calcext:value-type="float">
            <text:p>0.229964</text:p>
          </table:table-cell>
          <table:table-cell table:number-columns-repeated="3"/>
          <table:table-cell office:value-type="float" office:value="0.26492" calcext:value-type="float">
            <text:p>0.2649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0074" calcext:value-type="float">
            <text:p>0.230074</text:p>
          </table:table-cell>
          <table:table-cell table:number-columns-repeated="3"/>
          <table:table-cell office:value-type="float" office:value="0.26525" calcext:value-type="float">
            <text:p>0.2652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0183" calcext:value-type="float">
            <text:p>0.230183</text:p>
          </table:table-cell>
          <table:table-cell table:number-columns-repeated="3"/>
          <table:table-cell office:value-type="float" office:value="0.265575" calcext:value-type="float">
            <text:p>0.26557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029" calcext:value-type="float">
            <text:p>0.23029</text:p>
          </table:table-cell>
          <table:table-cell table:number-columns-repeated="3"/>
          <table:table-cell office:value-type="float" office:value="0.265895" calcext:value-type="float">
            <text:p>0.26589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0395" calcext:value-type="float">
            <text:p>0.230395</text:p>
          </table:table-cell>
          <table:table-cell table:number-columns-repeated="3"/>
          <table:table-cell office:value-type="float" office:value="0.266211" calcext:value-type="float">
            <text:p>0.26621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0498" calcext:value-type="float">
            <text:p>0.230498</text:p>
          </table:table-cell>
          <table:table-cell table:number-columns-repeated="3"/>
          <table:table-cell office:value-type="float" office:value="0.266521" calcext:value-type="float">
            <text:p>0.26652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0601" calcext:value-type="float">
            <text:p>0.230601</text:p>
          </table:table-cell>
          <table:table-cell table:number-columns-repeated="3"/>
          <table:table-cell office:value-type="float" office:value="0.266827" calcext:value-type="float">
            <text:p>0.26682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0701" calcext:value-type="float">
            <text:p>0.230701</text:p>
          </table:table-cell>
          <table:table-cell table:number-columns-repeated="3"/>
          <table:table-cell office:value-type="float" office:value="0.267129" calcext:value-type="float">
            <text:p>0.26712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08" calcext:value-type="float">
            <text:p>0.2308</text:p>
          </table:table-cell>
          <table:table-cell table:number-columns-repeated="3"/>
          <table:table-cell office:value-type="float" office:value="0.267426" calcext:value-type="float">
            <text:p>0.26742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0898" calcext:value-type="float">
            <text:p>0.230898</text:p>
          </table:table-cell>
          <table:table-cell table:number-columns-repeated="3"/>
          <table:table-cell office:value-type="float" office:value="0.267718" calcext:value-type="float">
            <text:p>0.26771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0994" calcext:value-type="float">
            <text:p>0.230994</text:p>
          </table:table-cell>
          <table:table-cell table:number-columns-repeated="3"/>
          <table:table-cell office:value-type="float" office:value="0.268006" calcext:value-type="float">
            <text:p>0.26800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1088" calcext:value-type="float">
            <text:p>0.231088</text:p>
          </table:table-cell>
          <table:table-cell table:number-columns-repeated="3"/>
          <table:table-cell office:value-type="float" office:value="0.268289" calcext:value-type="float">
            <text:p>0.26828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1181" calcext:value-type="float">
            <text:p>0.231181</text:p>
          </table:table-cell>
          <table:table-cell table:number-columns-repeated="3"/>
          <table:table-cell office:value-type="float" office:value="0.268568" calcext:value-type="float">
            <text:p>0.26856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1273" calcext:value-type="float">
            <text:p>0.231273</text:p>
          </table:table-cell>
          <table:table-cell table:number-columns-repeated="3"/>
          <table:table-cell office:value-type="float" office:value="0.268843" calcext:value-type="float">
            <text:p>0.26884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1363" calcext:value-type="float">
            <text:p>0.231363</text:p>
          </table:table-cell>
          <table:table-cell table:number-columns-repeated="3"/>
          <table:table-cell office:value-type="float" office:value="0.269114" calcext:value-type="float">
            <text:p>0.26911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1452" calcext:value-type="float">
            <text:p>0.231452</text:p>
          </table:table-cell>
          <table:table-cell table:number-columns-repeated="3"/>
          <table:table-cell office:value-type="float" office:value="0.26938" calcext:value-type="float">
            <text:p>0.2693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154" calcext:value-type="float">
            <text:p>0.23154</text:p>
          </table:table-cell>
          <table:table-cell table:number-columns-repeated="3"/>
          <table:table-cell office:value-type="float" office:value="0.269642" calcext:value-type="float">
            <text:p>0.26964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1626" calcext:value-type="float">
            <text:p>0.231626</text:p>
          </table:table-cell>
          <table:table-cell table:number-columns-repeated="3"/>
          <table:table-cell office:value-type="float" office:value="0.2699" calcext:value-type="float">
            <text:p>0.269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171" calcext:value-type="float">
            <text:p>0.23171</text:p>
          </table:table-cell>
          <table:table-cell table:number-columns-repeated="3"/>
          <table:table-cell office:value-type="float" office:value="0.270154" calcext:value-type="float">
            <text:p>0.27015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1794" calcext:value-type="float">
            <text:p>0.231794</text:p>
          </table:table-cell>
          <table:table-cell table:number-columns-repeated="3"/>
          <table:table-cell office:value-type="float" office:value="0.270404" calcext:value-type="float">
            <text:p>0.27040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1876" calcext:value-type="float">
            <text:p>0.231876</text:p>
          </table:table-cell>
          <table:table-cell table:number-columns-repeated="3"/>
          <table:table-cell office:value-type="float" office:value="0.27065" calcext:value-type="float">
            <text:p>0.2706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1957" calcext:value-type="float">
            <text:p>0.231957</text:p>
          </table:table-cell>
          <table:table-cell table:number-columns-repeated="3"/>
          <table:table-cell office:value-type="float" office:value="0.270892" calcext:value-type="float">
            <text:p>0.27089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2036" calcext:value-type="float">
            <text:p>0.232036</text:p>
          </table:table-cell>
          <table:table-cell table:number-columns-repeated="3"/>
          <table:table-cell office:value-type="float" office:value="0.27113" calcext:value-type="float">
            <text:p>0.2711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2114" calcext:value-type="float">
            <text:p>0.232114</text:p>
          </table:table-cell>
          <table:table-cell table:number-columns-repeated="3"/>
          <table:table-cell office:value-type="float" office:value="0.271364" calcext:value-type="float">
            <text:p>0.27136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2191" calcext:value-type="float">
            <text:p>0.232191</text:p>
          </table:table-cell>
          <table:table-cell table:number-columns-repeated="3"/>
          <table:table-cell office:value-type="float" office:value="0.271594" calcext:value-type="float">
            <text:p>0.27159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2266" calcext:value-type="float">
            <text:p>0.232266</text:p>
          </table:table-cell>
          <table:table-cell table:number-columns-repeated="3"/>
          <table:table-cell office:value-type="float" office:value="0.27182" calcext:value-type="float">
            <text:p>0.2718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2341" calcext:value-type="float">
            <text:p>0.232341</text:p>
          </table:table-cell>
          <table:table-cell table:number-columns-repeated="3"/>
          <table:table-cell office:value-type="float" office:value="0.272043" calcext:value-type="float">
            <text:p>0.27204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2414" calcext:value-type="float">
            <text:p>0.232414</text:p>
          </table:table-cell>
          <table:table-cell table:number-columns-repeated="3"/>
          <table:table-cell office:value-type="float" office:value="0.272261" calcext:value-type="float">
            <text:p>0.27226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2485" calcext:value-type="float">
            <text:p>0.232485</text:p>
          </table:table-cell>
          <table:table-cell table:number-columns-repeated="3"/>
          <table:table-cell office:value-type="float" office:value="0.272476" calcext:value-type="float">
            <text:p>0.27247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2556" calcext:value-type="float">
            <text:p>0.232556</text:p>
          </table:table-cell>
          <table:table-cell table:number-columns-repeated="3"/>
          <table:table-cell office:value-type="float" office:value="0.272688" calcext:value-type="float">
            <text:p>0.27268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2625" calcext:value-type="float">
            <text:p>0.232625</text:p>
          </table:table-cell>
          <table:table-cell table:number-columns-repeated="3"/>
          <table:table-cell office:value-type="float" office:value="0.272896" calcext:value-type="float">
            <text:p>0.27289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2693" calcext:value-type="float">
            <text:p>0.232693</text:p>
          </table:table-cell>
          <table:table-cell table:number-columns-repeated="3"/>
          <table:table-cell office:value-type="float" office:value="0.2731" calcext:value-type="float">
            <text:p>0.273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276" calcext:value-type="float">
            <text:p>0.23276</text:p>
          </table:table-cell>
          <table:table-cell table:number-columns-repeated="3"/>
          <table:table-cell office:value-type="float" office:value="0.2733" calcext:value-type="float">
            <text:p>0.273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2826" calcext:value-type="float">
            <text:p>0.232826</text:p>
          </table:table-cell>
          <table:table-cell table:number-columns-repeated="3"/>
          <table:table-cell office:value-type="float" office:value="0.273497" calcext:value-type="float">
            <text:p>0.27349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289" calcext:value-type="float">
            <text:p>0.23289</text:p>
          </table:table-cell>
          <table:table-cell table:number-columns-repeated="3"/>
          <table:table-cell office:value-type="float" office:value="0.273691" calcext:value-type="float">
            <text:p>0.27369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2954" calcext:value-type="float">
            <text:p>0.232954</text:p>
          </table:table-cell>
          <table:table-cell table:number-columns-repeated="3"/>
          <table:table-cell office:value-type="float" office:value="0.273881" calcext:value-type="float">
            <text:p>0.27388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016" calcext:value-type="float">
            <text:p>0.233016</text:p>
          </table:table-cell>
          <table:table-cell table:number-columns-repeated="3"/>
          <table:table-cell office:value-type="float" office:value="0.274067" calcext:value-type="float">
            <text:p>0.27406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077" calcext:value-type="float">
            <text:p>0.233077</text:p>
          </table:table-cell>
          <table:table-cell table:number-columns-repeated="3"/>
          <table:table-cell office:value-type="float" office:value="0.274251" calcext:value-type="float">
            <text:p>0.27425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137" calcext:value-type="float">
            <text:p>0.233137</text:p>
          </table:table-cell>
          <table:table-cell table:number-columns-repeated="3"/>
          <table:table-cell office:value-type="float" office:value="0.27443" calcext:value-type="float">
            <text:p>0.2744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196" calcext:value-type="float">
            <text:p>0.233196</text:p>
          </table:table-cell>
          <table:table-cell table:number-columns-repeated="3"/>
          <table:table-cell office:value-type="float" office:value="0.274607" calcext:value-type="float">
            <text:p>0.27460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254" calcext:value-type="float">
            <text:p>0.233254</text:p>
          </table:table-cell>
          <table:table-cell table:number-columns-repeated="3"/>
          <table:table-cell office:value-type="float" office:value="0.27478" calcext:value-type="float">
            <text:p>0.2747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31" calcext:value-type="float">
            <text:p>0.23331</text:p>
          </table:table-cell>
          <table:table-cell table:number-columns-repeated="3"/>
          <table:table-cell office:value-type="float" office:value="0.27495" calcext:value-type="float">
            <text:p>0.2749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366" calcext:value-type="float">
            <text:p>0.233366</text:p>
          </table:table-cell>
          <table:table-cell table:number-columns-repeated="3"/>
          <table:table-cell office:value-type="float" office:value="0.275116" calcext:value-type="float">
            <text:p>0.27511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42" calcext:value-type="float">
            <text:p>0.23342</text:p>
          </table:table-cell>
          <table:table-cell table:number-columns-repeated="3"/>
          <table:table-cell office:value-type="float" office:value="0.275279" calcext:value-type="float">
            <text:p>0.27527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474" calcext:value-type="float">
            <text:p>0.233474</text:p>
          </table:table-cell>
          <table:table-cell table:number-columns-repeated="3"/>
          <table:table-cell office:value-type="float" office:value="0.275439" calcext:value-type="float">
            <text:p>0.27543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526" calcext:value-type="float">
            <text:p>0.233526</text:p>
          </table:table-cell>
          <table:table-cell table:number-columns-repeated="3"/>
          <table:table-cell office:value-type="float" office:value="0.275596" calcext:value-type="float">
            <text:p>0.27559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577" calcext:value-type="float">
            <text:p>0.233577</text:p>
          </table:table-cell>
          <table:table-cell table:number-columns-repeated="3"/>
          <table:table-cell office:value-type="float" office:value="0.27575" calcext:value-type="float">
            <text:p>0.2757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628" calcext:value-type="float">
            <text:p>0.233628</text:p>
          </table:table-cell>
          <table:table-cell table:number-columns-repeated="3"/>
          <table:table-cell office:value-type="float" office:value="0.2759" calcext:value-type="float">
            <text:p>0.275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677" calcext:value-type="float">
            <text:p>0.233677</text:p>
          </table:table-cell>
          <table:table-cell table:number-columns-repeated="3"/>
          <table:table-cell office:value-type="float" office:value="0.276048" calcext:value-type="float">
            <text:p>0.27604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725" calcext:value-type="float">
            <text:p>0.233725</text:p>
          </table:table-cell>
          <table:table-cell table:number-columns-repeated="3"/>
          <table:table-cell office:value-type="float" office:value="0.276192" calcext:value-type="float">
            <text:p>0.27619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772" calcext:value-type="float">
            <text:p>0.233772</text:p>
          </table:table-cell>
          <table:table-cell table:number-columns-repeated="3"/>
          <table:table-cell office:value-type="float" office:value="0.276333" calcext:value-type="float">
            <text:p>0.27633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818" calcext:value-type="float">
            <text:p>0.233818</text:p>
          </table:table-cell>
          <table:table-cell table:number-columns-repeated="3"/>
          <table:table-cell office:value-type="float" office:value="0.276471" calcext:value-type="float">
            <text:p>0.27647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863" calcext:value-type="float">
            <text:p>0.233863</text:p>
          </table:table-cell>
          <table:table-cell table:number-columns-repeated="3"/>
          <table:table-cell office:value-type="float" office:value="0.276607" calcext:value-type="float">
            <text:p>0.27660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907" calcext:value-type="float">
            <text:p>0.233907</text:p>
          </table:table-cell>
          <table:table-cell table:number-columns-repeated="3"/>
          <table:table-cell office:value-type="float" office:value="0.276739" calcext:value-type="float">
            <text:p>0.27673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95" calcext:value-type="float">
            <text:p>0.23395</text:p>
          </table:table-cell>
          <table:table-cell table:number-columns-repeated="3"/>
          <table:table-cell office:value-type="float" office:value="0.276868" calcext:value-type="float">
            <text:p>0.27686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3993" calcext:value-type="float">
            <text:p>0.233993</text:p>
          </table:table-cell>
          <table:table-cell table:number-columns-repeated="3"/>
          <table:table-cell office:value-type="float" office:value="0.276994" calcext:value-type="float">
            <text:p>0.27699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034" calcext:value-type="float">
            <text:p>0.234034</text:p>
          </table:table-cell>
          <table:table-cell table:number-columns-repeated="3"/>
          <table:table-cell office:value-type="float" office:value="0.277117" calcext:value-type="float">
            <text:p>0.27711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074" calcext:value-type="float">
            <text:p>0.234074</text:p>
          </table:table-cell>
          <table:table-cell table:number-columns-repeated="3"/>
          <table:table-cell office:value-type="float" office:value="0.277238" calcext:value-type="float">
            <text:p>0.27723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113" calcext:value-type="float">
            <text:p>0.234113</text:p>
          </table:table-cell>
          <table:table-cell table:number-columns-repeated="3"/>
          <table:table-cell office:value-type="float" office:value="0.277355" calcext:value-type="float">
            <text:p>0.27735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151" calcext:value-type="float">
            <text:p>0.234151</text:p>
          </table:table-cell>
          <table:table-cell table:number-columns-repeated="3"/>
          <table:table-cell office:value-type="float" office:value="0.27747" calcext:value-type="float">
            <text:p>0.2774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189" calcext:value-type="float">
            <text:p>0.234189</text:p>
          </table:table-cell>
          <table:table-cell table:number-columns-repeated="3"/>
          <table:table-cell office:value-type="float" office:value="0.277581" calcext:value-type="float">
            <text:p>0.27758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225" calcext:value-type="float">
            <text:p>0.234225</text:p>
          </table:table-cell>
          <table:table-cell table:number-columns-repeated="3"/>
          <table:table-cell office:value-type="float" office:value="0.27769" calcext:value-type="float">
            <text:p>0.2776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26" calcext:value-type="float">
            <text:p>0.23426</text:p>
          </table:table-cell>
          <table:table-cell table:number-columns-repeated="3"/>
          <table:table-cell office:value-type="float" office:value="0.277796" calcext:value-type="float">
            <text:p>0.27779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295" calcext:value-type="float">
            <text:p>0.234295</text:p>
          </table:table-cell>
          <table:table-cell table:number-columns-repeated="3"/>
          <table:table-cell office:value-type="float" office:value="0.2779" calcext:value-type="float">
            <text:p>0.277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328" calcext:value-type="float">
            <text:p>0.234328</text:p>
          </table:table-cell>
          <table:table-cell table:number-columns-repeated="3"/>
          <table:table-cell office:value-type="float" office:value="0.278" calcext:value-type="float">
            <text:p>0.27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361" calcext:value-type="float">
            <text:p>0.234361</text:p>
          </table:table-cell>
          <table:table-cell table:number-columns-repeated="3"/>
          <table:table-cell office:value-type="float" office:value="0.278098" calcext:value-type="float">
            <text:p>0.27809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392" calcext:value-type="float">
            <text:p>0.234392</text:p>
          </table:table-cell>
          <table:table-cell table:number-columns-repeated="3"/>
          <table:table-cell office:value-type="float" office:value="0.278193" calcext:value-type="float">
            <text:p>0.27819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423" calcext:value-type="float">
            <text:p>0.234423</text:p>
          </table:table-cell>
          <table:table-cell table:number-columns-repeated="3"/>
          <table:table-cell office:value-type="float" office:value="0.278285" calcext:value-type="float">
            <text:p>0.27828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453" calcext:value-type="float">
            <text:p>0.234453</text:p>
          </table:table-cell>
          <table:table-cell table:number-columns-repeated="3"/>
          <table:table-cell office:value-type="float" office:value="0.278374" calcext:value-type="float">
            <text:p>0.27837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482" calcext:value-type="float">
            <text:p>0.234482</text:p>
          </table:table-cell>
          <table:table-cell table:number-columns-repeated="3"/>
          <table:table-cell office:value-type="float" office:value="0.278461" calcext:value-type="float">
            <text:p>0.27846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51" calcext:value-type="float">
            <text:p>0.23451</text:p>
          </table:table-cell>
          <table:table-cell table:number-columns-repeated="3"/>
          <table:table-cell office:value-type="float" office:value="0.278545" calcext:value-type="float">
            <text:p>0.27854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537" calcext:value-type="float">
            <text:p>0.234537</text:p>
          </table:table-cell>
          <table:table-cell table:number-columns-repeated="3"/>
          <table:table-cell office:value-type="float" office:value="0.278626" calcext:value-type="float">
            <text:p>0.27862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563" calcext:value-type="float">
            <text:p>0.234563</text:p>
          </table:table-cell>
          <table:table-cell table:number-columns-repeated="3"/>
          <table:table-cell office:value-type="float" office:value="0.278705" calcext:value-type="float">
            <text:p>0.27870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589" calcext:value-type="float">
            <text:p>0.234589</text:p>
          </table:table-cell>
          <table:table-cell table:number-columns-repeated="3"/>
          <table:table-cell office:value-type="float" office:value="0.278781" calcext:value-type="float">
            <text:p>0.27878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613" calcext:value-type="float">
            <text:p>0.234613</text:p>
          </table:table-cell>
          <table:table-cell table:number-columns-repeated="3"/>
          <table:table-cell office:value-type="float" office:value="0.278854" calcext:value-type="float">
            <text:p>0.27885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637" calcext:value-type="float">
            <text:p>0.234637</text:p>
          </table:table-cell>
          <table:table-cell table:number-columns-repeated="3"/>
          <table:table-cell office:value-type="float" office:value="0.278925" calcext:value-type="float">
            <text:p>0.27892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659" calcext:value-type="float">
            <text:p>0.234659</text:p>
          </table:table-cell>
          <table:table-cell table:number-columns-repeated="3"/>
          <table:table-cell office:value-type="float" office:value="0.278993" calcext:value-type="float">
            <text:p>0.27899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681" calcext:value-type="float">
            <text:p>0.234681</text:p>
          </table:table-cell>
          <table:table-cell table:number-columns-repeated="3"/>
          <table:table-cell office:value-type="float" office:value="0.279058" calcext:value-type="float">
            <text:p>0.27905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702" calcext:value-type="float">
            <text:p>0.234702</text:p>
          </table:table-cell>
          <table:table-cell table:number-columns-repeated="3"/>
          <table:table-cell office:value-type="float" office:value="0.279121" calcext:value-type="float">
            <text:p>0.27912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722" calcext:value-type="float">
            <text:p>0.234722</text:p>
          </table:table-cell>
          <table:table-cell table:number-columns-repeated="3"/>
          <table:table-cell office:value-type="float" office:value="0.279181" calcext:value-type="float">
            <text:p>0.27918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742" calcext:value-type="float">
            <text:p>0.234742</text:p>
          </table:table-cell>
          <table:table-cell table:number-columns-repeated="3"/>
          <table:table-cell office:value-type="float" office:value="0.279239" calcext:value-type="float">
            <text:p>0.27923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76" calcext:value-type="float">
            <text:p>0.23476</text:p>
          </table:table-cell>
          <table:table-cell table:number-columns-repeated="3"/>
          <table:table-cell office:value-type="float" office:value="0.279294" calcext:value-type="float">
            <text:p>0.27929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777" calcext:value-type="float">
            <text:p>0.234777</text:p>
          </table:table-cell>
          <table:table-cell table:number-columns-repeated="3"/>
          <table:table-cell office:value-type="float" office:value="0.279347" calcext:value-type="float">
            <text:p>0.27934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794" calcext:value-type="float">
            <text:p>0.234794</text:p>
          </table:table-cell>
          <table:table-cell table:number-columns-repeated="3"/>
          <table:table-cell office:value-type="float" office:value="0.279397" calcext:value-type="float">
            <text:p>0.27939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81" calcext:value-type="float">
            <text:p>0.23481</text:p>
          </table:table-cell>
          <table:table-cell table:number-columns-repeated="3"/>
          <table:table-cell office:value-type="float" office:value="0.279444" calcext:value-type="float">
            <text:p>0.27944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825" calcext:value-type="float">
            <text:p>0.234825</text:p>
          </table:table-cell>
          <table:table-cell table:number-columns-repeated="3"/>
          <table:table-cell office:value-type="float" office:value="0.279489" calcext:value-type="float">
            <text:p>0.27948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839" calcext:value-type="float">
            <text:p>0.234839</text:p>
          </table:table-cell>
          <table:table-cell table:number-columns-repeated="3"/>
          <table:table-cell office:value-type="float" office:value="0.279531" calcext:value-type="float">
            <text:p>0.27953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852" calcext:value-type="float">
            <text:p>0.234852</text:p>
          </table:table-cell>
          <table:table-cell table:number-columns-repeated="3"/>
          <table:table-cell office:value-type="float" office:value="0.279571" calcext:value-type="float">
            <text:p>0.27957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865" calcext:value-type="float">
            <text:p>0.234865</text:p>
          </table:table-cell>
          <table:table-cell table:number-columns-repeated="3"/>
          <table:table-cell office:value-type="float" office:value="0.279608" calcext:value-type="float">
            <text:p>0.27960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876" calcext:value-type="float">
            <text:p>0.234876</text:p>
          </table:table-cell>
          <table:table-cell table:number-columns-repeated="3"/>
          <table:table-cell office:value-type="float" office:value="0.279643" calcext:value-type="float">
            <text:p>0.27964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887" calcext:value-type="float">
            <text:p>0.234887</text:p>
          </table:table-cell>
          <table:table-cell table:number-columns-repeated="3"/>
          <table:table-cell office:value-type="float" office:value="0.279675" calcext:value-type="float">
            <text:p>0.27967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897" calcext:value-type="float">
            <text:p>0.234897</text:p>
          </table:table-cell>
          <table:table-cell table:number-columns-repeated="3"/>
          <table:table-cell office:value-type="float" office:value="0.279705" calcext:value-type="float">
            <text:p>0.27970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906" calcext:value-type="float">
            <text:p>0.234906</text:p>
          </table:table-cell>
          <table:table-cell table:number-columns-repeated="3"/>
          <table:table-cell office:value-type="float" office:value="0.279732" calcext:value-type="float">
            <text:p>0.27973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914" calcext:value-type="float">
            <text:p>0.234914</text:p>
          </table:table-cell>
          <table:table-cell table:number-columns-repeated="3"/>
          <table:table-cell office:value-type="float" office:value="0.279757" calcext:value-type="float">
            <text:p>0.27975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922" calcext:value-type="float">
            <text:p>0.234922</text:p>
          </table:table-cell>
          <table:table-cell table:number-columns-repeated="3"/>
          <table:table-cell office:value-type="float" office:value="0.279779" calcext:value-type="float">
            <text:p>0.27977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928" calcext:value-type="float">
            <text:p>0.234928</text:p>
          </table:table-cell>
          <table:table-cell table:number-columns-repeated="3"/>
          <table:table-cell office:value-type="float" office:value="0.279799" calcext:value-type="float">
            <text:p>0.27979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934" calcext:value-type="float">
            <text:p>0.234934</text:p>
          </table:table-cell>
          <table:table-cell table:number-columns-repeated="3"/>
          <table:table-cell office:value-type="float" office:value="0.279817" calcext:value-type="float">
            <text:p>0.27981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939" calcext:value-type="float">
            <text:p>0.234939</text:p>
          </table:table-cell>
          <table:table-cell table:number-columns-repeated="3"/>
          <table:table-cell office:value-type="float" office:value="0.279831" calcext:value-type="float">
            <text:p>0.27983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943" calcext:value-type="float">
            <text:p>0.234943</text:p>
          </table:table-cell>
          <table:table-cell table:number-columns-repeated="3"/>
          <table:table-cell office:value-type="float" office:value="0.279844" calcext:value-type="float">
            <text:p>0.27984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947" calcext:value-type="float">
            <text:p>0.234947</text:p>
          </table:table-cell>
          <table:table-cell table:number-columns-repeated="3"/>
          <table:table-cell office:value-type="float" office:value="0.279854" calcext:value-type="float">
            <text:p>0.279854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949" calcext:value-type="float">
            <text:p>0.234949</text:p>
          </table:table-cell>
          <table:table-cell table:number-columns-repeated="3"/>
          <table:table-cell office:value-type="float" office:value="0.279861" calcext:value-type="float">
            <text:p>0.27986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951" calcext:value-type="float">
            <text:p>0.234951</text:p>
          </table:table-cell>
          <table:table-cell table:number-columns-repeated="3"/>
          <table:table-cell office:value-type="float" office:value="0.279866" calcext:value-type="float">
            <text:p>0.279866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7"/>
          <table:table-cell office:value-type="float" office:value="0.234952" calcext:value-type="float">
            <text:p>0.234952</text:p>
          </table:table-cell>
          <table:table-cell table:number-columns-repeated="3"/>
          <table:table-cell office:value-type="float" office:value="0.279869" calcext:value-type="float">
            <text:p>0.279869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9:39:35.992471097</meta:creation-date>
    <dc:date>2017-02-11T19:56:11.005118130</dc:date>
    <meta:editing-duration>PT5M54S</meta:editing-duration>
    <meta:editing-cycles>1</meta:editing-cycles>
    <meta:document-statistic meta:table-count="1" meta:cell-count="4806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07cm" svg:y="4.201cm" style:legend-expansion="high" chart:style-name="ch2"/>
        <chart:plot-area chart:style-name="ch3" table:cell-range-address="Sheet1.B2:Sheet1.B1202 Sheet1.E3:Sheet1.E1202" chart:data-source-has-labels="row" svg:x="0.32cm" svg:y="0.18cm" svg:width="14.367cm" svg:height="8.64cm">
          <chartooo:coordinate-region svg:x="1.338cm" svg:y="0.38cm" svg:width="13.109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1202" chart:label-cell-address="Sheet1.B2:Sheet1.B2" chart:class="chart:scatter">
            <chart:domain table:cell-range-address="Sheet1.B3:Sheet1.B1202"/>
            <chart:data-point chart:repeated="1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1202</svg:desc>
                </draw:g>
              </table:table-cell>
              <table:table-cell office:value-type="float" office:value="0">
                <text:p>0</text:p>
                <draw:g>
                  <svg:desc>Sheet1.E3:Sheet1.E1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S27:Sheet1.S27 Sheet1.B3:Sheet1.B1202 Sheet1.E3:Sheet1.E1202 Sheet1.Q2:Sheet1.Q1201" chart:data-source-has-labels="both" svg:x="0.32cm" svg:y="0.18cm" svg:width="12.481cm" svg:height="8.64cm">
          <chartooo:coordinate-region svg:x="1.338cm" svg:y="0.38cm" svg:width="11.223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1202" chart:class="chart:scatter">
            <chart:domain table:cell-range-address="Sheet1.B3:Sheet1.B1202"/>
            <chart:data-point chart:repeated="1200"/>
          </chart:series>
          <chart:series chart:style-name="ch7" chart:values-cell-range-address="Sheet1.Q2:Sheet1.Q1201" chart:class="chart:scatter">
            <chart:domain table:cell-range-address="Sheet1.M2:Sheet1.M1201"/>
            <chart:data-point chart:repeated="1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heet1.B3:Sheet1.B1202</svg:desc>
                </draw:g>
              </table:table-cell>
              <table:table-cell office:value-type="float" office:value="0">
                <text:p>0</text:p>
                <draw:g>
                  <svg:desc>Sheet1.E3:Sheet1.E1202</svg:desc>
                </draw:g>
              </table:table-cell>
              <table:table-cell office:value-type="float" office:value="0.00000497567">
                <text:p>0.00000497567</text:p>
                <draw:g>
                  <svg:desc>Sheet1.M2:Sheet1.M1201</svg:desc>
                </draw:g>
              </table:table-cell>
              <table:table-cell office:value-type="float" office:value="0.0000492455">
                <text:p>0.0000492455</text:p>
                <draw:g>
                  <svg:desc>Sheet1.Q2:Sheet1.Q1201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995215">
                <text:p>0.00000995215</text:p>
              </table:table-cell>
              <table:table-cell office:value-type="float" office:value="0.0000984991">
                <text:p>0.000098499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49303">
                <text:p>0.0000149303</text:p>
              </table:table-cell>
              <table:table-cell office:value-type="float" office:value="0.000147769">
                <text:p>0.00014776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99108">
                <text:p>0.0000199108</text:p>
              </table:table-cell>
              <table:table-cell office:value-type="float" office:value="0.000197063">
                <text:p>0.00019706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48946">
                <text:p>0.0000248946</text:p>
              </table:table-cell>
              <table:table-cell office:value-type="float" office:value="0.000246389">
                <text:p>0.00024638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98825">
                <text:p>0.0000298825</text:p>
              </table:table-cell>
              <table:table-cell office:value-type="float" office:value="0.000295755">
                <text:p>0.00029575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348752">
                <text:p>0.0000348752</text:p>
              </table:table-cell>
              <table:table-cell office:value-type="float" office:value="0.000345169">
                <text:p>0.00034516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398737">
                <text:p>0.0000398737</text:p>
              </table:table-cell>
              <table:table-cell office:value-type="float" office:value="0.00039464">
                <text:p>0.000394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448786">
                <text:p>0.0000448786</text:p>
              </table:table-cell>
              <table:table-cell office:value-type="float" office:value="0.000444176">
                <text:p>0.00044417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498909">
                <text:p>0.0000498909</text:p>
              </table:table-cell>
              <table:table-cell office:value-type="float" office:value="0.000493784">
                <text:p>0.00049378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49113">
                <text:p>0.0000549113</text:p>
              </table:table-cell>
              <table:table-cell office:value-type="float" office:value="0.000543472">
                <text:p>0.0005434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99407">
                <text:p>0.0000599407</text:p>
              </table:table-cell>
              <table:table-cell office:value-type="float" office:value="0.000593249">
                <text:p>0.0005932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649799">
                <text:p>0.0000649799</text:p>
              </table:table-cell>
              <table:table-cell office:value-type="float" office:value="0.000643124">
                <text:p>0.00064312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700297">
                <text:p>0.0000700297</text:p>
              </table:table-cell>
              <table:table-cell office:value-type="float" office:value="0.000693103">
                <text:p>0.0006931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75091">
                <text:p>0.000075091</text:p>
              </table:table-cell>
              <table:table-cell office:value-type="float" office:value="0.000743195">
                <text:p>0.00074319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801645">
                <text:p>0.0000801645</text:p>
              </table:table-cell>
              <table:table-cell office:value-type="float" office:value="0.000793409">
                <text:p>0.00079340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852511">
                <text:p>0.0000852511</text:p>
              </table:table-cell>
              <table:table-cell office:value-type="float" office:value="0.000843753">
                <text:p>0.00084375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903516">
                <text:p>0.0000903516</text:p>
              </table:table-cell>
              <table:table-cell office:value-type="float" office:value="0.000894234">
                <text:p>0.00089423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954669">
                <text:p>0.0000954669</text:p>
              </table:table-cell>
              <table:table-cell office:value-type="float" office:value="0.000944861">
                <text:p>0.00094486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0598">
                <text:p>0.000100598</text:p>
              </table:table-cell>
              <table:table-cell office:value-type="float" office:value="0.000995643">
                <text:p>0.00099564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5745">
                <text:p>0.000105745</text:p>
              </table:table-cell>
              <table:table-cell office:value-type="float" office:value="0.00104659">
                <text:p>0.0010465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1091">
                <text:p>0.00011091</text:p>
              </table:table-cell>
              <table:table-cell office:value-type="float" office:value="0.0010977">
                <text:p>0.001097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16092">
                <text:p>0.000116092</text:p>
              </table:table-cell>
              <table:table-cell office:value-type="float" office:value="0.001149">
                <text:p>0.0011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21294">
                <text:p>0.000121294</text:p>
              </table:table-cell>
              <table:table-cell office:value-type="float" office:value="0.00120048">
                <text:p>0.0012004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26515">
                <text:p>0.000126515</text:p>
              </table:table-cell>
              <table:table-cell office:value-type="float" office:value="0.00125216">
                <text:p>0.001252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31758">
                <text:p>0.000131758</text:p>
              </table:table-cell>
              <table:table-cell office:value-type="float" office:value="0.00130404">
                <text:p>0.001304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37021">
                <text:p>0.000137021</text:p>
              </table:table-cell>
              <table:table-cell office:value-type="float" office:value="0.00135614">
                <text:p>0.001356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42307">
                <text:p>0.000142307</text:p>
              </table:table-cell>
              <table:table-cell office:value-type="float" office:value="0.00140845">
                <text:p>0.0014084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47617">
                <text:p>0.000147617</text:p>
              </table:table-cell>
              <table:table-cell office:value-type="float" office:value="0.001461">
                <text:p>0.00146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5295">
                <text:p>0.00015295</text:p>
              </table:table-cell>
              <table:table-cell office:value-type="float" office:value="0.00151379">
                <text:p>0.0015137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58308">
                <text:p>0.000158308</text:p>
              </table:table-cell>
              <table:table-cell office:value-type="float" office:value="0.00156682">
                <text:p>0.001566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63693">
                <text:p>0.000163693</text:p>
              </table:table-cell>
              <table:table-cell office:value-type="float" office:value="0.00162011">
                <text:p>0.001620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69104">
                <text:p>0.000169104</text:p>
              </table:table-cell>
              <table:table-cell office:value-type="float" office:value="0.00167366">
                <text:p>0.0016736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4542">
                <text:p>0.000174542</text:p>
              </table:table-cell>
              <table:table-cell office:value-type="float" office:value="0.00172749">
                <text:p>0.001727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80009">
                <text:p>0.000180009</text:p>
              </table:table-cell>
              <table:table-cell office:value-type="float" office:value="0.0017816">
                <text:p>0.00178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85506">
                <text:p>0.000185506</text:p>
              </table:table-cell>
              <table:table-cell office:value-type="float" office:value="0.001836">
                <text:p>0.00183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91032">
                <text:p>0.000191032</text:p>
              </table:table-cell>
              <table:table-cell office:value-type="float" office:value="0.0018907">
                <text:p>0.001890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9659">
                <text:p>0.00019659</text:p>
              </table:table-cell>
              <table:table-cell office:value-type="float" office:value="0.00194571">
                <text:p>0.0019457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02181">
                <text:p>0.000202181</text:p>
              </table:table-cell>
              <table:table-cell office:value-type="float" office:value="0.00200104">
                <text:p>0.002001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07804">
                <text:p>0.000207804</text:p>
              </table:table-cell>
              <table:table-cell office:value-type="float" office:value="0.00205669">
                <text:p>0.0020566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13461">
                <text:p>0.000213461</text:p>
              </table:table-cell>
              <table:table-cell office:value-type="float" office:value="0.00211268">
                <text:p>0.002112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19153">
                <text:p>0.000219153</text:p>
              </table:table-cell>
              <table:table-cell office:value-type="float" office:value="0.00216901">
                <text:p>0.0021690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2488">
                <text:p>0.00022488</text:p>
              </table:table-cell>
              <table:table-cell office:value-type="float" office:value="0.0022257">
                <text:p>0.002225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30645">
                <text:p>0.000230645</text:p>
              </table:table-cell>
              <table:table-cell office:value-type="float" office:value="0.00228275">
                <text:p>0.002282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36447">
                <text:p>0.000236447</text:p>
              </table:table-cell>
              <table:table-cell office:value-type="float" office:value="0.00234018">
                <text:p>0.0023401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42288">
                <text:p>0.000242288</text:p>
              </table:table-cell>
              <table:table-cell office:value-type="float" office:value="0.00239799">
                <text:p>0.0023979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48168">
                <text:p>0.000248168</text:p>
              </table:table-cell>
              <table:table-cell office:value-type="float" office:value="0.00245619">
                <text:p>0.0024561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54089">
                <text:p>0.000254089</text:p>
              </table:table-cell>
              <table:table-cell office:value-type="float" office:value="0.00251479">
                <text:p>0.0025147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0051">
                <text:p>0.000260051</text:p>
              </table:table-cell>
              <table:table-cell office:value-type="float" office:value="0.0025738">
                <text:p>0.002573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6056">
                <text:p>0.000266056</text:p>
              </table:table-cell>
              <table:table-cell office:value-type="float" office:value="0.00263323">
                <text:p>0.0026332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2104">
                <text:p>0.000272104</text:p>
              </table:table-cell>
              <table:table-cell office:value-type="float" office:value="0.00269309">
                <text:p>0.0026930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8197">
                <text:p>0.000278197</text:p>
              </table:table-cell>
              <table:table-cell office:value-type="float" office:value="0.00275339">
                <text:p>0.0027533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84335">
                <text:p>0.000284335</text:p>
              </table:table-cell>
              <table:table-cell office:value-type="float" office:value="0.00281414">
                <text:p>0.002814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9052">
                <text:p>0.00029052</text:p>
              </table:table-cell>
              <table:table-cell office:value-type="float" office:value="0.00287535">
                <text:p>0.002875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96752">
                <text:p>0.000296752</text:p>
              </table:table-cell>
              <table:table-cell office:value-type="float" office:value="0.00293703">
                <text:p>0.002937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03033">
                <text:p>0.000303033</text:p>
              </table:table-cell>
              <table:table-cell office:value-type="float" office:value="0.00299919">
                <text:p>0.0029991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09363">
                <text:p>0.000309363</text:p>
              </table:table-cell>
              <table:table-cell office:value-type="float" office:value="0.00306184">
                <text:p>0.0030618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15743">
                <text:p>0.000315743</text:p>
              </table:table-cell>
              <table:table-cell office:value-type="float" office:value="0.00312499">
                <text:p>0.0031249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22175">
                <text:p>0.000322175</text:p>
              </table:table-cell>
              <table:table-cell office:value-type="float" office:value="0.00318866">
                <text:p>0.0031886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2866">
                <text:p>0.00032866</text:p>
              </table:table-cell>
              <table:table-cell office:value-type="float" office:value="0.00325284">
                <text:p>0.0032528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35198">
                <text:p>0.000335198</text:p>
              </table:table-cell>
              <table:table-cell office:value-type="float" office:value="0.00331755">
                <text:p>0.0033175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41792">
                <text:p>0.000341792</text:p>
              </table:table-cell>
              <table:table-cell office:value-type="float" office:value="0.0033828">
                <text:p>0.00338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48441">
                <text:p>0.000348441</text:p>
              </table:table-cell>
              <table:table-cell office:value-type="float" office:value="0.00344861">
                <text:p>0.0034486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55147">
                <text:p>0.000355147</text:p>
              </table:table-cell>
              <table:table-cell office:value-type="float" office:value="0.00351498">
                <text:p>0.0035149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6191">
                <text:p>0.00036191</text:p>
              </table:table-cell>
              <table:table-cell office:value-type="float" office:value="0.00358193">
                <text:p>0.0035819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68734">
                <text:p>0.000368734</text:p>
              </table:table-cell>
              <table:table-cell office:value-type="float" office:value="0.00364945">
                <text:p>0.0036494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75617">
                <text:p>0.000375617</text:p>
              </table:table-cell>
              <table:table-cell office:value-type="float" office:value="0.00371758">
                <text:p>0.0037175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82561">
                <text:p>0.000382561</text:p>
              </table:table-cell>
              <table:table-cell office:value-type="float" office:value="0.00378631">
                <text:p>0.0037863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89569">
                <text:p>0.000389569</text:p>
              </table:table-cell>
              <table:table-cell office:value-type="float" office:value="0.00385566">
                <text:p>0.0038556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96639">
                <text:p>0.000396639</text:p>
              </table:table-cell>
              <table:table-cell office:value-type="float" office:value="0.00392565">
                <text:p>0.0039256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03775">
                <text:p>0.000403775</text:p>
              </table:table-cell>
              <table:table-cell office:value-type="float" office:value="0.00399627">
                <text:p>0.0039962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10976">
                <text:p>0.000410976</text:p>
              </table:table-cell>
              <table:table-cell office:value-type="float" office:value="0.00406754">
                <text:p>0.004067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18245">
                <text:p>0.000418245</text:p>
              </table:table-cell>
              <table:table-cell office:value-type="float" office:value="0.00413948">
                <text:p>0.0041394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25582">
                <text:p>0.000425582</text:p>
              </table:table-cell>
              <table:table-cell office:value-type="float" office:value="0.0042121">
                <text:p>0.00421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32988">
                <text:p>0.000432988</text:p>
              </table:table-cell>
              <table:table-cell office:value-type="float" office:value="0.0042854">
                <text:p>0.00428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40465">
                <text:p>0.000440465</text:p>
              </table:table-cell>
              <table:table-cell office:value-type="float" office:value="0.0043594">
                <text:p>0.004359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48014">
                <text:p>0.000448014</text:p>
              </table:table-cell>
              <table:table-cell office:value-type="float" office:value="0.00443412">
                <text:p>0.0044341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55637">
                <text:p>0.000455637</text:p>
              </table:table-cell>
              <table:table-cell office:value-type="float" office:value="0.00450956">
                <text:p>0.0045095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63333">
                <text:p>0.000463333</text:p>
              </table:table-cell>
              <table:table-cell office:value-type="float" office:value="0.00458573">
                <text:p>0.0045857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71106">
                <text:p>0.000471106</text:p>
              </table:table-cell>
              <table:table-cell office:value-type="float" office:value="0.00466266">
                <text:p>0.0046626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78955">
                <text:p>0.000478955</text:p>
              </table:table-cell>
              <table:table-cell office:value-type="float" office:value="0.00474035">
                <text:p>0.004740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86882">
                <text:p>0.000486882</text:p>
              </table:table-cell>
              <table:table-cell office:value-type="float" office:value="0.00481881">
                <text:p>0.0048188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9489">
                <text:p>0.00049489</text:p>
              </table:table-cell>
              <table:table-cell office:value-type="float" office:value="0.00489805">
                <text:p>0.0048980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02977">
                <text:p>0.000502977</text:p>
              </table:table-cell>
              <table:table-cell office:value-type="float" office:value="0.0049781">
                <text:p>0.004978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11147">
                <text:p>0.000511147</text:p>
              </table:table-cell>
              <table:table-cell office:value-type="float" office:value="0.00505896">
                <text:p>0.0050589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19401">
                <text:p>0.000519401</text:p>
              </table:table-cell>
              <table:table-cell office:value-type="float" office:value="0.00514065">
                <text:p>0.0051406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27739">
                <text:p>0.000527739</text:p>
              </table:table-cell>
              <table:table-cell office:value-type="float" office:value="0.00522318">
                <text:p>0.0052231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36164">
                <text:p>0.000536164</text:p>
              </table:table-cell>
              <table:table-cell office:value-type="float" office:value="0.00530656">
                <text:p>0.0053065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44676">
                <text:p>0.000544676</text:p>
              </table:table-cell>
              <table:table-cell office:value-type="float" office:value="0.00539081">
                <text:p>0.0053908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53277">
                <text:p>0.000553277</text:p>
              </table:table-cell>
              <table:table-cell office:value-type="float" office:value="0.00547593">
                <text:p>0.0054759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61969">
                <text:p>0.000561969</text:p>
              </table:table-cell>
              <table:table-cell office:value-type="float" office:value="0.00556195">
                <text:p>0.0055619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70752">
                <text:p>0.000570752</text:p>
              </table:table-cell>
              <table:table-cell office:value-type="float" office:value="0.00564888">
                <text:p>0.005648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79628">
                <text:p>0.000579628</text:p>
              </table:table-cell>
              <table:table-cell office:value-type="float" office:value="0.00573674">
                <text:p>0.0057367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886">
                <text:p>0.0005886</text:p>
              </table:table-cell>
              <table:table-cell office:value-type="float" office:value="0.00582553">
                <text:p>0.0058255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97667">
                <text:p>0.000597667</text:p>
              </table:table-cell>
              <table:table-cell office:value-type="float" office:value="0.00591527">
                <text:p>0.0059152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06832">
                <text:p>0.000606832</text:p>
              </table:table-cell>
              <table:table-cell office:value-type="float" office:value="0.00600598">
                <text:p>0.0060059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16096">
                <text:p>0.000616096</text:p>
              </table:table-cell>
              <table:table-cell office:value-type="float" office:value="0.00609766">
                <text:p>0.0060976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2546">
                <text:p>0.00062546</text:p>
              </table:table-cell>
              <table:table-cell office:value-type="float" office:value="0.00619035">
                <text:p>0.006190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34927">
                <text:p>0.000634927</text:p>
              </table:table-cell>
              <table:table-cell office:value-type="float" office:value="0.00628405">
                <text:p>0.0062840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44498">
                <text:p>0.000644498</text:p>
              </table:table-cell>
              <table:table-cell office:value-type="float" office:value="0.00637877">
                <text:p>0.0063787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54173">
                <text:p>0.000654173</text:p>
              </table:table-cell>
              <table:table-cell office:value-type="float" office:value="0.00647453">
                <text:p>0.0064745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63956">
                <text:p>0.000663956</text:p>
              </table:table-cell>
              <table:table-cell office:value-type="float" office:value="0.00657135">
                <text:p>0.006571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73847">
                <text:p>0.000673847</text:p>
              </table:table-cell>
              <table:table-cell office:value-type="float" office:value="0.00666925">
                <text:p>0.0066692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83848">
                <text:p>0.000683848</text:p>
              </table:table-cell>
              <table:table-cell office:value-type="float" office:value="0.00676823">
                <text:p>0.0067682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93961">
                <text:p>0.000693961</text:p>
              </table:table-cell>
              <table:table-cell office:value-type="float" office:value="0.00686832">
                <text:p>0.0068683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04187">
                <text:p>0.000704187</text:p>
              </table:table-cell>
              <table:table-cell office:value-type="float" office:value="0.00696953">
                <text:p>0.0069695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14529">
                <text:p>0.000714529</text:p>
              </table:table-cell>
              <table:table-cell office:value-type="float" office:value="0.00707188">
                <text:p>0.007071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24986">
                <text:p>0.000724986</text:p>
              </table:table-cell>
              <table:table-cell office:value-type="float" office:value="0.00717539">
                <text:p>0.0071753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35563">
                <text:p>0.000735563</text:p>
              </table:table-cell>
              <table:table-cell office:value-type="float" office:value="0.00728006">
                <text:p>0.0072800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46259">
                <text:p>0.000746259</text:p>
              </table:table-cell>
              <table:table-cell office:value-type="float" office:value="0.00738593">
                <text:p>0.0073859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57078">
                <text:p>0.000757078</text:p>
              </table:table-cell>
              <table:table-cell office:value-type="float" office:value="0.007493">
                <text:p>0.00749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6802">
                <text:p>0.00076802</text:p>
              </table:table-cell>
              <table:table-cell office:value-type="float" office:value="0.0076013">
                <text:p>0.007601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79087">
                <text:p>0.000779087</text:p>
              </table:table-cell>
              <table:table-cell office:value-type="float" office:value="0.00771083">
                <text:p>0.0077108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90282">
                <text:p>0.000790282</text:p>
              </table:table-cell>
              <table:table-cell office:value-type="float" office:value="0.00782163">
                <text:p>0.0078216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01606">
                <text:p>0.000801606</text:p>
              </table:table-cell>
              <table:table-cell office:value-type="float" office:value="0.00793371">
                <text:p>0.0079337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1306">
                <text:p>0.00081306</text:p>
              </table:table-cell>
              <table:table-cell office:value-type="float" office:value="0.00804708">
                <text:p>0.0080470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24648">
                <text:p>0.000824648</text:p>
              </table:table-cell>
              <table:table-cell office:value-type="float" office:value="0.00816176">
                <text:p>0.0081617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3637">
                <text:p>0.00083637</text:p>
              </table:table-cell>
              <table:table-cell office:value-type="float" office:value="0.00827778">
                <text:p>0.008277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48229">
                <text:p>0.000848229</text:p>
              </table:table-cell>
              <table:table-cell office:value-type="float" office:value="0.00839515">
                <text:p>0.008395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60226">
                <text:p>0.000860226</text:p>
              </table:table-cell>
              <table:table-cell office:value-type="float" office:value="0.00851389">
                <text:p>0.0085138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72364">
                <text:p>0.000872364</text:p>
              </table:table-cell>
              <table:table-cell office:value-type="float" office:value="0.00863402">
                <text:p>0.008634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84644">
                <text:p>0.000884644</text:p>
              </table:table-cell>
              <table:table-cell office:value-type="float" office:value="0.00875556">
                <text:p>0.0087555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97069">
                <text:p>0.000897069</text:p>
              </table:table-cell>
              <table:table-cell office:value-type="float" office:value="0.00887853">
                <text:p>0.0088785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09641">
                <text:p>0.000909641</text:p>
              </table:table-cell>
              <table:table-cell office:value-type="float" office:value="0.00900296">
                <text:p>0.0090029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2236">
                <text:p>0.00092236</text:p>
              </table:table-cell>
              <table:table-cell office:value-type="float" office:value="0.00912885">
                <text:p>0.0091288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35231">
                <text:p>0.000935231</text:p>
              </table:table-cell>
              <table:table-cell office:value-type="float" office:value="0.00925623">
                <text:p>0.0092562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48254">
                <text:p>0.000948254</text:p>
              </table:table-cell>
              <table:table-cell office:value-type="float" office:value="0.00938513">
                <text:p>0.0093851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61433">
                <text:p>0.000961433</text:p>
              </table:table-cell>
              <table:table-cell office:value-type="float" office:value="0.00951556">
                <text:p>0.0095155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74768">
                <text:p>0.000974768</text:p>
              </table:table-cell>
              <table:table-cell office:value-type="float" office:value="0.00964754">
                <text:p>0.009647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88262">
                <text:p>0.000988262</text:p>
              </table:table-cell>
              <table:table-cell office:value-type="float" office:value="0.0097811">
                <text:p>0.00978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0192">
                <text:p>0.00100192</text:p>
              </table:table-cell>
              <table:table-cell office:value-type="float" office:value="0.00991625">
                <text:p>0.0099162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1574">
                <text:p>0.00101574</text:p>
              </table:table-cell>
              <table:table-cell office:value-type="float" office:value="0.010053">
                <text:p>0.01005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2972">
                <text:p>0.00102972</text:p>
              </table:table-cell>
              <table:table-cell office:value-type="float" office:value="0.0101914">
                <text:p>0.01019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4388">
                <text:p>0.00104388</text:p>
              </table:table-cell>
              <table:table-cell office:value-type="float" office:value="0.0103315">
                <text:p>0.01033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582">
                <text:p>0.0010582</text:p>
              </table:table-cell>
              <table:table-cell office:value-type="float" office:value="0.0104733">
                <text:p>0.010473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727">
                <text:p>0.0010727</text:p>
              </table:table-cell>
              <table:table-cell office:value-type="float" office:value="0.0106168">
                <text:p>0.01061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8737">
                <text:p>0.00108737</text:p>
              </table:table-cell>
              <table:table-cell office:value-type="float" office:value="0.010762">
                <text:p>0.0107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0222">
                <text:p>0.00110222</text:p>
              </table:table-cell>
              <table:table-cell office:value-type="float" office:value="0.010909">
                <text:p>0.01090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1725">
                <text:p>0.00111725</text:p>
              </table:table-cell>
              <table:table-cell office:value-type="float" office:value="0.0110577">
                <text:p>0.011057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3246">
                <text:p>0.00113246</text:p>
              </table:table-cell>
              <table:table-cell office:value-type="float" office:value="0.0112083">
                <text:p>0.011208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4786">
                <text:p>0.00114786</text:p>
              </table:table-cell>
              <table:table-cell office:value-type="float" office:value="0.0113607">
                <text:p>0.011360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6344">
                <text:p>0.00116344</text:p>
              </table:table-cell>
              <table:table-cell office:value-type="float" office:value="0.0115149">
                <text:p>0.01151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7922">
                <text:p>0.00117922</text:p>
              </table:table-cell>
              <table:table-cell office:value-type="float" office:value="0.011671">
                <text:p>0.01167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9519">
                <text:p>0.00119519</text:p>
              </table:table-cell>
              <table:table-cell office:value-type="float" office:value="0.0118291">
                <text:p>0.011829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1135">
                <text:p>0.00121135</text:p>
              </table:table-cell>
              <table:table-cell office:value-type="float" office:value="0.011989">
                <text:p>0.01198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2771">
                <text:p>0.00122771</text:p>
              </table:table-cell>
              <table:table-cell office:value-type="float" office:value="0.012151">
                <text:p>0.01215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4427">
                <text:p>0.00124427</text:p>
              </table:table-cell>
              <table:table-cell office:value-type="float" office:value="0.0123149">
                <text:p>0.01231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6103">
                <text:p>0.00126103</text:p>
              </table:table-cell>
              <table:table-cell office:value-type="float" office:value="0.0124808">
                <text:p>0.012480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78">
                <text:p>0.001278</text:p>
              </table:table-cell>
              <table:table-cell office:value-type="float" office:value="0.0126488">
                <text:p>0.01264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9518">
                <text:p>0.00129518</text:p>
              </table:table-cell>
              <table:table-cell office:value-type="float" office:value="0.0128188">
                <text:p>0.01281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1257">
                <text:p>0.00131257</text:p>
              </table:table-cell>
              <table:table-cell office:value-type="float" office:value="0.0129909">
                <text:p>0.012990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3018">
                <text:p>0.00133018</text:p>
              </table:table-cell>
              <table:table-cell office:value-type="float" office:value="0.0131651">
                <text:p>0.013165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48">
                <text:p>0.001348</text:p>
              </table:table-cell>
              <table:table-cell office:value-type="float" office:value="0.0133415">
                <text:p>0.01334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6604">
                <text:p>0.00136604</text:p>
              </table:table-cell>
              <table:table-cell office:value-type="float" office:value="0.0135201">
                <text:p>0.013520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8431">
                <text:p>0.00138431</text:p>
              </table:table-cell>
              <table:table-cell office:value-type="float" office:value="0.0137009">
                <text:p>0.013700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028">
                <text:p>0.0014028</text:p>
              </table:table-cell>
              <table:table-cell office:value-type="float" office:value="0.0138839">
                <text:p>0.013883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2152">
                <text:p>0.00142152</text:p>
              </table:table-cell>
              <table:table-cell office:value-type="float" office:value="0.0140692">
                <text:p>0.014069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4047">
                <text:p>0.00144047</text:p>
              </table:table-cell>
              <table:table-cell office:value-type="float" office:value="0.0142568">
                <text:p>0.01425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5966">
                <text:p>0.00145966</text:p>
              </table:table-cell>
              <table:table-cell office:value-type="float" office:value="0.0144467">
                <text:p>0.014446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7909">
                <text:p>0.00147909</text:p>
              </table:table-cell>
              <table:table-cell office:value-type="float" office:value="0.0146389">
                <text:p>0.014638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9876">
                <text:p>0.00149876</text:p>
              </table:table-cell>
              <table:table-cell office:value-type="float" office:value="0.0148336">
                <text:p>0.014833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1867">
                <text:p>0.00151867</text:p>
              </table:table-cell>
              <table:table-cell office:value-type="float" office:value="0.0150307">
                <text:p>0.015030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3883">
                <text:p>0.00153883</text:p>
              </table:table-cell>
              <table:table-cell office:value-type="float" office:value="0.0152302">
                <text:p>0.01523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5924">
                <text:p>0.00155924</text:p>
              </table:table-cell>
              <table:table-cell office:value-type="float" office:value="0.0154322">
                <text:p>0.015432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7991">
                <text:p>0.00157991</text:p>
              </table:table-cell>
              <table:table-cell office:value-type="float" office:value="0.0156368">
                <text:p>0.01563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0083">
                <text:p>0.00160083</text:p>
              </table:table-cell>
              <table:table-cell office:value-type="float" office:value="0.0158439">
                <text:p>0.015843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2202">
                <text:p>0.00162202</text:p>
              </table:table-cell>
              <table:table-cell office:value-type="float" office:value="0.0160536">
                <text:p>0.016053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4347">
                <text:p>0.00164347</text:p>
              </table:table-cell>
              <table:table-cell office:value-type="float" office:value="0.0162659">
                <text:p>0.016265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6519">
                <text:p>0.00166519</text:p>
              </table:table-cell>
              <table:table-cell office:value-type="float" office:value="0.0164808">
                <text:p>0.016480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8718">
                <text:p>0.00168718</text:p>
              </table:table-cell>
              <table:table-cell office:value-type="float" office:value="0.0166985">
                <text:p>0.016698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0945">
                <text:p>0.00170945</text:p>
              </table:table-cell>
              <table:table-cell office:value-type="float" office:value="0.0169189">
                <text:p>0.016918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32">
                <text:p>0.001732</text:p>
              </table:table-cell>
              <table:table-cell office:value-type="float" office:value="0.017142">
                <text:p>0.0171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5483">
                <text:p>0.00175483</text:p>
              </table:table-cell>
              <table:table-cell office:value-type="float" office:value="0.017368">
                <text:p>0.0173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7794">
                <text:p>0.00177794</text:p>
              </table:table-cell>
              <table:table-cell office:value-type="float" office:value="0.0175968">
                <text:p>0.01759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0135">
                <text:p>0.00180135</text:p>
              </table:table-cell>
              <table:table-cell office:value-type="float" office:value="0.0178284">
                <text:p>0.017828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2505">
                <text:p>0.00182505</text:p>
              </table:table-cell>
              <table:table-cell office:value-type="float" office:value="0.018063">
                <text:p>0.01806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4905">
                <text:p>0.00184905</text:p>
              </table:table-cell>
              <table:table-cell office:value-type="float" office:value="0.0183005">
                <text:p>0.018300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7335">
                <text:p>0.00187335</text:p>
              </table:table-cell>
              <table:table-cell office:value-type="float" office:value="0.018541">
                <text:p>0.01854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9796">
                <text:p>0.00189796</text:p>
              </table:table-cell>
              <table:table-cell office:value-type="float" office:value="0.0187846">
                <text:p>0.018784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2287">
                <text:p>0.00192287</text:p>
              </table:table-cell>
              <table:table-cell office:value-type="float" office:value="0.0190312">
                <text:p>0.019031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481">
                <text:p>0.0019481</text:p>
              </table:table-cell>
              <table:table-cell office:value-type="float" office:value="0.0192809">
                <text:p>0.019280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7365">
                <text:p>0.00197365</text:p>
              </table:table-cell>
              <table:table-cell office:value-type="float" office:value="0.0195338">
                <text:p>0.019533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9952">
                <text:p>0.00199952</text:p>
              </table:table-cell>
              <table:table-cell office:value-type="float" office:value="0.0197898">
                <text:p>0.019789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2572">
                <text:p>0.00202572</text:p>
              </table:table-cell>
              <table:table-cell office:value-type="float" office:value="0.0200491">
                <text:p>0.020049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5225">
                <text:p>0.00205225</text:p>
              </table:table-cell>
              <table:table-cell office:value-type="float" office:value="0.0203117">
                <text:p>0.02031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7912">
                <text:p>0.00207912</text:p>
              </table:table-cell>
              <table:table-cell office:value-type="float" office:value="0.0205776">
                <text:p>0.020577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0632">
                <text:p>0.00210632</text:p>
              </table:table-cell>
              <table:table-cell office:value-type="float" office:value="0.0208468">
                <text:p>0.02084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3387">
                <text:p>0.00213387</text:p>
              </table:table-cell>
              <table:table-cell office:value-type="float" office:value="0.0211195">
                <text:p>0.021119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6176">
                <text:p>0.00216176</text:p>
              </table:table-cell>
              <table:table-cell office:value-type="float" office:value="0.0213956">
                <text:p>0.021395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9001">
                <text:p>0.00219001</text:p>
              </table:table-cell>
              <table:table-cell office:value-type="float" office:value="0.0216751">
                <text:p>0.021675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1862">
                <text:p>0.00221862</text:p>
              </table:table-cell>
              <table:table-cell office:value-type="float" office:value="0.0219583">
                <text:p>0.021958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4759">
                <text:p>0.00224759</text:p>
              </table:table-cell>
              <table:table-cell office:value-type="float" office:value="0.022245">
                <text:p>0.02224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7693">
                <text:p>0.00227693</text:p>
              </table:table-cell>
              <table:table-cell office:value-type="float" office:value="0.0225353">
                <text:p>0.022535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0663">
                <text:p>0.00230663</text:p>
              </table:table-cell>
              <table:table-cell office:value-type="float" office:value="0.0228294">
                <text:p>0.022829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3672">
                <text:p>0.00233672</text:p>
              </table:table-cell>
              <table:table-cell office:value-type="float" office:value="0.0231271">
                <text:p>0.023127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6719">
                <text:p>0.00236719</text:p>
              </table:table-cell>
              <table:table-cell office:value-type="float" office:value="0.0234287">
                <text:p>0.023428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9804">
                <text:p>0.00239804</text:p>
              </table:table-cell>
              <table:table-cell office:value-type="float" office:value="0.023734">
                <text:p>0.02373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2928">
                <text:p>0.00242928</text:p>
              </table:table-cell>
              <table:table-cell office:value-type="float" office:value="0.0240433">
                <text:p>0.024043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6093">
                <text:p>0.00246093</text:p>
              </table:table-cell>
              <table:table-cell office:value-type="float" office:value="0.0243565">
                <text:p>0.024356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9297">
                <text:p>0.00249297</text:p>
              </table:table-cell>
              <table:table-cell office:value-type="float" office:value="0.0246736">
                <text:p>0.024673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252542">
                <text:p>0.00252542</text:p>
              </table:table-cell>
              <table:table-cell office:value-type="float" office:value="0.0249948">
                <text:p>0.024994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255829">
                <text:p>0.00255829</text:p>
              </table:table-cell>
              <table:table-cell office:value-type="float" office:value="0.0253111">
                <text:p>0.02531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259157">
                <text:p>0.00259157</text:p>
              </table:table-cell>
              <table:table-cell office:value-type="float" office:value="0.0256225">
                <text:p>0.025622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262527">
                <text:p>0.00262527</text:p>
              </table:table-cell>
              <table:table-cell office:value-type="float" office:value="0.0259291">
                <text:p>0.025929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26594">
                <text:p>0.0026594</text:p>
              </table:table-cell>
              <table:table-cell office:value-type="float" office:value="0.026231">
                <text:p>0.02623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269397">
                <text:p>0.00269397</text:p>
              </table:table-cell>
              <table:table-cell office:value-type="float" office:value="0.0265282">
                <text:p>0.02652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272898">
                <text:p>0.00272898</text:p>
              </table:table-cell>
              <table:table-cell office:value-type="float" office:value="0.0268207">
                <text:p>0.026820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276443">
                <text:p>0.00276443</text:p>
              </table:table-cell>
              <table:table-cell office:value-type="float" office:value="0.0271086">
                <text:p>0.027108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280034">
                <text:p>0.00280034</text:p>
              </table:table-cell>
              <table:table-cell office:value-type="float" office:value="0.027392">
                <text:p>0.02739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28367">
                <text:p>0.0028367</text:p>
              </table:table-cell>
              <table:table-cell office:value-type="float" office:value="0.0276709">
                <text:p>0.027670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287353">
                <text:p>0.00287353</text:p>
              </table:table-cell>
              <table:table-cell office:value-type="float" office:value="0.0279453">
                <text:p>0.027945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291082">
                <text:p>0.00291082</text:p>
              </table:table-cell>
              <table:table-cell office:value-type="float" office:value="0.0282152">
                <text:p>0.028215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294859">
                <text:p>0.00294859</text:p>
              </table:table-cell>
              <table:table-cell office:value-type="float" office:value="0.0284808">
                <text:p>0.028480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298685">
                <text:p>0.00298685</text:p>
              </table:table-cell>
              <table:table-cell office:value-type="float" office:value="0.0287421">
                <text:p>0.02874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02559">
                <text:p>0.00302559</text:p>
              </table:table-cell>
              <table:table-cell office:value-type="float" office:value="0.0289991">
                <text:p>0.028999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06482">
                <text:p>0.00306482</text:p>
              </table:table-cell>
              <table:table-cell office:value-type="float" office:value="0.0292518">
                <text:p>0.029251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10455">
                <text:p>0.00310455</text:p>
              </table:table-cell>
              <table:table-cell office:value-type="float" office:value="0.0295004">
                <text:p>0.02950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1448">
                <text:p>0.0031448</text:p>
              </table:table-cell>
              <table:table-cell office:value-type="float" office:value="0.0297447">
                <text:p>0.029744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18555">
                <text:p>0.00318555</text:p>
              </table:table-cell>
              <table:table-cell office:value-type="float" office:value="0.029985">
                <text:p>0.02998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22683">
                <text:p>0.00322683</text:p>
              </table:table-cell>
              <table:table-cell office:value-type="float" office:value="0.0302212">
                <text:p>0.030221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26863">
                <text:p>0.00326863</text:p>
              </table:table-cell>
              <table:table-cell office:value-type="float" office:value="0.0304533">
                <text:p>0.030453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31097">
                <text:p>0.00331097</text:p>
              </table:table-cell>
              <table:table-cell office:value-type="float" office:value="0.0306814">
                <text:p>0.03068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35385">
                <text:p>0.00335385</text:p>
              </table:table-cell>
              <table:table-cell office:value-type="float" office:value="0.0309055">
                <text:p>0.030905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39727">
                <text:p>0.00339727</text:p>
              </table:table-cell>
              <table:table-cell office:value-type="float" office:value="0.0311257">
                <text:p>0.031125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44125">
                <text:p>0.00344125</text:p>
              </table:table-cell>
              <table:table-cell office:value-type="float" office:value="0.031342">
                <text:p>0.0313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48579">
                <text:p>0.00348579</text:p>
              </table:table-cell>
              <table:table-cell office:value-type="float" office:value="0.0315544">
                <text:p>0.031554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53091">
                <text:p>0.00353091</text:p>
              </table:table-cell>
              <table:table-cell office:value-type="float" office:value="0.031763">
                <text:p>0.03176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57659">
                <text:p>0.00357659</text:p>
              </table:table-cell>
              <table:table-cell office:value-type="float" office:value="0.0319678">
                <text:p>0.03196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62287">
                <text:p>0.00362287</text:p>
              </table:table-cell>
              <table:table-cell office:value-type="float" office:value="0.0321689">
                <text:p>0.032168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66973">
                <text:p>0.00366973</text:p>
              </table:table-cell>
              <table:table-cell office:value-type="float" office:value="0.0323662">
                <text:p>0.03236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71719">
                <text:p>0.00371719</text:p>
              </table:table-cell>
              <table:table-cell office:value-type="float" office:value="0.0325598">
                <text:p>0.032559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76526">
                <text:p>0.00376526</text:p>
              </table:table-cell>
              <table:table-cell office:value-type="float" office:value="0.0327497">
                <text:p>0.032749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81395">
                <text:p>0.00381395</text:p>
              </table:table-cell>
              <table:table-cell office:value-type="float" office:value="0.0329361">
                <text:p>0.032936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86326">
                <text:p>0.00386326</text:p>
              </table:table-cell>
              <table:table-cell office:value-type="float" office:value="0.0331188">
                <text:p>0.03311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9132">
                <text:p>0.0039132</text:p>
              </table:table-cell>
              <table:table-cell office:value-type="float" office:value="0.0332979">
                <text:p>0.033297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396378">
                <text:p>0.00396378</text:p>
              </table:table-cell>
              <table:table-cell office:value-type="float" office:value="0.0334735">
                <text:p>0.03347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015">
                <text:p>0.004015</text:p>
              </table:table-cell>
              <table:table-cell office:value-type="float" office:value="0.0336456">
                <text:p>0.033645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06689">
                <text:p>0.00406689</text:p>
              </table:table-cell>
              <table:table-cell office:value-type="float" office:value="0.0338142">
                <text:p>0.03381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11943">
                <text:p>0.00411943</text:p>
              </table:table-cell>
              <table:table-cell office:value-type="float" office:value="0.0339793">
                <text:p>0.033979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17265">
                <text:p>0.00417265</text:p>
              </table:table-cell>
              <table:table-cell office:value-type="float" office:value="0.034141">
                <text:p>0.03414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22655">
                <text:p>0.00422655</text:p>
              </table:table-cell>
              <table:table-cell office:value-type="float" office:value="0.0342993">
                <text:p>0.034299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28114">
                <text:p>0.00428114</text:p>
              </table:table-cell>
              <table:table-cell office:value-type="float" office:value="0.0344542">
                <text:p>0.03445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33643">
                <text:p>0.00433643</text:p>
              </table:table-cell>
              <table:table-cell office:value-type="float" office:value="0.0346058">
                <text:p>0.034605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39243">
                <text:p>0.00439243</text:p>
              </table:table-cell>
              <table:table-cell office:value-type="float" office:value="0.034754">
                <text:p>0.0347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44915">
                <text:p>0.00444915</text:p>
              </table:table-cell>
              <table:table-cell office:value-type="float" office:value="0.0348989">
                <text:p>0.034898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50659">
                <text:p>0.00450659</text:p>
              </table:table-cell>
              <table:table-cell office:value-type="float" office:value="0.0350405">
                <text:p>0.035040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56477">
                <text:p>0.00456477</text:p>
              </table:table-cell>
              <table:table-cell office:value-type="float" office:value="0.0351789">
                <text:p>0.035178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6237">
                <text:p>0.0046237</text:p>
              </table:table-cell>
              <table:table-cell office:value-type="float" office:value="0.035314">
                <text:p>0.0353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68338">
                <text:p>0.00468338</text:p>
              </table:table-cell>
              <table:table-cell office:value-type="float" office:value="0.035446">
                <text:p>0.03544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74382">
                <text:p>0.00474382</text:p>
              </table:table-cell>
              <table:table-cell office:value-type="float" office:value="0.0355747">
                <text:p>0.035574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80504">
                <text:p>0.00480504</text:p>
              </table:table-cell>
              <table:table-cell office:value-type="float" office:value="0.0357002">
                <text:p>0.03570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86704">
                <text:p>0.00486704</text:p>
              </table:table-cell>
              <table:table-cell office:value-type="float" office:value="0.0358226">
                <text:p>0.035822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92984">
                <text:p>0.00492984</text:p>
              </table:table-cell>
              <table:table-cell office:value-type="float" office:value="0.0359419">
                <text:p>0.035941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499345">
                <text:p>0.00499345</text:p>
              </table:table-cell>
              <table:table-cell office:value-type="float" office:value="0.0360581">
                <text:p>0.036058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505787">
                <text:p>0.00505787</text:p>
              </table:table-cell>
              <table:table-cell office:value-type="float" office:value="0.0361711">
                <text:p>0.03617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512311">
                <text:p>0.00512311</text:p>
              </table:table-cell>
              <table:table-cell office:value-type="float" office:value="0.0362811">
                <text:p>0.03628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51892">
                <text:p>0.0051892</text:p>
              </table:table-cell>
              <table:table-cell office:value-type="float" office:value="0.036388">
                <text:p>0.0363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525613">
                <text:p>0.00525613</text:p>
              </table:table-cell>
              <table:table-cell office:value-type="float" office:value="0.0364919">
                <text:p>0.036491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532392">
                <text:p>0.00532392</text:p>
              </table:table-cell>
              <table:table-cell office:value-type="float" office:value="0.0365928">
                <text:p>0.03659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539257">
                <text:p>0.00539257</text:p>
              </table:table-cell>
              <table:table-cell office:value-type="float" office:value="0.0366907">
                <text:p>0.036690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546211">
                <text:p>0.00546211</text:p>
              </table:table-cell>
              <table:table-cell office:value-type="float" office:value="0.0367855">
                <text:p>0.036785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553254">
                <text:p>0.00553254</text:p>
              </table:table-cell>
              <table:table-cell office:value-type="float" office:value="0.0368774">
                <text:p>0.036877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560388">
                <text:p>0.00560388</text:p>
              </table:table-cell>
              <table:table-cell office:value-type="float" office:value="0.0369664">
                <text:p>0.03696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567613">
                <text:p>0.00567613</text:p>
              </table:table-cell>
              <table:table-cell office:value-type="float" office:value="0.0370523">
                <text:p>0.037052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574931">
                <text:p>0.00574931</text:p>
              </table:table-cell>
              <table:table-cell office:value-type="float" office:value="0.0371354">
                <text:p>0.03713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582342">
                <text:p>0.00582342</text:p>
              </table:table-cell>
              <table:table-cell office:value-type="float" office:value="0.0372155">
                <text:p>0.037215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589849">
                <text:p>0.00589849</text:p>
              </table:table-cell>
              <table:table-cell office:value-type="float" office:value="0.0372928">
                <text:p>0.03729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597452">
                <text:p>0.00597452</text:p>
              </table:table-cell>
              <table:table-cell office:value-type="float" office:value="0.0373671">
                <text:p>0.037367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605153">
                <text:p>0.00605153</text:p>
              </table:table-cell>
              <table:table-cell office:value-type="float" office:value="0.0374386">
                <text:p>0.037438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612953">
                <text:p>0.00612953</text:p>
              </table:table-cell>
              <table:table-cell office:value-type="float" office:value="0.0375072">
                <text:p>0.03750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620852">
                <text:p>0.00620852</text:p>
              </table:table-cell>
              <table:table-cell office:value-type="float" office:value="0.0375729">
                <text:p>0.037572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628853">
                <text:p>0.00628853</text:p>
              </table:table-cell>
              <table:table-cell office:value-type="float" office:value="0.0376358">
                <text:p>0.037635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636957">
                <text:p>0.00636957</text:p>
              </table:table-cell>
              <table:table-cell office:value-type="float" office:value="0.0376959">
                <text:p>0.037695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645165">
                <text:p>0.00645165</text:p>
              </table:table-cell>
              <table:table-cell office:value-type="float" office:value="0.0377531">
                <text:p>0.037753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653478">
                <text:p>0.00653478</text:p>
              </table:table-cell>
              <table:table-cell office:value-type="float" office:value="0.0378075">
                <text:p>0.03780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661898">
                <text:p>0.00661898</text:p>
              </table:table-cell>
              <table:table-cell office:value-type="float" office:value="0.0378591">
                <text:p>0.037859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670426">
                <text:p>0.00670426</text:p>
              </table:table-cell>
              <table:table-cell office:value-type="float" office:value="0.0379079">
                <text:p>0.037907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679064">
                <text:p>0.00679064</text:p>
              </table:table-cell>
              <table:table-cell office:value-type="float" office:value="0.0379539">
                <text:p>0.037953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687812">
                <text:p>0.00687812</text:p>
              </table:table-cell>
              <table:table-cell office:value-type="float" office:value="0.0379971">
                <text:p>0.037997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696673">
                <text:p>0.00696673</text:p>
              </table:table-cell>
              <table:table-cell office:value-type="float" office:value="0.0380376">
                <text:p>0.038037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705647">
                <text:p>0.00705647</text:p>
              </table:table-cell>
              <table:table-cell office:value-type="float" office:value="0.0380753">
                <text:p>0.038075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714737">
                <text:p>0.00714737</text:p>
              </table:table-cell>
              <table:table-cell office:value-type="float" office:value="0.0381102">
                <text:p>0.03811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723944">
                <text:p>0.00723944</text:p>
              </table:table-cell>
              <table:table-cell office:value-type="float" office:value="0.0381423">
                <text:p>0.038142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733269">
                <text:p>0.00733269</text:p>
              </table:table-cell>
              <table:table-cell office:value-type="float" office:value="0.0381717">
                <text:p>0.03817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742713">
                <text:p>0.00742713</text:p>
              </table:table-cell>
              <table:table-cell office:value-type="float" office:value="0.0381984">
                <text:p>0.038198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752279">
                <text:p>0.00752279</text:p>
              </table:table-cell>
              <table:table-cell office:value-type="float" office:value="0.0382223">
                <text:p>0.038222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761968">
                <text:p>0.00761968</text:p>
              </table:table-cell>
              <table:table-cell office:value-type="float" office:value="0.0382435">
                <text:p>0.03824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771781">
                <text:p>0.00771781</text:p>
              </table:table-cell>
              <table:table-cell office:value-type="float" office:value="0.0382619">
                <text:p>0.038261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78172">
                <text:p>0.0078172</text:p>
              </table:table-cell>
              <table:table-cell office:value-type="float" office:value="0.0382776">
                <text:p>0.038277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791787">
                <text:p>0.00791787</text:p>
              </table:table-cell>
              <table:table-cell office:value-type="float" office:value="0.0382906">
                <text:p>0.038290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801984">
                <text:p>0.00801984</text:p>
              </table:table-cell>
              <table:table-cell office:value-type="float" office:value="0.0383008">
                <text:p>0.038300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812311">
                <text:p>0.00812311</text:p>
              </table:table-cell>
              <table:table-cell office:value-type="float" office:value="0.0383083">
                <text:p>0.038308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822771">
                <text:p>0.00822771</text:p>
              </table:table-cell>
              <table:table-cell office:value-type="float" office:value="0.0383131">
                <text:p>0.038313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833365">
                <text:p>0.00833365</text:p>
              </table:table-cell>
              <table:table-cell office:value-type="float" office:value="0.0383152">
                <text:p>0.038315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844096">
                <text:p>0.00844096</text:p>
              </table:table-cell>
              <table:table-cell office:value-type="float" office:value="0.0383145">
                <text:p>0.038314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854964">
                <text:p>0.00854964</text:p>
              </table:table-cell>
              <table:table-cell office:value-type="float" office:value="0.0383111">
                <text:p>0.03831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865972">
                <text:p>0.00865972</text:p>
              </table:table-cell>
              <table:table-cell office:value-type="float" office:value="0.038305">
                <text:p>0.03830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877121">
                <text:p>0.00877121</text:p>
              </table:table-cell>
              <table:table-cell office:value-type="float" office:value="0.0382962">
                <text:p>0.03829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888414">
                <text:p>0.00888414</text:p>
              </table:table-cell>
              <table:table-cell office:value-type="float" office:value="0.0382846">
                <text:p>0.038284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899852">
                <text:p>0.00899852</text:p>
              </table:table-cell>
              <table:table-cell office:value-type="float" office:value="0.0382703">
                <text:p>0.03827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911437">
                <text:p>0.00911437</text:p>
              </table:table-cell>
              <table:table-cell office:value-type="float" office:value="0.0382532">
                <text:p>0.038253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92317">
                <text:p>0.0092317</text:p>
              </table:table-cell>
              <table:table-cell office:value-type="float" office:value="0.0382335">
                <text:p>0.03823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935055">
                <text:p>0.00935055</text:p>
              </table:table-cell>
              <table:table-cell office:value-type="float" office:value="0.038211">
                <text:p>0.0382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947092">
                <text:p>0.00947092</text:p>
              </table:table-cell>
              <table:table-cell office:value-type="float" office:value="0.0381857">
                <text:p>0.038185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959284">
                <text:p>0.00959284</text:p>
              </table:table-cell>
              <table:table-cell office:value-type="float" office:value="0.0381577">
                <text:p>0.038157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971632">
                <text:p>0.00971632</text:p>
              </table:table-cell>
              <table:table-cell office:value-type="float" office:value="0.038127">
                <text:p>0.03812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984139">
                <text:p>0.00984139</text:p>
              </table:table-cell>
              <table:table-cell office:value-type="float" office:value="0.0380935">
                <text:p>0.03809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0996807">
                <text:p>0.00996807</text:p>
              </table:table-cell>
              <table:table-cell office:value-type="float" office:value="0.0380572">
                <text:p>0.03805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00964">
                <text:p>0.0100964</text:p>
              </table:table-cell>
              <table:table-cell office:value-type="float" office:value="0.0380182">
                <text:p>0.03801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02263">
                <text:p>0.0102263</text:p>
              </table:table-cell>
              <table:table-cell office:value-type="float" office:value="0.0379764">
                <text:p>0.03797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0358">
                <text:p>0.010358</text:p>
              </table:table-cell>
              <table:table-cell office:value-type="float" office:value="0.0379318">
                <text:p>0.037931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04913">
                <text:p>0.0104913</text:p>
              </table:table-cell>
              <table:table-cell office:value-type="float" office:value="0.0378844">
                <text:p>0.037884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06263">
                <text:p>0.0106263</text:p>
              </table:table-cell>
              <table:table-cell office:value-type="float" office:value="0.0378342">
                <text:p>0.03783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07631">
                <text:p>0.0107631</text:p>
              </table:table-cell>
              <table:table-cell office:value-type="float" office:value="0.0377813">
                <text:p>0.037781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09016">
                <text:p>0.0109016</text:p>
              </table:table-cell>
              <table:table-cell office:value-type="float" office:value="0.0377255">
                <text:p>0.037725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10419">
                <text:p>0.0110419</text:p>
              </table:table-cell>
              <table:table-cell office:value-type="float" office:value="0.0376669">
                <text:p>0.037666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1184">
                <text:p>0.011184</text:p>
              </table:table-cell>
              <table:table-cell office:value-type="float" office:value="0.0376054">
                <text:p>0.03760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1328">
                <text:p>0.011328</text:p>
              </table:table-cell>
              <table:table-cell office:value-type="float" office:value="0.0375411">
                <text:p>0.03754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14738">
                <text:p>0.0114738</text:p>
              </table:table-cell>
              <table:table-cell office:value-type="float" office:value="0.037474">
                <text:p>0.03747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16214">
                <text:p>0.0116214</text:p>
              </table:table-cell>
              <table:table-cell office:value-type="float" office:value="0.037404">
                <text:p>0.0374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1771">
                <text:p>0.011771</text:p>
              </table:table-cell>
              <table:table-cell office:value-type="float" office:value="0.0373311">
                <text:p>0.03733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19225">
                <text:p>0.0119225</text:p>
              </table:table-cell>
              <table:table-cell office:value-type="float" office:value="0.0372554">
                <text:p>0.03725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20759">
                <text:p>0.0120759</text:p>
              </table:table-cell>
              <table:table-cell office:value-type="float" office:value="0.0371767">
                <text:p>0.037176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22313">
                <text:p>0.0122313</text:p>
              </table:table-cell>
              <table:table-cell office:value-type="float" office:value="0.0370952">
                <text:p>0.037095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23887">
                <text:p>0.0123887</text:p>
              </table:table-cell>
              <table:table-cell office:value-type="float" office:value="0.0370107">
                <text:p>0.037010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25481">
                <text:p>0.0125481</text:p>
              </table:table-cell>
              <table:table-cell office:value-type="float" office:value="0.0369233">
                <text:p>0.036923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27096">
                <text:p>0.0127096</text:p>
              </table:table-cell>
              <table:table-cell office:value-type="float" office:value="0.0368329">
                <text:p>0.036832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28731">
                <text:p>0.0128731</text:p>
              </table:table-cell>
              <table:table-cell office:value-type="float" office:value="0.0367395">
                <text:p>0.036739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30388">
                <text:p>0.0130388</text:p>
              </table:table-cell>
              <table:table-cell office:value-type="float" office:value="0.0366432">
                <text:p>0.036643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32066">
                <text:p>0.0132066</text:p>
              </table:table-cell>
              <table:table-cell office:value-type="float" office:value="0.0365439">
                <text:p>0.036543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33765">
                <text:p>0.0133765</text:p>
              </table:table-cell>
              <table:table-cell office:value-type="float" office:value="0.0364415">
                <text:p>0.03644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35486">
                <text:p>0.0135486</text:p>
              </table:table-cell>
              <table:table-cell office:value-type="float" office:value="0.0363362">
                <text:p>0.03633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3723">
                <text:p>0.013723</text:p>
              </table:table-cell>
              <table:table-cell office:value-type="float" office:value="0.0362277">
                <text:p>0.036227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38995">
                <text:p>0.0138995</text:p>
              </table:table-cell>
              <table:table-cell office:value-type="float" office:value="0.0361163">
                <text:p>0.036116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40784">
                <text:p>0.0140784</text:p>
              </table:table-cell>
              <table:table-cell office:value-type="float" office:value="0.0360017">
                <text:p>0.03600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42595">
                <text:p>0.0142595</text:p>
              </table:table-cell>
              <table:table-cell office:value-type="float" office:value="0.035884">
                <text:p>0.03588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4443">
                <text:p>0.014443</text:p>
              </table:table-cell>
              <table:table-cell office:value-type="float" office:value="0.0357632">
                <text:p>0.035763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46288">
                <text:p>0.0146288</text:p>
              </table:table-cell>
              <table:table-cell office:value-type="float" office:value="0.0356393">
                <text:p>0.035639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48171">
                <text:p>0.0148171</text:p>
              </table:table-cell>
              <table:table-cell office:value-type="float" office:value="0.0355122">
                <text:p>0.035512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50077">
                <text:p>0.0150077</text:p>
              </table:table-cell>
              <table:table-cell office:value-type="float" office:value="0.0353819">
                <text:p>0.035381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52008">
                <text:p>0.0152008</text:p>
              </table:table-cell>
              <table:table-cell office:value-type="float" office:value="0.0352484">
                <text:p>0.035248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53964">
                <text:p>0.0153964</text:p>
              </table:table-cell>
              <table:table-cell office:value-type="float" office:value="0.0351117">
                <text:p>0.03511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55945">
                <text:p>0.0155945</text:p>
              </table:table-cell>
              <table:table-cell office:value-type="float" office:value="0.0349717">
                <text:p>0.03497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57951">
                <text:p>0.0157951</text:p>
              </table:table-cell>
              <table:table-cell office:value-type="float" office:value="0.0348285">
                <text:p>0.034828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59983">
                <text:p>0.0159983</text:p>
              </table:table-cell>
              <table:table-cell office:value-type="float" office:value="0.034682">
                <text:p>0.0346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62042">
                <text:p>0.0162042</text:p>
              </table:table-cell>
              <table:table-cell office:value-type="float" office:value="0.0345321">
                <text:p>0.03453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64126">
                <text:p>0.0164126</text:p>
              </table:table-cell>
              <table:table-cell office:value-type="float" office:value="0.0343789">
                <text:p>0.034378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66238">
                <text:p>0.0166238</text:p>
              </table:table-cell>
              <table:table-cell office:value-type="float" office:value="0.0342224">
                <text:p>0.034222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68377">
                <text:p>0.0168377</text:p>
              </table:table-cell>
              <table:table-cell office:value-type="float" office:value="0.0340624">
                <text:p>0.034062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70543">
                <text:p>0.0170543</text:p>
              </table:table-cell>
              <table:table-cell office:value-type="float" office:value="0.033899">
                <text:p>0.03389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72737">
                <text:p>0.0172737</text:p>
              </table:table-cell>
              <table:table-cell office:value-type="float" office:value="0.0337322">
                <text:p>0.033732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74959">
                <text:p>0.0174959</text:p>
              </table:table-cell>
              <table:table-cell office:value-type="float" office:value="0.0335619">
                <text:p>0.033561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7721">
                <text:p>0.017721</text:p>
              </table:table-cell>
              <table:table-cell office:value-type="float" office:value="0.0333881">
                <text:p>0.033388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7949">
                <text:p>0.017949</text:p>
              </table:table-cell>
              <table:table-cell office:value-type="float" office:value="0.0332108">
                <text:p>0.033210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81799">
                <text:p>0.0181799</text:p>
              </table:table-cell>
              <table:table-cell office:value-type="float" office:value="0.0330299">
                <text:p>0.033029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84138">
                <text:p>0.0184138</text:p>
              </table:table-cell>
              <table:table-cell office:value-type="float" office:value="0.0328454">
                <text:p>0.03284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86507">
                <text:p>0.0186507</text:p>
              </table:table-cell>
              <table:table-cell office:value-type="float" office:value="0.0326574">
                <text:p>0.032657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88907">
                <text:p>0.0188907</text:p>
              </table:table-cell>
              <table:table-cell office:value-type="float" office:value="0.0324656">
                <text:p>0.032465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91337">
                <text:p>0.0191337</text:p>
              </table:table-cell>
              <table:table-cell office:value-type="float" office:value="0.0322702">
                <text:p>0.03227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93798">
                <text:p>0.0193798</text:p>
              </table:table-cell>
              <table:table-cell office:value-type="float" office:value="0.0320711">
                <text:p>0.03207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96291">
                <text:p>0.0196291</text:p>
              </table:table-cell>
              <table:table-cell office:value-type="float" office:value="0.0318682">
                <text:p>0.03186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198817">
                <text:p>0.0198817</text:p>
              </table:table-cell>
              <table:table-cell office:value-type="float" office:value="0.0316615">
                <text:p>0.03166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01374">
                <text:p>0.0201374</text:p>
              </table:table-cell>
              <table:table-cell office:value-type="float" office:value="0.0314511">
                <text:p>0.03145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03965">
                <text:p>0.0203965</text:p>
              </table:table-cell>
              <table:table-cell office:value-type="float" office:value="0.0312367">
                <text:p>0.031236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06589">
                <text:p>0.0206589</text:p>
              </table:table-cell>
              <table:table-cell office:value-type="float" office:value="0.0310186">
                <text:p>0.031018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09247">
                <text:p>0.0209247</text:p>
              </table:table-cell>
              <table:table-cell office:value-type="float" office:value="0.0307964">
                <text:p>0.03079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11938">
                <text:p>0.0211938</text:p>
              </table:table-cell>
              <table:table-cell office:value-type="float" office:value="0.0305704">
                <text:p>0.03057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14665">
                <text:p>0.0214665</text:p>
              </table:table-cell>
              <table:table-cell office:value-type="float" office:value="0.0303403">
                <text:p>0.03034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17426">
                <text:p>0.0217426</text:p>
              </table:table-cell>
              <table:table-cell office:value-type="float" office:value="0.0301062">
                <text:p>0.03010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20223">
                <text:p>0.0220223</text:p>
              </table:table-cell>
              <table:table-cell office:value-type="float" office:value="0.0298681">
                <text:p>0.029868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23056">
                <text:p>0.0223056</text:p>
              </table:table-cell>
              <table:table-cell office:value-type="float" office:value="0.0296258">
                <text:p>0.029625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25926">
                <text:p>0.0225926</text:p>
              </table:table-cell>
              <table:table-cell office:value-type="float" office:value="0.0293794">
                <text:p>0.029379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28832">
                <text:p>0.0228832</text:p>
              </table:table-cell>
              <table:table-cell office:value-type="float" office:value="0.0291288">
                <text:p>0.02912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31776">
                <text:p>0.0231776</text:p>
              </table:table-cell>
              <table:table-cell office:value-type="float" office:value="0.028874">
                <text:p>0.02887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34757">
                <text:p>0.0234757</text:p>
              </table:table-cell>
              <table:table-cell office:value-type="float" office:value="0.028615">
                <text:p>0.0286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37777">
                <text:p>0.0237777</text:p>
              </table:table-cell>
              <table:table-cell office:value-type="float" office:value="0.0283516">
                <text:p>0.02835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40836">
                <text:p>0.0240836</text:p>
              </table:table-cell>
              <table:table-cell office:value-type="float" office:value="0.0280838">
                <text:p>0.028083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43934">
                <text:p>0.0243934</text:p>
              </table:table-cell>
              <table:table-cell office:value-type="float" office:value="0.0278117">
                <text:p>0.02781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47072">
                <text:p>0.0247072</text:p>
              </table:table-cell>
              <table:table-cell office:value-type="float" office:value="0.0275351">
                <text:p>0.027535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5025">
                <text:p>0.025025</text:p>
              </table:table-cell>
              <table:table-cell office:value-type="float" office:value="0.0272541">
                <text:p>0.027254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53469">
                <text:p>0.0253469</text:p>
              </table:table-cell>
              <table:table-cell office:value-type="float" office:value="0.0269685">
                <text:p>0.026968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5673">
                <text:p>0.025673</text:p>
              </table:table-cell>
              <table:table-cell office:value-type="float" office:value="0.0266783">
                <text:p>0.026678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60032">
                <text:p>0.0260032</text:p>
              </table:table-cell>
              <table:table-cell office:value-type="float" office:value="0.0263835">
                <text:p>0.02638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63377">
                <text:p>0.0263377</text:p>
              </table:table-cell>
              <table:table-cell office:value-type="float" office:value="0.026084">
                <text:p>0.02608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66765">
                <text:p>0.0266765</text:p>
              </table:table-cell>
              <table:table-cell office:value-type="float" office:value="0.0257798">
                <text:p>0.025779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70197">
                <text:p>0.0270197</text:p>
              </table:table-cell>
              <table:table-cell office:value-type="float" office:value="0.0254709">
                <text:p>0.025470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73672">
                <text:p>0.0273672</text:p>
              </table:table-cell>
              <table:table-cell office:value-type="float" office:value="0.0251571">
                <text:p>0.025157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77193">
                <text:p>0.0277193</text:p>
              </table:table-cell>
              <table:table-cell office:value-type="float" office:value="0.0248384">
                <text:p>0.024838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80758">
                <text:p>0.0280758</text:p>
              </table:table-cell>
              <table:table-cell office:value-type="float" office:value="0.0245148">
                <text:p>0.024514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8437">
                <text:p>0.028437</text:p>
              </table:table-cell>
              <table:table-cell office:value-type="float" office:value="0.0241863">
                <text:p>0.024186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88028">
                <text:p>0.0288028</text:p>
              </table:table-cell>
              <table:table-cell office:value-type="float" office:value="0.0238526">
                <text:p>0.023852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91733">
                <text:p>0.0291733</text:p>
              </table:table-cell>
              <table:table-cell office:value-type="float" office:value="0.023514">
                <text:p>0.0235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95485">
                <text:p>0.0295485</text:p>
              </table:table-cell>
              <table:table-cell office:value-type="float" office:value="0.0231701">
                <text:p>0.023170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299286">
                <text:p>0.0299286</text:p>
              </table:table-cell>
              <table:table-cell office:value-type="float" office:value="0.0228211">
                <text:p>0.02282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303136">
                <text:p>0.0303136</text:p>
              </table:table-cell>
              <table:table-cell office:value-type="float" office:value="0.0224668">
                <text:p>0.02246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307035">
                <text:p>0.0307035</text:p>
              </table:table-cell>
              <table:table-cell office:value-type="float" office:value="0.0221072">
                <text:p>0.02210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310985">
                <text:p>0.0310985</text:p>
              </table:table-cell>
              <table:table-cell office:value-type="float" office:value="0.0217422">
                <text:p>0.021742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314985">
                <text:p>0.0314985</text:p>
              </table:table-cell>
              <table:table-cell office:value-type="float" office:value="0.0213718">
                <text:p>0.021371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319037">
                <text:p>0.0319037</text:p>
              </table:table-cell>
              <table:table-cell office:value-type="float" office:value="0.0209959">
                <text:p>0.020995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32314">
                <text:p>0.032314</text:p>
              </table:table-cell>
              <table:table-cell office:value-type="float" office:value="0.0206145">
                <text:p>0.020614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27297">
                <text:p>0.0327297</text:p>
              </table:table-cell>
              <table:table-cell office:value-type="float" office:value="0.0202274">
                <text:p>0.020227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31409">
                <text:p>0.0331409</text:p>
              </table:table-cell>
              <table:table-cell office:value-type="float" office:value="0.0198477">
                <text:p>0.0198477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35477">
                <text:p>0.0335477</text:p>
              </table:table-cell>
              <table:table-cell office:value-type="float" office:value="0.0194754">
                <text:p>0.019475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39502">
                <text:p>0.0339502</text:p>
              </table:table-cell>
              <table:table-cell office:value-type="float" office:value="0.0191103">
                <text:p>0.019110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43485">
                <text:p>0.0343485</text:p>
              </table:table-cell>
              <table:table-cell office:value-type="float" office:value="0.0187524">
                <text:p>0.018752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47425">
                <text:p>0.0347425</text:p>
              </table:table-cell>
              <table:table-cell office:value-type="float" office:value="0.0184016">
                <text:p>0.018401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51324">
                <text:p>0.0351324</text:p>
              </table:table-cell>
              <table:table-cell office:value-type="float" office:value="0.018058">
                <text:p>0.01805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55183">
                <text:p>0.0355183</text:p>
              </table:table-cell>
              <table:table-cell office:value-type="float" office:value="0.0177214">
                <text:p>0.017721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59002">
                <text:p>0.0359002</text:p>
              </table:table-cell>
              <table:table-cell office:value-type="float" office:value="0.0173917">
                <text:p>0.0173917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62781">
                <text:p>0.0362781</text:p>
              </table:table-cell>
              <table:table-cell office:value-type="float" office:value="0.017069">
                <text:p>0.01706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66521">
                <text:p>0.0366521</text:p>
              </table:table-cell>
              <table:table-cell office:value-type="float" office:value="0.0167532">
                <text:p>0.016753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70224">
                <text:p>0.0370224</text:p>
              </table:table-cell>
              <table:table-cell office:value-type="float" office:value="0.0164441">
                <text:p>0.016444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73889">
                <text:p>0.0373889</text:p>
              </table:table-cell>
              <table:table-cell office:value-type="float" office:value="0.0161419">
                <text:p>0.016141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77517">
                <text:p>0.0377517</text:p>
              </table:table-cell>
              <table:table-cell office:value-type="float" office:value="0.0158463">
                <text:p>0.015846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81108">
                <text:p>0.0381108</text:p>
              </table:table-cell>
              <table:table-cell office:value-type="float" office:value="0.0155575">
                <text:p>0.015557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84664">
                <text:p>0.0384664</text:p>
              </table:table-cell>
              <table:table-cell office:value-type="float" office:value="0.0152752">
                <text:p>0.015275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88185">
                <text:p>0.0388185</text:p>
              </table:table-cell>
              <table:table-cell office:value-type="float" office:value="0.0149996">
                <text:p>0.014999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91671">
                <text:p>0.0391671</text:p>
              </table:table-cell>
              <table:table-cell office:value-type="float" office:value="0.0147304">
                <text:p>0.014730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95123">
                <text:p>0.0395123</text:p>
              </table:table-cell>
              <table:table-cell office:value-type="float" office:value="0.0144678">
                <text:p>0.014467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398542">
                <text:p>0.0398542</text:p>
              </table:table-cell>
              <table:table-cell office:value-type="float" office:value="0.0142116">
                <text:p>0.014211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01927">
                <text:p>0.0401927</text:p>
              </table:table-cell>
              <table:table-cell office:value-type="float" office:value="0.0139618">
                <text:p>0.013961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05281">
                <text:p>0.0405281</text:p>
              </table:table-cell>
              <table:table-cell office:value-type="float" office:value="0.0137184">
                <text:p>0.013718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08602">
                <text:p>0.0408602</text:p>
              </table:table-cell>
              <table:table-cell office:value-type="float" office:value="0.0134813">
                <text:p>0.013481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11892">
                <text:p>0.0411892</text:p>
              </table:table-cell>
              <table:table-cell office:value-type="float" office:value="0.0132504">
                <text:p>0.013250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15152">
                <text:p>0.0415152</text:p>
              </table:table-cell>
              <table:table-cell office:value-type="float" office:value="0.0130259">
                <text:p>0.013025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18381">
                <text:p>0.0418381</text:p>
              </table:table-cell>
              <table:table-cell office:value-type="float" office:value="0.0128075">
                <text:p>0.012807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21581">
                <text:p>0.0421581</text:p>
              </table:table-cell>
              <table:table-cell office:value-type="float" office:value="0.0125953">
                <text:p>0.012595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24752">
                <text:p>0.0424752</text:p>
              </table:table-cell>
              <table:table-cell office:value-type="float" office:value="0.0123893">
                <text:p>0.012389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27893">
                <text:p>0.0427893</text:p>
              </table:table-cell>
              <table:table-cell office:value-type="float" office:value="0.0121894">
                <text:p>0.012189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31007">
                <text:p>0.0431007</text:p>
              </table:table-cell>
              <table:table-cell office:value-type="float" office:value="0.0119955">
                <text:p>0.011995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34093">
                <text:p>0.0434093</text:p>
              </table:table-cell>
              <table:table-cell office:value-type="float" office:value="0.0118077">
                <text:p>0.0118077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37153">
                <text:p>0.0437153</text:p>
              </table:table-cell>
              <table:table-cell office:value-type="float" office:value="0.0116259">
                <text:p>0.011625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40185">
                <text:p>0.0440185</text:p>
              </table:table-cell>
              <table:table-cell office:value-type="float" office:value="0.01145">
                <text:p>0.0114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43192">
                <text:p>0.0443192</text:p>
              </table:table-cell>
              <table:table-cell office:value-type="float" office:value="0.0112802">
                <text:p>0.011280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46172">
                <text:p>0.0446172</text:p>
              </table:table-cell>
              <table:table-cell office:value-type="float" office:value="0.0111162">
                <text:p>0.011116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49128">
                <text:p>0.0449128</text:p>
              </table:table-cell>
              <table:table-cell office:value-type="float" office:value="0.0109582">
                <text:p>0.010958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52059">
                <text:p>0.0452059</text:p>
              </table:table-cell>
              <table:table-cell office:value-type="float" office:value="0.010806">
                <text:p>0.01080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54966">
                <text:p>0.0454966</text:p>
              </table:table-cell>
              <table:table-cell office:value-type="float" office:value="0.0106597">
                <text:p>0.0106597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57849">
                <text:p>0.0457849</text:p>
              </table:table-cell>
              <table:table-cell office:value-type="float" office:value="0.0105192">
                <text:p>0.010519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60709">
                <text:p>0.0460709</text:p>
              </table:table-cell>
              <table:table-cell office:value-type="float" office:value="0.0103845">
                <text:p>0.010384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63546">
                <text:p>0.0463546</text:p>
              </table:table-cell>
              <table:table-cell office:value-type="float" office:value="0.0102556">
                <text:p>0.010255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66361">
                <text:p>0.0466361</text:p>
              </table:table-cell>
              <table:table-cell office:value-type="float" office:value="0.0101324">
                <text:p>0.010132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69154">
                <text:p>0.0469154</text:p>
              </table:table-cell>
              <table:table-cell office:value-type="float" office:value="0.010015">
                <text:p>0.01001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71926">
                <text:p>0.0471926</text:p>
              </table:table-cell>
              <table:table-cell office:value-type="float" office:value="0.00990326">
                <text:p>0.0099032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74677">
                <text:p>0.0474677</text:p>
              </table:table-cell>
              <table:table-cell office:value-type="float" office:value="0.00979726">
                <text:p>0.0097972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77407">
                <text:p>0.0477407</text:p>
              </table:table-cell>
              <table:table-cell office:value-type="float" office:value="0.00969694">
                <text:p>0.0096969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80117">
                <text:p>0.0480117</text:p>
              </table:table-cell>
              <table:table-cell office:value-type="float" office:value="0.00960228">
                <text:p>0.0096022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82808">
                <text:p>0.0482808</text:p>
              </table:table-cell>
              <table:table-cell office:value-type="float" office:value="0.00951328">
                <text:p>0.0095132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8548">
                <text:p>0.048548</text:p>
              </table:table-cell>
              <table:table-cell office:value-type="float" office:value="0.00942992">
                <text:p>0.0094299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88133">
                <text:p>0.0488133</text:p>
              </table:table-cell>
              <table:table-cell office:value-type="float" office:value="0.00935218">
                <text:p>0.0093521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90767">
                <text:p>0.0490767</text:p>
              </table:table-cell>
              <table:table-cell office:value-type="float" office:value="0.00928005">
                <text:p>0.0092800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93384">
                <text:p>0.0493384</text:p>
              </table:table-cell>
              <table:table-cell office:value-type="float" office:value="0.00921352">
                <text:p>0.0092135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95983">
                <text:p>0.0495983</text:p>
              </table:table-cell>
              <table:table-cell office:value-type="float" office:value="0.00915258">
                <text:p>0.0091525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498566">
                <text:p>0.0498566</text:p>
              </table:table-cell>
              <table:table-cell office:value-type="float" office:value="0.00909721">
                <text:p>0.0090972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01132">
                <text:p>0.0501132</text:p>
              </table:table-cell>
              <table:table-cell office:value-type="float" office:value="0.00904742">
                <text:p>0.0090474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03681">
                <text:p>0.0503681</text:p>
              </table:table-cell>
              <table:table-cell office:value-type="float" office:value="0.00900318">
                <text:p>0.0090031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06215">
                <text:p>0.0506215</text:p>
              </table:table-cell>
              <table:table-cell office:value-type="float" office:value="0.0089645">
                <text:p>0.008964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08734">
                <text:p>0.0508734</text:p>
              </table:table-cell>
              <table:table-cell office:value-type="float" office:value="0.00893137">
                <text:p>0.00893137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11238">
                <text:p>0.0511238</text:p>
              </table:table-cell>
              <table:table-cell office:value-type="float" office:value="0.00890378">
                <text:p>0.0089037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13727">
                <text:p>0.0513727</text:p>
              </table:table-cell>
              <table:table-cell office:value-type="float" office:value="0.00888173">
                <text:p>0.0088817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16202">
                <text:p>0.0516202</text:p>
              </table:table-cell>
              <table:table-cell office:value-type="float" office:value="0.00886521">
                <text:p>0.0088652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18663">
                <text:p>0.0518663</text:p>
              </table:table-cell>
              <table:table-cell office:value-type="float" office:value="0.00885422">
                <text:p>0.0088542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21111">
                <text:p>0.0521111</text:p>
              </table:table-cell>
              <table:table-cell office:value-type="float" office:value="0.00884876">
                <text:p>0.0088487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23547">
                <text:p>0.0523547</text:p>
              </table:table-cell>
              <table:table-cell office:value-type="float" office:value="0.00884883">
                <text:p>0.0088488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25969">
                <text:p>0.0525969</text:p>
              </table:table-cell>
              <table:table-cell office:value-type="float" office:value="0.00885443">
                <text:p>0.0088544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2838">
                <text:p>0.052838</text:p>
              </table:table-cell>
              <table:table-cell office:value-type="float" office:value="0.00886556">
                <text:p>0.0088655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30779">
                <text:p>0.0530779</text:p>
              </table:table-cell>
              <table:table-cell office:value-type="float" office:value="0.00888222">
                <text:p>0.0088822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33167">
                <text:p>0.0533167</text:p>
              </table:table-cell>
              <table:table-cell office:value-type="float" office:value="0.00890442">
                <text:p>0.0089044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35543">
                <text:p>0.0535543</text:p>
              </table:table-cell>
              <table:table-cell office:value-type="float" office:value="0.00893215">
                <text:p>0.0089321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3791">
                <text:p>0.053791</text:p>
              </table:table-cell>
              <table:table-cell office:value-type="float" office:value="0.00896542">
                <text:p>0.0089654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40266">
                <text:p>0.0540266</text:p>
              </table:table-cell>
              <table:table-cell office:value-type="float" office:value="0.00900424">
                <text:p>0.0090042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42612">
                <text:p>0.0542612</text:p>
              </table:table-cell>
              <table:table-cell office:value-type="float" office:value="0.00904862">
                <text:p>0.0090486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44949">
                <text:p>0.0544949</text:p>
              </table:table-cell>
              <table:table-cell office:value-type="float" office:value="0.00909856">
                <text:p>0.0090985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47277">
                <text:p>0.0547277</text:p>
              </table:table-cell>
              <table:table-cell office:value-type="float" office:value="0.00915406">
                <text:p>0.0091540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49596">
                <text:p>0.0549596</text:p>
              </table:table-cell>
              <table:table-cell office:value-type="float" office:value="0.00921515">
                <text:p>0.0092151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51907">
                <text:p>0.0551907</text:p>
              </table:table-cell>
              <table:table-cell office:value-type="float" office:value="0.00928182">
                <text:p>0.0092818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54211">
                <text:p>0.0554211</text:p>
              </table:table-cell>
              <table:table-cell office:value-type="float" office:value="0.0093541">
                <text:p>0.009354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56507">
                <text:p>0.0556507</text:p>
              </table:table-cell>
              <table:table-cell office:value-type="float" office:value="0.00943198">
                <text:p>0.0094319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58795">
                <text:p>0.0558795</text:p>
              </table:table-cell>
              <table:table-cell office:value-type="float" office:value="0.00951549">
                <text:p>0.0095154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61077">
                <text:p>0.0561077</text:p>
              </table:table-cell>
              <table:table-cell office:value-type="float" office:value="0.00960463">
                <text:p>0.0096046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63353">
                <text:p>0.0563353</text:p>
              </table:table-cell>
              <table:table-cell office:value-type="float" office:value="0.00969943">
                <text:p>0.0096994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65622">
                <text:p>0.0565622</text:p>
              </table:table-cell>
              <table:table-cell office:value-type="float" office:value="0.0097999">
                <text:p>0.009799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67886">
                <text:p>0.0567886</text:p>
              </table:table-cell>
              <table:table-cell office:value-type="float" office:value="0.00990605">
                <text:p>0.0099060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70145">
                <text:p>0.0570145</text:p>
              </table:table-cell>
              <table:table-cell office:value-type="float" office:value="0.0100179">
                <text:p>0.010017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72399">
                <text:p>0.0572399</text:p>
              </table:table-cell>
              <table:table-cell office:value-type="float" office:value="0.0101355">
                <text:p>0.010135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74648">
                <text:p>0.0574648</text:p>
              </table:table-cell>
              <table:table-cell office:value-type="float" office:value="0.0102588">
                <text:p>0.010258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76894">
                <text:p>0.0576894</text:p>
              </table:table-cell>
              <table:table-cell office:value-type="float" office:value="0.0103878">
                <text:p>0.010387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79135">
                <text:p>0.0579135</text:p>
              </table:table-cell>
              <table:table-cell office:value-type="float" office:value="0.0105227">
                <text:p>0.0105227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81373">
                <text:p>0.0581373</text:p>
              </table:table-cell>
              <table:table-cell office:value-type="float" office:value="0.0106633">
                <text:p>0.010663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83608">
                <text:p>0.0583608</text:p>
              </table:table-cell>
              <table:table-cell office:value-type="float" office:value="0.0108098">
                <text:p>0.010809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8584">
                <text:p>0.058584</text:p>
              </table:table-cell>
              <table:table-cell office:value-type="float" office:value="0.0109621">
                <text:p>0.010962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8807">
                <text:p>0.058807</text:p>
              </table:table-cell>
              <table:table-cell office:value-type="float" office:value="0.0111203">
                <text:p>0.011120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90298">
                <text:p>0.0590298</text:p>
              </table:table-cell>
              <table:table-cell office:value-type="float" office:value="0.0112844">
                <text:p>0.011284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92525">
                <text:p>0.0592525</text:p>
              </table:table-cell>
              <table:table-cell office:value-type="float" office:value="0.0114545">
                <text:p>0.011454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9475">
                <text:p>0.059475</text:p>
              </table:table-cell>
              <table:table-cell office:value-type="float" office:value="0.0116304">
                <text:p>0.011630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96975">
                <text:p>0.0596975</text:p>
              </table:table-cell>
              <table:table-cell office:value-type="float" office:value="0.0118124">
                <text:p>0.011812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599198">
                <text:p>0.0599198</text:p>
              </table:table-cell>
              <table:table-cell office:value-type="float" office:value="0.0120004">
                <text:p>0.012000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01422">
                <text:p>0.0601422</text:p>
              </table:table-cell>
              <table:table-cell office:value-type="float" office:value="0.0121944">
                <text:p>0.012194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03646">
                <text:p>0.0603646</text:p>
              </table:table-cell>
              <table:table-cell office:value-type="float" office:value="0.0123945">
                <text:p>0.012394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05871">
                <text:p>0.0605871</text:p>
              </table:table-cell>
              <table:table-cell office:value-type="float" office:value="0.0126007">
                <text:p>0.0126007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08096">
                <text:p>0.0608096</text:p>
              </table:table-cell>
              <table:table-cell office:value-type="float" office:value="0.012813">
                <text:p>0.01281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10323">
                <text:p>0.0610323</text:p>
              </table:table-cell>
              <table:table-cell office:value-type="float" office:value="0.0130315">
                <text:p>0.013031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12552">
                <text:p>0.0612552</text:p>
              </table:table-cell>
              <table:table-cell office:value-type="float" office:value="0.0132563">
                <text:p>0.013256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14782">
                <text:p>0.0614782</text:p>
              </table:table-cell>
              <table:table-cell office:value-type="float" office:value="0.0134872">
                <text:p>0.013487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17015">
                <text:p>0.0617015</text:p>
              </table:table-cell>
              <table:table-cell office:value-type="float" office:value="0.0137245">
                <text:p>0.013724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19251">
                <text:p>0.0619251</text:p>
              </table:table-cell>
              <table:table-cell office:value-type="float" office:value="0.0139681">
                <text:p>0.013968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2149">
                <text:p>0.062149</text:p>
              </table:table-cell>
              <table:table-cell office:value-type="float" office:value="0.0142181">
                <text:p>0.014218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23733">
                <text:p>0.0623733</text:p>
              </table:table-cell>
              <table:table-cell office:value-type="float" office:value="0.0144744">
                <text:p>0.014474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25979">
                <text:p>0.0625979</text:p>
              </table:table-cell>
              <table:table-cell office:value-type="float" office:value="0.0147372">
                <text:p>0.014737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2823">
                <text:p>0.062823</text:p>
              </table:table-cell>
              <table:table-cell office:value-type="float" office:value="0.0150065">
                <text:p>0.015006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30485">
                <text:p>0.0630485</text:p>
              </table:table-cell>
              <table:table-cell office:value-type="float" office:value="0.0152824">
                <text:p>0.015282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32745">
                <text:p>0.0632745</text:p>
              </table:table-cell>
              <table:table-cell office:value-type="float" office:value="0.0155648">
                <text:p>0.015564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35011">
                <text:p>0.0635011</text:p>
              </table:table-cell>
              <table:table-cell office:value-type="float" office:value="0.0158538">
                <text:p>0.015853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37282">
                <text:p>0.0637282</text:p>
              </table:table-cell>
              <table:table-cell office:value-type="float" office:value="0.0161495">
                <text:p>0.016149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39559">
                <text:p>0.0639559</text:p>
              </table:table-cell>
              <table:table-cell office:value-type="float" office:value="0.0164519">
                <text:p>0.016451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41843">
                <text:p>0.0641843</text:p>
              </table:table-cell>
              <table:table-cell office:value-type="float" office:value="0.0167611">
                <text:p>0.016761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44133">
                <text:p>0.0644133</text:p>
              </table:table-cell>
              <table:table-cell office:value-type="float" office:value="0.0170772">
                <text:p>0.017077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46431">
                <text:p>0.0646431</text:p>
              </table:table-cell>
              <table:table-cell office:value-type="float" office:value="0.0174001">
                <text:p>0.017400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48737">
                <text:p>0.0648737</text:p>
              </table:table-cell>
              <table:table-cell office:value-type="float" office:value="0.0177299">
                <text:p>0.017729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5105">
                <text:p>0.065105</text:p>
              </table:table-cell>
              <table:table-cell office:value-type="float" office:value="0.0180667">
                <text:p>0.0180667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53372">
                <text:p>0.0653372</text:p>
              </table:table-cell>
              <table:table-cell office:value-type="float" office:value="0.0184105">
                <text:p>0.018410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55702">
                <text:p>0.0655702</text:p>
              </table:table-cell>
              <table:table-cell office:value-type="float" office:value="0.0187614">
                <text:p>0.018761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58042">
                <text:p>0.0658042</text:p>
              </table:table-cell>
              <table:table-cell office:value-type="float" office:value="0.0191195">
                <text:p>0.019119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60391">
                <text:p>0.0660391</text:p>
              </table:table-cell>
              <table:table-cell office:value-type="float" office:value="0.0194848">
                <text:p>0.019484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6275">
                <text:p>0.066275</text:p>
              </table:table-cell>
              <table:table-cell office:value-type="float" office:value="0.0198573">
                <text:p>0.019857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65119">
                <text:p>0.0665119</text:p>
              </table:table-cell>
              <table:table-cell office:value-type="float" office:value="0.0202372">
                <text:p>0.020237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67499">
                <text:p>0.0667499</text:p>
              </table:table-cell>
              <table:table-cell office:value-type="float" office:value="0.0206245">
                <text:p>0.020624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69889">
                <text:p>0.0669889</text:p>
              </table:table-cell>
              <table:table-cell office:value-type="float" office:value="0.0210192">
                <text:p>0.021019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72292">
                <text:p>0.0672292</text:p>
              </table:table-cell>
              <table:table-cell office:value-type="float" office:value="0.0214214">
                <text:p>0.021421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74706">
                <text:p>0.0674706</text:p>
              </table:table-cell>
              <table:table-cell office:value-type="float" office:value="0.0218312">
                <text:p>0.021831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77132">
                <text:p>0.0677132</text:p>
              </table:table-cell>
              <table:table-cell office:value-type="float" office:value="0.0222487">
                <text:p>0.0222487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79571">
                <text:p>0.0679571</text:p>
              </table:table-cell>
              <table:table-cell office:value-type="float" office:value="0.0226738">
                <text:p>0.022673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82022">
                <text:p>0.0682022</text:p>
              </table:table-cell>
              <table:table-cell office:value-type="float" office:value="0.0231068">
                <text:p>0.023106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84488">
                <text:p>0.0684488</text:p>
              </table:table-cell>
              <table:table-cell office:value-type="float" office:value="0.0235476">
                <text:p>0.023547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86967">
                <text:p>0.0686967</text:p>
              </table:table-cell>
              <table:table-cell office:value-type="float" office:value="0.0239964">
                <text:p>0.023996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8946">
                <text:p>0.068946</text:p>
              </table:table-cell>
              <table:table-cell office:value-type="float" office:value="0.0244531">
                <text:p>0.024453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91968">
                <text:p>0.0691968</text:p>
              </table:table-cell>
              <table:table-cell office:value-type="float" office:value="0.024918">
                <text:p>0.02491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9449">
                <text:p>0.069449</text:p>
              </table:table-cell>
              <table:table-cell office:value-type="float" office:value="0.0253909">
                <text:p>0.025390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97029">
                <text:p>0.0697029</text:p>
              </table:table-cell>
              <table:table-cell office:value-type="float" office:value="0.0258722">
                <text:p>0.025872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699583">
                <text:p>0.0699583</text:p>
              </table:table-cell>
              <table:table-cell office:value-type="float" office:value="0.0263617">
                <text:p>0.0263617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02153">
                <text:p>0.0702153</text:p>
              </table:table-cell>
              <table:table-cell office:value-type="float" office:value="0.0268596">
                <text:p>0.026859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0474">
                <text:p>0.070474</text:p>
              </table:table-cell>
              <table:table-cell office:value-type="float" office:value="0.027366">
                <text:p>0.02736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07344">
                <text:p>0.0707344</text:p>
              </table:table-cell>
              <table:table-cell office:value-type="float" office:value="0.0278809">
                <text:p>0.027880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09966">
                <text:p>0.0709966</text:p>
              </table:table-cell>
              <table:table-cell office:value-type="float" office:value="0.0284045">
                <text:p>0.028404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12606">
                <text:p>0.0712606</text:p>
              </table:table-cell>
              <table:table-cell office:value-type="float" office:value="0.0289368">
                <text:p>0.028936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15264">
                <text:p>0.0715264</text:p>
              </table:table-cell>
              <table:table-cell office:value-type="float" office:value="0.0294779">
                <text:p>0.029477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17941">
                <text:p>0.0717941</text:p>
              </table:table-cell>
              <table:table-cell office:value-type="float" office:value="0.0300279">
                <text:p>0.030027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20637">
                <text:p>0.0720637</text:p>
              </table:table-cell>
              <table:table-cell office:value-type="float" office:value="0.0305869">
                <text:p>0.030586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23353">
                <text:p>0.0723353</text:p>
              </table:table-cell>
              <table:table-cell office:value-type="float" office:value="0.0311549">
                <text:p>0.031154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26089">
                <text:p>0.0726089</text:p>
              </table:table-cell>
              <table:table-cell office:value-type="float" office:value="0.0317322">
                <text:p>0.031732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28845">
                <text:p>0.0728845</text:p>
              </table:table-cell>
              <table:table-cell office:value-type="float" office:value="0.0323187">
                <text:p>0.0323187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31623">
                <text:p>0.0731623</text:p>
              </table:table-cell>
              <table:table-cell office:value-type="float" office:value="0.0329146">
                <text:p>0.032914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34422">
                <text:p>0.0734422</text:p>
              </table:table-cell>
              <table:table-cell office:value-type="float" office:value="0.0335199">
                <text:p>0.033519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37243">
                <text:p>0.0737243</text:p>
              </table:table-cell>
              <table:table-cell office:value-type="float" office:value="0.0341348">
                <text:p>0.034134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40087">
                <text:p>0.0740087</text:p>
              </table:table-cell>
              <table:table-cell office:value-type="float" office:value="0.0347593">
                <text:p>0.034759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42953">
                <text:p>0.0742953</text:p>
              </table:table-cell>
              <table:table-cell office:value-type="float" office:value="0.0353936">
                <text:p>0.035393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45843">
                <text:p>0.0745843</text:p>
              </table:table-cell>
              <table:table-cell office:value-type="float" office:value="0.0360378">
                <text:p>0.036037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48757">
                <text:p>0.0748757</text:p>
              </table:table-cell>
              <table:table-cell office:value-type="float" office:value="0.0366919">
                <text:p>0.036691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51694">
                <text:p>0.0751694</text:p>
              </table:table-cell>
              <table:table-cell office:value-type="float" office:value="0.0373562">
                <text:p>0.037356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54657">
                <text:p>0.0754657</text:p>
              </table:table-cell>
              <table:table-cell office:value-type="float" office:value="0.0380306">
                <text:p>0.038030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57645">
                <text:p>0.0757645</text:p>
              </table:table-cell>
              <table:table-cell office:value-type="float" office:value="0.0387153">
                <text:p>0.038715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60659">
                <text:p>0.0760659</text:p>
              </table:table-cell>
              <table:table-cell office:value-type="float" office:value="0.0394104">
                <text:p>0.039410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63699">
                <text:p>0.0763699</text:p>
              </table:table-cell>
              <table:table-cell office:value-type="float" office:value="0.040116">
                <text:p>0.04011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66765">
                <text:p>0.0766765</text:p>
              </table:table-cell>
              <table:table-cell office:value-type="float" office:value="0.0408323">
                <text:p>0.040832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69859">
                <text:p>0.0769859</text:p>
              </table:table-cell>
              <table:table-cell office:value-type="float" office:value="0.0415593">
                <text:p>0.041559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72981">
                <text:p>0.0772981</text:p>
              </table:table-cell>
              <table:table-cell office:value-type="float" office:value="0.0422972">
                <text:p>0.042297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7613">
                <text:p>0.077613</text:p>
              </table:table-cell>
              <table:table-cell office:value-type="float" office:value="0.043046">
                <text:p>0.04304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79309">
                <text:p>0.0779309</text:p>
              </table:table-cell>
              <table:table-cell office:value-type="float" office:value="0.043806">
                <text:p>0.04380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82517">
                <text:p>0.0782517</text:p>
              </table:table-cell>
              <table:table-cell office:value-type="float" office:value="0.0445772">
                <text:p>0.044577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85755">
                <text:p>0.0785755</text:p>
              </table:table-cell>
              <table:table-cell office:value-type="float" office:value="0.0453598">
                <text:p>0.045359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89023">
                <text:p>0.0789023</text:p>
              </table:table-cell>
              <table:table-cell office:value-type="float" office:value="0.0461539">
                <text:p>0.046153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92322">
                <text:p>0.0792322</text:p>
              </table:table-cell>
              <table:table-cell office:value-type="float" office:value="0.0469596">
                <text:p>0.046959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95652">
                <text:p>0.0795652</text:p>
              </table:table-cell>
              <table:table-cell office:value-type="float" office:value="0.0477771">
                <text:p>0.047777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799014">
                <text:p>0.0799014</text:p>
              </table:table-cell>
              <table:table-cell office:value-type="float" office:value="0.0486064">
                <text:p>0.048606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02409">
                <text:p>0.0802409</text:p>
              </table:table-cell>
              <table:table-cell office:value-type="float" office:value="0.0494478">
                <text:p>0.049447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05837">
                <text:p>0.0805837</text:p>
              </table:table-cell>
              <table:table-cell office:value-type="float" office:value="0.0503013">
                <text:p>0.050301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09299">
                <text:p>0.0809299</text:p>
              </table:table-cell>
              <table:table-cell office:value-type="float" office:value="0.0511672">
                <text:p>0.051167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12794">
                <text:p>0.0812794</text:p>
              </table:table-cell>
              <table:table-cell office:value-type="float" office:value="0.0520454">
                <text:p>0.052045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16325">
                <text:p>0.0816325</text:p>
              </table:table-cell>
              <table:table-cell office:value-type="float" office:value="0.0529363">
                <text:p>0.052936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19891">
                <text:p>0.0819891</text:p>
              </table:table-cell>
              <table:table-cell office:value-type="float" office:value="0.0538399">
                <text:p>0.053839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23492">
                <text:p>0.0823492</text:p>
              </table:table-cell>
              <table:table-cell office:value-type="float" office:value="0.0547563">
                <text:p>0.0547563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2713">
                <text:p>0.082713</text:p>
              </table:table-cell>
              <table:table-cell office:value-type="float" office:value="0.0556858">
                <text:p>0.055685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30806">
                <text:p>0.0830806</text:p>
              </table:table-cell>
              <table:table-cell office:value-type="float" office:value="0.0566285">
                <text:p>0.056628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34519">
                <text:p>0.0834519</text:p>
              </table:table-cell>
              <table:table-cell office:value-type="float" office:value="0.0575845">
                <text:p>0.057584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3827">
                <text:p>0.083827</text:p>
              </table:table-cell>
              <table:table-cell office:value-type="float" office:value="0.058554">
                <text:p>0.05855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4206">
                <text:p>0.084206</text:p>
              </table:table-cell>
              <table:table-cell office:value-type="float" office:value="0.0595371">
                <text:p>0.059537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4589">
                <text:p>0.084589</text:p>
              </table:table-cell>
              <table:table-cell office:value-type="float" office:value="0.060534">
                <text:p>0.06053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4976">
                <text:p>0.084976</text:p>
              </table:table-cell>
              <table:table-cell office:value-type="float" office:value="0.061545">
                <text:p>0.06154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53671">
                <text:p>0.0853671</text:p>
              </table:table-cell>
              <table:table-cell office:value-type="float" office:value="0.06257">
                <text:p>0.06257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57623">
                <text:p>0.0857623</text:p>
              </table:table-cell>
              <table:table-cell office:value-type="float" office:value="0.0636094">
                <text:p>0.063609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61617">
                <text:p>0.0861617</text:p>
              </table:table-cell>
              <table:table-cell office:value-type="float" office:value="0.0646632">
                <text:p>0.064663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65654">
                <text:p>0.0865654</text:p>
              </table:table-cell>
              <table:table-cell office:value-type="float" office:value="0.0657316">
                <text:p>0.065731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69734">
                <text:p>0.0869734</text:p>
              </table:table-cell>
              <table:table-cell office:value-type="float" office:value="0.0668149">
                <text:p>0.066814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73859">
                <text:p>0.0873859</text:p>
              </table:table-cell>
              <table:table-cell office:value-type="float" office:value="0.0679132">
                <text:p>0.067913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78028">
                <text:p>0.0878028</text:p>
              </table:table-cell>
              <table:table-cell office:value-type="float" office:value="0.0690267">
                <text:p>0.0690267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82242">
                <text:p>0.0882242</text:p>
              </table:table-cell>
              <table:table-cell office:value-type="float" office:value="0.0701555">
                <text:p>0.0701555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86503">
                <text:p>0.0886503</text:p>
              </table:table-cell>
              <table:table-cell office:value-type="float" office:value="0.0712999">
                <text:p>0.071299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9081">
                <text:p>0.089081</text:p>
              </table:table-cell>
              <table:table-cell office:value-type="float" office:value="0.07246">
                <text:p>0.0724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95165">
                <text:p>0.0895165</text:p>
              </table:table-cell>
              <table:table-cell office:value-type="float" office:value="0.073636">
                <text:p>0.07363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25">
                <text:p>-0.025</text:p>
              </table:table-cell>
              <table:table-cell office:value-type="float" office:value="0.0899568">
                <text:p>0.0899568</text:p>
              </table:table-cell>
              <table:table-cell office:value-type="float" office:value="0.0748281">
                <text:p>0.074828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0402">
                <text:p>0.090402</text:p>
              </table:table-cell>
              <table:table-cell office:value-type="float" office:value="0.0760365">
                <text:p>0.076036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08424">
                <text:p>0.0908424</text:p>
              </table:table-cell>
              <table:table-cell office:value-type="float" office:value="0.0772288">
                <text:p>0.077228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1278">
                <text:p>0.091278</text:p>
              </table:table-cell>
              <table:table-cell office:value-type="float" office:value="0.0784051">
                <text:p>0.078405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17089">
                <text:p>0.0917089</text:p>
              </table:table-cell>
              <table:table-cell office:value-type="float" office:value="0.0795656">
                <text:p>0.079565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21352">
                <text:p>0.0921352</text:p>
              </table:table-cell>
              <table:table-cell office:value-type="float" office:value="0.0807105">
                <text:p>0.080710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2557">
                <text:p>0.092557</text:p>
              </table:table-cell>
              <table:table-cell office:value-type="float" office:value="0.08184">
                <text:p>0.0818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29743">
                <text:p>0.0929743</text:p>
              </table:table-cell>
              <table:table-cell office:value-type="float" office:value="0.0829543">
                <text:p>0.082954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33871">
                <text:p>0.0933871</text:p>
              </table:table-cell>
              <table:table-cell office:value-type="float" office:value="0.0840536">
                <text:p>0.084053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37956">
                <text:p>0.0937956</text:p>
              </table:table-cell>
              <table:table-cell office:value-type="float" office:value="0.085138">
                <text:p>0.08513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41998">
                <text:p>0.0941998</text:p>
              </table:table-cell>
              <table:table-cell office:value-type="float" office:value="0.0862078">
                <text:p>0.086207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45998">
                <text:p>0.0945998</text:p>
              </table:table-cell>
              <table:table-cell office:value-type="float" office:value="0.087263">
                <text:p>0.08726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49957">
                <text:p>0.0949957</text:p>
              </table:table-cell>
              <table:table-cell office:value-type="float" office:value="0.0883039">
                <text:p>0.0883039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53875">
                <text:p>0.0953875</text:p>
              </table:table-cell>
              <table:table-cell office:value-type="float" office:value="0.0893307">
                <text:p>0.089330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57752">
                <text:p>0.0957752</text:p>
              </table:table-cell>
              <table:table-cell office:value-type="float" office:value="0.0903434">
                <text:p>0.090343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6159">
                <text:p>0.096159</text:p>
              </table:table-cell>
              <table:table-cell office:value-type="float" office:value="0.0913423">
                <text:p>0.091342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65389">
                <text:p>0.0965389</text:p>
              </table:table-cell>
              <table:table-cell office:value-type="float" office:value="0.0923276">
                <text:p>0.092327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6915">
                <text:p>0.096915</text:p>
              </table:table-cell>
              <table:table-cell office:value-type="float" office:value="0.0932994">
                <text:p>0.093299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72873">
                <text:p>0.0972873</text:p>
              </table:table-cell>
              <table:table-cell office:value-type="float" office:value="0.0942578">
                <text:p>0.094257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76559">
                <text:p>0.0976559</text:p>
              </table:table-cell>
              <table:table-cell office:value-type="float" office:value="0.095203">
                <text:p>0.09520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80209">
                <text:p>0.0980209</text:p>
              </table:table-cell>
              <table:table-cell office:value-type="float" office:value="0.0961352">
                <text:p>0.096135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83822">
                <text:p>0.0983822</text:p>
              </table:table-cell>
              <table:table-cell office:value-type="float" office:value="0.0970545">
                <text:p>0.097054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874">
                <text:p>0.09874</text:p>
              </table:table-cell>
              <table:table-cell office:value-type="float" office:value="0.0979611">
                <text:p>0.097961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90944">
                <text:p>0.0990944</text:p>
              </table:table-cell>
              <table:table-cell office:value-type="float" office:value="0.0988551">
                <text:p>0.098855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94453">
                <text:p>0.0994453</text:p>
              </table:table-cell>
              <table:table-cell office:value-type="float" office:value="0.0997367">
                <text:p>0.099736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0997929">
                <text:p>0.0997929</text:p>
              </table:table-cell>
              <table:table-cell office:value-type="float" office:value="0.100606">
                <text:p>0.10060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0137">
                <text:p>0.100137</text:p>
              </table:table-cell>
              <table:table-cell office:value-type="float" office:value="0.101463">
                <text:p>0.10146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0478">
                <text:p>0.100478</text:p>
              </table:table-cell>
              <table:table-cell office:value-type="float" office:value="0.102308">
                <text:p>0.10230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0816">
                <text:p>0.100816</text:p>
              </table:table-cell>
              <table:table-cell office:value-type="float" office:value="0.103141">
                <text:p>0.10314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1151">
                <text:p>0.101151</text:p>
              </table:table-cell>
              <table:table-cell office:value-type="float" office:value="0.103963">
                <text:p>0.10396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1482">
                <text:p>0.101482</text:p>
              </table:table-cell>
              <table:table-cell office:value-type="float" office:value="0.104773">
                <text:p>0.10477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1811">
                <text:p>0.101811</text:p>
              </table:table-cell>
              <table:table-cell office:value-type="float" office:value="0.105571">
                <text:p>0.10557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2137">
                <text:p>0.102137</text:p>
              </table:table-cell>
              <table:table-cell office:value-type="float" office:value="0.106358">
                <text:p>0.10635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2459">
                <text:p>0.102459</text:p>
              </table:table-cell>
              <table:table-cell office:value-type="float" office:value="0.107134">
                <text:p>0.10713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2779">
                <text:p>0.102779</text:p>
              </table:table-cell>
              <table:table-cell office:value-type="float" office:value="0.107899">
                <text:p>0.107899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3096">
                <text:p>0.103096</text:p>
              </table:table-cell>
              <table:table-cell office:value-type="float" office:value="0.108653">
                <text:p>0.10865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3411">
                <text:p>0.103411</text:p>
              </table:table-cell>
              <table:table-cell office:value-type="float" office:value="0.109396">
                <text:p>0.10939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3722">
                <text:p>0.103722</text:p>
              </table:table-cell>
              <table:table-cell office:value-type="float" office:value="0.110128">
                <text:p>0.11012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4031">
                <text:p>0.104031</text:p>
              </table:table-cell>
              <table:table-cell office:value-type="float" office:value="0.11085">
                <text:p>0.1108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4337">
                <text:p>0.104337</text:p>
              </table:table-cell>
              <table:table-cell office:value-type="float" office:value="0.111561">
                <text:p>0.11156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4641">
                <text:p>0.104641</text:p>
              </table:table-cell>
              <table:table-cell office:value-type="float" office:value="0.112262">
                <text:p>0.11226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4942">
                <text:p>0.104942</text:p>
              </table:table-cell>
              <table:table-cell office:value-type="float" office:value="0.112952">
                <text:p>0.11295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5241">
                <text:p>0.105241</text:p>
              </table:table-cell>
              <table:table-cell office:value-type="float" office:value="0.113633">
                <text:p>0.11363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5537">
                <text:p>0.105537</text:p>
              </table:table-cell>
              <table:table-cell office:value-type="float" office:value="0.114303">
                <text:p>0.11430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5831">
                <text:p>0.105831</text:p>
              </table:table-cell>
              <table:table-cell office:value-type="float" office:value="0.114964">
                <text:p>0.11496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6123">
                <text:p>0.106123</text:p>
              </table:table-cell>
              <table:table-cell office:value-type="float" office:value="0.115615">
                <text:p>0.11561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6413">
                <text:p>0.106413</text:p>
              </table:table-cell>
              <table:table-cell office:value-type="float" office:value="0.116256">
                <text:p>0.11625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67">
                <text:p>0.1067</text:p>
              </table:table-cell>
              <table:table-cell office:value-type="float" office:value="0.116887">
                <text:p>0.11688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6985">
                <text:p>0.106985</text:p>
              </table:table-cell>
              <table:table-cell office:value-type="float" office:value="0.117509">
                <text:p>0.117509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7268">
                <text:p>0.107268</text:p>
              </table:table-cell>
              <table:table-cell office:value-type="float" office:value="0.118121">
                <text:p>0.11812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7549">
                <text:p>0.107549</text:p>
              </table:table-cell>
              <table:table-cell office:value-type="float" office:value="0.118725">
                <text:p>0.11872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7827">
                <text:p>0.107827</text:p>
              </table:table-cell>
              <table:table-cell office:value-type="float" office:value="0.119319">
                <text:p>0.119319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8104">
                <text:p>0.108104</text:p>
              </table:table-cell>
              <table:table-cell office:value-type="float" office:value="0.119904">
                <text:p>0.11990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8379">
                <text:p>0.108379</text:p>
              </table:table-cell>
              <table:table-cell office:value-type="float" office:value="0.12048">
                <text:p>0.1204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8652">
                <text:p>0.108652</text:p>
              </table:table-cell>
              <table:table-cell office:value-type="float" office:value="0.121047">
                <text:p>0.12104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8923">
                <text:p>0.108923</text:p>
              </table:table-cell>
              <table:table-cell office:value-type="float" office:value="0.121605">
                <text:p>0.12160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9192">
                <text:p>0.109192</text:p>
              </table:table-cell>
              <table:table-cell office:value-type="float" office:value="0.122155">
                <text:p>0.12215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946">
                <text:p>0.10946</text:p>
              </table:table-cell>
              <table:table-cell office:value-type="float" office:value="0.122695">
                <text:p>0.12269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9726">
                <text:p>0.109726</text:p>
              </table:table-cell>
              <table:table-cell office:value-type="float" office:value="0.123228">
                <text:p>0.12322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0999">
                <text:p>0.10999</text:p>
              </table:table-cell>
              <table:table-cell office:value-type="float" office:value="0.123752">
                <text:p>0.12375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0252">
                <text:p>0.110252</text:p>
              </table:table-cell>
              <table:table-cell office:value-type="float" office:value="0.124267">
                <text:p>0.12426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0513">
                <text:p>0.110513</text:p>
              </table:table-cell>
              <table:table-cell office:value-type="float" office:value="0.124774">
                <text:p>0.12477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0773">
                <text:p>0.110773</text:p>
              </table:table-cell>
              <table:table-cell office:value-type="float" office:value="0.125273">
                <text:p>0.12527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1031">
                <text:p>0.111031</text:p>
              </table:table-cell>
              <table:table-cell office:value-type="float" office:value="0.125764">
                <text:p>0.12576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1287">
                <text:p>0.111287</text:p>
              </table:table-cell>
              <table:table-cell office:value-type="float" office:value="0.126247">
                <text:p>0.12624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1542">
                <text:p>0.111542</text:p>
              </table:table-cell>
              <table:table-cell office:value-type="float" office:value="0.126722">
                <text:p>0.12672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1795">
                <text:p>0.111795</text:p>
              </table:table-cell>
              <table:table-cell office:value-type="float" office:value="0.127189">
                <text:p>0.127189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2048">
                <text:p>0.112048</text:p>
              </table:table-cell>
              <table:table-cell office:value-type="float" office:value="0.127648">
                <text:p>0.12764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2299">
                <text:p>0.112299</text:p>
              </table:table-cell>
              <table:table-cell office:value-type="float" office:value="0.1281">
                <text:p>0.128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2548">
                <text:p>0.112548</text:p>
              </table:table-cell>
              <table:table-cell office:value-type="float" office:value="0.128544">
                <text:p>0.12854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2797">
                <text:p>0.112797</text:p>
              </table:table-cell>
              <table:table-cell office:value-type="float" office:value="0.12898">
                <text:p>0.1289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3044">
                <text:p>0.113044</text:p>
              </table:table-cell>
              <table:table-cell office:value-type="float" office:value="0.129409">
                <text:p>0.129409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329">
                <text:p>0.11329</text:p>
              </table:table-cell>
              <table:table-cell office:value-type="float" office:value="0.12983">
                <text:p>0.1298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3535">
                <text:p>0.113535</text:p>
              </table:table-cell>
              <table:table-cell office:value-type="float" office:value="0.130244">
                <text:p>0.13024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3779">
                <text:p>0.113779</text:p>
              </table:table-cell>
              <table:table-cell office:value-type="float" office:value="0.13065">
                <text:p>0.1306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4022">
                <text:p>0.114022</text:p>
              </table:table-cell>
              <table:table-cell office:value-type="float" office:value="0.13105">
                <text:p>0.1310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4264">
                <text:p>0.114264</text:p>
              </table:table-cell>
              <table:table-cell office:value-type="float" office:value="0.131442">
                <text:p>0.13144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4505">
                <text:p>0.114505</text:p>
              </table:table-cell>
              <table:table-cell office:value-type="float" office:value="0.131827">
                <text:p>0.13182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4746">
                <text:p>0.114746</text:p>
              </table:table-cell>
              <table:table-cell office:value-type="float" office:value="0.132205">
                <text:p>0.13220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4985">
                <text:p>0.114985</text:p>
              </table:table-cell>
              <table:table-cell office:value-type="float" office:value="0.132576">
                <text:p>0.13257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5223">
                <text:p>0.115223</text:p>
              </table:table-cell>
              <table:table-cell office:value-type="float" office:value="0.13294">
                <text:p>0.1329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5461">
                <text:p>0.115461</text:p>
              </table:table-cell>
              <table:table-cell office:value-type="float" office:value="0.133297">
                <text:p>0.13329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5698">
                <text:p>0.115698</text:p>
              </table:table-cell>
              <table:table-cell office:value-type="float" office:value="0.133648">
                <text:p>0.13364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5934">
                <text:p>0.115934</text:p>
              </table:table-cell>
              <table:table-cell office:value-type="float" office:value="0.133991">
                <text:p>0.13399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617">
                <text:p>0.11617</text:p>
              </table:table-cell>
              <table:table-cell office:value-type="float" office:value="0.134328">
                <text:p>0.13432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6405">
                <text:p>0.116405</text:p>
              </table:table-cell>
              <table:table-cell office:value-type="float" office:value="0.134659">
                <text:p>0.134659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6639">
                <text:p>0.116639</text:p>
              </table:table-cell>
              <table:table-cell office:value-type="float" office:value="0.134982">
                <text:p>0.13498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6873">
                <text:p>0.116873</text:p>
              </table:table-cell>
              <table:table-cell office:value-type="float" office:value="0.135299">
                <text:p>0.135299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7107">
                <text:p>0.117107</text:p>
              </table:table-cell>
              <table:table-cell office:value-type="float" office:value="0.13561">
                <text:p>0.1356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7339">
                <text:p>0.117339</text:p>
              </table:table-cell>
              <table:table-cell office:value-type="float" office:value="0.135914">
                <text:p>0.13591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7572">
                <text:p>0.117572</text:p>
              </table:table-cell>
              <table:table-cell office:value-type="float" office:value="0.136212">
                <text:p>0.13621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7804">
                <text:p>0.117804</text:p>
              </table:table-cell>
              <table:table-cell office:value-type="float" office:value="0.136504">
                <text:p>0.13650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8036">
                <text:p>0.118036</text:p>
              </table:table-cell>
              <table:table-cell office:value-type="float" office:value="0.136789">
                <text:p>0.136789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8267">
                <text:p>0.118267</text:p>
              </table:table-cell>
              <table:table-cell office:value-type="float" office:value="0.137068">
                <text:p>0.13706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8498">
                <text:p>0.118498</text:p>
              </table:table-cell>
              <table:table-cell office:value-type="float" office:value="0.137341">
                <text:p>0.13734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8729">
                <text:p>0.118729</text:p>
              </table:table-cell>
              <table:table-cell office:value-type="float" office:value="0.137607">
                <text:p>0.13760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8959">
                <text:p>0.118959</text:p>
              </table:table-cell>
              <table:table-cell office:value-type="float" office:value="0.137868">
                <text:p>0.13786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919">
                <text:p>0.11919</text:p>
              </table:table-cell>
              <table:table-cell office:value-type="float" office:value="0.138122">
                <text:p>0.13812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942">
                <text:p>0.11942</text:p>
              </table:table-cell>
              <table:table-cell office:value-type="float" office:value="0.138371">
                <text:p>0.13837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965">
                <text:p>0.11965</text:p>
              </table:table-cell>
              <table:table-cell office:value-type="float" office:value="0.138613">
                <text:p>0.13861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19881">
                <text:p>0.119881</text:p>
              </table:table-cell>
              <table:table-cell office:value-type="float" office:value="0.13885">
                <text:p>0.1388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0111">
                <text:p>0.120111</text:p>
              </table:table-cell>
              <table:table-cell office:value-type="float" office:value="0.139081">
                <text:p>0.13908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0341">
                <text:p>0.120341</text:p>
              </table:table-cell>
              <table:table-cell office:value-type="float" office:value="0.139305">
                <text:p>0.13930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0571">
                <text:p>0.120571</text:p>
              </table:table-cell>
              <table:table-cell office:value-type="float" office:value="0.139524">
                <text:p>0.13952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0802">
                <text:p>0.120802</text:p>
              </table:table-cell>
              <table:table-cell office:value-type="float" office:value="0.139737">
                <text:p>0.13973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1032">
                <text:p>0.121032</text:p>
              </table:table-cell>
              <table:table-cell office:value-type="float" office:value="0.139945">
                <text:p>0.13994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1263">
                <text:p>0.121263</text:p>
              </table:table-cell>
              <table:table-cell office:value-type="float" office:value="0.140146">
                <text:p>0.14014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1493">
                <text:p>0.121493</text:p>
              </table:table-cell>
              <table:table-cell office:value-type="float" office:value="0.140342">
                <text:p>0.14034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1724">
                <text:p>0.121724</text:p>
              </table:table-cell>
              <table:table-cell office:value-type="float" office:value="0.140533">
                <text:p>0.14053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1956">
                <text:p>0.121956</text:p>
              </table:table-cell>
              <table:table-cell office:value-type="float" office:value="0.140717">
                <text:p>0.14071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2187">
                <text:p>0.122187</text:p>
              </table:table-cell>
              <table:table-cell office:value-type="float" office:value="0.140896">
                <text:p>0.14089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242">
                <text:p>0.12242</text:p>
              </table:table-cell>
              <table:table-cell office:value-type="float" office:value="0.14107">
                <text:p>0.1410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2652">
                <text:p>0.122652</text:p>
              </table:table-cell>
              <table:table-cell office:value-type="float" office:value="0.141238">
                <text:p>0.14123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2885">
                <text:p>0.122885</text:p>
              </table:table-cell>
              <table:table-cell office:value-type="float" office:value="0.1414">
                <text:p>0.141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3118">
                <text:p>0.123118</text:p>
              </table:table-cell>
              <table:table-cell office:value-type="float" office:value="0.141557">
                <text:p>0.14155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3352">
                <text:p>0.123352</text:p>
              </table:table-cell>
              <table:table-cell office:value-type="float" office:value="0.141709">
                <text:p>0.141709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3586">
                <text:p>0.123586</text:p>
              </table:table-cell>
              <table:table-cell office:value-type="float" office:value="0.141855">
                <text:p>0.14185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3821">
                <text:p>0.123821</text:p>
              </table:table-cell>
              <table:table-cell office:value-type="float" office:value="0.141996">
                <text:p>0.14199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4057">
                <text:p>0.124057</text:p>
              </table:table-cell>
              <table:table-cell office:value-type="float" office:value="0.142131">
                <text:p>0.14213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4293">
                <text:p>0.124293</text:p>
              </table:table-cell>
              <table:table-cell office:value-type="float" office:value="0.142261">
                <text:p>0.14226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453">
                <text:p>0.12453</text:p>
              </table:table-cell>
              <table:table-cell office:value-type="float" office:value="0.142385">
                <text:p>0.14238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4768">
                <text:p>0.124768</text:p>
              </table:table-cell>
              <table:table-cell office:value-type="float" office:value="0.142504">
                <text:p>0.14250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5006">
                <text:p>0.125006</text:p>
              </table:table-cell>
              <table:table-cell office:value-type="float" office:value="0.142618">
                <text:p>0.14261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5246">
                <text:p>0.125246</text:p>
              </table:table-cell>
              <table:table-cell office:value-type="float" office:value="0.142727">
                <text:p>0.14272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5486">
                <text:p>0.125486</text:p>
              </table:table-cell>
              <table:table-cell office:value-type="float" office:value="0.14283">
                <text:p>0.1428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5727">
                <text:p>0.125727</text:p>
              </table:table-cell>
              <table:table-cell office:value-type="float" office:value="0.142928">
                <text:p>0.14292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5969">
                <text:p>0.125969</text:p>
              </table:table-cell>
              <table:table-cell office:value-type="float" office:value="0.143021">
                <text:p>0.14302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6212">
                <text:p>0.126212</text:p>
              </table:table-cell>
              <table:table-cell office:value-type="float" office:value="0.143109">
                <text:p>0.143109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6456">
                <text:p>0.126456</text:p>
              </table:table-cell>
              <table:table-cell office:value-type="float" office:value="0.143191">
                <text:p>0.14319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6701">
                <text:p>0.126701</text:p>
              </table:table-cell>
              <table:table-cell office:value-type="float" office:value="0.143269">
                <text:p>0.143269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6947">
                <text:p>0.126947</text:p>
              </table:table-cell>
              <table:table-cell office:value-type="float" office:value="0.143341">
                <text:p>0.14334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7194">
                <text:p>0.127194</text:p>
              </table:table-cell>
              <table:table-cell office:value-type="float" office:value="0.143407">
                <text:p>0.14340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7442">
                <text:p>0.127442</text:p>
              </table:table-cell>
              <table:table-cell office:value-type="float" office:value="0.143469">
                <text:p>0.143469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7692">
                <text:p>0.127692</text:p>
              </table:table-cell>
              <table:table-cell office:value-type="float" office:value="0.143526">
                <text:p>0.14352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7943">
                <text:p>0.127943</text:p>
              </table:table-cell>
              <table:table-cell office:value-type="float" office:value="0.143577">
                <text:p>0.14357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8195">
                <text:p>0.128195</text:p>
              </table:table-cell>
              <table:table-cell office:value-type="float" office:value="0.143623">
                <text:p>0.14362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8449">
                <text:p>0.128449</text:p>
              </table:table-cell>
              <table:table-cell office:value-type="float" office:value="0.143665">
                <text:p>0.14366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8704">
                <text:p>0.128704</text:p>
              </table:table-cell>
              <table:table-cell office:value-type="float" office:value="0.143701">
                <text:p>0.14370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896">
                <text:p>0.12896</text:p>
              </table:table-cell>
              <table:table-cell office:value-type="float" office:value="0.143732">
                <text:p>0.14373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9218">
                <text:p>0.129218</text:p>
              </table:table-cell>
              <table:table-cell office:value-type="float" office:value="0.143757">
                <text:p>0.14375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9477">
                <text:p>0.129477</text:p>
              </table:table-cell>
              <table:table-cell office:value-type="float" office:value="0.143778">
                <text:p>0.14377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29738">
                <text:p>0.129738</text:p>
              </table:table-cell>
              <table:table-cell office:value-type="float" office:value="0.143794">
                <text:p>0.14379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">
                <text:p>0.13</text:p>
              </table:table-cell>
              <table:table-cell office:value-type="float" office:value="0.143804">
                <text:p>0.14380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0264">
                <text:p>0.130264</text:p>
              </table:table-cell>
              <table:table-cell office:value-type="float" office:value="0.14381">
                <text:p>0.1438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053">
                <text:p>0.13053</text:p>
              </table:table-cell>
              <table:table-cell office:value-type="float" office:value="0.14381">
                <text:p>0.1438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0798">
                <text:p>0.130798</text:p>
              </table:table-cell>
              <table:table-cell office:value-type="float" office:value="0.143805">
                <text:p>0.14380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1067">
                <text:p>0.131067</text:p>
              </table:table-cell>
              <table:table-cell office:value-type="float" office:value="0.143795">
                <text:p>0.14379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1338">
                <text:p>0.131338</text:p>
              </table:table-cell>
              <table:table-cell office:value-type="float" office:value="0.14378">
                <text:p>0.1437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1611">
                <text:p>0.131611</text:p>
              </table:table-cell>
              <table:table-cell office:value-type="float" office:value="0.14376">
                <text:p>0.1437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1886">
                <text:p>0.131886</text:p>
              </table:table-cell>
              <table:table-cell office:value-type="float" office:value="0.143735">
                <text:p>0.14373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2162">
                <text:p>0.132162</text:p>
              </table:table-cell>
              <table:table-cell office:value-type="float" office:value="0.143705">
                <text:p>0.14370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2441">
                <text:p>0.132441</text:p>
              </table:table-cell>
              <table:table-cell office:value-type="float" office:value="0.14367">
                <text:p>0.1436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2722">
                <text:p>0.132722</text:p>
              </table:table-cell>
              <table:table-cell office:value-type="float" office:value="0.143629">
                <text:p>0.143629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3005">
                <text:p>0.133005</text:p>
              </table:table-cell>
              <table:table-cell office:value-type="float" office:value="0.143584">
                <text:p>0.14358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329">
                <text:p>0.13329</text:p>
              </table:table-cell>
              <table:table-cell office:value-type="float" office:value="0.143533">
                <text:p>0.14353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3577">
                <text:p>0.133577</text:p>
              </table:table-cell>
              <table:table-cell office:value-type="float" office:value="0.143477">
                <text:p>0.14347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3866">
                <text:p>0.133866</text:p>
              </table:table-cell>
              <table:table-cell office:value-type="float" office:value="0.143416">
                <text:p>0.14341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4158">
                <text:p>0.134158</text:p>
              </table:table-cell>
              <table:table-cell office:value-type="float" office:value="0.14335">
                <text:p>0.1433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4452">
                <text:p>0.134452</text:p>
              </table:table-cell>
              <table:table-cell office:value-type="float" office:value="0.143278">
                <text:p>0.14327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4748">
                <text:p>0.134748</text:p>
              </table:table-cell>
              <table:table-cell office:value-type="float" office:value="0.143202">
                <text:p>0.14320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5047">
                <text:p>0.135047</text:p>
              </table:table-cell>
              <table:table-cell office:value-type="float" office:value="0.14312">
                <text:p>0.1431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5348">
                <text:p>0.135348</text:p>
              </table:table-cell>
              <table:table-cell office:value-type="float" office:value="0.143033">
                <text:p>0.14303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5651">
                <text:p>0.135651</text:p>
              </table:table-cell>
              <table:table-cell office:value-type="float" office:value="0.142941">
                <text:p>0.14294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5958">
                <text:p>0.135958</text:p>
              </table:table-cell>
              <table:table-cell office:value-type="float" office:value="0.142844">
                <text:p>0.14284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6266">
                <text:p>0.136266</text:p>
              </table:table-cell>
              <table:table-cell office:value-type="float" office:value="0.142741">
                <text:p>0.14274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6578">
                <text:p>0.136578</text:p>
              </table:table-cell>
              <table:table-cell office:value-type="float" office:value="0.142633">
                <text:p>0.14263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6892">
                <text:p>0.136892</text:p>
              </table:table-cell>
              <table:table-cell office:value-type="float" office:value="0.14252">
                <text:p>0.1425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7209">
                <text:p>0.137209</text:p>
              </table:table-cell>
              <table:table-cell office:value-type="float" office:value="0.142401">
                <text:p>0.14240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7529">
                <text:p>0.137529</text:p>
              </table:table-cell>
              <table:table-cell office:value-type="float" office:value="0.142277">
                <text:p>0.14227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7851">
                <text:p>0.137851</text:p>
              </table:table-cell>
              <table:table-cell office:value-type="float" office:value="0.142148">
                <text:p>0.14214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8177">
                <text:p>0.138177</text:p>
              </table:table-cell>
              <table:table-cell office:value-type="float" office:value="0.142014">
                <text:p>0.14201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8505">
                <text:p>0.138505</text:p>
              </table:table-cell>
              <table:table-cell office:value-type="float" office:value="0.141874">
                <text:p>0.14187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8837">
                <text:p>0.138837</text:p>
              </table:table-cell>
              <table:table-cell office:value-type="float" office:value="0.141728">
                <text:p>0.14172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9171">
                <text:p>0.139171</text:p>
              </table:table-cell>
              <table:table-cell office:value-type="float" office:value="0.141578">
                <text:p>0.14157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9509">
                <text:p>0.139509</text:p>
              </table:table-cell>
              <table:table-cell office:value-type="float" office:value="0.141421">
                <text:p>0.14142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3985">
                <text:p>0.13985</text:p>
              </table:table-cell>
              <table:table-cell office:value-type="float" office:value="0.14126">
                <text:p>0.1412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0194">
                <text:p>0.140194</text:p>
              </table:table-cell>
              <table:table-cell office:value-type="float" office:value="0.141092">
                <text:p>0.14109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0542">
                <text:p>0.140542</text:p>
              </table:table-cell>
              <table:table-cell office:value-type="float" office:value="0.14092">
                <text:p>0.1409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0893">
                <text:p>0.140893</text:p>
              </table:table-cell>
              <table:table-cell office:value-type="float" office:value="0.140741">
                <text:p>0.14074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1247">
                <text:p>0.141247</text:p>
              </table:table-cell>
              <table:table-cell office:value-type="float" office:value="0.140557">
                <text:p>0.140557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1604">
                <text:p>0.141604</text:p>
              </table:table-cell>
              <table:table-cell office:value-type="float" office:value="0.140368">
                <text:p>0.14036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1966">
                <text:p>0.141966</text:p>
              </table:table-cell>
              <table:table-cell office:value-type="float" office:value="0.140173">
                <text:p>0.14017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2331">
                <text:p>0.142331</text:p>
              </table:table-cell>
              <table:table-cell office:value-type="float" office:value="0.139972">
                <text:p>0.13997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2699">
                <text:p>0.142699</text:p>
              </table:table-cell>
              <table:table-cell office:value-type="float" office:value="0.139765">
                <text:p>0.13976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3071">
                <text:p>0.143071</text:p>
              </table:table-cell>
              <table:table-cell office:value-type="float" office:value="0.139553">
                <text:p>0.13955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3447">
                <text:p>0.143447</text:p>
              </table:table-cell>
              <table:table-cell office:value-type="float" office:value="0.139334">
                <text:p>0.13933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3827">
                <text:p>0.143827</text:p>
              </table:table-cell>
              <table:table-cell office:value-type="float" office:value="0.13911">
                <text:p>0.1391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421">
                <text:p>0.14421</text:p>
              </table:table-cell>
              <table:table-cell office:value-type="float" office:value="0.138881">
                <text:p>0.13888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4598">
                <text:p>0.144598</text:p>
              </table:table-cell>
              <table:table-cell office:value-type="float" office:value="0.138645">
                <text:p>0.13864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499">
                <text:p>0.14499</text:p>
              </table:table-cell>
              <table:table-cell office:value-type="float" office:value="0.138403">
                <text:p>0.13840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5385">
                <text:p>0.145385</text:p>
              </table:table-cell>
              <table:table-cell office:value-type="float" office:value="0.138156">
                <text:p>0.13815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5785">
                <text:p>0.145785</text:p>
              </table:table-cell>
              <table:table-cell office:value-type="float" office:value="0.137902">
                <text:p>0.13790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6189">
                <text:p>0.146189</text:p>
              </table:table-cell>
              <table:table-cell office:value-type="float" office:value="0.137642">
                <text:p>0.13764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6598">
                <text:p>0.146598</text:p>
              </table:table-cell>
              <table:table-cell office:value-type="float" office:value="0.137376">
                <text:p>0.13737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701">
                <text:p>0.14701</text:p>
              </table:table-cell>
              <table:table-cell office:value-type="float" office:value="0.137104">
                <text:p>0.13710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7427">
                <text:p>0.147427</text:p>
              </table:table-cell>
              <table:table-cell office:value-type="float" office:value="0.136826">
                <text:p>0.136826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7849">
                <text:p>0.147849</text:p>
              </table:table-cell>
              <table:table-cell office:value-type="float" office:value="0.136542">
                <text:p>0.13654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8275">
                <text:p>0.148275</text:p>
              </table:table-cell>
              <table:table-cell office:value-type="float" office:value="0.136251">
                <text:p>0.13625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8706">
                <text:p>0.148706</text:p>
              </table:table-cell>
              <table:table-cell office:value-type="float" office:value="0.135954">
                <text:p>0.13595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9141">
                <text:p>0.149141</text:p>
              </table:table-cell>
              <table:table-cell office:value-type="float" office:value="0.13565">
                <text:p>0.13565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175">
                <text:p>0.175</text:p>
              </table:table-cell>
              <table:table-cell office:value-type="float" office:value="0.149582">
                <text:p>0.149582</text:p>
              </table:table-cell>
              <table:table-cell office:value-type="float" office:value="0.135341">
                <text:p>0.13534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0027">
                <text:p>0.150027</text:p>
              </table:table-cell>
              <table:table-cell office:value-type="float" office:value="0.135024">
                <text:p>0.13502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0467">
                <text:p>0.150467</text:p>
              </table:table-cell>
              <table:table-cell office:value-type="float" office:value="0.134715">
                <text:p>0.13471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0902">
                <text:p>0.150902</text:p>
              </table:table-cell>
              <table:table-cell office:value-type="float" office:value="0.134411">
                <text:p>0.13441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1333">
                <text:p>0.151333</text:p>
              </table:table-cell>
              <table:table-cell office:value-type="float" office:value="0.134114">
                <text:p>0.13411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1758">
                <text:p>0.151758</text:p>
              </table:table-cell>
              <table:table-cell office:value-type="float" office:value="0.133824">
                <text:p>0.13382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218">
                <text:p>0.15218</text:p>
              </table:table-cell>
              <table:table-cell office:value-type="float" office:value="0.13354">
                <text:p>0.1335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2596">
                <text:p>0.152596</text:p>
              </table:table-cell>
              <table:table-cell office:value-type="float" office:value="0.133262">
                <text:p>0.13326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3009">
                <text:p>0.153009</text:p>
              </table:table-cell>
              <table:table-cell office:value-type="float" office:value="0.13299">
                <text:p>0.1329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3416">
                <text:p>0.153416</text:p>
              </table:table-cell>
              <table:table-cell office:value-type="float" office:value="0.132725">
                <text:p>0.13272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382">
                <text:p>0.15382</text:p>
              </table:table-cell>
              <table:table-cell office:value-type="float" office:value="0.132466">
                <text:p>0.13246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4219">
                <text:p>0.154219</text:p>
              </table:table-cell>
              <table:table-cell office:value-type="float" office:value="0.132213">
                <text:p>0.132213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4614">
                <text:p>0.154614</text:p>
              </table:table-cell>
              <table:table-cell office:value-type="float" office:value="0.131966">
                <text:p>0.13196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5005">
                <text:p>0.155005</text:p>
              </table:table-cell>
              <table:table-cell office:value-type="float" office:value="0.131725">
                <text:p>0.13172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5392">
                <text:p>0.155392</text:p>
              </table:table-cell>
              <table:table-cell office:value-type="float" office:value="0.13149">
                <text:p>0.1314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5775">
                <text:p>0.155775</text:p>
              </table:table-cell>
              <table:table-cell office:value-type="float" office:value="0.131261">
                <text:p>0.13126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6153">
                <text:p>0.156153</text:p>
              </table:table-cell>
              <table:table-cell office:value-type="float" office:value="0.131038">
                <text:p>0.13103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6528">
                <text:p>0.156528</text:p>
              </table:table-cell>
              <table:table-cell office:value-type="float" office:value="0.13082">
                <text:p>0.1308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6899">
                <text:p>0.156899</text:p>
              </table:table-cell>
              <table:table-cell office:value-type="float" office:value="0.130609">
                <text:p>0.13060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7267">
                <text:p>0.157267</text:p>
              </table:table-cell>
              <table:table-cell office:value-type="float" office:value="0.130403">
                <text:p>0.130403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763">
                <text:p>0.15763</text:p>
              </table:table-cell>
              <table:table-cell office:value-type="float" office:value="0.130204">
                <text:p>0.13020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799">
                <text:p>0.15799</text:p>
              </table:table-cell>
              <table:table-cell office:value-type="float" office:value="0.13001">
                <text:p>0.1300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8346">
                <text:p>0.158346</text:p>
              </table:table-cell>
              <table:table-cell office:value-type="float" office:value="0.129821">
                <text:p>0.12982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8699">
                <text:p>0.158699</text:p>
              </table:table-cell>
              <table:table-cell office:value-type="float" office:value="0.129639">
                <text:p>0.12963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9049">
                <text:p>0.159049</text:p>
              </table:table-cell>
              <table:table-cell office:value-type="float" office:value="0.129462">
                <text:p>0.12946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9394">
                <text:p>0.159394</text:p>
              </table:table-cell>
              <table:table-cell office:value-type="float" office:value="0.129291">
                <text:p>0.12929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59737">
                <text:p>0.159737</text:p>
              </table:table-cell>
              <table:table-cell office:value-type="float" office:value="0.129125">
                <text:p>0.12912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0076">
                <text:p>0.160076</text:p>
              </table:table-cell>
              <table:table-cell office:value-type="float" office:value="0.128965">
                <text:p>0.12896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0412">
                <text:p>0.160412</text:p>
              </table:table-cell>
              <table:table-cell office:value-type="float" office:value="0.12881">
                <text:p>0.1288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0745">
                <text:p>0.160745</text:p>
              </table:table-cell>
              <table:table-cell office:value-type="float" office:value="0.128661">
                <text:p>0.12866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1075">
                <text:p>0.161075</text:p>
              </table:table-cell>
              <table:table-cell office:value-type="float" office:value="0.128517">
                <text:p>0.12851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1401">
                <text:p>0.161401</text:p>
              </table:table-cell>
              <table:table-cell office:value-type="float" office:value="0.128379">
                <text:p>0.12837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1725">
                <text:p>0.16172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2045">
                <text:p>0.162045</text:p>
              </table:table-cell>
              <table:table-cell office:value-type="float" office:value="0.128119">
                <text:p>0.12811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2363">
                <text:p>0.162363</text:p>
              </table:table-cell>
              <table:table-cell office:value-type="float" office:value="0.127998">
                <text:p>0.12799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2677">
                <text:p>0.162677</text:p>
              </table:table-cell>
              <table:table-cell office:value-type="float" office:value="0.127881">
                <text:p>0.12788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2989">
                <text:p>0.162989</text:p>
              </table:table-cell>
              <table:table-cell office:value-type="float" office:value="0.12777">
                <text:p>0.1277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3298">
                <text:p>0.163298</text:p>
              </table:table-cell>
              <table:table-cell office:value-type="float" office:value="0.127664">
                <text:p>0.12766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3605">
                <text:p>0.163605</text:p>
              </table:table-cell>
              <table:table-cell office:value-type="float" office:value="0.127564">
                <text:p>0.12756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3908">
                <text:p>0.163908</text:p>
              </table:table-cell>
              <table:table-cell office:value-type="float" office:value="0.127469">
                <text:p>0.12746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4209">
                <text:p>0.164209</text:p>
              </table:table-cell>
              <table:table-cell office:value-type="float" office:value="0.127379">
                <text:p>0.12737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4508">
                <text:p>0.164508</text:p>
              </table:table-cell>
              <table:table-cell office:value-type="float" office:value="0.127295">
                <text:p>0.12729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4804">
                <text:p>0.164804</text:p>
              </table:table-cell>
              <table:table-cell office:value-type="float" office:value="0.127216">
                <text:p>0.12721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5097">
                <text:p>0.165097</text:p>
              </table:table-cell>
              <table:table-cell office:value-type="float" office:value="0.127142">
                <text:p>0.12714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5388">
                <text:p>0.165388</text:p>
              </table:table-cell>
              <table:table-cell office:value-type="float" office:value="0.127073">
                <text:p>0.127073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5677">
                <text:p>0.165677</text:p>
              </table:table-cell>
              <table:table-cell office:value-type="float" office:value="0.12701">
                <text:p>0.1270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5963">
                <text:p>0.165963</text:p>
              </table:table-cell>
              <table:table-cell office:value-type="float" office:value="0.126951">
                <text:p>0.12695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6247">
                <text:p>0.166247</text:p>
              </table:table-cell>
              <table:table-cell office:value-type="float" office:value="0.126898">
                <text:p>0.12689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6529">
                <text:p>0.166529</text:p>
              </table:table-cell>
              <table:table-cell office:value-type="float" office:value="0.126851">
                <text:p>0.12685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6809">
                <text:p>0.166809</text:p>
              </table:table-cell>
              <table:table-cell office:value-type="float" office:value="0.126808">
                <text:p>0.12680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7086">
                <text:p>0.167086</text:p>
              </table:table-cell>
              <table:table-cell office:value-type="float" office:value="0.126771">
                <text:p>0.12677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7361">
                <text:p>0.167361</text:p>
              </table:table-cell>
              <table:table-cell office:value-type="float" office:value="0.126739">
                <text:p>0.12673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7635">
                <text:p>0.167635</text:p>
              </table:table-cell>
              <table:table-cell office:value-type="float" office:value="0.126712">
                <text:p>0.12671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7906">
                <text:p>0.167906</text:p>
              </table:table-cell>
              <table:table-cell office:value-type="float" office:value="0.12669">
                <text:p>0.1266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8175">
                <text:p>0.168175</text:p>
              </table:table-cell>
              <table:table-cell office:value-type="float" office:value="0.126673">
                <text:p>0.126673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8442">
                <text:p>0.168442</text:p>
              </table:table-cell>
              <table:table-cell office:value-type="float" office:value="0.126662">
                <text:p>0.12666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8708">
                <text:p>0.168708</text:p>
              </table:table-cell>
              <table:table-cell office:value-type="float" office:value="0.126655">
                <text:p>0.12665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8971">
                <text:p>0.168971</text:p>
              </table:table-cell>
              <table:table-cell office:value-type="float" office:value="0.126654">
                <text:p>0.12665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9233">
                <text:p>0.169233</text:p>
              </table:table-cell>
              <table:table-cell office:value-type="float" office:value="0.126658">
                <text:p>0.12665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9493">
                <text:p>0.169493</text:p>
              </table:table-cell>
              <table:table-cell office:value-type="float" office:value="0.126667">
                <text:p>0.12666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69751">
                <text:p>0.169751</text:p>
              </table:table-cell>
              <table:table-cell office:value-type="float" office:value="0.126682">
                <text:p>0.12668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0008">
                <text:p>0.170008</text:p>
              </table:table-cell>
              <table:table-cell office:value-type="float" office:value="0.126701">
                <text:p>0.12670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0263">
                <text:p>0.170263</text:p>
              </table:table-cell>
              <table:table-cell office:value-type="float" office:value="0.126726">
                <text:p>0.12672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0516">
                <text:p>0.170516</text:p>
              </table:table-cell>
              <table:table-cell office:value-type="float" office:value="0.126756">
                <text:p>0.12675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0768">
                <text:p>0.170768</text:p>
              </table:table-cell>
              <table:table-cell office:value-type="float" office:value="0.126791">
                <text:p>0.12679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1019">
                <text:p>0.171019</text:p>
              </table:table-cell>
              <table:table-cell office:value-type="float" office:value="0.126831">
                <text:p>0.12683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1267">
                <text:p>0.171267</text:p>
              </table:table-cell>
              <table:table-cell office:value-type="float" office:value="0.126877">
                <text:p>0.12687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1515">
                <text:p>0.171515</text:p>
              </table:table-cell>
              <table:table-cell office:value-type="float" office:value="0.126928">
                <text:p>0.12692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1761">
                <text:p>0.171761</text:p>
              </table:table-cell>
              <table:table-cell office:value-type="float" office:value="0.126984">
                <text:p>0.12698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2006">
                <text:p>0.172006</text:p>
              </table:table-cell>
              <table:table-cell office:value-type="float" office:value="0.127045">
                <text:p>0.12704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2249">
                <text:p>0.172249</text:p>
              </table:table-cell>
              <table:table-cell office:value-type="float" office:value="0.127111">
                <text:p>0.12711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2491">
                <text:p>0.172491</text:p>
              </table:table-cell>
              <table:table-cell office:value-type="float" office:value="0.127183">
                <text:p>0.127183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2732">
                <text:p>0.172732</text:p>
              </table:table-cell>
              <table:table-cell office:value-type="float" office:value="0.12726">
                <text:p>0.1272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2972">
                <text:p>0.172972</text:p>
              </table:table-cell>
              <table:table-cell office:value-type="float" office:value="0.127342">
                <text:p>0.12734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3211">
                <text:p>0.173211</text:p>
              </table:table-cell>
              <table:table-cell office:value-type="float" office:value="0.127429">
                <text:p>0.12742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3448">
                <text:p>0.173448</text:p>
              </table:table-cell>
              <table:table-cell office:value-type="float" office:value="0.127522">
                <text:p>0.12752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3684">
                <text:p>0.173684</text:p>
              </table:table-cell>
              <table:table-cell office:value-type="float" office:value="0.12762">
                <text:p>0.1276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392">
                <text:p>0.17392</text:p>
              </table:table-cell>
              <table:table-cell office:value-type="float" office:value="0.127723">
                <text:p>0.127723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4154">
                <text:p>0.174154</text:p>
              </table:table-cell>
              <table:table-cell office:value-type="float" office:value="0.127832">
                <text:p>0.12783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4388">
                <text:p>0.174388</text:p>
              </table:table-cell>
              <table:table-cell office:value-type="float" office:value="0.127946">
                <text:p>0.12794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462">
                <text:p>0.17462</text:p>
              </table:table-cell>
              <table:table-cell office:value-type="float" office:value="0.128066">
                <text:p>0.12806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4852">
                <text:p>0.174852</text:p>
              </table:table-cell>
              <table:table-cell office:value-type="float" office:value="0.12819">
                <text:p>0.1281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5083">
                <text:p>0.175083</text:p>
              </table:table-cell>
              <table:table-cell office:value-type="float" office:value="0.128321">
                <text:p>0.12832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5313">
                <text:p>0.175313</text:p>
              </table:table-cell>
              <table:table-cell office:value-type="float" office:value="0.128456">
                <text:p>0.12845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5542">
                <text:p>0.175542</text:p>
              </table:table-cell>
              <table:table-cell office:value-type="float" office:value="0.128598">
                <text:p>0.12859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577">
                <text:p>0.17577</text:p>
              </table:table-cell>
              <table:table-cell office:value-type="float" office:value="0.128744">
                <text:p>0.12874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5998">
                <text:p>0.175998</text:p>
              </table:table-cell>
              <table:table-cell office:value-type="float" office:value="0.128896">
                <text:p>0.12889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6225">
                <text:p>0.176225</text:p>
              </table:table-cell>
              <table:table-cell office:value-type="float" office:value="0.129054">
                <text:p>0.12905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6452">
                <text:p>0.176452</text:p>
              </table:table-cell>
              <table:table-cell office:value-type="float" office:value="0.129217">
                <text:p>0.12921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6678">
                <text:p>0.176678</text:p>
              </table:table-cell>
              <table:table-cell office:value-type="float" office:value="0.129386">
                <text:p>0.12938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6903">
                <text:p>0.176903</text:p>
              </table:table-cell>
              <table:table-cell office:value-type="float" office:value="0.129561">
                <text:p>0.12956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7128">
                <text:p>0.177128</text:p>
              </table:table-cell>
              <table:table-cell office:value-type="float" office:value="0.129741">
                <text:p>0.12974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7352">
                <text:p>0.177352</text:p>
              </table:table-cell>
              <table:table-cell office:value-type="float" office:value="0.129927">
                <text:p>0.12992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7576">
                <text:p>0.177576</text:p>
              </table:table-cell>
              <table:table-cell office:value-type="float" office:value="0.130118">
                <text:p>0.13011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78">
                <text:p>0.1778</text:p>
              </table:table-cell>
              <table:table-cell office:value-type="float" office:value="0.130315">
                <text:p>0.13031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8023">
                <text:p>0.178023</text:p>
              </table:table-cell>
              <table:table-cell office:value-type="float" office:value="0.130518">
                <text:p>0.13051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8246">
                <text:p>0.178246</text:p>
              </table:table-cell>
              <table:table-cell office:value-type="float" office:value="0.130727">
                <text:p>0.13072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8469">
                <text:p>0.178469</text:p>
              </table:table-cell>
              <table:table-cell office:value-type="float" office:value="0.130942">
                <text:p>0.13094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8691">
                <text:p>0.178691</text:p>
              </table:table-cell>
              <table:table-cell office:value-type="float" office:value="0.131162">
                <text:p>0.13116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8913">
                <text:p>0.178913</text:p>
              </table:table-cell>
              <table:table-cell office:value-type="float" office:value="0.131389">
                <text:p>0.13138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9135">
                <text:p>0.179135</text:p>
              </table:table-cell>
              <table:table-cell office:value-type="float" office:value="0.131621">
                <text:p>0.13162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9357">
                <text:p>0.179357</text:p>
              </table:table-cell>
              <table:table-cell office:value-type="float" office:value="0.13186">
                <text:p>0.1318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9579">
                <text:p>0.179579</text:p>
              </table:table-cell>
              <table:table-cell office:value-type="float" office:value="0.132104">
                <text:p>0.13210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79801">
                <text:p>0.179801</text:p>
              </table:table-cell>
              <table:table-cell office:value-type="float" office:value="0.132354">
                <text:p>0.13235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0022">
                <text:p>0.180022</text:p>
              </table:table-cell>
              <table:table-cell office:value-type="float" office:value="0.132611">
                <text:p>0.13261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0244">
                <text:p>0.180244</text:p>
              </table:table-cell>
              <table:table-cell office:value-type="float" office:value="0.132874">
                <text:p>0.13287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0466">
                <text:p>0.180466</text:p>
              </table:table-cell>
              <table:table-cell office:value-type="float" office:value="0.133143">
                <text:p>0.133143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0688">
                <text:p>0.180688</text:p>
              </table:table-cell>
              <table:table-cell office:value-type="float" office:value="0.133418">
                <text:p>0.13341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0909">
                <text:p>0.180909</text:p>
              </table:table-cell>
              <table:table-cell office:value-type="float" office:value="0.133699">
                <text:p>0.13369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1131">
                <text:p>0.181131</text:p>
              </table:table-cell>
              <table:table-cell office:value-type="float" office:value="0.133987">
                <text:p>0.13398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1354">
                <text:p>0.181354</text:p>
              </table:table-cell>
              <table:table-cell office:value-type="float" office:value="0.134281">
                <text:p>0.13428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1576">
                <text:p>0.181576</text:p>
              </table:table-cell>
              <table:table-cell office:value-type="float" office:value="0.134581">
                <text:p>0.13458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1799">
                <text:p>0.181799</text:p>
              </table:table-cell>
              <table:table-cell office:value-type="float" office:value="0.134888">
                <text:p>0.13488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2022">
                <text:p>0.182022</text:p>
              </table:table-cell>
              <table:table-cell office:value-type="float" office:value="0.135202">
                <text:p>0.13520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2245">
                <text:p>0.182245</text:p>
              </table:table-cell>
              <table:table-cell office:value-type="float" office:value="0.135522">
                <text:p>0.13552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2469">
                <text:p>0.182469</text:p>
              </table:table-cell>
              <table:table-cell office:value-type="float" office:value="0.135848">
                <text:p>0.13584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2693">
                <text:p>0.182693</text:p>
              </table:table-cell>
              <table:table-cell office:value-type="float" office:value="0.136182">
                <text:p>0.13618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2917">
                <text:p>0.182917</text:p>
              </table:table-cell>
              <table:table-cell office:value-type="float" office:value="0.136522">
                <text:p>0.13652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3142">
                <text:p>0.183142</text:p>
              </table:table-cell>
              <table:table-cell office:value-type="float" office:value="0.136868">
                <text:p>0.13686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3368">
                <text:p>0.183368</text:p>
              </table:table-cell>
              <table:table-cell office:value-type="float" office:value="0.137222">
                <text:p>0.13722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3594">
                <text:p>0.183594</text:p>
              </table:table-cell>
              <table:table-cell office:value-type="float" office:value="0.137583">
                <text:p>0.137583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3821">
                <text:p>0.183821</text:p>
              </table:table-cell>
              <table:table-cell office:value-type="float" office:value="0.13795">
                <text:p>0.1379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4048">
                <text:p>0.184048</text:p>
              </table:table-cell>
              <table:table-cell office:value-type="float" office:value="0.138325">
                <text:p>0.13832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4276">
                <text:p>0.184276</text:p>
              </table:table-cell>
              <table:table-cell office:value-type="float" office:value="0.138706">
                <text:p>0.13870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4505">
                <text:p>0.184505</text:p>
              </table:table-cell>
              <table:table-cell office:value-type="float" office:value="0.139095">
                <text:p>0.13909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4734">
                <text:p>0.184734</text:p>
              </table:table-cell>
              <table:table-cell office:value-type="float" office:value="0.139491">
                <text:p>0.13949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4964">
                <text:p>0.184964</text:p>
              </table:table-cell>
              <table:table-cell office:value-type="float" office:value="0.139894">
                <text:p>0.13989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5195">
                <text:p>0.185195</text:p>
              </table:table-cell>
              <table:table-cell office:value-type="float" office:value="0.140305">
                <text:p>0.14030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5427">
                <text:p>0.185427</text:p>
              </table:table-cell>
              <table:table-cell office:value-type="float" office:value="0.140723">
                <text:p>0.140723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566">
                <text:p>0.18566</text:p>
              </table:table-cell>
              <table:table-cell office:value-type="float" office:value="0.141148">
                <text:p>0.14114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5893">
                <text:p>0.185893</text:p>
              </table:table-cell>
              <table:table-cell office:value-type="float" office:value="0.141581">
                <text:p>0.14158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6128">
                <text:p>0.186128</text:p>
              </table:table-cell>
              <table:table-cell office:value-type="float" office:value="0.142022">
                <text:p>0.14202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6363">
                <text:p>0.186363</text:p>
              </table:table-cell>
              <table:table-cell office:value-type="float" office:value="0.14247">
                <text:p>0.1424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66">
                <text:p>0.1866</text:p>
              </table:table-cell>
              <table:table-cell office:value-type="float" office:value="0.142926">
                <text:p>0.14292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6838">
                <text:p>0.186838</text:p>
              </table:table-cell>
              <table:table-cell office:value-type="float" office:value="0.14339">
                <text:p>0.1433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7076">
                <text:p>0.187076</text:p>
              </table:table-cell>
              <table:table-cell office:value-type="float" office:value="0.143861">
                <text:p>0.14386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7316">
                <text:p>0.187316</text:p>
              </table:table-cell>
              <table:table-cell office:value-type="float" office:value="0.144341">
                <text:p>0.14434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7558">
                <text:p>0.187558</text:p>
              </table:table-cell>
              <table:table-cell office:value-type="float" office:value="0.144829">
                <text:p>0.14482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78">
                <text:p>0.1878</text:p>
              </table:table-cell>
              <table:table-cell office:value-type="float" office:value="0.145325">
                <text:p>0.14532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8044">
                <text:p>0.188044</text:p>
              </table:table-cell>
              <table:table-cell office:value-type="float" office:value="0.145829">
                <text:p>0.14582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8289">
                <text:p>0.188289</text:p>
              </table:table-cell>
              <table:table-cell office:value-type="float" office:value="0.146341">
                <text:p>0.14634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8535">
                <text:p>0.188535</text:p>
              </table:table-cell>
              <table:table-cell office:value-type="float" office:value="0.146862">
                <text:p>0.14686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8783">
                <text:p>0.188783</text:p>
              </table:table-cell>
              <table:table-cell office:value-type="float" office:value="0.147391">
                <text:p>0.14739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9032">
                <text:p>0.189032</text:p>
              </table:table-cell>
              <table:table-cell office:value-type="float" office:value="0.147929">
                <text:p>0.14792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9283">
                <text:p>0.189283</text:p>
              </table:table-cell>
              <table:table-cell office:value-type="float" office:value="0.148476">
                <text:p>0.14847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9535">
                <text:p>0.189535</text:p>
              </table:table-cell>
              <table:table-cell office:value-type="float" office:value="0.149031">
                <text:p>0.14903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89788">
                <text:p>0.189788</text:p>
              </table:table-cell>
              <table:table-cell office:value-type="float" office:value="0.149595">
                <text:p>0.14959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0044">
                <text:p>0.190044</text:p>
              </table:table-cell>
              <table:table-cell office:value-type="float" office:value="0.150168">
                <text:p>0.15016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0301">
                <text:p>0.190301</text:p>
              </table:table-cell>
              <table:table-cell office:value-type="float" office:value="0.15075">
                <text:p>0.1507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0559">
                <text:p>0.190559</text:p>
              </table:table-cell>
              <table:table-cell office:value-type="float" office:value="0.151341">
                <text:p>0.15134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082">
                <text:p>0.19082</text:p>
              </table:table-cell>
              <table:table-cell office:value-type="float" office:value="0.151941">
                <text:p>0.15194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1082">
                <text:p>0.191082</text:p>
              </table:table-cell>
              <table:table-cell office:value-type="float" office:value="0.152551">
                <text:p>0.15255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1346">
                <text:p>0.191346</text:p>
              </table:table-cell>
              <table:table-cell office:value-type="float" office:value="0.15317">
                <text:p>0.1531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1612">
                <text:p>0.191612</text:p>
              </table:table-cell>
              <table:table-cell office:value-type="float" office:value="0.153798">
                <text:p>0.15379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1879">
                <text:p>0.191879</text:p>
              </table:table-cell>
              <table:table-cell office:value-type="float" office:value="0.154436">
                <text:p>0.15443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2149">
                <text:p>0.192149</text:p>
              </table:table-cell>
              <table:table-cell office:value-type="float" office:value="0.155084">
                <text:p>0.15508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2421">
                <text:p>0.192421</text:p>
              </table:table-cell>
              <table:table-cell office:value-type="float" office:value="0.155742">
                <text:p>0.15574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2694">
                <text:p>0.192694</text:p>
              </table:table-cell>
              <table:table-cell office:value-type="float" office:value="0.156409">
                <text:p>0.15640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297">
                <text:p>0.19297</text:p>
              </table:table-cell>
              <table:table-cell office:value-type="float" office:value="0.157087">
                <text:p>0.15708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3248">
                <text:p>0.193248</text:p>
              </table:table-cell>
              <table:table-cell office:value-type="float" office:value="0.157774">
                <text:p>0.15777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3528">
                <text:p>0.193528</text:p>
              </table:table-cell>
              <table:table-cell office:value-type="float" office:value="0.158472">
                <text:p>0.15847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381">
                <text:p>0.19381</text:p>
              </table:table-cell>
              <table:table-cell office:value-type="float" office:value="0.159181">
                <text:p>0.15918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4094">
                <text:p>0.194094</text:p>
              </table:table-cell>
              <table:table-cell office:value-type="float" office:value="0.159899">
                <text:p>0.15989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4381">
                <text:p>0.194381</text:p>
              </table:table-cell>
              <table:table-cell office:value-type="float" office:value="0.160629">
                <text:p>0.16062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467">
                <text:p>0.19467</text:p>
              </table:table-cell>
              <table:table-cell office:value-type="float" office:value="0.161369">
                <text:p>0.16136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4962">
                <text:p>0.194962</text:p>
              </table:table-cell>
              <table:table-cell office:value-type="float" office:value="0.16212">
                <text:p>0.1621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5256">
                <text:p>0.195256</text:p>
              </table:table-cell>
              <table:table-cell office:value-type="float" office:value="0.162882">
                <text:p>0.16288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5552">
                <text:p>0.195552</text:p>
              </table:table-cell>
              <table:table-cell office:value-type="float" office:value="0.163655">
                <text:p>0.16365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5851">
                <text:p>0.195851</text:p>
              </table:table-cell>
              <table:table-cell office:value-type="float" office:value="0.164439">
                <text:p>0.16443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6153">
                <text:p>0.196153</text:p>
              </table:table-cell>
              <table:table-cell office:value-type="float" office:value="0.165235">
                <text:p>0.16523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6457">
                <text:p>0.196457</text:p>
              </table:table-cell>
              <table:table-cell office:value-type="float" office:value="0.166042">
                <text:p>0.16604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6764">
                <text:p>0.196764</text:p>
              </table:table-cell>
              <table:table-cell office:value-type="float" office:value="0.16686">
                <text:p>0.1668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7074">
                <text:p>0.197074</text:p>
              </table:table-cell>
              <table:table-cell office:value-type="float" office:value="0.167691">
                <text:p>0.16769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7386">
                <text:p>0.197386</text:p>
              </table:table-cell>
              <table:table-cell office:value-type="float" office:value="0.168533">
                <text:p>0.168533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7701">
                <text:p>0.197701</text:p>
              </table:table-cell>
              <table:table-cell office:value-type="float" office:value="0.169387">
                <text:p>0.16938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8019">
                <text:p>0.198019</text:p>
              </table:table-cell>
              <table:table-cell office:value-type="float" office:value="0.170253">
                <text:p>0.170253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8341">
                <text:p>0.198341</text:p>
              </table:table-cell>
              <table:table-cell office:value-type="float" office:value="0.171132">
                <text:p>0.17113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8665">
                <text:p>0.198665</text:p>
              </table:table-cell>
              <table:table-cell office:value-type="float" office:value="0.172023">
                <text:p>0.172023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8992">
                <text:p>0.198992</text:p>
              </table:table-cell>
              <table:table-cell office:value-type="float" office:value="0.172927">
                <text:p>0.17292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9322">
                <text:p>0.199322</text:p>
              </table:table-cell>
              <table:table-cell office:value-type="float" office:value="0.173843">
                <text:p>0.173843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9656">
                <text:p>0.199656</text:p>
              </table:table-cell>
              <table:table-cell office:value-type="float" office:value="0.174773">
                <text:p>0.174773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199992">
                <text:p>0.199992</text:p>
              </table:table-cell>
              <table:table-cell office:value-type="float" office:value="0.175715">
                <text:p>0.175715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0332">
                <text:p>0.200332</text:p>
              </table:table-cell>
              <table:table-cell office:value-type="float" office:value="0.176671">
                <text:p>0.17667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0675">
                <text:p>0.200675</text:p>
              </table:table-cell>
              <table:table-cell office:value-type="float" office:value="0.17764">
                <text:p>0.1776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1022">
                <text:p>0.201022</text:p>
              </table:table-cell>
              <table:table-cell office:value-type="float" office:value="0.178622">
                <text:p>0.17862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1372">
                <text:p>0.201372</text:p>
              </table:table-cell>
              <table:table-cell office:value-type="float" office:value="0.179618">
                <text:p>0.17961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1725">
                <text:p>0.201725</text:p>
              </table:table-cell>
              <table:table-cell office:value-type="float" office:value="0.180628">
                <text:p>0.18062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2082">
                <text:p>0.202082</text:p>
              </table:table-cell>
              <table:table-cell office:value-type="float" office:value="0.181652">
                <text:p>0.18165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2443">
                <text:p>0.202443</text:p>
              </table:table-cell>
              <table:table-cell office:value-type="float" office:value="0.18269">
                <text:p>0.1826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2807">
                <text:p>0.202807</text:p>
              </table:table-cell>
              <table:table-cell office:value-type="float" office:value="0.183742">
                <text:p>0.18374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3175">
                <text:p>0.203175</text:p>
              </table:table-cell>
              <table:table-cell office:value-type="float" office:value="0.184809">
                <text:p>0.18480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3547">
                <text:p>0.203547</text:p>
              </table:table-cell>
              <table:table-cell office:value-type="float" office:value="0.18589">
                <text:p>0.1858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3923">
                <text:p>0.203923</text:p>
              </table:table-cell>
              <table:table-cell office:value-type="float" office:value="0.186987">
                <text:p>0.18698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4303">
                <text:p>0.204303</text:p>
              </table:table-cell>
              <table:table-cell office:value-type="float" office:value="0.188098">
                <text:p>0.188098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4686">
                <text:p>0.204686</text:p>
              </table:table-cell>
              <table:table-cell office:value-type="float" office:value="0.189224">
                <text:p>0.18922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5074">
                <text:p>0.205074</text:p>
              </table:table-cell>
              <table:table-cell office:value-type="float" office:value="0.190366">
                <text:p>0.19036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5465">
                <text:p>0.205465</text:p>
              </table:table-cell>
              <table:table-cell office:value-type="float" office:value="0.191524">
                <text:p>0.191524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5861">
                <text:p>0.205861</text:p>
              </table:table-cell>
              <table:table-cell office:value-type="float" office:value="0.192697">
                <text:p>0.19269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6261">
                <text:p>0.206261</text:p>
              </table:table-cell>
              <table:table-cell office:value-type="float" office:value="0.193886">
                <text:p>0.193886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6666">
                <text:p>0.206666</text:p>
              </table:table-cell>
              <table:table-cell office:value-type="float" office:value="0.195092">
                <text:p>0.195092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95">
                <text:p>0.095</text:p>
              </table:table-cell>
              <table:table-cell office:value-type="float" office:value="0.207074">
                <text:p>0.207074</text:p>
              </table:table-cell>
              <table:table-cell office:value-type="float" office:value="0.196313">
                <text:p>0.19631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07488">
                <text:p>0.207488</text:p>
              </table:table-cell>
              <table:table-cell office:value-type="float" office:value="0.197552">
                <text:p>0.19755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07895">
                <text:p>0.207895</text:p>
              </table:table-cell>
              <table:table-cell office:value-type="float" office:value="0.198774">
                <text:p>0.19877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08298">
                <text:p>0.208298</text:p>
              </table:table-cell>
              <table:table-cell office:value-type="float" office:value="0.199981">
                <text:p>0.19998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08695">
                <text:p>0.208695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09088">
                <text:p>0.209088</text:p>
              </table:table-cell>
              <table:table-cell office:value-type="float" office:value="0.202348">
                <text:p>0.20234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09475">
                <text:p>0.209475</text:p>
              </table:table-cell>
              <table:table-cell office:value-type="float" office:value="0.203508">
                <text:p>0.20350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09857">
                <text:p>0.209857</text:p>
              </table:table-cell>
              <table:table-cell office:value-type="float" office:value="0.204654">
                <text:p>0.20465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0234">
                <text:p>0.210234</text:p>
              </table:table-cell>
              <table:table-cell office:value-type="float" office:value="0.205785">
                <text:p>0.20578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0607">
                <text:p>0.210607</text:p>
              </table:table-cell>
              <table:table-cell office:value-type="float" office:value="0.206902">
                <text:p>0.20690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0975">
                <text:p>0.210975</text:p>
              </table:table-cell>
              <table:table-cell office:value-type="float" office:value="0.208004">
                <text:p>0.20800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1338">
                <text:p>0.211338</text:p>
              </table:table-cell>
              <table:table-cell office:value-type="float" office:value="0.209091">
                <text:p>0.20909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1696">
                <text:p>0.211696</text:p>
              </table:table-cell>
              <table:table-cell office:value-type="float" office:value="0.210165">
                <text:p>0.21016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2049">
                <text:p>0.212049</text:p>
              </table:table-cell>
              <table:table-cell office:value-type="float" office:value="0.211225">
                <text:p>0.21122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2399">
                <text:p>0.212399</text:p>
              </table:table-cell>
              <table:table-cell office:value-type="float" office:value="0.212271">
                <text:p>0.21227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2743">
                <text:p>0.212743</text:p>
              </table:table-cell>
              <table:table-cell office:value-type="float" office:value="0.213304">
                <text:p>0.21330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3083">
                <text:p>0.213083</text:p>
              </table:table-cell>
              <table:table-cell office:value-type="float" office:value="0.214323">
                <text:p>0.21432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3419">
                <text:p>0.213419</text:p>
              </table:table-cell>
              <table:table-cell office:value-type="float" office:value="0.21533">
                <text:p>0.2153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375">
                <text:p>0.21375</text:p>
              </table:table-cell>
              <table:table-cell office:value-type="float" office:value="0.216323">
                <text:p>0.21632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4077">
                <text:p>0.214077</text:p>
              </table:table-cell>
              <table:table-cell office:value-type="float" office:value="0.217303">
                <text:p>0.21730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44">
                <text:p>0.2144</text:p>
              </table:table-cell>
              <table:table-cell office:value-type="float" office:value="0.218271">
                <text:p>0.21827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4719">
                <text:p>0.214719</text:p>
              </table:table-cell>
              <table:table-cell office:value-type="float" office:value="0.219226">
                <text:p>0.21922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5033">
                <text:p>0.215033</text:p>
              </table:table-cell>
              <table:table-cell office:value-type="float" office:value="0.220169">
                <text:p>0.22016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5344">
                <text:p>0.215344</text:p>
              </table:table-cell>
              <table:table-cell office:value-type="float" office:value="0.221099">
                <text:p>0.22109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565">
                <text:p>0.21565</text:p>
              </table:table-cell>
              <table:table-cell office:value-type="float" office:value="0.222018">
                <text:p>0.22201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5953">
                <text:p>0.215953</text:p>
              </table:table-cell>
              <table:table-cell office:value-type="float" office:value="0.222924">
                <text:p>0.22292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6251">
                <text:p>0.216251</text:p>
              </table:table-cell>
              <table:table-cell office:value-type="float" office:value="0.223819">
                <text:p>0.22381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6546">
                <text:p>0.216546</text:p>
              </table:table-cell>
              <table:table-cell office:value-type="float" office:value="0.224702">
                <text:p>0.22470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6837">
                <text:p>0.216837</text:p>
              </table:table-cell>
              <table:table-cell office:value-type="float" office:value="0.225574">
                <text:p>0.22557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7124">
                <text:p>0.217124</text:p>
              </table:table-cell>
              <table:table-cell office:value-type="float" office:value="0.226434">
                <text:p>0.22643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7407">
                <text:p>0.217407</text:p>
              </table:table-cell>
              <table:table-cell office:value-type="float" office:value="0.227283">
                <text:p>0.22728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7687">
                <text:p>0.217687</text:p>
              </table:table-cell>
              <table:table-cell office:value-type="float" office:value="0.228121">
                <text:p>0.22812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7963">
                <text:p>0.217963</text:p>
              </table:table-cell>
              <table:table-cell office:value-type="float" office:value="0.228948">
                <text:p>0.22894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8235">
                <text:p>0.218235</text:p>
              </table:table-cell>
              <table:table-cell office:value-type="float" office:value="0.229764">
                <text:p>0.22976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8504">
                <text:p>0.218504</text:p>
              </table:table-cell>
              <table:table-cell office:value-type="float" office:value="0.23057">
                <text:p>0.23057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8769">
                <text:p>0.218769</text:p>
              </table:table-cell>
              <table:table-cell office:value-type="float" office:value="0.231365">
                <text:p>0.23136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9031">
                <text:p>0.219031</text:p>
              </table:table-cell>
              <table:table-cell office:value-type="float" office:value="0.23215">
                <text:p>0.2321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9289">
                <text:p>0.219289</text:p>
              </table:table-cell>
              <table:table-cell office:value-type="float" office:value="0.232925">
                <text:p>0.23292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9544">
                <text:p>0.219544</text:p>
              </table:table-cell>
              <table:table-cell office:value-type="float" office:value="0.233689">
                <text:p>0.23368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19796">
                <text:p>0.219796</text:p>
              </table:table-cell>
              <table:table-cell office:value-type="float" office:value="0.234443">
                <text:p>0.23444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0044">
                <text:p>0.220044</text:p>
              </table:table-cell>
              <table:table-cell office:value-type="float" office:value="0.235188">
                <text:p>0.23518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0289">
                <text:p>0.220289</text:p>
              </table:table-cell>
              <table:table-cell office:value-type="float" office:value="0.235922">
                <text:p>0.23592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0531">
                <text:p>0.220531</text:p>
              </table:table-cell>
              <table:table-cell office:value-type="float" office:value="0.236647">
                <text:p>0.236647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077">
                <text:p>0.22077</text:p>
              </table:table-cell>
              <table:table-cell office:value-type="float" office:value="0.237363">
                <text:p>0.23736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1006">
                <text:p>0.221006</text:p>
              </table:table-cell>
              <table:table-cell office:value-type="float" office:value="0.238069">
                <text:p>0.23806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1238">
                <text:p>0.221238</text:p>
              </table:table-cell>
              <table:table-cell office:value-type="float" office:value="0.238766">
                <text:p>0.23876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1468">
                <text:p>0.221468</text:p>
              </table:table-cell>
              <table:table-cell office:value-type="float" office:value="0.239453">
                <text:p>0.23945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1694">
                <text:p>0.221694</text:p>
              </table:table-cell>
              <table:table-cell office:value-type="float" office:value="0.240132">
                <text:p>0.24013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1917">
                <text:p>0.221917</text:p>
              </table:table-cell>
              <table:table-cell office:value-type="float" office:value="0.240801">
                <text:p>0.24080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2138">
                <text:p>0.222138</text:p>
              </table:table-cell>
              <table:table-cell office:value-type="float" office:value="0.241462">
                <text:p>0.24146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2355">
                <text:p>0.222355</text:p>
              </table:table-cell>
              <table:table-cell office:value-type="float" office:value="0.242114">
                <text:p>0.24211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257">
                <text:p>0.22257</text:p>
              </table:table-cell>
              <table:table-cell office:value-type="float" office:value="0.242757">
                <text:p>0.242757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2782">
                <text:p>0.222782</text:p>
              </table:table-cell>
              <table:table-cell office:value-type="float" office:value="0.243392">
                <text:p>0.24339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2991">
                <text:p>0.222991</text:p>
              </table:table-cell>
              <table:table-cell office:value-type="float" office:value="0.244019">
                <text:p>0.24401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3197">
                <text:p>0.223197</text:p>
              </table:table-cell>
              <table:table-cell office:value-type="float" office:value="0.244637">
                <text:p>0.244637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34">
                <text:p>0.2234</text:p>
              </table:table-cell>
              <table:table-cell office:value-type="float" office:value="0.245246">
                <text:p>0.24524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3601">
                <text:p>0.223601</text:p>
              </table:table-cell>
              <table:table-cell office:value-type="float" office:value="0.245848">
                <text:p>0.24584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3799">
                <text:p>0.223799</text:p>
              </table:table-cell>
              <table:table-cell office:value-type="float" office:value="0.246442">
                <text:p>0.24644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3995">
                <text:p>0.223995</text:p>
              </table:table-cell>
              <table:table-cell office:value-type="float" office:value="0.247028">
                <text:p>0.24702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4187">
                <text:p>0.224187</text:p>
              </table:table-cell>
              <table:table-cell office:value-type="float" office:value="0.247605">
                <text:p>0.24760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4378">
                <text:p>0.224378</text:p>
              </table:table-cell>
              <table:table-cell office:value-type="float" office:value="0.248176">
                <text:p>0.24817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4565">
                <text:p>0.224565</text:p>
              </table:table-cell>
              <table:table-cell office:value-type="float" office:value="0.248738">
                <text:p>0.24873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475">
                <text:p>0.22475</text:p>
              </table:table-cell>
              <table:table-cell office:value-type="float" office:value="0.249293">
                <text:p>0.24929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4933">
                <text:p>0.224933</text:p>
              </table:table-cell>
              <table:table-cell office:value-type="float" office:value="0.249841">
                <text:p>0.24984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5113">
                <text:p>0.225113</text:p>
              </table:table-cell>
              <table:table-cell office:value-type="float" office:value="0.250381">
                <text:p>0.25038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5291">
                <text:p>0.225291</text:p>
              </table:table-cell>
              <table:table-cell office:value-type="float" office:value="0.250913">
                <text:p>0.25091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5466">
                <text:p>0.225466</text:p>
              </table:table-cell>
              <table:table-cell office:value-type="float" office:value="0.251439">
                <text:p>0.25143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5639">
                <text:p>0.225639</text:p>
              </table:table-cell>
              <table:table-cell office:value-type="float" office:value="0.251958">
                <text:p>0.25195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581">
                <text:p>0.22581</text:p>
              </table:table-cell>
              <table:table-cell office:value-type="float" office:value="0.252469">
                <text:p>0.25246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5978">
                <text:p>0.225978</text:p>
              </table:table-cell>
              <table:table-cell office:value-type="float" office:value="0.252974">
                <text:p>0.25297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6144">
                <text:p>0.226144</text:p>
              </table:table-cell>
              <table:table-cell office:value-type="float" office:value="0.253471">
                <text:p>0.25347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6308">
                <text:p>0.226308</text:p>
              </table:table-cell>
              <table:table-cell office:value-type="float" office:value="0.253962">
                <text:p>0.25396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647">
                <text:p>0.22647</text:p>
              </table:table-cell>
              <table:table-cell office:value-type="float" office:value="0.254446">
                <text:p>0.25444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6629">
                <text:p>0.226629</text:p>
              </table:table-cell>
              <table:table-cell office:value-type="float" office:value="0.254924">
                <text:p>0.25492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6786">
                <text:p>0.226786</text:p>
              </table:table-cell>
              <table:table-cell office:value-type="float" office:value="0.255395">
                <text:p>0.25539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6941">
                <text:p>0.226941</text:p>
              </table:table-cell>
              <table:table-cell office:value-type="float" office:value="0.255859">
                <text:p>0.25585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7094">
                <text:p>0.227094</text:p>
              </table:table-cell>
              <table:table-cell office:value-type="float" office:value="0.256318">
                <text:p>0.25631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7245">
                <text:p>0.227245</text:p>
              </table:table-cell>
              <table:table-cell office:value-type="float" office:value="0.256769">
                <text:p>0.25676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7393">
                <text:p>0.227393</text:p>
              </table:table-cell>
              <table:table-cell office:value-type="float" office:value="0.257215">
                <text:p>0.25721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754">
                <text:p>0.22754</text:p>
              </table:table-cell>
              <table:table-cell office:value-type="float" office:value="0.257654">
                <text:p>0.25765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7685">
                <text:p>0.227685</text:p>
              </table:table-cell>
              <table:table-cell office:value-type="float" office:value="0.258088">
                <text:p>0.25808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7827">
                <text:p>0.227827</text:p>
              </table:table-cell>
              <table:table-cell office:value-type="float" office:value="0.258515">
                <text:p>0.25851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7968">
                <text:p>0.227968</text:p>
              </table:table-cell>
              <table:table-cell office:value-type="float" office:value="0.258936">
                <text:p>0.25893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8106">
                <text:p>0.228106</text:p>
              </table:table-cell>
              <table:table-cell office:value-type="float" office:value="0.259352">
                <text:p>0.25935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8243">
                <text:p>0.228243</text:p>
              </table:table-cell>
              <table:table-cell office:value-type="float" office:value="0.259761">
                <text:p>0.25976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8378">
                <text:p>0.228378</text:p>
              </table:table-cell>
              <table:table-cell office:value-type="float" office:value="0.260165">
                <text:p>0.26016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8511">
                <text:p>0.228511</text:p>
              </table:table-cell>
              <table:table-cell office:value-type="float" office:value="0.260563">
                <text:p>0.26056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8642">
                <text:p>0.228642</text:p>
              </table:table-cell>
              <table:table-cell office:value-type="float" office:value="0.260956">
                <text:p>0.26095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8771">
                <text:p>0.228771</text:p>
              </table:table-cell>
              <table:table-cell office:value-type="float" office:value="0.261343">
                <text:p>0.26134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8898">
                <text:p>0.228898</text:p>
              </table:table-cell>
              <table:table-cell office:value-type="float" office:value="0.261724">
                <text:p>0.26172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9023">
                <text:p>0.229023</text:p>
              </table:table-cell>
              <table:table-cell office:value-type="float" office:value="0.2621">
                <text:p>0.262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9147">
                <text:p>0.229147</text:p>
              </table:table-cell>
              <table:table-cell office:value-type="float" office:value="0.262471">
                <text:p>0.26247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9269">
                <text:p>0.229269</text:p>
              </table:table-cell>
              <table:table-cell office:value-type="float" office:value="0.262836">
                <text:p>0.26283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9389">
                <text:p>0.229389</text:p>
              </table:table-cell>
              <table:table-cell office:value-type="float" office:value="0.263197">
                <text:p>0.263197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9508">
                <text:p>0.229508</text:p>
              </table:table-cell>
              <table:table-cell office:value-type="float" office:value="0.263552">
                <text:p>0.26355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9624">
                <text:p>0.229624</text:p>
              </table:table-cell>
              <table:table-cell office:value-type="float" office:value="0.263901">
                <text:p>0.26390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9739">
                <text:p>0.229739</text:p>
              </table:table-cell>
              <table:table-cell office:value-type="float" office:value="0.264246">
                <text:p>0.26424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9853">
                <text:p>0.229853</text:p>
              </table:table-cell>
              <table:table-cell office:value-type="float" office:value="0.264586">
                <text:p>0.26458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29964">
                <text:p>0.229964</text:p>
              </table:table-cell>
              <table:table-cell office:value-type="float" office:value="0.26492">
                <text:p>0.2649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0074">
                <text:p>0.230074</text:p>
              </table:table-cell>
              <table:table-cell office:value-type="float" office:value="0.26525">
                <text:p>0.2652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0183">
                <text:p>0.230183</text:p>
              </table:table-cell>
              <table:table-cell office:value-type="float" office:value="0.265575">
                <text:p>0.26557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029">
                <text:p>0.23029</text:p>
              </table:table-cell>
              <table:table-cell office:value-type="float" office:value="0.265895">
                <text:p>0.26589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0395">
                <text:p>0.230395</text:p>
              </table:table-cell>
              <table:table-cell office:value-type="float" office:value="0.266211">
                <text:p>0.26621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0498">
                <text:p>0.230498</text:p>
              </table:table-cell>
              <table:table-cell office:value-type="float" office:value="0.266521">
                <text:p>0.26652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0601">
                <text:p>0.230601</text:p>
              </table:table-cell>
              <table:table-cell office:value-type="float" office:value="0.266827">
                <text:p>0.266827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0701">
                <text:p>0.230701</text:p>
              </table:table-cell>
              <table:table-cell office:value-type="float" office:value="0.267129">
                <text:p>0.26712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08">
                <text:p>0.2308</text:p>
              </table:table-cell>
              <table:table-cell office:value-type="float" office:value="0.267426">
                <text:p>0.26742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0898">
                <text:p>0.230898</text:p>
              </table:table-cell>
              <table:table-cell office:value-type="float" office:value="0.267718">
                <text:p>0.26771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0994">
                <text:p>0.230994</text:p>
              </table:table-cell>
              <table:table-cell office:value-type="float" office:value="0.268006">
                <text:p>0.26800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1088">
                <text:p>0.231088</text:p>
              </table:table-cell>
              <table:table-cell office:value-type="float" office:value="0.268289">
                <text:p>0.26828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1181">
                <text:p>0.231181</text:p>
              </table:table-cell>
              <table:table-cell office:value-type="float" office:value="0.268568">
                <text:p>0.26856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1273">
                <text:p>0.231273</text:p>
              </table:table-cell>
              <table:table-cell office:value-type="float" office:value="0.268843">
                <text:p>0.26884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1363">
                <text:p>0.231363</text:p>
              </table:table-cell>
              <table:table-cell office:value-type="float" office:value="0.269114">
                <text:p>0.26911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1452">
                <text:p>0.231452</text:p>
              </table:table-cell>
              <table:table-cell office:value-type="float" office:value="0.26938">
                <text:p>0.2693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154">
                <text:p>0.23154</text:p>
              </table:table-cell>
              <table:table-cell office:value-type="float" office:value="0.269642">
                <text:p>0.26964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1626">
                <text:p>0.231626</text:p>
              </table:table-cell>
              <table:table-cell office:value-type="float" office:value="0.2699">
                <text:p>0.269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171">
                <text:p>0.23171</text:p>
              </table:table-cell>
              <table:table-cell office:value-type="float" office:value="0.270154">
                <text:p>0.27015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1794">
                <text:p>0.231794</text:p>
              </table:table-cell>
              <table:table-cell office:value-type="float" office:value="0.270404">
                <text:p>0.27040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1876">
                <text:p>0.231876</text:p>
              </table:table-cell>
              <table:table-cell office:value-type="float" office:value="0.27065">
                <text:p>0.2706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1957">
                <text:p>0.231957</text:p>
              </table:table-cell>
              <table:table-cell office:value-type="float" office:value="0.270892">
                <text:p>0.27089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2036">
                <text:p>0.232036</text:p>
              </table:table-cell>
              <table:table-cell office:value-type="float" office:value="0.27113">
                <text:p>0.2711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2114">
                <text:p>0.232114</text:p>
              </table:table-cell>
              <table:table-cell office:value-type="float" office:value="0.271364">
                <text:p>0.27136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2191">
                <text:p>0.232191</text:p>
              </table:table-cell>
              <table:table-cell office:value-type="float" office:value="0.271594">
                <text:p>0.27159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2266">
                <text:p>0.232266</text:p>
              </table:table-cell>
              <table:table-cell office:value-type="float" office:value="0.27182">
                <text:p>0.2718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2341">
                <text:p>0.232341</text:p>
              </table:table-cell>
              <table:table-cell office:value-type="float" office:value="0.272043">
                <text:p>0.27204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2414">
                <text:p>0.232414</text:p>
              </table:table-cell>
              <table:table-cell office:value-type="float" office:value="0.272261">
                <text:p>0.27226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2485">
                <text:p>0.232485</text:p>
              </table:table-cell>
              <table:table-cell office:value-type="float" office:value="0.272476">
                <text:p>0.27247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2556">
                <text:p>0.232556</text:p>
              </table:table-cell>
              <table:table-cell office:value-type="float" office:value="0.272688">
                <text:p>0.27268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2625">
                <text:p>0.232625</text:p>
              </table:table-cell>
              <table:table-cell office:value-type="float" office:value="0.272896">
                <text:p>0.27289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2693">
                <text:p>0.232693</text:p>
              </table:table-cell>
              <table:table-cell office:value-type="float" office:value="0.2731">
                <text:p>0.273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276">
                <text:p>0.23276</text:p>
              </table:table-cell>
              <table:table-cell office:value-type="float" office:value="0.2733">
                <text:p>0.273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2826">
                <text:p>0.232826</text:p>
              </table:table-cell>
              <table:table-cell office:value-type="float" office:value="0.273497">
                <text:p>0.273497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289">
                <text:p>0.23289</text:p>
              </table:table-cell>
              <table:table-cell office:value-type="float" office:value="0.273691">
                <text:p>0.27369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2954">
                <text:p>0.232954</text:p>
              </table:table-cell>
              <table:table-cell office:value-type="float" office:value="0.273881">
                <text:p>0.27388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016">
                <text:p>0.233016</text:p>
              </table:table-cell>
              <table:table-cell office:value-type="float" office:value="0.274067">
                <text:p>0.274067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077">
                <text:p>0.233077</text:p>
              </table:table-cell>
              <table:table-cell office:value-type="float" office:value="0.274251">
                <text:p>0.27425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137">
                <text:p>0.233137</text:p>
              </table:table-cell>
              <table:table-cell office:value-type="float" office:value="0.27443">
                <text:p>0.2744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196">
                <text:p>0.233196</text:p>
              </table:table-cell>
              <table:table-cell office:value-type="float" office:value="0.274607">
                <text:p>0.274607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254">
                <text:p>0.233254</text:p>
              </table:table-cell>
              <table:table-cell office:value-type="float" office:value="0.27478">
                <text:p>0.2747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31">
                <text:p>0.23331</text:p>
              </table:table-cell>
              <table:table-cell office:value-type="float" office:value="0.27495">
                <text:p>0.2749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366">
                <text:p>0.233366</text:p>
              </table:table-cell>
              <table:table-cell office:value-type="float" office:value="0.275116">
                <text:p>0.27511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42">
                <text:p>0.23342</text:p>
              </table:table-cell>
              <table:table-cell office:value-type="float" office:value="0.275279">
                <text:p>0.27527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474">
                <text:p>0.233474</text:p>
              </table:table-cell>
              <table:table-cell office:value-type="float" office:value="0.275439">
                <text:p>0.27543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526">
                <text:p>0.233526</text:p>
              </table:table-cell>
              <table:table-cell office:value-type="float" office:value="0.275596">
                <text:p>0.27559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577">
                <text:p>0.233577</text:p>
              </table:table-cell>
              <table:table-cell office:value-type="float" office:value="0.27575">
                <text:p>0.2757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628">
                <text:p>0.233628</text:p>
              </table:table-cell>
              <table:table-cell office:value-type="float" office:value="0.2759">
                <text:p>0.275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677">
                <text:p>0.233677</text:p>
              </table:table-cell>
              <table:table-cell office:value-type="float" office:value="0.276048">
                <text:p>0.27604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725">
                <text:p>0.233725</text:p>
              </table:table-cell>
              <table:table-cell office:value-type="float" office:value="0.276192">
                <text:p>0.27619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772">
                <text:p>0.233772</text:p>
              </table:table-cell>
              <table:table-cell office:value-type="float" office:value="0.276333">
                <text:p>0.27633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818">
                <text:p>0.233818</text:p>
              </table:table-cell>
              <table:table-cell office:value-type="float" office:value="0.276471">
                <text:p>0.27647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863">
                <text:p>0.233863</text:p>
              </table:table-cell>
              <table:table-cell office:value-type="float" office:value="0.276607">
                <text:p>0.276607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907">
                <text:p>0.233907</text:p>
              </table:table-cell>
              <table:table-cell office:value-type="float" office:value="0.276739">
                <text:p>0.27673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95">
                <text:p>0.23395</text:p>
              </table:table-cell>
              <table:table-cell office:value-type="float" office:value="0.276868">
                <text:p>0.27686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3993">
                <text:p>0.233993</text:p>
              </table:table-cell>
              <table:table-cell office:value-type="float" office:value="0.276994">
                <text:p>0.27699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034">
                <text:p>0.234034</text:p>
              </table:table-cell>
              <table:table-cell office:value-type="float" office:value="0.277117">
                <text:p>0.277117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074">
                <text:p>0.234074</text:p>
              </table:table-cell>
              <table:table-cell office:value-type="float" office:value="0.277238">
                <text:p>0.27723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113">
                <text:p>0.234113</text:p>
              </table:table-cell>
              <table:table-cell office:value-type="float" office:value="0.277355">
                <text:p>0.27735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151">
                <text:p>0.234151</text:p>
              </table:table-cell>
              <table:table-cell office:value-type="float" office:value="0.27747">
                <text:p>0.27747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189">
                <text:p>0.234189</text:p>
              </table:table-cell>
              <table:table-cell office:value-type="float" office:value="0.277581">
                <text:p>0.27758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225">
                <text:p>0.234225</text:p>
              </table:table-cell>
              <table:table-cell office:value-type="float" office:value="0.27769">
                <text:p>0.2776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26">
                <text:p>0.23426</text:p>
              </table:table-cell>
              <table:table-cell office:value-type="float" office:value="0.277796">
                <text:p>0.27779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295">
                <text:p>0.234295</text:p>
              </table:table-cell>
              <table:table-cell office:value-type="float" office:value="0.2779">
                <text:p>0.277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328">
                <text:p>0.234328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361">
                <text:p>0.234361</text:p>
              </table:table-cell>
              <table:table-cell office:value-type="float" office:value="0.278098">
                <text:p>0.27809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392">
                <text:p>0.234392</text:p>
              </table:table-cell>
              <table:table-cell office:value-type="float" office:value="0.278193">
                <text:p>0.27819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423">
                <text:p>0.234423</text:p>
              </table:table-cell>
              <table:table-cell office:value-type="float" office:value="0.278285">
                <text:p>0.27828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453">
                <text:p>0.234453</text:p>
              </table:table-cell>
              <table:table-cell office:value-type="float" office:value="0.278374">
                <text:p>0.27837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482">
                <text:p>0.234482</text:p>
              </table:table-cell>
              <table:table-cell office:value-type="float" office:value="0.278461">
                <text:p>0.27846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51">
                <text:p>0.23451</text:p>
              </table:table-cell>
              <table:table-cell office:value-type="float" office:value="0.278545">
                <text:p>0.27854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537">
                <text:p>0.234537</text:p>
              </table:table-cell>
              <table:table-cell office:value-type="float" office:value="0.278626">
                <text:p>0.27862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563">
                <text:p>0.234563</text:p>
              </table:table-cell>
              <table:table-cell office:value-type="float" office:value="0.278705">
                <text:p>0.27870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589">
                <text:p>0.234589</text:p>
              </table:table-cell>
              <table:table-cell office:value-type="float" office:value="0.278781">
                <text:p>0.27878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613">
                <text:p>0.234613</text:p>
              </table:table-cell>
              <table:table-cell office:value-type="float" office:value="0.278854">
                <text:p>0.27885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637">
                <text:p>0.234637</text:p>
              </table:table-cell>
              <table:table-cell office:value-type="float" office:value="0.278925">
                <text:p>0.27892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659">
                <text:p>0.234659</text:p>
              </table:table-cell>
              <table:table-cell office:value-type="float" office:value="0.278993">
                <text:p>0.27899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681">
                <text:p>0.234681</text:p>
              </table:table-cell>
              <table:table-cell office:value-type="float" office:value="0.279058">
                <text:p>0.27905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702">
                <text:p>0.234702</text:p>
              </table:table-cell>
              <table:table-cell office:value-type="float" office:value="0.279121">
                <text:p>0.27912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722">
                <text:p>0.234722</text:p>
              </table:table-cell>
              <table:table-cell office:value-type="float" office:value="0.279181">
                <text:p>0.27918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742">
                <text:p>0.234742</text:p>
              </table:table-cell>
              <table:table-cell office:value-type="float" office:value="0.279239">
                <text:p>0.27923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76">
                <text:p>0.23476</text:p>
              </table:table-cell>
              <table:table-cell office:value-type="float" office:value="0.279294">
                <text:p>0.27929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777">
                <text:p>0.234777</text:p>
              </table:table-cell>
              <table:table-cell office:value-type="float" office:value="0.279347">
                <text:p>0.279347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794">
                <text:p>0.234794</text:p>
              </table:table-cell>
              <table:table-cell office:value-type="float" office:value="0.279397">
                <text:p>0.279397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81">
                <text:p>0.23481</text:p>
              </table:table-cell>
              <table:table-cell office:value-type="float" office:value="0.279444">
                <text:p>0.27944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825">
                <text:p>0.234825</text:p>
              </table:table-cell>
              <table:table-cell office:value-type="float" office:value="0.279489">
                <text:p>0.27948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839">
                <text:p>0.234839</text:p>
              </table:table-cell>
              <table:table-cell office:value-type="float" office:value="0.279531">
                <text:p>0.27953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852">
                <text:p>0.234852</text:p>
              </table:table-cell>
              <table:table-cell office:value-type="float" office:value="0.279571">
                <text:p>0.27957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865">
                <text:p>0.234865</text:p>
              </table:table-cell>
              <table:table-cell office:value-type="float" office:value="0.279608">
                <text:p>0.279608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876">
                <text:p>0.234876</text:p>
              </table:table-cell>
              <table:table-cell office:value-type="float" office:value="0.279643">
                <text:p>0.279643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887">
                <text:p>0.234887</text:p>
              </table:table-cell>
              <table:table-cell office:value-type="float" office:value="0.279675">
                <text:p>0.27967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897">
                <text:p>0.234897</text:p>
              </table:table-cell>
              <table:table-cell office:value-type="float" office:value="0.279705">
                <text:p>0.279705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906">
                <text:p>0.234906</text:p>
              </table:table-cell>
              <table:table-cell office:value-type="float" office:value="0.279732">
                <text:p>0.279732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914">
                <text:p>0.234914</text:p>
              </table:table-cell>
              <table:table-cell office:value-type="float" office:value="0.279757">
                <text:p>0.279757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922">
                <text:p>0.234922</text:p>
              </table:table-cell>
              <table:table-cell office:value-type="float" office:value="0.279779">
                <text:p>0.27977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928">
                <text:p>0.234928</text:p>
              </table:table-cell>
              <table:table-cell office:value-type="float" office:value="0.279799">
                <text:p>0.27979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934">
                <text:p>0.234934</text:p>
              </table:table-cell>
              <table:table-cell office:value-type="float" office:value="0.279817">
                <text:p>0.279817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939">
                <text:p>0.234939</text:p>
              </table:table-cell>
              <table:table-cell office:value-type="float" office:value="0.279831">
                <text:p>0.27983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943">
                <text:p>0.234943</text:p>
              </table:table-cell>
              <table:table-cell office:value-type="float" office:value="0.279844">
                <text:p>0.27984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947">
                <text:p>0.234947</text:p>
              </table:table-cell>
              <table:table-cell office:value-type="float" office:value="0.279854">
                <text:p>0.279854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949">
                <text:p>0.234949</text:p>
              </table:table-cell>
              <table:table-cell office:value-type="float" office:value="0.279861">
                <text:p>0.27986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951">
                <text:p>0.234951</text:p>
              </table:table-cell>
              <table:table-cell office:value-type="float" office:value="0.279866">
                <text:p>0.27986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295">
                <text:p>0.295</text:p>
              </table:table-cell>
              <table:table-cell office:value-type="float" office:value="0.234952">
                <text:p>0.234952</text:p>
              </table:table-cell>
              <table:table-cell office:value-type="float" office:value="0.279869">
                <text:p>0.2798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